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6/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5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46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99.16pt"/>
    </style:style>
    <style:style style:name="co6" style:family="table-column">
      <style:table-column-properties fo:break-before="auto" style:column-width="86.8pt"/>
    </style:style>
    <style:style style:name="co7" style:family="table-column">
      <style:table-column-properties fo:break-before="auto" style:column-width="103.04pt"/>
    </style:style>
    <style:style style:name="co8" style:family="table-column">
      <style:table-column-properties fo:break-before="auto" style:column-width="117.69pt"/>
    </style:style>
    <style:style style:name="co9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num_laye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_uni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_memory_locat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mory_siz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earning ra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_train_step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atch_siz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its_per_vect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huffle_sequenc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_noise_sequenc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_noise_batc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um_units</text:p>
          </table:table-cell>
          <table:table-cell office:value-type="string" calcext:value-type="string">
            <text:p>num_memory_locations</text:p>
          </table:table-cell>
          <table:table-cell office:value-type="string" calcext:value-type="string">
            <text:p>memory_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um_train_steps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bits_per_vector</text:p>
          </table:table-cell>
          <table:table-cell office:value-type="string" calcext:value-type="string">
            <text:p>shuffle_sequence</text:p>
          </table:table-cell>
          <table:table-cell office:value-type="string" calcext:value-type="string">
            <text:p>add_noise_sequence</text:p>
          </table:table-cell>
          <table:table-cell office:value-type="string" calcext:value-type="string">
            <text:p>add_noise_batch</text:p>
          </table:table-cell>
          <table:table-cell office:value-type="string" calcext:value-type="string">
            <text:p>same_size_data</text:p>
          </table:table-cell>
          <table:table-cell office:value-type="string" calcext:value-type="string">
            <text:p>max_seq_le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Graphs: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ining loss to instanc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loss to instance</text:p>
          </table:table-cell>
          <table:table-cell table:number-columns-repeated="12"/>
        </table:table-row>
      </table:table>
      <table:table table:name="1" table:style-name="ta1">
        <table:shapes>
          <draw:frame draw:z-index="0" draw:style-name="gr1" draw:text-style-name="P1" svg:width="253.76pt" svg:height="142.72pt" svg:x="832.85pt" svg:y="6.43pt">
            <draw:object draw:notify-on-update-of-ranges="'1'.K1:'1'.K11 '1'.J1:'1'.J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3.76pt" svg:height="142.72pt" svg:x="829.56pt" svg:y="174.42pt">
            <draw:object draw:notify-on-update-of-ranges="'1'.K14:'1'.K24 '1'.J14:'1'.J2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53.76pt" svg:height="142.72pt" svg:x="827.89pt" svg:y="332.02pt">
            <draw:object draw:notify-on-update-of-ranges="'1'.K26:'1'.K36 '1'.J26:'1'.J36 '1'.J26:'1'.J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453.51pt" svg:height="255.09pt" svg:x="700.36pt" svg:y="531.78pt">
            <draw:object draw:notify-on-update-of-ranges="'1'.J40:'1'.J42 '1'.K40:'1'.K42 '1'.L40:'1'.L42 '1'.M40:'1'.M42 '1'.N40:'1'.N42 '1'.O40:'1'.O42 '1'.P40:'1'.P42 '1'.Q40:'1'.Q42 '1'.R40:'1'.R42 '1'.S40:'1'.S42 '1'.T40:'1'.T42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.89876" calcext:value-type="float">
            <text:p>110.89876</text:p>
          </table:table-cell>
          <table:table-cell office:value-type="float" office:value="74.6875" calcext:value-type="float">
            <text:p>74.6875</text:p>
          </table:table-cell>
          <table:table-cell office:value-type="float" office:value="44.0079045012395" calcext:value-type="float">
            <text:p>44.0079045012395</text:p>
          </table:table-cell>
          <table:table-cell office:value-type="float" office:value="42.2708333333333" calcext:value-type="float">
            <text:p>42.2708333333333</text:p>
          </table:table-cell>
          <table:table-cell office:value-type="string" calcext:value-type="string">
            <text:p>interval</text:p>
          </table:table-cell>
          <table:table-cell office:value-type="float" office:value="2.555011" calcext:value-type="float">
            <text:p>2.555011</text:p>
          </table:table-cell>
          <table:table-cell office:value-type="float" office:value="85.34865" calcext:value-type="float">
            <text:p>85.348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0.333374" calcext:value-type="float">
            <text:p>110.333374</text:p>
          </table:table-cell>
          <table:table-cell office:value-type="float" office:value="61.8125" calcext:value-type="float">
            <text:p>61.8125</text:p>
          </table:table-cell>
          <table:table-cell office:value-type="float" office:value="44.7545242151643" calcext:value-type="float">
            <text:p>44.7545242151643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min</text:p>
          </table:table-cell>
          <table:table-cell office:value-type="float" office:value="85.34865" calcext:value-type="float">
            <text:p>85.34865</text:p>
          </table:table-cell>
          <table:table-cell office:value-type="float" office:value="87.903661" calcext:value-type="float">
            <text:p>87.90366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9.92326" calcext:value-type="float">
            <text:p>109.92326</text:p>
          </table:table-cell>
          <table:table-cell office:value-type="float" office:value="60.5" calcext:value-type="float">
            <text:p>60.5</text:p>
          </table:table-cell>
          <table:table-cell office:value-type="float" office:value="42.1188581264686" calcext:value-type="float">
            <text:p>42.1188581264686</text:p>
          </table:table-cell>
          <table:table-cell office:value-type="float" office:value="40.7604166666667" calcext:value-type="float">
            <text:p>40.7604166666667</text:p>
          </table:table-cell>
          <table:table-cell office:value-type="string" calcext:value-type="string">
            <text:p>max</text:p>
          </table:table-cell>
          <table:table-cell office:value-type="float" office:value="110.89876" calcext:value-type="float">
            <text:p>110.89876</text:p>
          </table:table-cell>
          <table:table-cell office:value-type="float" office:value="90.458672" calcext:value-type="float">
            <text:p>90.458672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080" calcext:value-type="float">
            <text:p>108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9.13072" calcext:value-type="float">
            <text:p>109.13072</text:p>
          </table:table-cell>
          <table:table-cell office:value-type="float" office:value="48.875" calcext:value-type="float">
            <text:p>48.875</text:p>
          </table:table-cell>
          <table:table-cell office:value-type="float" office:value="44.9573452883193" calcext:value-type="float">
            <text:p>44.9573452883193</text:p>
          </table:table-cell>
          <table:table-cell office:value-type="float" office:value="44.4479166666667" calcext:value-type="float">
            <text:p>44.4479166666667</text:p>
          </table:table-cell>
          <table:table-cell table:number-columns-repeated="2"/>
          <table:table-cell office:value-type="float" office:value="93.013683" calcext:value-type="float">
            <text:p>93.013683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2976" calcext:value-type="float">
            <text:p>297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8.95798" calcext:value-type="float">
            <text:p>108.95798</text:p>
          </table:table-cell>
          <table:table-cell office:value-type="float" office:value="55.25" calcext:value-type="float">
            <text:p>55.25</text:p>
          </table:table-cell>
          <table:table-cell office:value-type="float" office:value="44.2114980922629" calcext:value-type="float">
            <text:p>44.2114980922629</text:p>
          </table:table-cell>
          <table:table-cell office:value-type="float" office:value="43.8958333333333" calcext:value-type="float">
            <text:p>43.8958333333333</text:p>
          </table:table-cell>
          <table:table-cell table:number-columns-repeated="2"/>
          <table:table-cell office:value-type="float" office:value="95.568694" calcext:value-type="float">
            <text:p>95.568694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2784" calcext:value-type="float">
            <text:p>278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7.405556" calcext:value-type="float">
            <text:p>107.405556</text:p>
          </table:table-cell>
          <table:table-cell office:value-type="float" office:value="48.6875" calcext:value-type="float">
            <text:p>48.6875</text:p>
          </table:table-cell>
          <table:table-cell office:value-type="float" office:value="44.8598096214463" calcext:value-type="float">
            <text:p>44.8598096214463</text:p>
          </table:table-cell>
          <table:table-cell office:value-type="float" office:value="43.6041666666667" calcext:value-type="float">
            <text:p>43.6041666666667</text:p>
          </table:table-cell>
          <table:table-cell table:number-columns-repeated="2"/>
          <table:table-cell office:value-type="float" office:value="98.123705" calcext:value-type="float">
            <text:p>98.123705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372" calcext:value-type="float">
            <text:p>137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6.19795" calcext:value-type="float">
            <text:p>106.19795</text:p>
          </table:table-cell>
          <table:table-cell office:value-type="float" office:value="46.6875" calcext:value-type="float">
            <text:p>46.6875</text:p>
          </table:table-cell>
          <table:table-cell office:value-type="float" office:value="44.0755525672564" calcext:value-type="float">
            <text:p>44.0755525672564</text:p>
          </table:table-cell>
          <table:table-cell office:value-type="float" office:value="42.9375" calcext:value-type="float">
            <text:p>42.9375</text:p>
          </table:table-cell>
          <table:table-cell table:number-columns-repeated="2"/>
          <table:table-cell office:value-type="float" office:value="100.678716" calcext:value-type="float">
            <text:p>100.678716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404" calcext:value-type="float">
            <text:p>4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4.20924" calcext:value-type="float">
            <text:p>104.20924</text:p>
          </table:table-cell>
          <table:table-cell office:value-type="float" office:value="52.5" calcext:value-type="float">
            <text:p>52.5</text:p>
          </table:table-cell>
          <table:table-cell office:value-type="float" office:value="41.4719836215673" calcext:value-type="float">
            <text:p>41.4719836215673</text:p>
          </table:table-cell>
          <table:table-cell office:value-type="float" office:value="41.3958333333333" calcext:value-type="float">
            <text:p>41.3958333333333</text:p>
          </table:table-cell>
          <table:table-cell table:number-columns-repeated="2"/>
          <table:table-cell office:value-type="float" office:value="103.233727" calcext:value-type="float">
            <text:p>103.23372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.48485" calcext:value-type="float">
            <text:p>100.48485</text:p>
          </table:table-cell>
          <table:table-cell office:value-type="float" office:value="41.25" calcext:value-type="float">
            <text:p>41.25</text:p>
          </table:table-cell>
          <table:table-cell office:value-type="float" office:value="43.0932117121134" calcext:value-type="float">
            <text:p>43.0932117121134</text:p>
          </table:table-cell>
          <table:table-cell office:value-type="float" office:value="42.9895833333333" calcext:value-type="float">
            <text:p>42.9895833333333</text:p>
          </table:table-cell>
          <table:table-cell table:number-columns-repeated="2"/>
          <table:table-cell office:value-type="float" office:value="105.788738" calcext:value-type="float">
            <text:p>105.7887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8.790855" calcext:value-type="float">
            <text:p>98.790855</text:p>
          </table:table-cell>
          <table:table-cell office:value-type="float" office:value="45.75" calcext:value-type="float">
            <text:p>45.75</text:p>
          </table:table-cell>
          <table:table-cell office:value-type="float" office:value="41.5326660472374" calcext:value-type="float">
            <text:p>41.5326660472374</text:p>
          </table:table-cell>
          <table:table-cell office:value-type="float" office:value="41.4791666666667" calcext:value-type="float">
            <text:p>41.4791666666667</text:p>
          </table:table-cell>
          <table:table-cell table:number-columns-repeated="2"/>
          <table:table-cell office:value-type="float" office:value="108.343749" calcext:value-type="float">
            <text:p>108.343749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6.52365" calcext:value-type="float">
            <text:p>96.52365</text:p>
          </table:table-cell>
          <table:table-cell office:value-type="float" office:value="45.125" calcext:value-type="float">
            <text:p>45.125</text:p>
          </table:table-cell>
          <table:table-cell office:value-type="float" office:value="46.8968466990752" calcext:value-type="float">
            <text:p>46.8968466990752</text:p>
          </table:table-cell>
          <table:table-cell office:value-type="float" office:value="45.2708333333333" calcext:value-type="float">
            <text:p>45.2708333333333</text:p>
          </table:table-cell>
          <table:table-cell table:number-columns-repeated="2"/>
          <table:table-cell office:value-type="float" office:value="110.89876" calcext:value-type="float">
            <text:p>110.89876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444" calcext:value-type="float">
            <text:p>44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6.21303" calcext:value-type="float">
            <text:p>96.21303</text:p>
          </table:table-cell>
          <table:table-cell office:value-type="float" office:value="47.125" calcext:value-type="float">
            <text:p>47.125</text:p>
          </table:table-cell>
          <table:table-cell office:value-type="float" office:value="43.022747078517" calcext:value-type="float">
            <text:p>43.022747078517</text:p>
          </table:table-cell>
          <table:table-cell office:value-type="float" office:value="42.3020833333333" calcext:value-type="float">
            <text:p>42.3020833333333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7.11136" calcext:value-type="float">
            <text:p>97.11136</text:p>
          </table:table-cell>
          <table:table-cell office:value-type="float" office:value="47.6875" calcext:value-type="float">
            <text:p>47.6875</text:p>
          </table:table-cell>
          <table:table-cell office:value-type="float" office:value="42.3770325836989" calcext:value-type="float">
            <text:p>42.3770325836989</text:p>
          </table:table-cell>
          <table:table-cell office:value-type="float" office:value="41.5729166666667" calcext:value-type="float">
            <text:p>41.5729166666667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5.22667" calcext:value-type="float">
            <text:p>95.22667</text:p>
          </table:table-cell>
          <table:table-cell office:value-type="float" office:value="46.0625" calcext:value-type="float">
            <text:p>46.0625</text:p>
          </table:table-cell>
          <table:table-cell office:value-type="float" office:value="45.047066360952" calcext:value-type="float">
            <text:p>45.047066360952</text:p>
          </table:table-cell>
          <table:table-cell office:value-type="float" office:value="44.4895833333333" calcext:value-type="float">
            <text:p>44.4895833333333</text:p>
          </table:table-cell>
          <table:table-cell/>
          <table:table-cell office:value-type="float" office:value="1.06979166666667" calcext:value-type="float">
            <text:p>1.06979166666667</text:p>
          </table:table-cell>
          <table:table-cell office:value-type="float" office:value="40.2083333333333" calcext:value-type="float">
            <text:p>40.2083333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5.171005" calcext:value-type="float">
            <text:p>95.171005</text:p>
          </table:table-cell>
          <table:table-cell office:value-type="float" office:value="46.8125" calcext:value-type="float">
            <text:p>46.8125</text:p>
          </table:table-cell>
          <table:table-cell office:value-type="float" office:value="43.299864731684" calcext:value-type="float">
            <text:p>43.299864731684</text:p>
          </table:table-cell>
          <table:table-cell office:value-type="float" office:value="43.2291666666667" calcext:value-type="float">
            <text:p>43.2291666666667</text:p>
          </table:table-cell>
          <table:table-cell/>
          <table:table-cell office:value-type="float" office:value="40.2083333333333" calcext:value-type="float">
            <text:p>40.2083333333333</text:p>
          </table:table-cell>
          <table:table-cell office:value-type="float" office:value="41.278125" calcext:value-type="float">
            <text:p>41.27812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4.9929" calcext:value-type="float">
            <text:p>94.9929</text:p>
          </table:table-cell>
          <table:table-cell office:value-type="float" office:value="46" calcext:value-type="float">
            <text:p>46</text:p>
          </table:table-cell>
          <table:table-cell office:value-type="float" office:value="44.5554345156409" calcext:value-type="float">
            <text:p>44.5554345156409</text:p>
          </table:table-cell>
          <table:table-cell office:value-type="float" office:value="44.2083333333333" calcext:value-type="float">
            <text:p>44.2083333333333</text:p>
          </table:table-cell>
          <table:table-cell/>
          <table:table-cell office:value-type="float" office:value="46.7604166666667" calcext:value-type="float">
            <text:p>46.7604166666667</text:p>
          </table:table-cell>
          <table:table-cell office:value-type="float" office:value="42.3479166666666" calcext:value-type="float">
            <text:p>42.347916666666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092" calcext:value-type="float">
            <text:p>109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4.554245" calcext:value-type="float">
            <text:p>94.554245</text:p>
          </table:table-cell>
          <table:table-cell office:value-type="float" office:value="46.0625" calcext:value-type="float">
            <text:p>46.0625</text:p>
          </table:table-cell>
          <table:table-cell office:value-type="float" office:value="42.5226500519055" calcext:value-type="float">
            <text:p>42.5226500519055</text:p>
          </table:table-cell>
          <table:table-cell office:value-type="float" office:value="42.1041666666667" calcext:value-type="float">
            <text:p>42.1041666666667</text:p>
          </table:table-cell>
          <table:table-cell table:number-columns-repeated="2"/>
          <table:table-cell office:value-type="float" office:value="43.4177083333333" calcext:value-type="float">
            <text:p>43.417708333333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204" calcext:value-type="float">
            <text:p>120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1.46051" calcext:value-type="float">
            <text:p>91.46051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42.4597631244844" calcext:value-type="float">
            <text:p>42.4597631244844</text:p>
          </table:table-cell>
          <table:table-cell office:value-type="float" office:value="42.125" calcext:value-type="float">
            <text:p>42.125</text:p>
          </table:table-cell>
          <table:table-cell table:number-columns-repeated="2"/>
          <table:table-cell office:value-type="float" office:value="44.4875" calcext:value-type="float">
            <text:p>44.487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320" calcext:value-type="float">
            <text:p>132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3.45661" calcext:value-type="float">
            <text:p>93.45661</text:p>
          </table:table-cell>
          <table:table-cell office:value-type="float" office:value="45.375" calcext:value-type="float">
            <text:p>45.375</text:p>
          </table:table-cell>
          <table:table-cell office:value-type="float" office:value="44.5310080913117" calcext:value-type="float">
            <text:p>44.5310080913117</text:p>
          </table:table-cell>
          <table:table-cell office:value-type="float" office:value="44.3958333333333" calcext:value-type="float">
            <text:p>44.3958333333333</text:p>
          </table:table-cell>
          <table:table-cell table:number-columns-repeated="2"/>
          <table:table-cell office:value-type="float" office:value="45.5572916666666" calcext:value-type="float">
            <text:p>45.5572916666666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14" calcext:value-type="float">
            <text:p>41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4.31613" calcext:value-type="float">
            <text:p>94.31613</text:p>
          </table:table-cell>
          <table:table-cell office:value-type="float" office:value="47.25" calcext:value-type="float">
            <text:p>47.25</text:p>
          </table:table-cell>
          <table:table-cell office:value-type="float" office:value="44.3750257342139" calcext:value-type="float">
            <text:p>44.3750257342139</text:p>
          </table:table-cell>
          <table:table-cell office:value-type="float" office:value="43.6354166666667" calcext:value-type="float">
            <text:p>43.6354166666667</text:p>
          </table:table-cell>
          <table:table-cell table:number-columns-repeated="2"/>
          <table:table-cell office:value-type="float" office:value="46.6270833333333" calcext:value-type="float">
            <text:p>46.62708333333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7.438" calcext:value-type="float">
            <text:p>97.438</text:p>
          </table:table-cell>
          <table:table-cell office:value-type="float" office:value="49.1875" calcext:value-type="float">
            <text:p>49.1875</text:p>
          </table:table-cell>
          <table:table-cell office:value-type="float" office:value="43.8013587075047" calcext:value-type="float">
            <text:p>43.8013587075047</text:p>
          </table:table-cell>
          <table:table-cell office:value-type="float" office:value="42.9166666666667" calcext:value-type="float">
            <text:p>42.9166666666667</text:p>
          </table:table-cell>
          <table:table-cell table:number-columns-repeated="2"/>
          <table:table-cell office:value-type="float" office:value="47.696875" calcext:value-type="float">
            <text:p>47.696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3.54152" calcext:value-type="float">
            <text:p>93.54152</text:p>
          </table:table-cell>
          <table:table-cell office:value-type="float" office:value="45" calcext:value-type="float">
            <text:p>45</text:p>
          </table:table-cell>
          <table:table-cell office:value-type="float" office:value="46.2214558579147" calcext:value-type="float">
            <text:p>46.2214558579147</text:p>
          </table:table-cell>
          <table:table-cell office:value-type="float" office:value="44.3958333333333" calcext:value-type="float">
            <text:p>44.3958333333333</text:p>
          </table:table-cell>
          <table:table-cell table:number-columns-repeated="2"/>
          <table:table-cell office:value-type="float" office:value="48.7666666666666" calcext:value-type="float">
            <text:p>48.76666666666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1.5924" calcext:value-type="float">
            <text:p>91.5924</text:p>
          </table:table-cell>
          <table:table-cell office:value-type="float" office:value="41.75" calcext:value-type="float">
            <text:p>41.75</text:p>
          </table:table-cell>
          <table:table-cell office:value-type="float" office:value="46.0576253995845" calcext:value-type="float">
            <text:p>46.0576253995845</text:p>
          </table:table-cell>
          <table:table-cell office:value-type="float" office:value="44.6354166666667" calcext:value-type="float">
            <text:p>44.6354166666667</text:p>
          </table:table-cell>
          <table:table-cell table:number-columns-repeated="2"/>
          <table:table-cell office:value-type="float" office:value="49.8364583333333" calcext:value-type="float">
            <text:p>49.836458333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2.478455" calcext:value-type="float">
            <text:p>92.478455</text:p>
          </table:table-cell>
          <table:table-cell office:value-type="float" office:value="45.25" calcext:value-type="float">
            <text:p>45.25</text:p>
          </table:table-cell>
          <table:table-cell office:value-type="float" office:value="45.558407487564" calcext:value-type="float">
            <text:p>45.558407487564</text:p>
          </table:table-cell>
          <table:table-cell office:value-type="float" office:value="43.6354166666667" calcext:value-type="float">
            <text:p>43.6354166666667</text:p>
          </table:table-cell>
          <table:table-cell table:number-columns-repeated="2"/>
          <table:table-cell office:value-type="float" office:value="50.90625" calcext:value-type="float">
            <text:p>50.90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2.98893" calcext:value-type="float">
            <text:p>92.98893</text:p>
          </table:table-cell>
          <table:table-cell office:value-type="float" office:value="45.0625" calcext:value-type="float">
            <text:p>45.0625</text:p>
          </table:table-cell>
          <table:table-cell office:value-type="float" office:value="44.605641480898" calcext:value-type="float">
            <text:p>44.605641480898</text:p>
          </table:table-cell>
          <table:table-cell office:value-type="float" office:value="43.5729166666667" calcext:value-type="float">
            <text:p>43.5729166666667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2.824486" calcext:value-type="float">
            <text:p>92.824486</text:p>
          </table:table-cell>
          <table:table-cell office:value-type="float" office:value="44.25" calcext:value-type="float">
            <text:p>44.25</text:p>
          </table:table-cell>
          <table:table-cell office:value-type="float" office:value="43.6719291712411" calcext:value-type="float">
            <text:p>43.6719291712411</text:p>
          </table:table-cell>
          <table:table-cell office:value-type="float" office:value="41.7604166666667" calcext:value-type="float">
            <text:p>41.7604166666667</text:p>
          </table:table-cell>
          <table:table-cell/>
          <table:table-cell office:value-type="float" office:value="0.780181894838218" calcext:value-type="float">
            <text:p>0.780181894838218</text:p>
          </table:table-cell>
          <table:table-cell office:value-type="float" office:value="40.3763227666244" calcext:value-type="float">
            <text:p>40.3763227666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1.7451" calcext:value-type="float">
            <text:p>91.7451</text:p>
          </table:table-cell>
          <table:table-cell office:value-type="float" office:value="44.625" calcext:value-type="float">
            <text:p>44.625</text:p>
          </table:table-cell>
          <table:table-cell office:value-type="float" office:value="48.1781417150066" calcext:value-type="float">
            <text:p>48.1781417150066</text:p>
          </table:table-cell>
          <table:table-cell office:value-type="float" office:value="46.7604166666667" calcext:value-type="float">
            <text:p>46.7604166666667</text:p>
          </table:table-cell>
          <table:table-cell/>
          <table:table-cell office:value-type="float" office:value="40.3763227666244" calcext:value-type="float">
            <text:p>40.3763227666244</text:p>
          </table:table-cell>
          <table:table-cell office:value-type="float" office:value="41.1565046614627" calcext:value-type="float">
            <text:p>41.15650466146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90.54636" calcext:value-type="float">
            <text:p>90.54636</text:p>
          </table:table-cell>
          <table:table-cell office:value-type="float" office:value="41" calcext:value-type="float">
            <text:p>41</text:p>
          </table:table-cell>
          <table:table-cell office:value-type="float" office:value="44.2591994567818" calcext:value-type="float">
            <text:p>44.2591994567818</text:p>
          </table:table-cell>
          <table:table-cell office:value-type="float" office:value="42.8229166666667" calcext:value-type="float">
            <text:p>42.8229166666667</text:p>
          </table:table-cell>
          <table:table-cell/>
          <table:table-cell office:value-type="float" office:value="48.1781417150066" calcext:value-type="float">
            <text:p>48.1781417150066</text:p>
          </table:table-cell>
          <table:table-cell office:value-type="float" office:value="41.9366865563009" calcext:value-type="float">
            <text:p>41.936686556300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8.20987" calcext:value-type="float">
            <text:p>88.20987</text:p>
          </table:table-cell>
          <table:table-cell office:value-type="float" office:value="38.125" calcext:value-type="float">
            <text:p>38.125</text:p>
          </table:table-cell>
          <table:table-cell office:value-type="float" office:value="43.3283026962855" calcext:value-type="float">
            <text:p>43.3283026962855</text:p>
          </table:table-cell>
          <table:table-cell office:value-type="float" office:value="41.9166666666667" calcext:value-type="float">
            <text:p>41.9166666666667</text:p>
          </table:table-cell>
          <table:table-cell table:number-columns-repeated="2"/>
          <table:table-cell office:value-type="float" office:value="42.7168684511391" calcext:value-type="float">
            <text:p>42.716868451139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59" calcext:value-type="float">
            <text:p>55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1.932785" calcext:value-type="float">
            <text:p>91.932785</text:p>
          </table:table-cell>
          <table:table-cell office:value-type="float" office:value="44.5" calcext:value-type="float">
            <text:p>44.5</text:p>
          </table:table-cell>
          <table:table-cell office:value-type="float" office:value="44.8135733966237" calcext:value-type="float">
            <text:p>44.8135733966237</text:p>
          </table:table-cell>
          <table:table-cell office:value-type="float" office:value="43.53125" calcext:value-type="float">
            <text:p>43.53125</text:p>
          </table:table-cell>
          <table:table-cell table:number-columns-repeated="2"/>
          <table:table-cell office:value-type="float" office:value="43.4970503459773" calcext:value-type="float">
            <text:p>43.497050345977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688" calcext:value-type="float">
            <text:p>688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3.66936" calcext:value-type="float">
            <text:p>93.66936</text:p>
          </table:table-cell>
          <table:table-cell office:value-type="float" office:value="45.9375" calcext:value-type="float">
            <text:p>45.9375</text:p>
          </table:table-cell>
          <table:table-cell office:value-type="float" office:value="45.5265393760965" calcext:value-type="float">
            <text:p>45.5265393760965</text:p>
          </table:table-cell>
          <table:table-cell office:value-type="float" office:value="43.6458333333333" calcext:value-type="float">
            <text:p>43.6458333333333</text:p>
          </table:table-cell>
          <table:table-cell table:number-columns-repeated="2"/>
          <table:table-cell office:value-type="float" office:value="44.2772322408156" calcext:value-type="float">
            <text:p>44.277232240815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2.08043" calcext:value-type="float">
            <text:p>92.08043</text:p>
          </table:table-cell>
          <table:table-cell office:value-type="float" office:value="43.75" calcext:value-type="float">
            <text:p>43.75</text:p>
          </table:table-cell>
          <table:table-cell office:value-type="float" office:value="44.1034364362102" calcext:value-type="float">
            <text:p>44.1034364362102</text:p>
          </table:table-cell>
          <table:table-cell office:value-type="float" office:value="42.9270833333333" calcext:value-type="float">
            <text:p>42.9270833333333</text:p>
          </table:table-cell>
          <table:table-cell table:number-columns-repeated="2"/>
          <table:table-cell office:value-type="float" office:value="45.0574141356538" calcext:value-type="float">
            <text:p>45.057414135653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4.77186" calcext:value-type="float">
            <text:p>94.77186</text:p>
          </table:table-cell>
          <table:table-cell office:value-type="float" office:value="47.25" calcext:value-type="float">
            <text:p>47.25</text:p>
          </table:table-cell>
          <table:table-cell office:value-type="float" office:value="42.4456303296105" calcext:value-type="float">
            <text:p>42.4456303296105</text:p>
          </table:table-cell>
          <table:table-cell office:value-type="float" office:value="41.75" calcext:value-type="float">
            <text:p>41.75</text:p>
          </table:table-cell>
          <table:table-cell table:number-columns-repeated="2"/>
          <table:table-cell office:value-type="float" office:value="45.837596030492" calcext:value-type="float">
            <text:p>45.83759603049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96.52514" calcext:value-type="float">
            <text:p>96.52514</text:p>
          </table:table-cell>
          <table:table-cell office:value-type="float" office:value="48.75" calcext:value-type="float">
            <text:p>48.75</text:p>
          </table:table-cell>
          <table:table-cell office:value-type="float" office:value="43.3712707527875" calcext:value-type="float">
            <text:p>43.3712707527875</text:p>
          </table:table-cell>
          <table:table-cell office:value-type="float" office:value="42.1458333333333" calcext:value-type="float">
            <text:p>42.1458333333333</text:p>
          </table:table-cell>
          <table:table-cell table:number-columns-repeated="2"/>
          <table:table-cell office:value-type="float" office:value="46.6177779253302" calcext:value-type="float">
            <text:p>46.617777925330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3.57586" calcext:value-type="float">
            <text:p>93.57586</text:p>
          </table:table-cell>
          <table:table-cell office:value-type="float" office:value="46.4375" calcext:value-type="float">
            <text:p>46.4375</text:p>
          </table:table-cell>
          <table:table-cell office:value-type="float" office:value="43.4000220703331" calcext:value-type="float">
            <text:p>43.4000220703331</text:p>
          </table:table-cell>
          <table:table-cell office:value-type="float" office:value="41.8333333333333" calcext:value-type="float">
            <text:p>41.8333333333333</text:p>
          </table:table-cell>
          <table:table-cell table:number-columns-repeated="2"/>
          <table:table-cell office:value-type="float" office:value="47.3979598201684" calcext:value-type="float">
            <text:p>47.39795982016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5.997086" calcext:value-type="float">
            <text:p>95.997086</text:p>
          </table:table-cell>
          <table:table-cell office:value-type="float" office:value="48.375" calcext:value-type="float">
            <text:p>48.375</text:p>
          </table:table-cell>
          <table:table-cell office:value-type="float" office:value="42.5807638873819" calcext:value-type="float">
            <text:p>42.5807638873819</text:p>
          </table:table-cell>
          <table:table-cell office:value-type="float" office:value="42.125" calcext:value-type="float">
            <text:p>42.125</text:p>
          </table:table-cell>
          <table:table-cell table:number-columns-repeated="2"/>
          <table:table-cell office:value-type="float" office:value="48.1781417150067" calcext:value-type="float">
            <text:p>48.17814171500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2.58815" calcext:value-type="float">
            <text:p>92.58815</text:p>
          </table:table-cell>
          <table:table-cell office:value-type="float" office:value="45.125" calcext:value-type="float">
            <text:p>45.125</text:p>
          </table:table-cell>
          <table:table-cell office:value-type="float" office:value="42.2850856728273" calcext:value-type="float">
            <text:p>42.2850856728273</text:p>
          </table:table-cell>
          <table:table-cell office:value-type="float" office:value="42.1875" calcext:value-type="float">
            <text:p>42.1875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95.32184" calcext:value-type="float">
            <text:p>95.32184</text:p>
          </table:table-cell>
          <table:table-cell office:value-type="float" office:value="47.8125" calcext:value-type="float">
            <text:p>47.8125</text:p>
          </table:table-cell>
          <table:table-cell office:value-type="float" office:value="43.3571063965719" calcext:value-type="float">
            <text:p>43.3571063965719</text:p>
          </table:table-cell>
          <table:table-cell office:value-type="float" office:value="41.5520833333333" calcext:value-type="float">
            <text:p>41.5520833333333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90.97378" calcext:value-type="float">
            <text:p>90.97378</text:p>
          </table:table-cell>
          <table:table-cell office:value-type="float" office:value="42.625" calcext:value-type="float">
            <text:p>42.625</text:p>
          </table:table-cell>
          <table:table-cell office:value-type="float" office:value="45.288026826007" calcext:value-type="float">
            <text:p>45.288026826007</text:p>
          </table:table-cell>
          <table:table-cell office:value-type="float" office:value="43.7291666666667" calcext:value-type="float">
            <text:p>43.7291666666667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2.6884" calcext:value-type="float">
            <text:p>92.6884</text:p>
          </table:table-cell>
          <table:table-cell office:value-type="float" office:value="44.5625" calcext:value-type="float">
            <text:p>44.5625</text:p>
          </table:table-cell>
          <table:table-cell office:value-type="float" office:value="43.4644532069241" calcext:value-type="float">
            <text:p>43.4644532069241</text:p>
          </table:table-cell>
          <table:table-cell office:value-type="float" office:value="42.78125" calcext:value-type="float">
            <text:p>42.7812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080" calcext:value-type="float">
            <text:p>1080</text:p>
          </table:table-cell>
          <table:table-cell office:value-type="float" office:value="2976" calcext:value-type="float">
            <text:p>2976</text:p>
          </table:table-cell>
          <table:table-cell office:value-type="float" office:value="2784" calcext:value-type="float">
            <text:p>2784</text:p>
          </table:table-cell>
          <table:table-cell office:value-type="float" office:value="1372" calcext:value-type="float">
            <text:p>1372</text:p>
          </table:table-cell>
          <table:table-cell office:value-type="float" office:value="404" calcext:value-type="float">
            <text:p>404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216" calcext:value-type="float">
            <text:p>21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1.51994" calcext:value-type="float">
            <text:p>91.51994</text:p>
          </table:table-cell>
          <table:table-cell office:value-type="float" office:value="44" calcext:value-type="float">
            <text:p>44</text:p>
          </table:table-cell>
          <table:table-cell office:value-type="float" office:value="43.4968328096693" calcext:value-type="float">
            <text:p>43.4968328096693</text:p>
          </table:table-cell>
          <table:table-cell office:value-type="float" office:value="42.8229166666667" calcext:value-type="float">
            <text:p>42.822916666666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float" office:value="1092" calcext:value-type="float">
            <text:p>1092</text:p>
          </table:table-cell>
          <table:table-cell office:value-type="float" office:value="1204" calcext:value-type="float">
            <text:p>1204</text:p>
          </table:table-cell>
          <table:table-cell office:value-type="float" office:value="1320" calcext:value-type="float">
            <text:p>1320</text:p>
          </table:table-cell>
          <table:table-cell office:value-type="float" office:value="414" calcext:value-type="float">
            <text:p>414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3.111786" calcext:value-type="float">
            <text:p>93.111786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46.1882111065656" calcext:value-type="float">
            <text:p>46.1882111065656</text:p>
          </table:table-cell>
          <table:table-cell office:value-type="float" office:value="45.84375" calcext:value-type="float">
            <text:p>45.8437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645" calcext:value-type="float">
            <text:p>645</text:p>
          </table:table-cell>
          <table:table-cell office:value-type="float" office:value="880" calcext:value-type="float">
            <text:p>880</text:p>
          </table:table-cell>
          <table:table-cell office:value-type="float" office:value="1035" calcext:value-type="float">
            <text:p>1035</text:p>
          </table:table-cell>
          <table:table-cell office:value-type="float" office:value="782" calcext:value-type="float">
            <text:p>782</text:p>
          </table:table-cell>
          <table:table-cell office:value-type="float" office:value="552" calcext:value-type="float">
            <text:p>552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8.57115" calcext:value-type="float">
            <text:p>88.57115</text:p>
          </table:table-cell>
          <table:table-cell office:value-type="float" office:value="40" calcext:value-type="float">
            <text:p>40</text:p>
          </table:table-cell>
          <table:table-cell office:value-type="float" office:value="46.160336325203" calcext:value-type="float">
            <text:p>46.160336325203</text:p>
          </table:table-cell>
          <table:table-cell office:value-type="float" office:value="44.2916666666667" calcext:value-type="float">
            <text:p>44.2916666666667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89.227615" calcext:value-type="float">
            <text:p>89.227615</text:p>
          </table:table-cell>
          <table:table-cell office:value-type="float" office:value="41.25" calcext:value-type="float">
            <text:p>41.25</text:p>
          </table:table-cell>
          <table:table-cell office:value-type="float" office:value="44.2366423786905" calcext:value-type="float">
            <text:p>44.2366423786905</text:p>
          </table:table-cell>
          <table:table-cell office:value-type="float" office:value="43.2708333333333" calcext:value-type="float">
            <text:p>43.2708333333333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0.48772" calcext:value-type="float">
            <text:p>90.48772</text:p>
          </table:table-cell>
          <table:table-cell office:value-type="float" office:value="42.125" calcext:value-type="float">
            <text:p>42.125</text:p>
          </table:table-cell>
          <table:table-cell office:value-type="float" office:value="44.5871782227972" calcext:value-type="float">
            <text:p>44.5871782227972</text:p>
          </table:table-cell>
          <table:table-cell office:value-type="float" office:value="44.09375" calcext:value-type="float">
            <text:p>44.09375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0.75987" calcext:value-type="float">
            <text:p>90.75987</text:p>
          </table:table-cell>
          <table:table-cell office:value-type="float" office:value="42.75" calcext:value-type="float">
            <text:p>42.75</text:p>
          </table:table-cell>
          <table:table-cell office:value-type="float" office:value="46.0264151109233" calcext:value-type="float">
            <text:p>46.0264151109233</text:p>
          </table:table-cell>
          <table:table-cell office:value-type="float" office:value="45.375" calcext:value-type="float">
            <text:p>45.375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91.20487" calcext:value-type="float">
            <text:p>91.20487</text:p>
          </table:table-cell>
          <table:table-cell office:value-type="float" office:value="43" calcext:value-type="float">
            <text:p>43</text:p>
          </table:table-cell>
          <table:table-cell office:value-type="float" office:value="43.8215458042473" calcext:value-type="float">
            <text:p>43.8215458042473</text:p>
          </table:table-cell>
          <table:table-cell office:value-type="float" office:value="42.2291666666667" calcext:value-type="float">
            <text:p>42.2291666666667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89.51729" calcext:value-type="float">
            <text:p>89.51729</text:p>
          </table:table-cell>
          <table:table-cell office:value-type="float" office:value="41" calcext:value-type="float">
            <text:p>41</text:p>
          </table:table-cell>
          <table:table-cell office:value-type="float" office:value="43.5516632589814" calcext:value-type="float">
            <text:p>43.5516632589814</text:p>
          </table:table-cell>
          <table:table-cell office:value-type="float" office:value="41.9583333333333" calcext:value-type="float">
            <text:p>41.9583333333333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6.9413" calcext:value-type="float">
            <text:p>96.9413</text:p>
          </table:table-cell>
          <table:table-cell office:value-type="float" office:value="49.375" calcext:value-type="float">
            <text:p>49.375</text:p>
          </table:table-cell>
          <table:table-cell office:value-type="float" office:value="43.8880583213924" calcext:value-type="float">
            <text:p>43.8880583213924</text:p>
          </table:table-cell>
          <table:table-cell office:value-type="float" office:value="42.03125" calcext:value-type="float">
            <text:p>42.03125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3.74958" calcext:value-type="float">
            <text:p>93.74958</text:p>
          </table:table-cell>
          <table:table-cell office:value-type="float" office:value="46.0625" calcext:value-type="float">
            <text:p>46.0625</text:p>
          </table:table-cell>
          <table:table-cell office:value-type="float" office:value="41.7191620443536" calcext:value-type="float">
            <text:p>41.7191620443536</text:p>
          </table:table-cell>
          <table:table-cell office:value-type="float" office:value="41.15625" calcext:value-type="float">
            <text:p>41.1562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3.75218" calcext:value-type="float">
            <text:p>93.75218</text:p>
          </table:table-cell>
          <table:table-cell office:value-type="float" office:value="46.1875" calcext:value-type="float">
            <text:p>46.1875</text:p>
          </table:table-cell>
          <table:table-cell office:value-type="float" office:value="43.3586671139003" calcext:value-type="float">
            <text:p>43.3586671139003</text:p>
          </table:table-cell>
          <table:table-cell office:value-type="float" office:value="42.2916666666667" calcext:value-type="float">
            <text:p>42.2916666666667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3.65816" calcext:value-type="float">
            <text:p>93.65816</text:p>
          </table:table-cell>
          <table:table-cell office:value-type="float" office:value="45.875" calcext:value-type="float">
            <text:p>45.875</text:p>
          </table:table-cell>
          <table:table-cell office:value-type="float" office:value="45.4385313450768" calcext:value-type="float">
            <text:p>45.4385313450768</text:p>
          </table:table-cell>
          <table:table-cell office:value-type="float" office:value="43.4479166666667" calcext:value-type="float">
            <text:p>43.4479166666667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3.87312" calcext:value-type="float">
            <text:p>93.87312</text:p>
          </table:table-cell>
          <table:table-cell office:value-type="float" office:value="45.8125" calcext:value-type="float">
            <text:p>45.8125</text:p>
          </table:table-cell>
          <table:table-cell office:value-type="float" office:value="43.2831120029456" calcext:value-type="float">
            <text:p>43.2831120029456</text:p>
          </table:table-cell>
          <table:table-cell office:value-type="float" office:value="42.2708333333333" calcext:value-type="float">
            <text:p>42.2708333333333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93.51523" calcext:value-type="float">
            <text:p>93.51523</text:p>
          </table:table-cell>
          <table:table-cell office:value-type="float" office:value="44.75" calcext:value-type="float">
            <text:p>44.75</text:p>
          </table:table-cell>
          <table:table-cell office:value-type="float" office:value="44.7873373362597" calcext:value-type="float">
            <text:p>44.7873373362597</text:p>
          </table:table-cell>
          <table:table-cell office:value-type="float" office:value="42.8333333333333" calcext:value-type="float">
            <text:p>42.8333333333333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95.82054" calcext:value-type="float">
            <text:p>95.82054</text:p>
          </table:table-cell>
          <table:table-cell office:value-type="float" office:value="48.5" calcext:value-type="float">
            <text:p>48.5</text:p>
          </table:table-cell>
          <table:table-cell office:value-type="float" office:value="45.6361836291848" calcext:value-type="float">
            <text:p>45.6361836291848</text:p>
          </table:table-cell>
          <table:table-cell office:value-type="float" office:value="44.2291666666667" calcext:value-type="float">
            <text:p>44.2291666666667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5.61388" calcext:value-type="float">
            <text:p>95.61388</text:p>
          </table:table-cell>
          <table:table-cell office:value-type="float" office:value="49.125" calcext:value-type="float">
            <text:p>49.125</text:p>
          </table:table-cell>
          <table:table-cell office:value-type="float" office:value="43.5291072211509" calcext:value-type="float">
            <text:p>43.5291072211509</text:p>
          </table:table-cell>
          <table:table-cell office:value-type="float" office:value="42.6145833333333" calcext:value-type="float">
            <text:p>42.6145833333333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1.590775" calcext:value-type="float">
            <text:p>91.590775</text:p>
          </table:table-cell>
          <table:table-cell office:value-type="float" office:value="42.6875" calcext:value-type="float">
            <text:p>42.6875</text:p>
          </table:table-cell>
          <table:table-cell office:value-type="float" office:value="44.3470638804374" calcext:value-type="float">
            <text:p>44.3470638804374</text:p>
          </table:table-cell>
          <table:table-cell office:value-type="float" office:value="43.3229166666667" calcext:value-type="float">
            <text:p>43.3229166666667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92.45146" calcext:value-type="float">
            <text:p>92.45146</text:p>
          </table:table-cell>
          <table:table-cell office:value-type="float" office:value="44.4375" calcext:value-type="float">
            <text:p>44.4375</text:p>
          </table:table-cell>
          <table:table-cell office:value-type="float" office:value="43.4144015002302" calcext:value-type="float">
            <text:p>43.4144015002302</text:p>
          </table:table-cell>
          <table:table-cell office:value-type="float" office:value="42.2291666666667" calcext:value-type="float">
            <text:p>42.2291666666667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0.39366" calcext:value-type="float">
            <text:p>90.39366</text:p>
          </table:table-cell>
          <table:table-cell office:value-type="float" office:value="41.1875" calcext:value-type="float">
            <text:p>41.1875</text:p>
          </table:table-cell>
          <table:table-cell office:value-type="float" office:value="45.7190629071595" calcext:value-type="float">
            <text:p>45.7190629071595</text:p>
          </table:table-cell>
          <table:table-cell office:value-type="float" office:value="43.8645833333333" calcext:value-type="float">
            <text:p>43.8645833333333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5.6753" calcext:value-type="float">
            <text:p>95.6753</text:p>
          </table:table-cell>
          <table:table-cell office:value-type="float" office:value="48.75" calcext:value-type="float">
            <text:p>48.75</text:p>
          </table:table-cell>
          <table:table-cell office:value-type="float" office:value="45.1162541483871" calcext:value-type="float">
            <text:p>45.1162541483871</text:p>
          </table:table-cell>
          <table:table-cell office:value-type="float" office:value="43.15625" calcext:value-type="float">
            <text:p>43.1562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9.79485" calcext:value-type="float">
            <text:p>89.79485</text:p>
          </table:table-cell>
          <table:table-cell office:value-type="float" office:value="40.875" calcext:value-type="float">
            <text:p>40.875</text:p>
          </table:table-cell>
          <table:table-cell office:value-type="float" office:value="43.8774890750088" calcext:value-type="float">
            <text:p>43.8774890750088</text:p>
          </table:table-cell>
          <table:table-cell office:value-type="float" office:value="42.6666666666667" calcext:value-type="float">
            <text:p>42.6666666666667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89.27911" calcext:value-type="float">
            <text:p>89.27911</text:p>
          </table:table-cell>
          <table:table-cell office:value-type="float" office:value="40.375" calcext:value-type="float">
            <text:p>40.375</text:p>
          </table:table-cell>
          <table:table-cell office:value-type="float" office:value="44.8205343757183" calcext:value-type="float">
            <text:p>44.8205343757183</text:p>
          </table:table-cell>
          <table:table-cell office:value-type="float" office:value="43.2083333333333" calcext:value-type="float">
            <text:p>43.2083333333333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1.28293" calcext:value-type="float">
            <text:p>91.28293</text:p>
          </table:table-cell>
          <table:table-cell office:value-type="float" office:value="42.75" calcext:value-type="float">
            <text:p>42.75</text:p>
          </table:table-cell>
          <table:table-cell office:value-type="float" office:value="43.6388854735572" calcext:value-type="float">
            <text:p>43.6388854735572</text:p>
          </table:table-cell>
          <table:table-cell office:value-type="float" office:value="42.5104166666667" calcext:value-type="float">
            <text:p>42.5104166666667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94.5211" calcext:value-type="float">
            <text:p>94.5211</text:p>
          </table:table-cell>
          <table:table-cell office:value-type="float" office:value="47.8125" calcext:value-type="float">
            <text:p>47.8125</text:p>
          </table:table-cell>
          <table:table-cell office:value-type="float" office:value="40.3763227666244" calcext:value-type="float">
            <text:p>40.3763227666244</text:p>
          </table:table-cell>
          <table:table-cell office:value-type="float" office:value="40.2083333333333" calcext:value-type="float">
            <text:p>40.208333333333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6.09071" calcext:value-type="float">
            <text:p>96.09071</text:p>
          </table:table-cell>
          <table:table-cell office:value-type="float" office:value="49.25" calcext:value-type="float">
            <text:p>49.25</text:p>
          </table:table-cell>
          <table:table-cell office:value-type="float" office:value="44.4529376392852" calcext:value-type="float">
            <text:p>44.4529376392852</text:p>
          </table:table-cell>
          <table:table-cell office:value-type="float" office:value="42.5520833333333" calcext:value-type="float">
            <text:p>42.5520833333333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3.496" calcext:value-type="float">
            <text:p>93.496</text:p>
          </table:table-cell>
          <table:table-cell office:value-type="float" office:value="46.4375" calcext:value-type="float">
            <text:p>46.4375</text:p>
          </table:table-cell>
          <table:table-cell office:value-type="float" office:value="44.0076939998226" calcext:value-type="float">
            <text:p>44.0076939998226</text:p>
          </table:table-cell>
          <table:table-cell office:value-type="float" office:value="42.4479166666667" calcext:value-type="float">
            <text:p>42.4479166666667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.200165" calcext:value-type="float">
            <text:p>90.200165</text:p>
          </table:table-cell>
          <table:table-cell office:value-type="float" office:value="42.5" calcext:value-type="float">
            <text:p>42.5</text:p>
          </table:table-cell>
          <table:table-cell office:value-type="float" office:value="42.8393418657142" calcext:value-type="float">
            <text:p>42.8393418657142</text:p>
          </table:table-cell>
          <table:table-cell office:value-type="float" office:value="42.5833333333333" calcext:value-type="float">
            <text:p>42.5833333333333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94.99897" calcext:value-type="float">
            <text:p>94.99897</text:p>
          </table:table-cell>
          <table:table-cell office:value-type="float" office:value="47.5" calcext:value-type="float">
            <text:p>47.5</text:p>
          </table:table-cell>
          <table:table-cell office:value-type="float" office:value="44.9308522268951" calcext:value-type="float">
            <text:p>44.9308522268951</text:p>
          </table:table-cell>
          <table:table-cell office:value-type="float" office:value="44.5208333333333" calcext:value-type="float">
            <text:p>44.5208333333333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88.52568" calcext:value-type="float">
            <text:p>88.52568</text:p>
          </table:table-cell>
          <table:table-cell office:value-type="float" office:value="38.9375" calcext:value-type="float">
            <text:p>38.9375</text:p>
          </table:table-cell>
          <table:table-cell office:value-type="float" office:value="45.003483580308" calcext:value-type="float">
            <text:p>45.003483580308</text:p>
          </table:table-cell>
          <table:table-cell office:value-type="float" office:value="44.25" calcext:value-type="float">
            <text:p>44.25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94.50426" calcext:value-type="float">
            <text:p>94.50426</text:p>
          </table:table-cell>
          <table:table-cell office:value-type="float" office:value="46.625" calcext:value-type="float">
            <text:p>46.625</text:p>
          </table:table-cell>
          <table:table-cell office:value-type="float" office:value="45.1507312682281" calcext:value-type="float">
            <text:p>45.1507312682281</text:p>
          </table:table-cell>
          <table:table-cell office:value-type="float" office:value="44.6979166666667" calcext:value-type="float">
            <text:p>44.6979166666667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3.688805" calcext:value-type="float">
            <text:p>93.688805</text:p>
          </table:table-cell>
          <table:table-cell office:value-type="float" office:value="45.875" calcext:value-type="float">
            <text:p>45.875</text:p>
          </table:table-cell>
          <table:table-cell office:value-type="float" office:value="44.8372829416105" calcext:value-type="float">
            <text:p>44.8372829416105</text:p>
          </table:table-cell>
          <table:table-cell office:value-type="float" office:value="43.0104166666667" calcext:value-type="float">
            <text:p>43.0104166666667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91.02054" calcext:value-type="float">
            <text:p>91.02054</text:p>
          </table:table-cell>
          <table:table-cell office:value-type="float" office:value="43.375" calcext:value-type="float">
            <text:p>43.375</text:p>
          </table:table-cell>
          <table:table-cell office:value-type="float" office:value="44.1016289563889" calcext:value-type="float">
            <text:p>44.1016289563889</text:p>
          </table:table-cell>
          <table:table-cell office:value-type="float" office:value="42.5833333333333" calcext:value-type="float">
            <text:p>42.5833333333333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3.29948" calcext:value-type="float">
            <text:p>93.29948</text:p>
          </table:table-cell>
          <table:table-cell office:value-type="float" office:value="45.4375" calcext:value-type="float">
            <text:p>45.4375</text:p>
          </table:table-cell>
          <table:table-cell office:value-type="float" office:value="45.0264593741342" calcext:value-type="float">
            <text:p>45.0264593741342</text:p>
          </table:table-cell>
          <table:table-cell office:value-type="float" office:value="44.375" calcext:value-type="float">
            <text:p>44.375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91.54376" calcext:value-type="float">
            <text:p>91.54376</text:p>
          </table:table-cell>
          <table:table-cell office:value-type="float" office:value="43.6875" calcext:value-type="float">
            <text:p>43.6875</text:p>
          </table:table-cell>
          <table:table-cell office:value-type="float" office:value="44.9582884692427" calcext:value-type="float">
            <text:p>44.9582884692427</text:p>
          </table:table-cell>
          <table:table-cell office:value-type="float" office:value="44.03125" calcext:value-type="float">
            <text:p>44.03125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9.26811" calcext:value-type="float">
            <text:p>89.26811</text:p>
          </table:table-cell>
          <table:table-cell office:value-type="float" office:value="41.5625" calcext:value-type="float">
            <text:p>41.5625</text:p>
          </table:table-cell>
          <table:table-cell office:value-type="float" office:value="42.4113898906047" calcext:value-type="float">
            <text:p>42.4113898906047</text:p>
          </table:table-cell>
          <table:table-cell office:value-type="float" office:value="41.6770833333333" calcext:value-type="float">
            <text:p>41.6770833333333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9.97839" calcext:value-type="float">
            <text:p>99.97839</text:p>
          </table:table-cell>
          <table:table-cell office:value-type="float" office:value="53.125" calcext:value-type="float">
            <text:p>53.125</text:p>
          </table:table-cell>
          <table:table-cell office:value-type="float" office:value="46.1223247220361" calcext:value-type="float">
            <text:p>46.1223247220361</text:p>
          </table:table-cell>
          <table:table-cell office:value-type="float" office:value="45.5833333333333" calcext:value-type="float">
            <text:p>45.5833333333333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1.6172" calcext:value-type="float">
            <text:p>91.6172</text:p>
          </table:table-cell>
          <table:table-cell office:value-type="float" office:value="43.125" calcext:value-type="float">
            <text:p>43.125</text:p>
          </table:table-cell>
          <table:table-cell office:value-type="float" office:value="43.0302896933772" calcext:value-type="float">
            <text:p>43.0302896933772</text:p>
          </table:table-cell>
          <table:table-cell office:value-type="float" office:value="42.6458333333333" calcext:value-type="float">
            <text:p>42.6458333333333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89.79402" calcext:value-type="float">
            <text:p>89.79402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45.4397193946571" calcext:value-type="float">
            <text:p>45.4397193946571</text:p>
          </table:table-cell>
          <table:table-cell office:value-type="float" office:value="43.9270833333333" calcext:value-type="float">
            <text:p>43.9270833333333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8.5443" calcext:value-type="float">
            <text:p>98.5443</text:p>
          </table:table-cell>
          <table:table-cell office:value-type="float" office:value="51.5" calcext:value-type="float">
            <text:p>51.5</text:p>
          </table:table-cell>
          <table:table-cell office:value-type="float" office:value="43.4060008713252" calcext:value-type="float">
            <text:p>43.4060008713252</text:p>
          </table:table-cell>
          <table:table-cell office:value-type="float" office:value="42.4895833333333" calcext:value-type="float">
            <text:p>42.4895833333333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5.34865" calcext:value-type="float">
            <text:p>85.34865</text:p>
          </table:table-cell>
          <table:table-cell office:value-type="float" office:value="36.0625" calcext:value-type="float">
            <text:p>36.0625</text:p>
          </table:table-cell>
          <table:table-cell office:value-type="float" office:value="43.5277524284396" calcext:value-type="float">
            <text:p>43.5277524284396</text:p>
          </table:table-cell>
          <table:table-cell office:value-type="float" office:value="42.78125" calcext:value-type="float">
            <text:p>42.7812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3.27325" calcext:value-type="float">
            <text:p>93.27325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5.8749741343454" calcext:value-type="float">
            <text:p>45.8749741343454</text:p>
          </table:table-cell>
          <table:table-cell office:value-type="float" office:value="43.8854166666667" calcext:value-type="float">
            <text:p>43.8854166666667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93.93841" calcext:value-type="float">
            <text:p>93.93841</text:p>
          </table:table-cell>
          <table:table-cell office:value-type="float" office:value="45.5" calcext:value-type="float">
            <text:p>45.5</text:p>
          </table:table-cell>
          <table:table-cell office:value-type="float" office:value="46.3501009055893" calcext:value-type="float">
            <text:p>46.3501009055893</text:p>
          </table:table-cell>
          <table:table-cell office:value-type="float" office:value="45.0833333333333" calcext:value-type="float">
            <text:p>45.0833333333333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91.11269" calcext:value-type="float">
            <text:p>91.11269</text:p>
          </table:table-cell>
          <table:table-cell office:value-type="float" office:value="43.1875" calcext:value-type="float">
            <text:p>43.1875</text:p>
          </table:table-cell>
          <table:table-cell office:value-type="float" office:value="46.7348192068991" calcext:value-type="float">
            <text:p>46.7348192068991</text:p>
          </table:table-cell>
          <table:table-cell office:value-type="float" office:value="44.7604166666667" calcext:value-type="float">
            <text:p>44.7604166666667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94.4511" calcext:value-type="float">
            <text:p>94.4511</text:p>
          </table:table-cell>
          <table:table-cell office:value-type="float" office:value="48.125" calcext:value-type="float">
            <text:p>48.125</text:p>
          </table:table-cell>
          <table:table-cell office:value-type="float" office:value="42.4893611135587" calcext:value-type="float">
            <text:p>42.4893611135587</text:p>
          </table:table-cell>
          <table:table-cell office:value-type="float" office:value="41.6145833333333" calcext:value-type="float">
            <text:p>41.614583333333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91.604355" calcext:value-type="float">
            <text:p>91.604355</text:p>
          </table:table-cell>
          <table:table-cell office:value-type="float" office:value="44.0625" calcext:value-type="float">
            <text:p>44.0625</text:p>
          </table:table-cell>
          <table:table-cell office:value-type="float" office:value="44.3484439297157" calcext:value-type="float">
            <text:p>44.3484439297157</text:p>
          </table:table-cell>
          <table:table-cell office:value-type="float" office:value="44.0625" calcext:value-type="float">
            <text:p>44.0625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90.86594" calcext:value-type="float">
            <text:p>90.86594</text:p>
          </table:table-cell>
          <table:table-cell office:value-type="float" office:value="43.0625" calcext:value-type="float">
            <text:p>43.0625</text:p>
          </table:table-cell>
          <table:table-cell office:value-type="float" office:value="44.1103207652567" calcext:value-type="float">
            <text:p>44.1103207652567</text:p>
          </table:table-cell>
          <table:table-cell office:value-type="float" office:value="43.65625" calcext:value-type="float">
            <text:p>43.65625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92.159584" calcext:value-type="float">
            <text:p>92.159584</text:p>
          </table:table-cell>
          <table:table-cell office:value-type="float" office:value="44.8125" calcext:value-type="float">
            <text:p>44.8125</text:p>
          </table:table-cell>
          <table:table-cell office:value-type="float" office:value="43.7606063176042" calcext:value-type="float">
            <text:p>43.7606063176042</text:p>
          </table:table-cell>
          <table:table-cell office:value-type="float" office:value="42.6458333333333" calcext:value-type="float">
            <text:p>42.6458333333333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90.12344" calcext:value-type="float">
            <text:p>90.12344</text:p>
          </table:table-cell>
          <table:table-cell office:value-type="float" office:value="41.0625" calcext:value-type="float">
            <text:p>41.0625</text:p>
          </table:table-cell>
          <table:table-cell office:value-type="float" office:value="44.5830432265024" calcext:value-type="float">
            <text:p>44.5830432265024</text:p>
          </table:table-cell>
          <table:table-cell office:value-type="float" office:value="43.4166666666667" calcext:value-type="float">
            <text:p>43.416666666666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95.42851" calcext:value-type="float">
            <text:p>95.42851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2.4169959295701" calcext:value-type="float">
            <text:p>42.4169959295701</text:p>
          </table:table-cell>
          <table:table-cell office:value-type="float" office:value="42.2708333333333" calcext:value-type="float">
            <text:p>42.2708333333333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96.43584" calcext:value-type="float">
            <text:p>96.43584</text:p>
          </table:table-cell>
          <table:table-cell office:value-type="float" office:value="47.875" calcext:value-type="float">
            <text:p>47.875</text:p>
          </table:table-cell>
          <table:table-cell office:value-type="float" office:value="45.7481837002925" calcext:value-type="float">
            <text:p>45.7481837002925</text:p>
          </table:table-cell>
          <table:table-cell office:value-type="float" office:value="44.7604166666667" calcext:value-type="float">
            <text:p>44.7604166666667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5.39682" calcext:value-type="float">
            <text:p>95.39682</text:p>
          </table:table-cell>
          <table:table-cell office:value-type="float" office:value="48.5" calcext:value-type="float">
            <text:p>48.5</text:p>
          </table:table-cell>
          <table:table-cell office:value-type="float" office:value="42.5640038499947" calcext:value-type="float">
            <text:p>42.5640038499947</text:p>
          </table:table-cell>
          <table:table-cell office:value-type="float" office:value="41.7083333333333" calcext:value-type="float">
            <text:p>41.7083333333333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0.952484" calcext:value-type="float">
            <text:p>90.952484</text:p>
          </table:table-cell>
          <table:table-cell office:value-type="float" office:value="42.625" calcext:value-type="float">
            <text:p>42.625</text:p>
          </table:table-cell>
          <table:table-cell office:value-type="float" office:value="44.8146932284119" calcext:value-type="float">
            <text:p>44.8146932284119</text:p>
          </table:table-cell>
          <table:table-cell office:value-type="float" office:value="44.2604166666667" calcext:value-type="float">
            <text:p>44.2604166666667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5.051414" calcext:value-type="float">
            <text:p>95.051414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2.6849485210029" calcext:value-type="float">
            <text:p>42.6849485210029</text:p>
          </table:table-cell>
          <table:table-cell office:value-type="float" office:value="41.5833333333333" calcext:value-type="float">
            <text:p>41.5833333333333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96.77237" calcext:value-type="float">
            <text:p>96.77237</text:p>
          </table:table-cell>
          <table:table-cell office:value-type="float" office:value="48.375" calcext:value-type="float">
            <text:p>48.375</text:p>
          </table:table-cell>
          <table:table-cell office:value-type="float" office:value="42.1622740402892" calcext:value-type="float">
            <text:p>42.1622740402892</text:p>
          </table:table-cell>
          <table:table-cell office:value-type="float" office:value="40.8645833333333" calcext:value-type="float">
            <text:p>40.8645833333333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2.46783" calcext:value-type="float">
            <text:p>92.46783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3.376443464418" calcext:value-type="float">
            <text:p>43.376443464418</text:p>
          </table:table-cell>
          <table:table-cell office:value-type="float" office:value="43.1041666666667" calcext:value-type="float">
            <text:p>43.1041666666667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2.92633" calcext:value-type="float">
            <text:p>92.92633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45.7252235012115" calcext:value-type="float">
            <text:p>45.7252235012115</text:p>
          </table:table-cell>
          <table:table-cell office:value-type="float" office:value="43.7708333333333" calcext:value-type="float">
            <text:p>43.7708333333333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97.39024" calcext:value-type="float">
            <text:p>97.39024</text:p>
          </table:table-cell>
          <table:table-cell office:value-type="float" office:value="49.6875" calcext:value-type="float">
            <text:p>49.6875</text:p>
          </table:table-cell>
          <table:table-cell office:value-type="float" office:value="44.7767337811415" calcext:value-type="float">
            <text:p>44.7767337811415</text:p>
          </table:table-cell>
          <table:table-cell office:value-type="float" office:value="43.6354166666667" calcext:value-type="float">
            <text:p>43.6354166666667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91.586105" calcext:value-type="float">
            <text:p>91.586105</text:p>
          </table:table-cell>
          <table:table-cell office:value-type="float" office:value="43.8125" calcext:value-type="float">
            <text:p>43.8125</text:p>
          </table:table-cell>
          <table:table-cell office:value-type="float" office:value="44.3463683853332" calcext:value-type="float">
            <text:p>44.3463683853332</text:p>
          </table:table-cell>
          <table:table-cell office:value-type="float" office:value="43.4583333333333" calcext:value-type="float">
            <text:p>43.4583333333333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91.58109" calcext:value-type="float">
            <text:p>91.58109</text:p>
          </table:table-cell>
          <table:table-cell office:value-type="float" office:value="43.375" calcext:value-type="float">
            <text:p>43.375</text:p>
          </table:table-cell>
          <table:table-cell office:value-type="float" office:value="45.7420162760918" calcext:value-type="float">
            <text:p>45.7420162760918</text:p>
          </table:table-cell>
          <table:table-cell office:value-type="float" office:value="43.8333333333333" calcext:value-type="float">
            <text:p>43.8333333333333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90.97223" calcext:value-type="float">
            <text:p>90.97223</text:p>
          </table:table-cell>
          <table:table-cell office:value-type="float" office:value="43" calcext:value-type="float">
            <text:p>43</text:p>
          </table:table-cell>
          <table:table-cell office:value-type="float" office:value="44.2650391774606" calcext:value-type="float">
            <text:p>44.2650391774606</text:p>
          </table:table-cell>
          <table:table-cell office:value-type="float" office:value="43.7291666666667" calcext:value-type="float">
            <text:p>43.7291666666667</text:p>
          </table:table-cell>
          <table:table-cell table:number-columns-repeated="14"/>
        </table:table-row>
        <table:table-row table:style-name="ro1" table:number-rows-repeated="401">
          <table:table-cell table:number-columns-repeated="20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15"/>
        </table:table-row>
      </table:table>
      <table:table table:name="2" table:style-name="ta1">
        <table:shapes>
          <draw:frame draw:z-index="0" draw:style-name="gr1" draw:text-style-name="P1" svg:width="253.76pt" svg:height="142.72pt" svg:x="784.49pt" svg:y="16.95pt">
            <draw:object draw:notify-on-update-of-ranges="'2'.K1:'2'.K11 '2'.J1:'2'.J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53.76pt" svg:height="142.72pt" svg:x="777.86pt" svg:y="177.62pt">
            <draw:object draw:notify-on-update-of-ranges="'2'.K14:'2'.K24 '2'.J14:'2'.J2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253.76pt" svg:height="142.72pt" svg:x="775.39pt" svg:y="348.01pt">
            <draw:object draw:notify-on-update-of-ranges="'2'.K26:'2'.K36 '2'.J26:'2'.J36 '2'.J26:'2'.J3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.888626" calcext:value-type="float">
            <text:p>110.888626</text:p>
          </table:table-cell>
          <table:table-cell office:value-type="float" office:value="83.4375" calcext:value-type="float">
            <text:p>83.4375</text:p>
          </table:table-cell>
          <table:table-cell office:value-type="float" office:value="41.7985501801126" calcext:value-type="float">
            <text:p>41.7985501801126</text:p>
          </table:table-cell>
          <table:table-cell office:value-type="float" office:value="40.9895833333333" calcext:value-type="float">
            <text:p>40.9895833333333</text:p>
          </table:table-cell>
          <table:table-cell/>
          <table:table-cell office:value-type="float" office:value="2.5903511" calcext:value-type="float">
            <text:p>2.5903511</text:p>
          </table:table-cell>
          <table:table-cell office:value-type="float" office:value="84.985115" calcext:value-type="float">
            <text:p>84.98511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0.0026" calcext:value-type="float">
            <text:p>110.0026</text:p>
          </table:table-cell>
          <table:table-cell office:value-type="float" office:value="56.625" calcext:value-type="float">
            <text:p>56.625</text:p>
          </table:table-cell>
          <table:table-cell office:value-type="float" office:value="42.5573372387761" calcext:value-type="float">
            <text:p>42.5573372387761</text:p>
          </table:table-cell>
          <table:table-cell office:value-type="float" office:value="41.9479166666667" calcext:value-type="float">
            <text:p>41.9479166666667</text:p>
          </table:table-cell>
          <table:table-cell/>
          <table:table-cell office:value-type="float" office:value="84.985115" calcext:value-type="float">
            <text:p>84.985115</text:p>
          </table:table-cell>
          <table:table-cell office:value-type="float" office:value="87.5754661" calcext:value-type="float">
            <text:p>87.575466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9.240616" calcext:value-type="float">
            <text:p>109.240616</text:p>
          </table:table-cell>
          <table:table-cell office:value-type="float" office:value="51.5" calcext:value-type="float">
            <text:p>51.5</text:p>
          </table:table-cell>
          <table:table-cell office:value-type="float" office:value="41.3539660599698" calcext:value-type="float">
            <text:p>41.3539660599698</text:p>
          </table:table-cell>
          <table:table-cell office:value-type="float" office:value="41.0625" calcext:value-type="float">
            <text:p>41.0625</text:p>
          </table:table-cell>
          <table:table-cell/>
          <table:table-cell office:value-type="float" office:value="110.888626" calcext:value-type="float">
            <text:p>110.888626</text:p>
          </table:table-cell>
          <table:table-cell office:value-type="float" office:value="90.1658172" calcext:value-type="float">
            <text:p>90.1658172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7.95674" calcext:value-type="float">
            <text:p>107.95674</text:p>
          </table:table-cell>
          <table:table-cell office:value-type="float" office:value="46.6875" calcext:value-type="float">
            <text:p>46.6875</text:p>
          </table:table-cell>
          <table:table-cell office:value-type="float" office:value="44.4256699024756" calcext:value-type="float">
            <text:p>44.4256699024756</text:p>
          </table:table-cell>
          <table:table-cell office:value-type="float" office:value="44.3020833333333" calcext:value-type="float">
            <text:p>44.3020833333333</text:p>
          </table:table-cell>
          <table:table-cell table:number-columns-repeated="2"/>
          <table:table-cell office:value-type="float" office:value="92.7561683" calcext:value-type="float">
            <text:p>92.7561683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5.6039" calcext:value-type="float">
            <text:p>105.6039</text:p>
          </table:table-cell>
          <table:table-cell office:value-type="float" office:value="46.875" calcext:value-type="float">
            <text:p>46.875</text:p>
          </table:table-cell>
          <table:table-cell office:value-type="float" office:value="45.8794348851598" calcext:value-type="float">
            <text:p>45.8794348851598</text:p>
          </table:table-cell>
          <table:table-cell office:value-type="float" office:value="43.90625" calcext:value-type="float">
            <text:p>43.90625</text:p>
          </table:table-cell>
          <table:table-cell table:number-columns-repeated="2"/>
          <table:table-cell office:value-type="float" office:value="95.3465194" calcext:value-type="float">
            <text:p>95.3465194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3.7869" calcext:value-type="float">
            <text:p>103.7869</text:p>
          </table:table-cell>
          <table:table-cell office:value-type="float" office:value="42.75" calcext:value-type="float">
            <text:p>42.75</text:p>
          </table:table-cell>
          <table:table-cell office:value-type="float" office:value="42.8113603899354" calcext:value-type="float">
            <text:p>42.8113603899354</text:p>
          </table:table-cell>
          <table:table-cell office:value-type="float" office:value="42.3333333333333" calcext:value-type="float">
            <text:p>42.3333333333333</text:p>
          </table:table-cell>
          <table:table-cell table:number-columns-repeated="2"/>
          <table:table-cell office:value-type="float" office:value="97.9368705" calcext:value-type="float">
            <text:p>97.936870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8.800186" calcext:value-type="float">
            <text:p>98.800186</text:p>
          </table:table-cell>
          <table:table-cell office:value-type="float" office:value="41.25" calcext:value-type="float">
            <text:p>41.25</text:p>
          </table:table-cell>
          <table:table-cell office:value-type="float" office:value="44.747629908446" calcext:value-type="float">
            <text:p>44.747629908446</text:p>
          </table:table-cell>
          <table:table-cell office:value-type="float" office:value="44.65625" calcext:value-type="float">
            <text:p>44.65625</text:p>
          </table:table-cell>
          <table:table-cell table:number-columns-repeated="2"/>
          <table:table-cell office:value-type="float" office:value="100.5272216" calcext:value-type="float">
            <text:p>100.5272216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8.919495" calcext:value-type="float">
            <text:p>98.919495</text:p>
          </table:table-cell>
          <table:table-cell office:value-type="float" office:value="49.75" calcext:value-type="float">
            <text:p>49.75</text:p>
          </table:table-cell>
          <table:table-cell office:value-type="float" office:value="44.2126690283521" calcext:value-type="float">
            <text:p>44.2126690283521</text:p>
          </table:table-cell>
          <table:table-cell office:value-type="float" office:value="43.1041666666667" calcext:value-type="float">
            <text:p>43.1041666666667</text:p>
          </table:table-cell>
          <table:table-cell table:number-columns-repeated="2"/>
          <table:table-cell office:value-type="float" office:value="103.1175727" calcext:value-type="float">
            <text:p>103.117572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2.00952" calcext:value-type="float">
            <text:p>92.00952</text:p>
          </table:table-cell>
          <table:table-cell office:value-type="float" office:value="42.5625" calcext:value-type="float">
            <text:p>42.5625</text:p>
          </table:table-cell>
          <table:table-cell office:value-type="float" office:value="43.7717183745178" calcext:value-type="float">
            <text:p>43.7717183745178</text:p>
          </table:table-cell>
          <table:table-cell office:value-type="float" office:value="43.125" calcext:value-type="float">
            <text:p>43.125</text:p>
          </table:table-cell>
          <table:table-cell table:number-columns-repeated="2"/>
          <table:table-cell office:value-type="float" office:value="105.7079238" calcext:value-type="float">
            <text:p>105.7079238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2.489265" calcext:value-type="float">
            <text:p>92.489265</text:p>
          </table:table-cell>
          <table:table-cell office:value-type="float" office:value="43.375" calcext:value-type="float">
            <text:p>43.375</text:p>
          </table:table-cell>
          <table:table-cell office:value-type="float" office:value="45.4170938706145" calcext:value-type="float">
            <text:p>45.4170938706145</text:p>
          </table:table-cell>
          <table:table-cell office:value-type="float" office:value="43.4895833333333" calcext:value-type="float">
            <text:p>43.4895833333333</text:p>
          </table:table-cell>
          <table:table-cell table:number-columns-repeated="2"/>
          <table:table-cell office:value-type="float" office:value="108.2982749" calcext:value-type="float">
            <text:p>108.298274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5.21733" calcext:value-type="float">
            <text:p>95.21733</text:p>
          </table:table-cell>
          <table:table-cell office:value-type="float" office:value="45.25" calcext:value-type="float">
            <text:p>45.25</text:p>
          </table:table-cell>
          <table:table-cell office:value-type="float" office:value="45.094014517304" calcext:value-type="float">
            <text:p>45.094014517304</text:p>
          </table:table-cell>
          <table:table-cell office:value-type="float" office:value="43.3020833333333" calcext:value-type="float">
            <text:p>43.3020833333333</text:p>
          </table:table-cell>
          <table:table-cell table:number-columns-repeated="2"/>
          <table:table-cell office:value-type="float" office:value="110.888626" calcext:value-type="float">
            <text:p>110.888626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7.81105" calcext:value-type="float">
            <text:p>97.81105</text:p>
          </table:table-cell>
          <table:table-cell office:value-type="float" office:value="48.3125" calcext:value-type="float">
            <text:p>48.3125</text:p>
          </table:table-cell>
          <table:table-cell office:value-type="float" office:value="43.3560361033689" calcext:value-type="float">
            <text:p>43.3560361033689</text:p>
          </table:table-cell>
          <table:table-cell office:value-type="float" office:value="42.6770833333333" calcext:value-type="float">
            <text:p>42.67708333333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3.37575" calcext:value-type="float">
            <text:p>93.3757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6697164718324" calcext:value-type="float">
            <text:p>43.6697164718324</text:p>
          </table:table-cell>
          <table:table-cell office:value-type="float" office:value="42.9895833333333" calcext:value-type="float">
            <text:p>42.98958333333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0.46675" calcext:value-type="float">
            <text:p>90.46675</text:p>
          </table:table-cell>
          <table:table-cell office:value-type="float" office:value="42.5625" calcext:value-type="float">
            <text:p>42.5625</text:p>
          </table:table-cell>
          <table:table-cell office:value-type="float" office:value="42.5532539870019" calcext:value-type="float">
            <text:p>42.5532539870019</text:p>
          </table:table-cell>
          <table:table-cell office:value-type="float" office:value="41.5729166666667" calcext:value-type="float">
            <text:p>41.5729166666667</text:p>
          </table:table-cell>
          <table:table-cell/>
          <table:table-cell office:value-type="float" office:value="1.03333333333333" calcext:value-type="float">
            <text:p>1.03333333333333</text:p>
          </table:table-cell>
          <table:table-cell office:value-type="float" office:value="39.875" calcext:value-type="float">
            <text:p>39.87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4.70463" calcext:value-type="float">
            <text:p>94.70463</text:p>
          </table:table-cell>
          <table:table-cell office:value-type="float" office:value="47.5625" calcext:value-type="float">
            <text:p>47.5625</text:p>
          </table:table-cell>
          <table:table-cell office:value-type="float" office:value="45.2090152098427" calcext:value-type="float">
            <text:p>45.2090152098427</text:p>
          </table:table-cell>
          <table:table-cell office:value-type="float" office:value="43.90625" calcext:value-type="float">
            <text:p>43.90625</text:p>
          </table:table-cell>
          <table:table-cell/>
          <table:table-cell office:value-type="float" office:value="39.875" calcext:value-type="float">
            <text:p>39.875</text:p>
          </table:table-cell>
          <table:table-cell office:value-type="float" office:value="40.9083333333333" calcext:value-type="float">
            <text:p>40.908333333333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9.491974" calcext:value-type="float">
            <text:p>89.491974</text:p>
          </table:table-cell>
          <table:table-cell office:value-type="float" office:value="40.6875" calcext:value-type="float">
            <text:p>40.6875</text:p>
          </table:table-cell>
          <table:table-cell office:value-type="float" office:value="43.4928886683973" calcext:value-type="float">
            <text:p>43.4928886683973</text:p>
          </table:table-cell>
          <table:table-cell office:value-type="float" office:value="43.28125" calcext:value-type="float">
            <text:p>43.28125</text:p>
          </table:table-cell>
          <table:table-cell/>
          <table:table-cell office:value-type="float" office:value="46.5208333333333" calcext:value-type="float">
            <text:p>46.5208333333333</text:p>
          </table:table-cell>
          <table:table-cell office:value-type="float" office:value="41.9416666666667" calcext:value-type="float">
            <text:p>41.941666666666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2.69551" calcext:value-type="float">
            <text:p>92.69551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46.1154231190332" calcext:value-type="float">
            <text:p>46.115423119033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2.975" calcext:value-type="float">
            <text:p>42.97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9.07344" calcext:value-type="float">
            <text:p>89.07344</text:p>
          </table:table-cell>
          <table:table-cell office:value-type="float" office:value="39.75" calcext:value-type="float">
            <text:p>39.75</text:p>
          </table:table-cell>
          <table:table-cell office:value-type="float" office:value="45.9732916830085" calcext:value-type="float">
            <text:p>45.9732916830085</text:p>
          </table:table-cell>
          <table:table-cell office:value-type="float" office:value="44.2083333333333" calcext:value-type="float">
            <text:p>44.2083333333333</text:p>
          </table:table-cell>
          <table:table-cell table:number-columns-repeated="2"/>
          <table:table-cell office:value-type="float" office:value="44.0083333333333" calcext:value-type="float">
            <text:p>44.008333333333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4.49673" calcext:value-type="float">
            <text:p>94.49673</text:p>
          </table:table-cell>
          <table:table-cell office:value-type="float" office:value="46.1875" calcext:value-type="float">
            <text:p>46.1875</text:p>
          </table:table-cell>
          <table:table-cell office:value-type="float" office:value="44.7495164138083" calcext:value-type="float">
            <text:p>44.7495164138083</text:p>
          </table:table-cell>
          <table:table-cell office:value-type="float" office:value="44.3020833333333" calcext:value-type="float">
            <text:p>44.3020833333333</text:p>
          </table:table-cell>
          <table:table-cell table:number-columns-repeated="2"/>
          <table:table-cell office:value-type="float" office:value="45.0416666666667" calcext:value-type="float">
            <text:p>45.041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6.7408" calcext:value-type="float">
            <text:p>96.7408</text:p>
          </table:table-cell>
          <table:table-cell office:value-type="float" office:value="48.1875" calcext:value-type="float">
            <text:p>48.1875</text:p>
          </table:table-cell>
          <table:table-cell office:value-type="float" office:value="42.6970331659482" calcext:value-type="float">
            <text:p>42.6970331659482</text:p>
          </table:table-cell>
          <table:table-cell office:value-type="float" office:value="41.6145833333333" calcext:value-type="float">
            <text:p>41.6145833333333</text:p>
          </table:table-cell>
          <table:table-cell table:number-columns-repeated="2"/>
          <table:table-cell office:value-type="float" office:value="46.075" calcext:value-type="float">
            <text:p>46.07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3.70125" calcext:value-type="float">
            <text:p>93.70125</text:p>
          </table:table-cell>
          <table:table-cell office:value-type="float" office:value="44.375" calcext:value-type="float">
            <text:p>44.375</text:p>
          </table:table-cell>
          <table:table-cell office:value-type="float" office:value="45.1531981607824" calcext:value-type="float">
            <text:p>45.1531981607824</text:p>
          </table:table-cell>
          <table:table-cell office:value-type="float" office:value="43.3333333333333" calcext:value-type="float">
            <text:p>43.3333333333333</text:p>
          </table:table-cell>
          <table:table-cell table:number-columns-repeated="2"/>
          <table:table-cell office:value-type="float" office:value="47.1083333333333" calcext:value-type="float">
            <text:p>47.108333333333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5.11145" calcext:value-type="float">
            <text:p>95.11145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5.1767488072487" calcext:value-type="float">
            <text:p>45.176748807248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8.1416666666667" calcext:value-type="float">
            <text:p>48.141666666666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4.765015" calcext:value-type="float">
            <text:p>94.765015</text:p>
          </table:table-cell>
          <table:table-cell office:value-type="float" office:value="47" calcext:value-type="float">
            <text:p>47</text:p>
          </table:table-cell>
          <table:table-cell office:value-type="float" office:value="41.863109352929" calcext:value-type="float">
            <text:p>41.863109352929</text:p>
          </table:table-cell>
          <table:table-cell office:value-type="float" office:value="41.6145833333333" calcext:value-type="float">
            <text:p>41.6145833333333</text:p>
          </table:table-cell>
          <table:table-cell table:number-columns-repeated="2"/>
          <table:table-cell office:value-type="float" office:value="49.175" calcext:value-type="float">
            <text:p>49.17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4.69035" calcext:value-type="float">
            <text:p>94.69035</text:p>
          </table:table-cell>
          <table:table-cell office:value-type="float" office:value="47" calcext:value-type="float">
            <text:p>47</text:p>
          </table:table-cell>
          <table:table-cell office:value-type="float" office:value="41.7474721915969" calcext:value-type="float">
            <text:p>41.7474721915969</text:p>
          </table:table-cell>
          <table:table-cell office:value-type="float" office:value="40.71875" calcext:value-type="float">
            <text:p>40.71875</text:p>
          </table:table-cell>
          <table:table-cell table:number-columns-repeated="2"/>
          <table:table-cell office:value-type="float" office:value="50.2083333333333" calcext:value-type="float">
            <text:p>50.2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3.541855" calcext:value-type="float">
            <text:p>93.541855</text:p>
          </table:table-cell>
          <table:table-cell office:value-type="float" office:value="45.375" calcext:value-type="float">
            <text:p>45.375</text:p>
          </table:table-cell>
          <table:table-cell office:value-type="float" office:value="45.9822643072999" calcext:value-type="float">
            <text:p>45.9822643072999</text:p>
          </table:table-cell>
          <table:table-cell office:value-type="float" office:value="44.2916666666667" calcext:value-type="float">
            <text:p>44.291666666666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2.23588" calcext:value-type="float">
            <text:p>92.23588</text:p>
          </table:table-cell>
          <table:table-cell office:value-type="float" office:value="44.875" calcext:value-type="float">
            <text:p>44.875</text:p>
          </table:table-cell>
          <table:table-cell office:value-type="float" office:value="41.560785305247" calcext:value-type="float">
            <text:p>41.560785305247</text:p>
          </table:table-cell>
          <table:table-cell office:value-type="float" office:value="39.875" calcext:value-type="float">
            <text:p>39.875</text:p>
          </table:table-cell>
          <table:table-cell/>
          <table:table-cell office:value-type="float" office:value="0.621171252066757" calcext:value-type="float">
            <text:p>0.621171252066757</text:p>
          </table:table-cell>
          <table:table-cell office:value-type="float" office:value="41.2263370068424" calcext:value-type="float">
            <text:p>41.226337006842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3.59851" calcext:value-type="float">
            <text:p>93.59851</text:p>
          </table:table-cell>
          <table:table-cell office:value-type="float" office:value="45.875" calcext:value-type="float">
            <text:p>45.875</text:p>
          </table:table-cell>
          <table:table-cell office:value-type="float" office:value="43.7998229704628" calcext:value-type="float">
            <text:p>43.7998229704628</text:p>
          </table:table-cell>
          <table:table-cell office:value-type="float" office:value="43.3958333333333" calcext:value-type="float">
            <text:p>43.3958333333333</text:p>
          </table:table-cell>
          <table:table-cell/>
          <table:table-cell office:value-type="float" office:value="41.2263370068424" calcext:value-type="float">
            <text:p>41.2263370068424</text:p>
          </table:table-cell>
          <table:table-cell office:value-type="float" office:value="41.8475082589091" calcext:value-type="float">
            <text:p>41.847508258909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95.63573" calcext:value-type="float">
            <text:p>95.63573</text:p>
          </table:table-cell>
          <table:table-cell office:value-type="float" office:value="46.9375" calcext:value-type="float">
            <text:p>46.9375</text:p>
          </table:table-cell>
          <table:table-cell office:value-type="float" office:value="44.2113856111102" calcext:value-type="float">
            <text:p>44.2113856111102</text:p>
          </table:table-cell>
          <table:table-cell office:value-type="float" office:value="42.4895833333333" calcext:value-type="float">
            <text:p>42.4895833333333</text:p>
          </table:table-cell>
          <table:table-cell/>
          <table:table-cell office:value-type="float" office:value="47.4380495275099" calcext:value-type="float">
            <text:p>47.4380495275099</text:p>
          </table:table-cell>
          <table:table-cell office:value-type="float" office:value="42.4686795109759" calcext:value-type="float">
            <text:p>42.468679510975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0.49142" calcext:value-type="float">
            <text:p>90.49142</text:p>
          </table:table-cell>
          <table:table-cell office:value-type="float" office:value="41.375" calcext:value-type="float">
            <text:p>41.375</text:p>
          </table:table-cell>
          <table:table-cell office:value-type="float" office:value="45.2715196801953" calcext:value-type="float">
            <text:p>45.2715196801953</text:p>
          </table:table-cell>
          <table:table-cell office:value-type="float" office:value="43.71875" calcext:value-type="float">
            <text:p>43.71875</text:p>
          </table:table-cell>
          <table:table-cell table:number-columns-repeated="2"/>
          <table:table-cell office:value-type="float" office:value="43.0898507630426" calcext:value-type="float">
            <text:p>43.089850763042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3.81741" calcext:value-type="float">
            <text:p>93.81741</text:p>
          </table:table-cell>
          <table:table-cell office:value-type="float" office:value="45.875" calcext:value-type="float">
            <text:p>45.875</text:p>
          </table:table-cell>
          <table:table-cell office:value-type="float" office:value="44.9364636335444" calcext:value-type="float">
            <text:p>44.9364636335444</text:p>
          </table:table-cell>
          <table:table-cell office:value-type="float" office:value="44.1041666666667" calcext:value-type="float">
            <text:p>44.1041666666667</text:p>
          </table:table-cell>
          <table:table-cell table:number-columns-repeated="2"/>
          <table:table-cell office:value-type="float" office:value="43.7110220151094" calcext:value-type="float">
            <text:p>43.711022015109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2.82091" calcext:value-type="float">
            <text:p>92.82091</text:p>
          </table:table-cell>
          <table:table-cell office:value-type="float" office:value="45.8125" calcext:value-type="float">
            <text:p>45.8125</text:p>
          </table:table-cell>
          <table:table-cell office:value-type="float" office:value="44.4333966223435" calcext:value-type="float">
            <text:p>44.4333966223435</text:p>
          </table:table-cell>
          <table:table-cell office:value-type="float" office:value="43.375" calcext:value-type="float">
            <text:p>43.375</text:p>
          </table:table-cell>
          <table:table-cell table:number-columns-repeated="2"/>
          <table:table-cell office:value-type="float" office:value="44.3321932671762" calcext:value-type="float">
            <text:p>44.332193267176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0.11862" calcext:value-type="float">
            <text:p>90.11862</text:p>
          </table:table-cell>
          <table:table-cell office:value-type="float" office:value="41.5625" calcext:value-type="float">
            <text:p>41.5625</text:p>
          </table:table-cell>
          <table:table-cell office:value-type="float" office:value="43.7895739138195" calcext:value-type="float">
            <text:p>43.7895739138195</text:p>
          </table:table-cell>
          <table:table-cell office:value-type="float" office:value="42.3125" calcext:value-type="float">
            <text:p>42.3125</text:p>
          </table:table-cell>
          <table:table-cell table:number-columns-repeated="2"/>
          <table:table-cell office:value-type="float" office:value="44.9533645192429" calcext:value-type="float">
            <text:p>44.953364519242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.5772" calcext:value-type="float">
            <text:p>92.5772</text:p>
          </table:table-cell>
          <table:table-cell office:value-type="float" office:value="45.0625" calcext:value-type="float">
            <text:p>45.0625</text:p>
          </table:table-cell>
          <table:table-cell office:value-type="float" office:value="43.5868073219175" calcext:value-type="float">
            <text:p>43.5868073219175</text:p>
          </table:table-cell>
          <table:table-cell office:value-type="float" office:value="42.6666666666667" calcext:value-type="float">
            <text:p>42.6666666666667</text:p>
          </table:table-cell>
          <table:table-cell table:number-columns-repeated="2"/>
          <table:table-cell office:value-type="float" office:value="45.5745357713097" calcext:value-type="float">
            <text:p>45.574535771309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96.585365" calcext:value-type="float">
            <text:p>96.585365</text:p>
          </table:table-cell>
          <table:table-cell office:value-type="float" office:value="48.1875" calcext:value-type="float">
            <text:p>48.1875</text:p>
          </table:table-cell>
          <table:table-cell office:value-type="float" office:value="43.2579542805541" calcext:value-type="float">
            <text:p>43.2579542805541</text:p>
          </table:table-cell>
          <table:table-cell office:value-type="float" office:value="42.75" calcext:value-type="float">
            <text:p>42.75</text:p>
          </table:table-cell>
          <table:table-cell table:number-columns-repeated="2"/>
          <table:table-cell office:value-type="float" office:value="46.1957070233764" calcext:value-type="float">
            <text:p>46.195707023376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89.12831" calcext:value-type="float">
            <text:p>89.12831</text:p>
          </table:table-cell>
          <table:table-cell office:value-type="float" office:value="41.125" calcext:value-type="float">
            <text:p>41.125</text:p>
          </table:table-cell>
          <table:table-cell office:value-type="float" office:value="44.0466250077638" calcext:value-type="float">
            <text:p>44.0466250077638</text:p>
          </table:table-cell>
          <table:table-cell office:value-type="float" office:value="42.9583333333333" calcext:value-type="float">
            <text:p>42.9583333333333</text:p>
          </table:table-cell>
          <table:table-cell table:number-columns-repeated="2"/>
          <table:table-cell office:value-type="float" office:value="46.8168782754432" calcext:value-type="float">
            <text:p>46.81687827544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0.98089" calcext:value-type="float">
            <text:p>90.98089</text:p>
          </table:table-cell>
          <table:table-cell office:value-type="float" office:value="42.25" calcext:value-type="float">
            <text:p>42.25</text:p>
          </table:table-cell>
          <table:table-cell office:value-type="float" office:value="44.2113201902157" calcext:value-type="float">
            <text:p>44.2113201902157</text:p>
          </table:table-cell>
          <table:table-cell office:value-type="float" office:value="43.1458333333333" calcext:value-type="float">
            <text:p>43.1458333333333</text:p>
          </table:table-cell>
          <table:table-cell table:number-columns-repeated="2"/>
          <table:table-cell office:value-type="float" office:value="47.4380495275099" calcext:value-type="float">
            <text:p>47.4380495275099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6.33769" calcext:value-type="float">
            <text:p>96.33769</text:p>
          </table:table-cell>
          <table:table-cell office:value-type="float" office:value="47.0625" calcext:value-type="float">
            <text:p>47.0625</text:p>
          </table:table-cell>
          <table:table-cell office:value-type="float" office:value="44.6798219602835" calcext:value-type="float">
            <text:p>44.6798219602835</text:p>
          </table:table-cell>
          <table:table-cell office:value-type="float" office:value="43.4479166666667" calcext:value-type="float">
            <text:p>43.447916666666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92.01982" calcext:value-type="float">
            <text:p>92.01982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45.9745932086861" calcext:value-type="float">
            <text:p>45.9745932086861</text:p>
          </table:table-cell>
          <table:table-cell office:value-type="float" office:value="44.0729166666667" calcext:value-type="float">
            <text:p>44.072916666666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90.48511" calcext:value-type="float">
            <text:p>90.48511</text:p>
          </table:table-cell>
          <table:table-cell office:value-type="float" office:value="41.875" calcext:value-type="float">
            <text:p>41.875</text:p>
          </table:table-cell>
          <table:table-cell office:value-type="float" office:value="44.5037500383501" calcext:value-type="float">
            <text:p>44.5037500383501</text:p>
          </table:table-cell>
          <table:table-cell office:value-type="float" office:value="43.7395833333333" calcext:value-type="float">
            <text:p>43.739583333333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8.506485" calcext:value-type="float">
            <text:p>88.506485</text:p>
          </table:table-cell>
          <table:table-cell office:value-type="float" office:value="40.3125" calcext:value-type="float">
            <text:p>40.3125</text:p>
          </table:table-cell>
          <table:table-cell office:value-type="float" office:value="45.3227180205132" calcext:value-type="float">
            <text:p>45.3227180205132</text:p>
          </table:table-cell>
          <table:table-cell office:value-type="float" office:value="44.71875" calcext:value-type="float">
            <text:p>44.718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0.787025" calcext:value-type="float">
            <text:p>90.787025</text:p>
          </table:table-cell>
          <table:table-cell office:value-type="float" office:value="42.3125" calcext:value-type="float">
            <text:p>42.3125</text:p>
          </table:table-cell>
          <table:table-cell office:value-type="float" office:value="44.6702589917079" calcext:value-type="float">
            <text:p>44.6702589917079</text:p>
          </table:table-cell>
          <table:table-cell office:value-type="float" office:value="42.9895833333333" calcext:value-type="float">
            <text:p>42.989583333333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8.362854" calcext:value-type="float">
            <text:p>88.362854</text:p>
          </table:table-cell>
          <table:table-cell office:value-type="float" office:value="40.5625" calcext:value-type="float">
            <text:p>40.5625</text:p>
          </table:table-cell>
          <table:table-cell office:value-type="float" office:value="43.1344433376464" calcext:value-type="float">
            <text:p>43.1344433376464</text:p>
          </table:table-cell>
          <table:table-cell office:value-type="float" office:value="41.3333333333333" calcext:value-type="float">
            <text:p>41.333333333333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9.702866" calcext:value-type="float">
            <text:p>89.702866</text:p>
          </table:table-cell>
          <table:table-cell office:value-type="float" office:value="41.875" calcext:value-type="float">
            <text:p>41.875</text:p>
          </table:table-cell>
          <table:table-cell office:value-type="float" office:value="43.9416989648859" calcext:value-type="float">
            <text:p>43.9416989648859</text:p>
          </table:table-cell>
          <table:table-cell office:value-type="float" office:value="43.7083333333333" calcext:value-type="float">
            <text:p>43.708333333333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3.80858" calcext:value-type="float">
            <text:p>93.80858</text:p>
          </table:table-cell>
          <table:table-cell office:value-type="float" office:value="46.125" calcext:value-type="float">
            <text:p>46.125</text:p>
          </table:table-cell>
          <table:table-cell office:value-type="float" office:value="46.0133874717728" calcext:value-type="float">
            <text:p>46.0133874717728</text:p>
          </table:table-cell>
          <table:table-cell office:value-type="float" office:value="45.40625" calcext:value-type="float">
            <text:p>45.4062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5.07909" calcext:value-type="float">
            <text:p>95.07909</text:p>
          </table:table-cell>
          <table:table-cell office:value-type="float" office:value="45.75" calcext:value-type="float">
            <text:p>45.75</text:p>
          </table:table-cell>
          <table:table-cell office:value-type="float" office:value="41.5825039790225" calcext:value-type="float">
            <text:p>41.5825039790225</text:p>
          </table:table-cell>
          <table:table-cell office:value-type="float" office:value="41.5729166666667" calcext:value-type="float">
            <text:p>41.572916666666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0.343056" calcext:value-type="float">
            <text:p>90.343056</text:p>
          </table:table-cell>
          <table:table-cell office:value-type="float" office:value="41.875" calcext:value-type="float">
            <text:p>41.875</text:p>
          </table:table-cell>
          <table:table-cell office:value-type="float" office:value="45.2258283179702" calcext:value-type="float">
            <text:p>45.2258283179702</text:p>
          </table:table-cell>
          <table:table-cell office:value-type="float" office:value="44.4583333333333" calcext:value-type="float">
            <text:p>44.458333333333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84.985115" calcext:value-type="float">
            <text:p>84.985115</text:p>
          </table:table-cell>
          <table:table-cell office:value-type="float" office:value="36.1875" calcext:value-type="float">
            <text:p>36.1875</text:p>
          </table:table-cell>
          <table:table-cell office:value-type="float" office:value="45.5918797912245" calcext:value-type="float">
            <text:p>45.5918797912245</text:p>
          </table:table-cell>
          <table:table-cell office:value-type="float" office:value="44.09375" calcext:value-type="float">
            <text:p>44.0937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89.37051" calcext:value-type="float">
            <text:p>89.37051</text:p>
          </table:table-cell>
          <table:table-cell office:value-type="float" office:value="40.625" calcext:value-type="float">
            <text:p>40.625</text:p>
          </table:table-cell>
          <table:table-cell office:value-type="float" office:value="43.5659327637982" calcext:value-type="float">
            <text:p>43.5659327637982</text:p>
          </table:table-cell>
          <table:table-cell office:value-type="float" office:value="42.5416666666667" calcext:value-type="float">
            <text:p>42.541666666666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3.56425" calcext:value-type="float">
            <text:p>93.56425</text:p>
          </table:table-cell>
          <table:table-cell office:value-type="float" office:value="45.875" calcext:value-type="float">
            <text:p>45.875</text:p>
          </table:table-cell>
          <table:table-cell office:value-type="float" office:value="43.751142899043" calcext:value-type="float">
            <text:p>43.751142899043</text:p>
          </table:table-cell>
          <table:table-cell office:value-type="float" office:value="43.5625" calcext:value-type="float">
            <text:p>43.562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8.257034" calcext:value-type="float">
            <text:p>88.257034</text:p>
          </table:table-cell>
          <table:table-cell office:value-type="float" office:value="39.8125" calcext:value-type="float">
            <text:p>39.8125</text:p>
          </table:table-cell>
          <table:table-cell office:value-type="float" office:value="43.940030768252" calcext:value-type="float">
            <text:p>43.940030768252</text:p>
          </table:table-cell>
          <table:table-cell office:value-type="float" office:value="43.8645833333333" calcext:value-type="float">
            <text:p>43.864583333333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.98795" calcext:value-type="float">
            <text:p>95.98795</text:p>
          </table:table-cell>
          <table:table-cell office:value-type="float" office:value="48.125" calcext:value-type="float">
            <text:p>48.125</text:p>
          </table:table-cell>
          <table:table-cell office:value-type="float" office:value="42.8196807158243" calcext:value-type="float">
            <text:p>42.8196807158243</text:p>
          </table:table-cell>
          <table:table-cell office:value-type="float" office:value="42.3854166666667" calcext:value-type="float">
            <text:p>42.385416666666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3.23847" calcext:value-type="float">
            <text:p>93.23847</text:p>
          </table:table-cell>
          <table:table-cell office:value-type="float" office:value="45.9375" calcext:value-type="float">
            <text:p>45.9375</text:p>
          </table:table-cell>
          <table:table-cell office:value-type="float" office:value="45.8181735210626" calcext:value-type="float">
            <text:p>45.8181735210626</text:p>
          </table:table-cell>
          <table:table-cell office:value-type="float" office:value="44.25" calcext:value-type="float">
            <text:p>44.2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8.687904" calcext:value-type="float">
            <text:p>88.687904</text:p>
          </table:table-cell>
          <table:table-cell office:value-type="float" office:value="41.125" calcext:value-type="float">
            <text:p>41.125</text:p>
          </table:table-cell>
          <table:table-cell office:value-type="float" office:value="43.8447193098678" calcext:value-type="float">
            <text:p>43.8447193098678</text:p>
          </table:table-cell>
          <table:table-cell office:value-type="float" office:value="42.4791666666667" calcext:value-type="float">
            <text:p>42.479166666666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89.777756" calcext:value-type="float">
            <text:p>89.777756</text:p>
          </table:table-cell>
          <table:table-cell office:value-type="float" office:value="41.25" calcext:value-type="float">
            <text:p>41.25</text:p>
          </table:table-cell>
          <table:table-cell office:value-type="float" office:value="42.4439254488022" calcext:value-type="float">
            <text:p>42.4439254488022</text:p>
          </table:table-cell>
          <table:table-cell office:value-type="float" office:value="41.4270833333333" calcext:value-type="float">
            <text:p>41.427083333333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92.082275" calcext:value-type="float">
            <text:p>92.082275</text:p>
          </table:table-cell>
          <table:table-cell office:value-type="float" office:value="43.875" calcext:value-type="float">
            <text:p>43.875</text:p>
          </table:table-cell>
          <table:table-cell office:value-type="float" office:value="43.7794200787346" calcext:value-type="float">
            <text:p>43.7794200787346</text:p>
          </table:table-cell>
          <table:table-cell office:value-type="float" office:value="42.6458333333333" calcext:value-type="float">
            <text:p>42.645833333333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2.13571" calcext:value-type="float">
            <text:p>92.13571</text:p>
          </table:table-cell>
          <table:table-cell office:value-type="float" office:value="43.25" calcext:value-type="float">
            <text:p>43.25</text:p>
          </table:table-cell>
          <table:table-cell office:value-type="float" office:value="47.3559155736531" calcext:value-type="float">
            <text:p>47.3559155736531</text:p>
          </table:table-cell>
          <table:table-cell office:value-type="float" office:value="45.9583333333333" calcext:value-type="float">
            <text:p>45.958333333333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9.30626" calcext:value-type="float">
            <text:p>99.30626</text:p>
          </table:table-cell>
          <table:table-cell office:value-type="float" office:value="52.1875" calcext:value-type="float">
            <text:p>52.1875</text:p>
          </table:table-cell>
          <table:table-cell office:value-type="float" office:value="42.2974772112228" calcext:value-type="float">
            <text:p>42.2974772112228</text:p>
          </table:table-cell>
          <table:table-cell office:value-type="float" office:value="41.9583333333333" calcext:value-type="float">
            <text:p>41.958333333333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97.14928" calcext:value-type="float">
            <text:p>97.14928</text:p>
          </table:table-cell>
          <table:table-cell office:value-type="float" office:value="50.75" calcext:value-type="float">
            <text:p>50.75</text:p>
          </table:table-cell>
          <table:table-cell office:value-type="float" office:value="45.0687274649658" calcext:value-type="float">
            <text:p>45.0687274649658</text:p>
          </table:table-cell>
          <table:table-cell office:value-type="float" office:value="44.0416666666667" calcext:value-type="float">
            <text:p>44.041666666666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5.253555" calcext:value-type="float">
            <text:p>95.253555</text:p>
          </table:table-cell>
          <table:table-cell office:value-type="float" office:value="47.625" calcext:value-type="float">
            <text:p>47.625</text:p>
          </table:table-cell>
          <table:table-cell office:value-type="float" office:value="43.5262344722157" calcext:value-type="float">
            <text:p>43.5262344722157</text:p>
          </table:table-cell>
          <table:table-cell office:value-type="float" office:value="43.0208333333333" calcext:value-type="float">
            <text:p>43.020833333333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4.17318" calcext:value-type="float">
            <text:p>94.17318</text:p>
          </table:table-cell>
          <table:table-cell office:value-type="float" office:value="47.0625" calcext:value-type="float">
            <text:p>47.0625</text:p>
          </table:table-cell>
          <table:table-cell office:value-type="float" office:value="46.0266579667931" calcext:value-type="float">
            <text:p>46.0266579667931</text:p>
          </table:table-cell>
          <table:table-cell office:value-type="float" office:value="45.15625" calcext:value-type="float">
            <text:p>45.1562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.60539" calcext:value-type="float">
            <text:p>92.60539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44.4603175152935" calcext:value-type="float">
            <text:p>44.4603175152935</text:p>
          </table:table-cell>
          <table:table-cell office:value-type="float" office:value="43.0833333333333" calcext:value-type="float">
            <text:p>43.083333333333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5.34859" calcext:value-type="float">
            <text:p>95.34859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6.2316698974826" calcext:value-type="float">
            <text:p>46.2316698974826</text:p>
          </table:table-cell>
          <table:table-cell office:value-type="float" office:value="45.375" calcext:value-type="float">
            <text:p>45.37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2.83345" calcext:value-type="float">
            <text:p>92.83345</text:p>
          </table:table-cell>
          <table:table-cell office:value-type="float" office:value="45.125" calcext:value-type="float">
            <text:p>45.125</text:p>
          </table:table-cell>
          <table:table-cell office:value-type="float" office:value="45.9846198514792" calcext:value-type="float">
            <text:p>45.9846198514792</text:p>
          </table:table-cell>
          <table:table-cell office:value-type="float" office:value="44.4895833333333" calcext:value-type="float">
            <text:p>44.489583333333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94.02121" calcext:value-type="float">
            <text:p>94.02121</text:p>
          </table:table-cell>
          <table:table-cell office:value-type="float" office:value="46.6875" calcext:value-type="float">
            <text:p>46.6875</text:p>
          </table:table-cell>
          <table:table-cell office:value-type="float" office:value="44.2210418276816" calcext:value-type="float">
            <text:p>44.2210418276816</text:p>
          </table:table-cell>
          <table:table-cell office:value-type="float" office:value="44.1875" calcext:value-type="float">
            <text:p>44.187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6.81385" calcext:value-type="float">
            <text:p>86.81385</text:p>
          </table:table-cell>
          <table:table-cell office:value-type="float" office:value="37.6875" calcext:value-type="float">
            <text:p>37.6875</text:p>
          </table:table-cell>
          <table:table-cell office:value-type="float" office:value="44.7436269515246" calcext:value-type="float">
            <text:p>44.7436269515246</text:p>
          </table:table-cell>
          <table:table-cell office:value-type="float" office:value="42.7604166666667" calcext:value-type="float">
            <text:p>42.76041666666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3.928055" calcext:value-type="float">
            <text:p>93.928055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5.8709204015721" calcext:value-type="float">
            <text:p>45.8709204015721</text:p>
          </table:table-cell>
          <table:table-cell office:value-type="float" office:value="44.1875" calcext:value-type="float">
            <text:p>44.187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.190125" calcext:value-type="float">
            <text:p>90.190125</text:p>
          </table:table-cell>
          <table:table-cell office:value-type="float" office:value="41.75" calcext:value-type="float">
            <text:p>41.75</text:p>
          </table:table-cell>
          <table:table-cell office:value-type="float" office:value="43.5125817246029" calcext:value-type="float">
            <text:p>43.5125817246029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93.31961" calcext:value-type="float">
            <text:p>93.31961</text:p>
          </table:table-cell>
          <table:table-cell office:value-type="float" office:value="46.3125" calcext:value-type="float">
            <text:p>46.3125</text:p>
          </table:table-cell>
          <table:table-cell office:value-type="float" office:value="45.2331181240364" calcext:value-type="float">
            <text:p>45.2331181240364</text:p>
          </table:table-cell>
          <table:table-cell office:value-type="float" office:value="43.9270833333333" calcext:value-type="float">
            <text:p>43.927083333333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86.04811" calcext:value-type="float">
            <text:p>86.04811</text:p>
          </table:table-cell>
          <table:table-cell office:value-type="float" office:value="37.3125" calcext:value-type="float">
            <text:p>37.3125</text:p>
          </table:table-cell>
          <table:table-cell office:value-type="float" office:value="41.8676076816251" calcext:value-type="float">
            <text:p>41.8676076816251</text:p>
          </table:table-cell>
          <table:table-cell office:value-type="float" office:value="40.6041666666667" calcext:value-type="float">
            <text:p>40.604166666666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91.79152" calcext:value-type="float">
            <text:p>91.79152</text:p>
          </table:table-cell>
          <table:table-cell office:value-type="float" office:value="44.625" calcext:value-type="float">
            <text:p>44.625</text:p>
          </table:table-cell>
          <table:table-cell office:value-type="float" office:value="43.6842534747512" calcext:value-type="float">
            <text:p>43.6842534747512</text:p>
          </table:table-cell>
          <table:table-cell office:value-type="float" office:value="43.5104166666667" calcext:value-type="float">
            <text:p>43.510416666666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8.8998" calcext:value-type="float">
            <text:p>88.8998</text:p>
          </table:table-cell>
          <table:table-cell office:value-type="float" office:value="41.125" calcext:value-type="float">
            <text:p>41.125</text:p>
          </table:table-cell>
          <table:table-cell office:value-type="float" office:value="46.9444729820097" calcext:value-type="float">
            <text:p>46.9444729820097</text:p>
          </table:table-cell>
          <table:table-cell office:value-type="float" office:value="45.4583333333333" calcext:value-type="float">
            <text:p>45.458333333333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95.31059" calcext:value-type="float">
            <text:p>95.31059</text:p>
          </table:table-cell>
          <table:table-cell office:value-type="float" office:value="46.75" calcext:value-type="float">
            <text:p>46.75</text:p>
          </table:table-cell>
          <table:table-cell office:value-type="float" office:value="45.2729029282729" calcext:value-type="float">
            <text:p>45.2729029282729</text:p>
          </table:table-cell>
          <table:table-cell office:value-type="float" office:value="44.6041666666667" calcext:value-type="float">
            <text:p>44.6041666666667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0.39807" calcext:value-type="float">
            <text:p>90.39807</text:p>
          </table:table-cell>
          <table:table-cell office:value-type="float" office:value="42.875" calcext:value-type="float">
            <text:p>42.875</text:p>
          </table:table-cell>
          <table:table-cell office:value-type="float" office:value="46.3683887990367" calcext:value-type="float">
            <text:p>46.3683887990367</text:p>
          </table:table-cell>
          <table:table-cell office:value-type="float" office:value="44.7083333333333" calcext:value-type="float">
            <text:p>44.708333333333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89.61494" calcext:value-type="float">
            <text:p>89.61494</text:p>
          </table:table-cell>
          <table:table-cell office:value-type="float" office:value="41.1875" calcext:value-type="float">
            <text:p>41.1875</text:p>
          </table:table-cell>
          <table:table-cell office:value-type="float" office:value="47.4380495275099" calcext:value-type="float">
            <text:p>47.4380495275099</text:p>
          </table:table-cell>
          <table:table-cell office:value-type="float" office:value="46.5208333333333" calcext:value-type="float">
            <text:p>46.520833333333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0.43622" calcext:value-type="float">
            <text:p>90.43622</text:p>
          </table:table-cell>
          <table:table-cell office:value-type="float" office:value="41.9375" calcext:value-type="float">
            <text:p>41.9375</text:p>
          </table:table-cell>
          <table:table-cell office:value-type="float" office:value="41.2263370068424" calcext:value-type="float">
            <text:p>41.2263370068424</text:p>
          </table:table-cell>
          <table:table-cell office:value-type="float" office:value="39.9895833333333" calcext:value-type="float">
            <text:p>39.989583333333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4.42495" calcext:value-type="float">
            <text:p>94.42495</text:p>
          </table:table-cell>
          <table:table-cell office:value-type="float" office:value="47.25" calcext:value-type="float">
            <text:p>47.25</text:p>
          </table:table-cell>
          <table:table-cell office:value-type="float" office:value="42.9284147666443" calcext:value-type="float">
            <text:p>42.9284147666443</text:p>
          </table:table-cell>
          <table:table-cell office:value-type="float" office:value="41.46875" calcext:value-type="float">
            <text:p>41.468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3.967285" calcext:value-type="float">
            <text:p>93.967285</text:p>
          </table:table-cell>
          <table:table-cell office:value-type="float" office:value="46.6875" calcext:value-type="float">
            <text:p>46.6875</text:p>
          </table:table-cell>
          <table:table-cell office:value-type="float" office:value="44.4813848776015" calcext:value-type="float">
            <text:p>44.4813848776015</text:p>
          </table:table-cell>
          <table:table-cell office:value-type="float" office:value="43.0208333333333" calcext:value-type="float">
            <text:p>43.020833333333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93.76645" calcext:value-type="float">
            <text:p>93.76645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42.8837738521761" calcext:value-type="float">
            <text:p>42.8837738521761</text:p>
          </table:table-cell>
          <table:table-cell office:value-type="float" office:value="42.5104166666667" calcext:value-type="float">
            <text:p>42.510416666666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0.425995" calcext:value-type="float">
            <text:p>90.425995</text:p>
          </table:table-cell>
          <table:table-cell office:value-type="float" office:value="42" calcext:value-type="float">
            <text:p>42</text:p>
          </table:table-cell>
          <table:table-cell office:value-type="float" office:value="45.0977287860042" calcext:value-type="float">
            <text:p>45.0977287860042</text:p>
          </table:table-cell>
          <table:table-cell office:value-type="float" office:value="43.375" calcext:value-type="float">
            <text:p>43.37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94.557144" calcext:value-type="float">
            <text:p>94.557144</text:p>
          </table:table-cell>
          <table:table-cell office:value-type="float" office:value="47.625" calcext:value-type="float">
            <text:p>47.625</text:p>
          </table:table-cell>
          <table:table-cell office:value-type="float" office:value="43.9475600474148" calcext:value-type="float">
            <text:p>43.9475600474148</text:p>
          </table:table-cell>
          <table:table-cell office:value-type="float" office:value="43.65625" calcext:value-type="float">
            <text:p>43.656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2.10327" calcext:value-type="float">
            <text:p>92.10327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2.8741931620396" calcext:value-type="float">
            <text:p>42.8741931620396</text:p>
          </table:table-cell>
          <table:table-cell office:value-type="float" office:value="42.6875" calcext:value-type="float">
            <text:p>42.687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90.638176" calcext:value-type="float">
            <text:p>90.638176</text:p>
          </table:table-cell>
          <table:table-cell office:value-type="float" office:value="42.25" calcext:value-type="float">
            <text:p>42.25</text:p>
          </table:table-cell>
          <table:table-cell office:value-type="float" office:value="47.1094337736117" calcext:value-type="float">
            <text:p>47.1094337736117</text:p>
          </table:table-cell>
          <table:table-cell office:value-type="float" office:value="45.5104166666667" calcext:value-type="float">
            <text:p>45.510416666666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8.539536" calcext:value-type="float">
            <text:p>88.539536</text:p>
          </table:table-cell>
          <table:table-cell office:value-type="float" office:value="40" calcext:value-type="float">
            <text:p>40</text:p>
          </table:table-cell>
          <table:table-cell office:value-type="float" office:value="43.9997391698019" calcext:value-type="float">
            <text:p>43.9997391698019</text:p>
          </table:table-cell>
          <table:table-cell office:value-type="float" office:value="42.6666666666667" calcext:value-type="float">
            <text:p>42.666666666666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90.10249" calcext:value-type="float">
            <text:p>90.10249</text:p>
          </table:table-cell>
          <table:table-cell office:value-type="float" office:value="41.5" calcext:value-type="float">
            <text:p>41.5</text:p>
          </table:table-cell>
          <table:table-cell office:value-type="float" office:value="43.7891009480983" calcext:value-type="float">
            <text:p>43.7891009480983</text:p>
          </table:table-cell>
          <table:table-cell office:value-type="float" office:value="43.2395833333333" calcext:value-type="float">
            <text:p>43.23958333333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94.00255" calcext:value-type="float">
            <text:p>94.00255</text:p>
          </table:table-cell>
          <table:table-cell office:value-type="float" office:value="46.6875" calcext:value-type="float">
            <text:p>46.6875</text:p>
          </table:table-cell>
          <table:table-cell office:value-type="float" office:value="43.2573379735208" calcext:value-type="float">
            <text:p>43.2573379735208</text:p>
          </table:table-cell>
          <table:table-cell office:value-type="float" office:value="42.2083333333333" calcext:value-type="float">
            <text:p>42.208333333333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9.928795" calcext:value-type="float">
            <text:p>89.928795</text:p>
          </table:table-cell>
          <table:table-cell office:value-type="float" office:value="42.375" calcext:value-type="float">
            <text:p>42.375</text:p>
          </table:table-cell>
          <table:table-cell office:value-type="float" office:value="44.9683336401995" calcext:value-type="float">
            <text:p>44.9683336401995</text:p>
          </table:table-cell>
          <table:table-cell office:value-type="float" office:value="44.7916666666667" calcext:value-type="float">
            <text:p>44.7916666666667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89.61201" calcext:value-type="float">
            <text:p>89.61201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45.2941991204473" calcext:value-type="float">
            <text:p>45.2941991204473</text:p>
          </table:table-cell>
          <table:table-cell office:value-type="float" office:value="43.5104166666667" calcext:value-type="float">
            <text:p>43.510416666666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93.686584" calcext:value-type="float">
            <text:p>93.686584</text:p>
          </table:table-cell>
          <table:table-cell office:value-type="float" office:value="46" calcext:value-type="float">
            <text:p>46</text:p>
          </table:table-cell>
          <table:table-cell office:value-type="float" office:value="44.3782144585219" calcext:value-type="float">
            <text:p>44.3782144585219</text:p>
          </table:table-cell>
          <table:table-cell office:value-type="float" office:value="42.71875" calcext:value-type="float">
            <text:p>42.7187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94.07593" calcext:value-type="float">
            <text:p>94.07593</text:p>
          </table:table-cell>
          <table:table-cell office:value-type="float" office:value="46.4375" calcext:value-type="float">
            <text:p>46.4375</text:p>
          </table:table-cell>
          <table:table-cell office:value-type="float" office:value="42.1322497893962" calcext:value-type="float">
            <text:p>42.1322497893962</text:p>
          </table:table-cell>
          <table:table-cell office:value-type="float" office:value="42.03125" calcext:value-type="float">
            <text:p>42.0312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93.83367" calcext:value-type="float">
            <text:p>93.83367</text:p>
          </table:table-cell>
          <table:table-cell office:value-type="float" office:value="46.1875" calcext:value-type="float">
            <text:p>46.1875</text:p>
          </table:table-cell>
          <table:table-cell office:value-type="float" office:value="43.2157086434043" calcext:value-type="float">
            <text:p>43.2157086434043</text:p>
          </table:table-cell>
          <table:table-cell office:value-type="float" office:value="42.2083333333333" calcext:value-type="float">
            <text:p>42.208333333333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4.609344" calcext:value-type="float">
            <text:p>94.609344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1.908401000923" calcext:value-type="float">
            <text:p>41.908401000923</text:p>
          </table:table-cell>
          <table:table-cell office:value-type="float" office:value="40.4479166666667" calcext:value-type="float">
            <text:p>40.447916666666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4.79475" calcext:value-type="float">
            <text:p>94.79475</text:p>
          </table:table-cell>
          <table:table-cell office:value-type="float" office:value="46.25" calcext:value-type="float">
            <text:p>46.25</text:p>
          </table:table-cell>
          <table:table-cell office:value-type="float" office:value="45.7740971667741" calcext:value-type="float">
            <text:p>45.7740971667741</text:p>
          </table:table-cell>
          <table:table-cell office:value-type="float" office:value="45.5208333333333" calcext:value-type="float">
            <text:p>45.520833333333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2.95747" calcext:value-type="float">
            <text:p>92.95747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3.5440660325988" calcext:value-type="float">
            <text:p>43.5440660325988</text:p>
          </table:table-cell>
          <table:table-cell office:value-type="float" office:value="42.5729166666667" calcext:value-type="float">
            <text:p>42.572916666666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88.97797" calcext:value-type="float">
            <text:p>88.97797</text:p>
          </table:table-cell>
          <table:table-cell office:value-type="float" office:value="41.75" calcext:value-type="float">
            <text:p>41.75</text:p>
          </table:table-cell>
          <table:table-cell office:value-type="float" office:value="43.3164133493687" calcext:value-type="float">
            <text:p>43.3164133493687</text:p>
          </table:table-cell>
          <table:table-cell office:value-type="float" office:value="42.7291666666667" calcext:value-type="float">
            <text:p>42.729166666666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0.68283" calcext:value-type="float">
            <text:p>90.68283</text:p>
          </table:table-cell>
          <table:table-cell office:value-type="float" office:value="43.625" calcext:value-type="float">
            <text:p>43.625</text:p>
          </table:table-cell>
          <table:table-cell office:value-type="float" office:value="43.808780587158" calcext:value-type="float">
            <text:p>43.808780587158</text:p>
          </table:table-cell>
          <table:table-cell office:value-type="float" office:value="43.6666666666667" calcext:value-type="float">
            <text:p>43.666666666666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1.04581" calcext:value-type="float">
            <text:p>91.04581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6.1391234692681" calcext:value-type="float">
            <text:p>46.1391234692681</text:p>
          </table:table-cell>
          <table:table-cell office:value-type="float" office:value="44.8125" calcext:value-type="float">
            <text:p>44.812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93.84351" calcext:value-type="float">
            <text:p>93.84351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44.25459161403" calcext:value-type="float">
            <text:p>44.25459161403</text:p>
          </table:table-cell>
          <table:table-cell office:value-type="float" office:value="43.0208333333333" calcext:value-type="float">
            <text:p>43.020833333333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90.153336" calcext:value-type="float">
            <text:p>90.153336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43.2648667061062" calcext:value-type="float">
            <text:p>43.2648667061062</text:p>
          </table:table-cell>
          <table:table-cell office:value-type="float" office:value="42.0833333333333" calcext:value-type="float">
            <text:p>42.083333333333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93.67705" calcext:value-type="float">
            <text:p>93.67705</text:p>
          </table:table-cell>
          <table:table-cell office:value-type="float" office:value="47.375" calcext:value-type="float">
            <text:p>47.375</text:p>
          </table:table-cell>
          <table:table-cell office:value-type="float" office:value="44.4301392411802" calcext:value-type="float">
            <text:p>44.4301392411802</text:p>
          </table:table-cell>
          <table:table-cell office:value-type="float" office:value="43.875" calcext:value-type="float">
            <text:p>43.87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92.44447" calcext:value-type="float">
            <text:p>92.44447</text:p>
          </table:table-cell>
          <table:table-cell office:value-type="float" office:value="45.0625" calcext:value-type="float">
            <text:p>45.0625</text:p>
          </table:table-cell>
          <table:table-cell office:value-type="float" office:value="44.6955621579108" calcext:value-type="float">
            <text:p>44.6955621579108</text:p>
          </table:table-cell>
          <table:table-cell office:value-type="float" office:value="43.8854166666667" calcext:value-type="float">
            <text:p>43.8854166666667</text:p>
          </table:table-cell>
          <table:table-cell table:number-columns-repeated="5"/>
        </table:table-row>
        <table:table-row table:style-name="ro1" table:number-rows-repeated="401">
          <table:table-cell table:number-columns-repeated="11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6"/>
        </table:table-row>
      </table:table>
      <table:table table:name="3" table:style-name="ta1">
        <table:shapes>
          <draw:frame draw:z-index="0" draw:style-name="gr1" draw:text-style-name="P1" svg:width="253.76pt" svg:height="142.72pt" svg:x="801.16pt" svg:y="24.04pt">
            <draw:object draw:notify-on-update-of-ranges="'3'.K1:'3'.K11 '3'.J1:'3'.J1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253.76pt" svg:height="142.72pt" svg:x="797.56pt" svg:y="224.02pt">
            <draw:object draw:notify-on-update-of-ranges="'3'.K14:'3'.K24 '3'.J14:'3'.J2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253.76pt" svg:height="142.72pt" svg:x="808.21pt" svg:y="380.83pt">
            <draw:object draw:notify-on-update-of-ranges="'3'.K26:'3'.K36 '3'.J26:'3'.J36 '3'.J26:'3'.J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1.02471" calcext:value-type="float">
            <text:p>111.02471</text:p>
          </table:table-cell>
          <table:table-cell office:value-type="float" office:value="75" calcext:value-type="float">
            <text:p>75</text:p>
          </table:table-cell>
          <table:table-cell office:value-type="float" office:value="45.1719522053124" calcext:value-type="float">
            <text:p>45.1719522053124</text:p>
          </table:table-cell>
          <table:table-cell office:value-type="float" office:value="44.3229166666667" calcext:value-type="float">
            <text:p>44.3229166666667</text:p>
          </table:table-cell>
          <table:table-cell/>
          <table:table-cell office:value-type="float" office:value="3.1380965" calcext:value-type="float">
            <text:p>3.1380965</text:p>
          </table:table-cell>
          <table:table-cell office:value-type="float" office:value="79.643745" calcext:value-type="float">
            <text:p>79.6437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0.60109" calcext:value-type="float">
            <text:p>110.60109</text:p>
          </table:table-cell>
          <table:table-cell office:value-type="float" office:value="65.75" calcext:value-type="float">
            <text:p>65.75</text:p>
          </table:table-cell>
          <table:table-cell office:value-type="float" office:value="43.2905073728235" calcext:value-type="float">
            <text:p>43.2905073728235</text:p>
          </table:table-cell>
          <table:table-cell office:value-type="float" office:value="43.125" calcext:value-type="float">
            <text:p>43.125</text:p>
          </table:table-cell>
          <table:table-cell/>
          <table:table-cell office:value-type="float" office:value="79.643745" calcext:value-type="float">
            <text:p>79.643745</text:p>
          </table:table-cell>
          <table:table-cell office:value-type="float" office:value="82.7818415" calcext:value-type="float">
            <text:p>82.781841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9.87442" calcext:value-type="float">
            <text:p>109.87442</text:p>
          </table:table-cell>
          <table:table-cell office:value-type="float" office:value="56.5" calcext:value-type="float">
            <text:p>56.5</text:p>
          </table:table-cell>
          <table:table-cell office:value-type="float" office:value="43.6398521223847" calcext:value-type="float">
            <text:p>43.6398521223847</text:p>
          </table:table-cell>
          <table:table-cell office:value-type="float" office:value="41.7395833333333" calcext:value-type="float">
            <text:p>41.7395833333333</text:p>
          </table:table-cell>
          <table:table-cell/>
          <table:table-cell office:value-type="float" office:value="111.02471" calcext:value-type="float">
            <text:p>111.02471</text:p>
          </table:table-cell>
          <table:table-cell office:value-type="float" office:value="85.919938" calcext:value-type="float">
            <text:p>85.919938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9.36541" calcext:value-type="float">
            <text:p>109.36541</text:p>
          </table:table-cell>
          <table:table-cell office:value-type="float" office:value="55.375" calcext:value-type="float">
            <text:p>55.375</text:p>
          </table:table-cell>
          <table:table-cell office:value-type="float" office:value="43.056653140947" calcext:value-type="float">
            <text:p>43.056653140947</text:p>
          </table:table-cell>
          <table:table-cell office:value-type="float" office:value="41.1458333333333" calcext:value-type="float">
            <text:p>41.1458333333333</text:p>
          </table:table-cell>
          <table:table-cell table:number-columns-repeated="2"/>
          <table:table-cell office:value-type="float" office:value="89.0580345" calcext:value-type="float">
            <text:p>89.0580345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8.18301" calcext:value-type="float">
            <text:p>108.18301</text:p>
          </table:table-cell>
          <table:table-cell office:value-type="float" office:value="44.75" calcext:value-type="float">
            <text:p>44.75</text:p>
          </table:table-cell>
          <table:table-cell office:value-type="float" office:value="45.4611440715691" calcext:value-type="float">
            <text:p>45.4611440715691</text:p>
          </table:table-cell>
          <table:table-cell office:value-type="float" office:value="44.1458333333333" calcext:value-type="float">
            <text:p>44.1458333333333</text:p>
          </table:table-cell>
          <table:table-cell table:number-columns-repeated="2"/>
          <table:table-cell office:value-type="float" office:value="92.196131" calcext:value-type="float">
            <text:p>92.196131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7.604034" calcext:value-type="float">
            <text:p>107.604034</text:p>
          </table:table-cell>
          <table:table-cell office:value-type="float" office:value="49.6875" calcext:value-type="float">
            <text:p>49.6875</text:p>
          </table:table-cell>
          <table:table-cell office:value-type="float" office:value="45.3900039563157" calcext:value-type="float">
            <text:p>45.3900039563157</text:p>
          </table:table-cell>
          <table:table-cell office:value-type="float" office:value="44.1979166666667" calcext:value-type="float">
            <text:p>44.1979166666667</text:p>
          </table:table-cell>
          <table:table-cell table:number-columns-repeated="2"/>
          <table:table-cell office:value-type="float" office:value="95.3342275" calcext:value-type="float">
            <text:p>95.3342275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4.938126" calcext:value-type="float">
            <text:p>104.938126</text:p>
          </table:table-cell>
          <table:table-cell office:value-type="float" office:value="42.125" calcext:value-type="float">
            <text:p>42.125</text:p>
          </table:table-cell>
          <table:table-cell office:value-type="float" office:value="44.0324262825869" calcext:value-type="float">
            <text:p>44.0324262825869</text:p>
          </table:table-cell>
          <table:table-cell office:value-type="float" office:value="43.3541666666667" calcext:value-type="float">
            <text:p>43.3541666666667</text:p>
          </table:table-cell>
          <table:table-cell table:number-columns-repeated="2"/>
          <table:table-cell office:value-type="float" office:value="98.472324" calcext:value-type="float">
            <text:p>98.472324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3.04042" calcext:value-type="float">
            <text:p>103.04042</text:p>
          </table:table-cell>
          <table:table-cell office:value-type="float" office:value="43.4375" calcext:value-type="float">
            <text:p>43.4375</text:p>
          </table:table-cell>
          <table:table-cell office:value-type="float" office:value="43.2479626237119" calcext:value-type="float">
            <text:p>43.2479626237119</text:p>
          </table:table-cell>
          <table:table-cell office:value-type="float" office:value="42.75" calcext:value-type="float">
            <text:p>42.75</text:p>
          </table:table-cell>
          <table:table-cell table:number-columns-repeated="2"/>
          <table:table-cell office:value-type="float" office:value="101.6104205" calcext:value-type="float">
            <text:p>101.610420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2.06883" calcext:value-type="float">
            <text:p>102.06883</text:p>
          </table:table-cell>
          <table:table-cell office:value-type="float" office:value="50.375" calcext:value-type="float">
            <text:p>50.375</text:p>
          </table:table-cell>
          <table:table-cell office:value-type="float" office:value="40.7813351221148" calcext:value-type="float">
            <text:p>40.7813351221148</text:p>
          </table:table-cell>
          <table:table-cell office:value-type="float" office:value="40.625" calcext:value-type="float">
            <text:p>40.625</text:p>
          </table:table-cell>
          <table:table-cell table:number-columns-repeated="2"/>
          <table:table-cell office:value-type="float" office:value="104.748517" calcext:value-type="float">
            <text:p>104.748517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4.7014" calcext:value-type="float">
            <text:p>94.7014</text:p>
          </table:table-cell>
          <table:table-cell office:value-type="float" office:value="41.25" calcext:value-type="float">
            <text:p>41.25</text:p>
          </table:table-cell>
          <table:table-cell office:value-type="float" office:value="42.9167312438852" calcext:value-type="float">
            <text:p>42.9167312438852</text:p>
          </table:table-cell>
          <table:table-cell office:value-type="float" office:value="42.1875" calcext:value-type="float">
            <text:p>42.1875</text:p>
          </table:table-cell>
          <table:table-cell table:number-columns-repeated="2"/>
          <table:table-cell office:value-type="float" office:value="107.8866135" calcext:value-type="float">
            <text:p>107.8866135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.83569" calcext:value-type="float">
            <text:p>90.83569</text:p>
          </table:table-cell>
          <table:table-cell office:value-type="float" office:value="39" calcext:value-type="float">
            <text:p>39</text:p>
          </table:table-cell>
          <table:table-cell office:value-type="float" office:value="42.7677262260021" calcext:value-type="float">
            <text:p>42.7677262260021</text:p>
          </table:table-cell>
          <table:table-cell office:value-type="float" office:value="42.0625" calcext:value-type="float">
            <text:p>42.0625</text:p>
          </table:table-cell>
          <table:table-cell table:number-columns-repeated="2"/>
          <table:table-cell office:value-type="float" office:value="111.02471" calcext:value-type="float">
            <text:p>111.02471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3.32794" calcext:value-type="float">
            <text:p>93.32794</text:p>
          </table:table-cell>
          <table:table-cell office:value-type="float" office:value="43.6875" calcext:value-type="float">
            <text:p>43.6875</text:p>
          </table:table-cell>
          <table:table-cell office:value-type="float" office:value="44.1119598517971" calcext:value-type="float">
            <text:p>44.1119598517971</text:p>
          </table:table-cell>
          <table:table-cell office:value-type="float" office:value="42.5625" calcext:value-type="float">
            <text:p>42.562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4.63908" calcext:value-type="float">
            <text:p>94.63908</text:p>
          </table:table-cell>
          <table:table-cell office:value-type="float" office:value="44" calcext:value-type="float">
            <text:p>44</text:p>
          </table:table-cell>
          <table:table-cell office:value-type="float" office:value="43.4368942578845" calcext:value-type="float">
            <text:p>43.4368942578845</text:p>
          </table:table-cell>
          <table:table-cell office:value-type="float" office:value="41.6875" calcext:value-type="float">
            <text:p>41.687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7.17383" calcext:value-type="float">
            <text:p>87.17383</text:p>
          </table:table-cell>
          <table:table-cell office:value-type="float" office:value="38.9375" calcext:value-type="float">
            <text:p>38.9375</text:p>
          </table:table-cell>
          <table:table-cell office:value-type="float" office:value="41.9552251212781" calcext:value-type="float">
            <text:p>41.9552251212781</text:p>
          </table:table-cell>
          <table:table-cell office:value-type="float" office:value="41.0729166666667" calcext:value-type="float">
            <text:p>41.0729166666667</text:p>
          </table:table-cell>
          <table:table-cell/>
          <table:table-cell office:value-type="float" office:value="1.02395833333333" calcext:value-type="float">
            <text:p>1.02395833333333</text:p>
          </table:table-cell>
          <table:table-cell office:value-type="float" office:value="39.09375" calcext:value-type="float">
            <text:p>39.0937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2.991745" calcext:value-type="float">
            <text:p>92.991745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43.8136310313257" calcext:value-type="float">
            <text:p>43.8136310313257</text:p>
          </table:table-cell>
          <table:table-cell office:value-type="float" office:value="42.3333333333333" calcext:value-type="float">
            <text:p>42.3333333333333</text:p>
          </table:table-cell>
          <table:table-cell/>
          <table:table-cell office:value-type="float" office:value="39.09375" calcext:value-type="float">
            <text:p>39.09375</text:p>
          </table:table-cell>
          <table:table-cell office:value-type="float" office:value="40.1177083333333" calcext:value-type="float">
            <text:p>40.117708333333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5.24301" calcext:value-type="float">
            <text:p>95.24301</text:p>
          </table:table-cell>
          <table:table-cell office:value-type="float" office:value="47.0625" calcext:value-type="float">
            <text:p>47.0625</text:p>
          </table:table-cell>
          <table:table-cell office:value-type="float" office:value="44.0129889492675" calcext:value-type="float">
            <text:p>44.0129889492675</text:p>
          </table:table-cell>
          <table:table-cell office:value-type="float" office:value="42.0833333333333" calcext:value-type="float">
            <text:p>42.0833333333333</text:p>
          </table:table-cell>
          <table:table-cell/>
          <table:table-cell office:value-type="float" office:value="45.7395833333333" calcext:value-type="float">
            <text:p>45.7395833333333</text:p>
          </table:table-cell>
          <table:table-cell office:value-type="float" office:value="41.1416666666667" calcext:value-type="float">
            <text:p>41.141666666666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1.017944" calcext:value-type="float">
            <text:p>91.017944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40.9087532991662" calcext:value-type="float">
            <text:p>40.9087532991662</text:p>
          </table:table-cell>
          <table:table-cell office:value-type="float" office:value="40.8229166666667" calcext:value-type="float">
            <text:p>40.8229166666667</text:p>
          </table:table-cell>
          <table:table-cell table:number-columns-repeated="2"/>
          <table:table-cell office:value-type="float" office:value="42.165625" calcext:value-type="float">
            <text:p>42.1656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7.77472" calcext:value-type="float">
            <text:p>87.77472</text:p>
          </table:table-cell>
          <table:table-cell office:value-type="float" office:value="39.3125" calcext:value-type="float">
            <text:p>39.3125</text:p>
          </table:table-cell>
          <table:table-cell office:value-type="float" office:value="41.4900419077346" calcext:value-type="float">
            <text:p>41.4900419077346</text:p>
          </table:table-cell>
          <table:table-cell office:value-type="float" office:value="41.2395833333333" calcext:value-type="float">
            <text:p>41.2395833333333</text:p>
          </table:table-cell>
          <table:table-cell table:number-columns-repeated="2"/>
          <table:table-cell office:value-type="float" office:value="43.1895833333333" calcext:value-type="float">
            <text:p>43.189583333333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1.44032" calcext:value-type="float">
            <text:p>91.44032</text:p>
          </table:table-cell>
          <table:table-cell office:value-type="float" office:value="43.1875" calcext:value-type="float">
            <text:p>43.1875</text:p>
          </table:table-cell>
          <table:table-cell office:value-type="float" office:value="43.073179967992" calcext:value-type="float">
            <text:p>43.073179967992</text:p>
          </table:table-cell>
          <table:table-cell office:value-type="float" office:value="42.3229166666667" calcext:value-type="float">
            <text:p>42.3229166666667</text:p>
          </table:table-cell>
          <table:table-cell table:number-columns-repeated="2"/>
          <table:table-cell office:value-type="float" office:value="44.2135416666667" calcext:value-type="float">
            <text:p>44.213541666666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9.69223" calcext:value-type="float">
            <text:p>89.69223</text:p>
          </table:table-cell>
          <table:table-cell office:value-type="float" office:value="42.5" calcext:value-type="float">
            <text:p>42.5</text:p>
          </table:table-cell>
          <table:table-cell office:value-type="float" office:value="42.8763030798123" calcext:value-type="float">
            <text:p>42.8763030798123</text:p>
          </table:table-cell>
          <table:table-cell office:value-type="float" office:value="41.53125" calcext:value-type="float">
            <text:p>41.53125</text:p>
          </table:table-cell>
          <table:table-cell table:number-columns-repeated="2"/>
          <table:table-cell office:value-type="float" office:value="45.2375" calcext:value-type="float">
            <text:p>45.237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0.48329" calcext:value-type="float">
            <text:p>90.48329</text:p>
          </table:table-cell>
          <table:table-cell office:value-type="float" office:value="42.5" calcext:value-type="float">
            <text:p>42.5</text:p>
          </table:table-cell>
          <table:table-cell office:value-type="float" office:value="42.380322748614" calcext:value-type="float">
            <text:p>42.380322748614</text:p>
          </table:table-cell>
          <table:table-cell office:value-type="float" office:value="41.4375" calcext:value-type="float">
            <text:p>41.4375</text:p>
          </table:table-cell>
          <table:table-cell table:number-columns-repeated="2"/>
          <table:table-cell office:value-type="float" office:value="46.2614583333333" calcext:value-type="float">
            <text:p>46.26145833333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4.4355" calcext:value-type="float">
            <text:p>94.4355</text:p>
          </table:table-cell>
          <table:table-cell office:value-type="float" office:value="46" calcext:value-type="float">
            <text:p>46</text:p>
          </table:table-cell>
          <table:table-cell office:value-type="float" office:value="42.1045459748694" calcext:value-type="float">
            <text:p>42.1045459748694</text:p>
          </table:table-cell>
          <table:table-cell office:value-type="float" office:value="40.6770833333333" calcext:value-type="float">
            <text:p>40.6770833333333</text:p>
          </table:table-cell>
          <table:table-cell table:number-columns-repeated="2"/>
          <table:table-cell office:value-type="float" office:value="47.2854166666667" calcext:value-type="float">
            <text:p>47.285416666666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7.30428" calcext:value-type="float">
            <text:p>97.30428</text:p>
          </table:table-cell>
          <table:table-cell office:value-type="float" office:value="48.875" calcext:value-type="float">
            <text:p>48.875</text:p>
          </table:table-cell>
          <table:table-cell office:value-type="float" office:value="44.5473055253972" calcext:value-type="float">
            <text:p>44.5473055253972</text:p>
          </table:table-cell>
          <table:table-cell office:value-type="float" office:value="43.0416666666667" calcext:value-type="float">
            <text:p>43.0416666666667</text:p>
          </table:table-cell>
          <table:table-cell table:number-columns-repeated="2"/>
          <table:table-cell office:value-type="float" office:value="48.309375" calcext:value-type="float">
            <text:p>48.30937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9.32338" calcext:value-type="float">
            <text:p>89.32338</text:p>
          </table:table-cell>
          <table:table-cell office:value-type="float" office:value="41" calcext:value-type="float">
            <text:p>41</text:p>
          </table:table-cell>
          <table:table-cell office:value-type="float" office:value="45.9749173852475" calcext:value-type="float">
            <text:p>45.9749173852475</text:p>
          </table:table-cell>
          <table:table-cell office:value-type="float" office:value="44.1145833333333" calcext:value-type="float">
            <text:p>44.1145833333333</text:p>
          </table:table-cell>
          <table:table-cell table:number-columns-repeated="2"/>
          <table:table-cell office:value-type="float" office:value="49.3333333333333" calcext:value-type="float">
            <text:p>49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3.640076" calcext:value-type="float">
            <text:p>93.640076</text:p>
          </table:table-cell>
          <table:table-cell office:value-type="float" office:value="45.625" calcext:value-type="float">
            <text:p>45.625</text:p>
          </table:table-cell>
          <table:table-cell office:value-type="float" office:value="43.402384554378" calcext:value-type="float">
            <text:p>43.402384554378</text:p>
          </table:table-cell>
          <table:table-cell office:value-type="float" office:value="42.71875" calcext:value-type="float">
            <text:p>42.7187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9.65822" calcext:value-type="float">
            <text:p>89.65822</text:p>
          </table:table-cell>
          <table:table-cell office:value-type="float" office:value="41.375" calcext:value-type="float">
            <text:p>41.375</text:p>
          </table:table-cell>
          <table:table-cell office:value-type="float" office:value="45.048292079816" calcext:value-type="float">
            <text:p>45.048292079816</text:p>
          </table:table-cell>
          <table:table-cell office:value-type="float" office:value="43.5625" calcext:value-type="float">
            <text:p>43.5625</text:p>
          </table:table-cell>
          <table:table-cell/>
          <table:table-cell office:value-type="float" office:value="0.831165026590579" calcext:value-type="float">
            <text:p>0.831165026590579</text:p>
          </table:table-cell>
          <table:table-cell office:value-type="float" office:value="39.2690680145862" calcext:value-type="float">
            <text:p>39.269068014586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0.97099" calcext:value-type="float">
            <text:p>90.97099</text:p>
          </table:table-cell>
          <table:table-cell office:value-type="float" office:value="44.3125" calcext:value-type="float">
            <text:p>44.3125</text:p>
          </table:table-cell>
          <table:table-cell office:value-type="float" office:value="42.7093948734955" calcext:value-type="float">
            <text:p>42.7093948734955</text:p>
          </table:table-cell>
          <table:table-cell office:value-type="float" office:value="41.9375" calcext:value-type="float">
            <text:p>41.9375</text:p>
          </table:table-cell>
          <table:table-cell/>
          <table:table-cell office:value-type="float" office:value="39.2690680145862" calcext:value-type="float">
            <text:p>39.2690680145862</text:p>
          </table:table-cell>
          <table:table-cell office:value-type="float" office:value="40.1002330411768" calcext:value-type="float">
            <text:p>40.100233041176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98.087074" calcext:value-type="float">
            <text:p>98.087074</text:p>
          </table:table-cell>
          <table:table-cell office:value-type="float" office:value="47.9375" calcext:value-type="float">
            <text:p>47.9375</text:p>
          </table:table-cell>
          <table:table-cell office:value-type="float" office:value="44.0396196059881" calcext:value-type="float">
            <text:p>44.0396196059881</text:p>
          </table:table-cell>
          <table:table-cell office:value-type="float" office:value="42.2708333333333" calcext:value-type="float">
            <text:p>42.2708333333333</text:p>
          </table:table-cell>
          <table:table-cell/>
          <table:table-cell office:value-type="float" office:value="47.580718280492" calcext:value-type="float">
            <text:p>47.580718280492</text:p>
          </table:table-cell>
          <table:table-cell office:value-type="float" office:value="40.9313980677674" calcext:value-type="float">
            <text:p>40.931398067767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1.69928" calcext:value-type="float">
            <text:p>91.69928</text:p>
          </table:table-cell>
          <table:table-cell office:value-type="float" office:value="42.375" calcext:value-type="float">
            <text:p>42.375</text:p>
          </table:table-cell>
          <table:table-cell office:value-type="float" office:value="45.7825249563507" calcext:value-type="float">
            <text:p>45.7825249563507</text:p>
          </table:table-cell>
          <table:table-cell office:value-type="float" office:value="43.9791666666667" calcext:value-type="float">
            <text:p>43.9791666666667</text:p>
          </table:table-cell>
          <table:table-cell table:number-columns-repeated="2"/>
          <table:table-cell office:value-type="float" office:value="41.762563094358" calcext:value-type="float">
            <text:p>41.76256309435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5.13848" calcext:value-type="float">
            <text:p>95.13848</text:p>
          </table:table-cell>
          <table:table-cell office:value-type="float" office:value="46.625" calcext:value-type="float">
            <text:p>46.625</text:p>
          </table:table-cell>
          <table:table-cell office:value-type="float" office:value="43.1713592938667" calcext:value-type="float">
            <text:p>43.1713592938667</text:p>
          </table:table-cell>
          <table:table-cell office:value-type="float" office:value="41.7916666666667" calcext:value-type="float">
            <text:p>41.7916666666667</text:p>
          </table:table-cell>
          <table:table-cell table:number-columns-repeated="2"/>
          <table:table-cell office:value-type="float" office:value="42.5937281209485" calcext:value-type="float">
            <text:p>42.593728120948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9.98033" calcext:value-type="float">
            <text:p>89.98033</text:p>
          </table:table-cell>
          <table:table-cell office:value-type="float" office:value="42.3125" calcext:value-type="float">
            <text:p>42.3125</text:p>
          </table:table-cell>
          <table:table-cell office:value-type="float" office:value="46.1017804889681" calcext:value-type="float">
            <text:p>46.1017804889681</text:p>
          </table:table-cell>
          <table:table-cell office:value-type="float" office:value="44.71875" calcext:value-type="float">
            <text:p>44.71875</text:p>
          </table:table-cell>
          <table:table-cell table:number-columns-repeated="2"/>
          <table:table-cell office:value-type="float" office:value="43.4248931475391" calcext:value-type="float">
            <text:p>43.42489314753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1.24518" calcext:value-type="float">
            <text:p>91.24518</text:p>
          </table:table-cell>
          <table:table-cell office:value-type="float" office:value="43.75" calcext:value-type="float">
            <text:p>43.75</text:p>
          </table:table-cell>
          <table:table-cell office:value-type="float" office:value="42.2421794438898" calcext:value-type="float">
            <text:p>42.2421794438898</text:p>
          </table:table-cell>
          <table:table-cell office:value-type="float" office:value="42.09375" calcext:value-type="float">
            <text:p>42.09375</text:p>
          </table:table-cell>
          <table:table-cell table:number-columns-repeated="2"/>
          <table:table-cell office:value-type="float" office:value="44.2560581741297" calcext:value-type="float">
            <text:p>44.256058174129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3.41913" calcext:value-type="float">
            <text:p>93.41913</text:p>
          </table:table-cell>
          <table:table-cell office:value-type="float" office:value="45.75" calcext:value-type="float">
            <text:p>45.75</text:p>
          </table:table-cell>
          <table:table-cell office:value-type="float" office:value="44.4359080017615" calcext:value-type="float">
            <text:p>44.4359080017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5.0872232007203" calcext:value-type="float">
            <text:p>45.087223200720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88.37604" calcext:value-type="float">
            <text:p>88.37604</text:p>
          </table:table-cell>
          <table:table-cell office:value-type="float" office:value="40.375" calcext:value-type="float">
            <text:p>40.375</text:p>
          </table:table-cell>
          <table:table-cell office:value-type="float" office:value="43.3015565161359" calcext:value-type="float">
            <text:p>43.3015565161359</text:p>
          </table:table-cell>
          <table:table-cell office:value-type="float" office:value="42.8541666666667" calcext:value-type="float">
            <text:p>42.8541666666667</text:p>
          </table:table-cell>
          <table:table-cell table:number-columns-repeated="2"/>
          <table:table-cell office:value-type="float" office:value="45.9183882273109" calcext:value-type="float">
            <text:p>45.918388227310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0.043106" calcext:value-type="float">
            <text:p>90.043106</text:p>
          </table:table-cell>
          <table:table-cell office:value-type="float" office:value="41.875" calcext:value-type="float">
            <text:p>41.875</text:p>
          </table:table-cell>
          <table:table-cell office:value-type="float" office:value="44.2732487615309" calcext:value-type="float">
            <text:p>44.2732487615309</text:p>
          </table:table-cell>
          <table:table-cell office:value-type="float" office:value="43.1770833333333" calcext:value-type="float">
            <text:p>43.1770833333333</text:p>
          </table:table-cell>
          <table:table-cell table:number-columns-repeated="2"/>
          <table:table-cell office:value-type="float" office:value="46.7495532539015" calcext:value-type="float">
            <text:p>46.749553253901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3.25784" calcext:value-type="float">
            <text:p>93.25784</text:p>
          </table:table-cell>
          <table:table-cell office:value-type="float" office:value="44.75" calcext:value-type="float">
            <text:p>44.75</text:p>
          </table:table-cell>
          <table:table-cell office:value-type="float" office:value="42.9929783494186" calcext:value-type="float">
            <text:p>42.9929783494186</text:p>
          </table:table-cell>
          <table:table-cell office:value-type="float" office:value="41.5625" calcext:value-type="float">
            <text:p>41.5625</text:p>
          </table:table-cell>
          <table:table-cell table:number-columns-repeated="2"/>
          <table:table-cell office:value-type="float" office:value="47.580718280492" calcext:value-type="float">
            <text:p>47.58071828049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4.937454" calcext:value-type="float">
            <text:p>94.937454</text:p>
          </table:table-cell>
          <table:table-cell office:value-type="float" office:value="47.875" calcext:value-type="float">
            <text:p>47.875</text:p>
          </table:table-cell>
          <table:table-cell office:value-type="float" office:value="43.8830928618485" calcext:value-type="float">
            <text:p>43.8830928618485</text:p>
          </table:table-cell>
          <table:table-cell office:value-type="float" office:value="42.2916666666667" calcext:value-type="float">
            <text:p>42.291666666666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7.54979" calcext:value-type="float">
            <text:p>87.54979</text:p>
          </table:table-cell>
          <table:table-cell office:value-type="float" office:value="40" calcext:value-type="float">
            <text:p>40</text:p>
          </table:table-cell>
          <table:table-cell office:value-type="float" office:value="43.8596501913458" calcext:value-type="float">
            <text:p>43.8596501913458</text:p>
          </table:table-cell>
          <table:table-cell office:value-type="float" office:value="41.9270833333333" calcext:value-type="float">
            <text:p>41.927083333333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5.81671" calcext:value-type="float">
            <text:p>85.81671</text:p>
          </table:table-cell>
          <table:table-cell office:value-type="float" office:value="37.8125" calcext:value-type="float">
            <text:p>37.8125</text:p>
          </table:table-cell>
          <table:table-cell office:value-type="float" office:value="44.3763291393121" calcext:value-type="float">
            <text:p>44.3763291393121</text:p>
          </table:table-cell>
          <table:table-cell office:value-type="float" office:value="43.7083333333333" calcext:value-type="float">
            <text:p>43.708333333333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4.18448" calcext:value-type="float">
            <text:p>94.18448</text:p>
          </table:table-cell>
          <table:table-cell office:value-type="float" office:value="46.1875" calcext:value-type="float">
            <text:p>46.1875</text:p>
          </table:table-cell>
          <table:table-cell office:value-type="float" office:value="44.4417900179755" calcext:value-type="float">
            <text:p>44.4417900179755</text:p>
          </table:table-cell>
          <table:table-cell office:value-type="float" office:value="43.625" calcext:value-type="float">
            <text:p>43.62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3.93508" calcext:value-type="float">
            <text:p>93.93508</text:p>
          </table:table-cell>
          <table:table-cell office:value-type="float" office:value="47.25" calcext:value-type="float">
            <text:p>47.25</text:p>
          </table:table-cell>
          <table:table-cell office:value-type="float" office:value="41.833781071164" calcext:value-type="float">
            <text:p>41.833781071164</text:p>
          </table:table-cell>
          <table:table-cell office:value-type="float" office:value="40.9375" calcext:value-type="float">
            <text:p>40.937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9.56052" calcext:value-type="float">
            <text:p>89.56052</text:p>
          </table:table-cell>
          <table:table-cell office:value-type="float" office:value="42.6875" calcext:value-type="float">
            <text:p>42.6875</text:p>
          </table:table-cell>
          <table:table-cell office:value-type="float" office:value="43.0587961864281" calcext:value-type="float">
            <text:p>43.0587961864281</text:p>
          </table:table-cell>
          <table:table-cell office:value-type="float" office:value="42.0104166666667" calcext:value-type="float">
            <text:p>42.010416666666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6.2749" calcext:value-type="float">
            <text:p>86.2749</text:p>
          </table:table-cell>
          <table:table-cell office:value-type="float" office:value="38.6875" calcext:value-type="float">
            <text:p>38.6875</text:p>
          </table:table-cell>
          <table:table-cell office:value-type="float" office:value="43.9309381303839" calcext:value-type="float">
            <text:p>43.9309381303839</text:p>
          </table:table-cell>
          <table:table-cell office:value-type="float" office:value="42.2291666666667" calcext:value-type="float">
            <text:p>42.229166666666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8.75771" calcext:value-type="float">
            <text:p>98.75771</text:p>
          </table:table-cell>
          <table:table-cell office:value-type="float" office:value="51.25" calcext:value-type="float">
            <text:p>51.25</text:p>
          </table:table-cell>
          <table:table-cell office:value-type="float" office:value="42.7087572113867" calcext:value-type="float">
            <text:p>42.7087572113867</text:p>
          </table:table-cell>
          <table:table-cell office:value-type="float" office:value="41.9166666666667" calcext:value-type="float">
            <text:p>41.91666666666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2.37567" calcext:value-type="float">
            <text:p>92.37567</text:p>
          </table:table-cell>
          <table:table-cell office:value-type="float" office:value="45.0625" calcext:value-type="float">
            <text:p>45.0625</text:p>
          </table:table-cell>
          <table:table-cell office:value-type="float" office:value="42.8527655481607" calcext:value-type="float">
            <text:p>42.8527655481607</text:p>
          </table:table-cell>
          <table:table-cell office:value-type="float" office:value="41.0520833333333" calcext:value-type="float">
            <text:p>41.05208333333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4.01973" calcext:value-type="float">
            <text:p>94.01973</text:p>
          </table:table-cell>
          <table:table-cell office:value-type="float" office:value="47.625" calcext:value-type="float">
            <text:p>47.625</text:p>
          </table:table-cell>
          <table:table-cell office:value-type="float" office:value="46.0516506147274" calcext:value-type="float">
            <text:p>46.0516506147274</text:p>
          </table:table-cell>
          <table:table-cell office:value-type="float" office:value="44.6354166666667" calcext:value-type="float">
            <text:p>44.63541666666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93.598526" calcext:value-type="float">
            <text:p>93.598526</text:p>
          </table:table-cell>
          <table:table-cell office:value-type="float" office:value="48.0625" calcext:value-type="float">
            <text:p>48.0625</text:p>
          </table:table-cell>
          <table:table-cell office:value-type="float" office:value="45.5181000743272" calcext:value-type="float">
            <text:p>45.5181000743272</text:p>
          </table:table-cell>
          <table:table-cell office:value-type="float" office:value="44.0104166666667" calcext:value-type="float">
            <text:p>44.010416666666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88.56664" calcext:value-type="float">
            <text:p>88.56664</text:p>
          </table:table-cell>
          <table:table-cell office:value-type="float" office:value="41.75" calcext:value-type="float">
            <text:p>41.75</text:p>
          </table:table-cell>
          <table:table-cell office:value-type="float" office:value="43.022188313931" calcext:value-type="float">
            <text:p>43.022188313931</text:p>
          </table:table-cell>
          <table:table-cell office:value-type="float" office:value="42.4166666666667" calcext:value-type="float">
            <text:p>42.416666666666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2.53871" calcext:value-type="float">
            <text:p>92.53871</text:p>
          </table:table-cell>
          <table:table-cell office:value-type="float" office:value="46.8125" calcext:value-type="float">
            <text:p>46.8125</text:p>
          </table:table-cell>
          <table:table-cell office:value-type="float" office:value="44.1557316231938" calcext:value-type="float">
            <text:p>44.1557316231938</text:p>
          </table:table-cell>
          <table:table-cell office:value-type="float" office:value="43.3125" calcext:value-type="float">
            <text:p>43.312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4.980125" calcext:value-type="float">
            <text:p>84.980125</text:p>
          </table:table-cell>
          <table:table-cell office:value-type="float" office:value="38.0625" calcext:value-type="float">
            <text:p>38.0625</text:p>
          </table:table-cell>
          <table:table-cell office:value-type="float" office:value="44.0445722338178" calcext:value-type="float">
            <text:p>44.0445722338178</text:p>
          </table:table-cell>
          <table:table-cell office:value-type="float" office:value="43.8541666666667" calcext:value-type="float">
            <text:p>43.85416666666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1.84066" calcext:value-type="float">
            <text:p>91.84066</text:p>
          </table:table-cell>
          <table:table-cell office:value-type="float" office:value="46.125" calcext:value-type="float">
            <text:p>46.125</text:p>
          </table:table-cell>
          <table:table-cell office:value-type="float" office:value="40.0886973828289" calcext:value-type="float">
            <text:p>40.0886973828289</text:p>
          </table:table-cell>
          <table:table-cell office:value-type="float" office:value="40.0625" calcext:value-type="float">
            <text:p>40.062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5.71294" calcext:value-type="float">
            <text:p>95.71294</text:p>
          </table:table-cell>
          <table:table-cell office:value-type="float" office:value="50.4375" calcext:value-type="float">
            <text:p>50.4375</text:p>
          </table:table-cell>
          <table:table-cell office:value-type="float" office:value="44.3524113618548" calcext:value-type="float">
            <text:p>44.3524113618548</text:p>
          </table:table-cell>
          <table:table-cell office:value-type="float" office:value="44.0625" calcext:value-type="float">
            <text:p>44.062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8.47555" calcext:value-type="float">
            <text:p>88.47555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43.1212208928039" calcext:value-type="float">
            <text:p>43.1212208928039</text:p>
          </table:table-cell>
          <table:table-cell office:value-type="float" office:value="41.4166666666667" calcext:value-type="float">
            <text:p>41.416666666666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96.42022" calcext:value-type="float">
            <text:p>96.42022</text:p>
          </table:table-cell>
          <table:table-cell office:value-type="float" office:value="52.4375" calcext:value-type="float">
            <text:p>52.4375</text:p>
          </table:table-cell>
          <table:table-cell office:value-type="float" office:value="43.2781125820268" calcext:value-type="float">
            <text:p>43.2781125820268</text:p>
          </table:table-cell>
          <table:table-cell office:value-type="float" office:value="41.625" calcext:value-type="float">
            <text:p>41.62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94.719315" calcext:value-type="float">
            <text:p>94.719315</text:p>
          </table:table-cell>
          <table:table-cell office:value-type="float" office:value="48.875" calcext:value-type="float">
            <text:p>48.875</text:p>
          </table:table-cell>
          <table:table-cell office:value-type="float" office:value="43.6098750562596" calcext:value-type="float">
            <text:p>43.6098750562596</text:p>
          </table:table-cell>
          <table:table-cell office:value-type="float" office:value="43.40625" calcext:value-type="float">
            <text:p>43.4062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0.221725" calcext:value-type="float">
            <text:p>90.221725</text:p>
          </table:table-cell>
          <table:table-cell office:value-type="float" office:value="42.875" calcext:value-type="float">
            <text:p>42.875</text:p>
          </table:table-cell>
          <table:table-cell office:value-type="float" office:value="46.2011206921633" calcext:value-type="float">
            <text:p>46.2011206921633</text:p>
          </table:table-cell>
          <table:table-cell office:value-type="float" office:value="44.2708333333333" calcext:value-type="float">
            <text:p>44.270833333333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0.20074" calcext:value-type="float">
            <text:p>90.20074</text:p>
          </table:table-cell>
          <table:table-cell office:value-type="float" office:value="42.75" calcext:value-type="float">
            <text:p>42.75</text:p>
          </table:table-cell>
          <table:table-cell office:value-type="float" office:value="44.5337126475972" calcext:value-type="float">
            <text:p>44.5337126475972</text:p>
          </table:table-cell>
          <table:table-cell office:value-type="float" office:value="42.9895833333333" calcext:value-type="float">
            <text:p>42.989583333333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96.143684" calcext:value-type="float">
            <text:p>96.143684</text:p>
          </table:table-cell>
          <table:table-cell office:value-type="float" office:value="49.3125" calcext:value-type="float">
            <text:p>49.3125</text:p>
          </table:table-cell>
          <table:table-cell office:value-type="float" office:value="44.6253169344517" calcext:value-type="float">
            <text:p>44.6253169344517</text:p>
          </table:table-cell>
          <table:table-cell office:value-type="float" office:value="43.5" calcext:value-type="float">
            <text:p>43.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9.80346" calcext:value-type="float">
            <text:p>89.80346</text:p>
          </table:table-cell>
          <table:table-cell office:value-type="float" office:value="43.25" calcext:value-type="float">
            <text:p>43.25</text:p>
          </table:table-cell>
          <table:table-cell office:value-type="float" office:value="44.9209935617195" calcext:value-type="float">
            <text:p>44.9209935617195</text:p>
          </table:table-cell>
          <table:table-cell office:value-type="float" office:value="44.625" calcext:value-type="float">
            <text:p>44.62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2.83592" calcext:value-type="float">
            <text:p>92.83592</text:p>
          </table:table-cell>
          <table:table-cell office:value-type="float" office:value="46.5" calcext:value-type="float">
            <text:p>46.5</text:p>
          </table:table-cell>
          <table:table-cell office:value-type="float" office:value="47.580718280492" calcext:value-type="float">
            <text:p>47.580718280492</text:p>
          </table:table-cell>
          <table:table-cell office:value-type="float" office:value="45.6875" calcext:value-type="float">
            <text:p>45.687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7.525246" calcext:value-type="float">
            <text:p>87.525246</text:p>
          </table:table-cell>
          <table:table-cell office:value-type="float" office:value="40.375" calcext:value-type="float">
            <text:p>40.375</text:p>
          </table:table-cell>
          <table:table-cell office:value-type="float" office:value="44.0447225236628" calcext:value-type="float">
            <text:p>44.0447225236628</text:p>
          </table:table-cell>
          <table:table-cell office:value-type="float" office:value="43.21875" calcext:value-type="float">
            <text:p>43.2187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2.19109" calcext:value-type="float">
            <text:p>92.19109</text:p>
          </table:table-cell>
          <table:table-cell office:value-type="float" office:value="44.125" calcext:value-type="float">
            <text:p>44.125</text:p>
          </table:table-cell>
          <table:table-cell office:value-type="float" office:value="44.6434165232772" calcext:value-type="float">
            <text:p>44.6434165232772</text:p>
          </table:table-cell>
          <table:table-cell office:value-type="float" office:value="43.7291666666667" calcext:value-type="float">
            <text:p>43.729166666666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0.436295" calcext:value-type="float">
            <text:p>90.436295</text:p>
          </table:table-cell>
          <table:table-cell office:value-type="float" office:value="43.1875" calcext:value-type="float">
            <text:p>43.1875</text:p>
          </table:table-cell>
          <table:table-cell office:value-type="float" office:value="43.7659124296598" calcext:value-type="float">
            <text:p>43.7659124296598</text:p>
          </table:table-cell>
          <table:table-cell office:value-type="float" office:value="41.8854166666667" calcext:value-type="float">
            <text:p>41.885416666666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89.55835" calcext:value-type="float">
            <text:p>89.55835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43.9113063970004" calcext:value-type="float">
            <text:p>43.9113063970004</text:p>
          </table:table-cell>
          <table:table-cell office:value-type="float" office:value="41.9479166666667" calcext:value-type="float">
            <text:p>41.947916666666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9.10477" calcext:value-type="float">
            <text:p>89.10477</text:p>
          </table:table-cell>
          <table:table-cell office:value-type="float" office:value="42.875" calcext:value-type="float">
            <text:p>42.875</text:p>
          </table:table-cell>
          <table:table-cell office:value-type="float" office:value="41.476821536193" calcext:value-type="float">
            <text:p>41.476821536193</text:p>
          </table:table-cell>
          <table:table-cell office:value-type="float" office:value="40.1979166666667" calcext:value-type="float">
            <text:p>40.19791666666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4.753876" calcext:value-type="float">
            <text:p>84.753876</text:p>
          </table:table-cell>
          <table:table-cell office:value-type="float" office:value="39.125" calcext:value-type="float">
            <text:p>39.125</text:p>
          </table:table-cell>
          <table:table-cell office:value-type="float" office:value="43.1867890155826" calcext:value-type="float">
            <text:p>43.1867890155826</text:p>
          </table:table-cell>
          <table:table-cell office:value-type="float" office:value="41.3645833333333" calcext:value-type="float">
            <text:p>41.364583333333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7.76266" calcext:value-type="float">
            <text:p>97.76266</text:p>
          </table:table-cell>
          <table:table-cell office:value-type="float" office:value="50.25" calcext:value-type="float">
            <text:p>50.25</text:p>
          </table:table-cell>
          <table:table-cell office:value-type="float" office:value="44.8185204167244" calcext:value-type="float">
            <text:p>44.8185204167244</text:p>
          </table:table-cell>
          <table:table-cell office:value-type="float" office:value="43.6458333333333" calcext:value-type="float">
            <text:p>43.645833333333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1.34506" calcext:value-type="float">
            <text:p>81.34506</text:p>
          </table:table-cell>
          <table:table-cell office:value-type="float" office:value="35.5" calcext:value-type="float">
            <text:p>35.5</text:p>
          </table:table-cell>
          <table:table-cell office:value-type="float" office:value="44.8464365343696" calcext:value-type="float">
            <text:p>44.8464365343696</text:p>
          </table:table-cell>
          <table:table-cell office:value-type="float" office:value="44.4375" calcext:value-type="float">
            <text:p>44.437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91.03616" calcext:value-type="float">
            <text:p>91.03616</text:p>
          </table:table-cell>
          <table:table-cell office:value-type="float" office:value="43.8125" calcext:value-type="float">
            <text:p>43.8125</text:p>
          </table:table-cell>
          <table:table-cell office:value-type="float" office:value="44.7852578408216" calcext:value-type="float">
            <text:p>44.7852578408216</text:p>
          </table:table-cell>
          <table:table-cell office:value-type="float" office:value="43.0729166666667" calcext:value-type="float">
            <text:p>43.072916666666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88.89793" calcext:value-type="float">
            <text:p>88.89793</text:p>
          </table:table-cell>
          <table:table-cell office:value-type="float" office:value="40.8125" calcext:value-type="float">
            <text:p>40.8125</text:p>
          </table:table-cell>
          <table:table-cell office:value-type="float" office:value="46.2225538885614" calcext:value-type="float">
            <text:p>46.2225538885614</text:p>
          </table:table-cell>
          <table:table-cell office:value-type="float" office:value="45.7395833333333" calcext:value-type="float">
            <text:p>45.739583333333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5.73735" calcext:value-type="float">
            <text:p>85.73735</text:p>
          </table:table-cell>
          <table:table-cell office:value-type="float" office:value="38.6875" calcext:value-type="float">
            <text:p>38.6875</text:p>
          </table:table-cell>
          <table:table-cell office:value-type="float" office:value="46.3470443914157" calcext:value-type="float">
            <text:p>46.3470443914157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87.37053" calcext:value-type="float">
            <text:p>87.37053</text:p>
          </table:table-cell>
          <table:table-cell office:value-type="float" office:value="42.125" calcext:value-type="float">
            <text:p>42.125</text:p>
          </table:table-cell>
          <table:table-cell office:value-type="float" office:value="44.7645599163211" calcext:value-type="float">
            <text:p>44.7645599163211</text:p>
          </table:table-cell>
          <table:table-cell office:value-type="float" office:value="43.1041666666667" calcext:value-type="float">
            <text:p>43.1041666666667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2.98857" calcext:value-type="float">
            <text:p>92.98857</text:p>
          </table:table-cell>
          <table:table-cell office:value-type="float" office:value="46.0625" calcext:value-type="float">
            <text:p>46.0625</text:p>
          </table:table-cell>
          <table:table-cell office:value-type="float" office:value="41.5063390920759" calcext:value-type="float">
            <text:p>41.5063390920759</text:p>
          </table:table-cell>
          <table:table-cell office:value-type="float" office:value="40.8854166666667" calcext:value-type="float">
            <text:p>40.885416666666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88.13682" calcext:value-type="float">
            <text:p>88.13682</text:p>
          </table:table-cell>
          <table:table-cell office:value-type="float" office:value="41.4375" calcext:value-type="float">
            <text:p>41.4375</text:p>
          </table:table-cell>
          <table:table-cell office:value-type="float" office:value="41.3843888491354" calcext:value-type="float">
            <text:p>41.3843888491354</text:p>
          </table:table-cell>
          <table:table-cell office:value-type="float" office:value="41.1875" calcext:value-type="float">
            <text:p>41.18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0.32341" calcext:value-type="float">
            <text:p>90.32341</text:p>
          </table:table-cell>
          <table:table-cell office:value-type="float" office:value="45.625" calcext:value-type="float">
            <text:p>45.625</text:p>
          </table:table-cell>
          <table:table-cell office:value-type="float" office:value="42.8321881664577" calcext:value-type="float">
            <text:p>42.8321881664577</text:p>
          </table:table-cell>
          <table:table-cell office:value-type="float" office:value="41.78125" calcext:value-type="float">
            <text:p>41.7812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1.47658" calcext:value-type="float">
            <text:p>91.47658</text:p>
          </table:table-cell>
          <table:table-cell office:value-type="float" office:value="46.1875" calcext:value-type="float">
            <text:p>46.1875</text:p>
          </table:table-cell>
          <table:table-cell office:value-type="float" office:value="43.094730062628" calcext:value-type="float">
            <text:p>43.094730062628</text:p>
          </table:table-cell>
          <table:table-cell office:value-type="float" office:value="42.28125" calcext:value-type="float">
            <text:p>42.2812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4.22301" calcext:value-type="float">
            <text:p>94.22301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4.5893676765388" calcext:value-type="float">
            <text:p>44.5893676765388</text:p>
          </table:table-cell>
          <table:table-cell office:value-type="float" office:value="42.6979166666667" calcext:value-type="float">
            <text:p>42.697916666666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87.60239" calcext:value-type="float">
            <text:p>87.60239</text:p>
          </table:table-cell>
          <table:table-cell office:value-type="float" office:value="41.25" calcext:value-type="float">
            <text:p>41.25</text:p>
          </table:table-cell>
          <table:table-cell office:value-type="float" office:value="44.5538863909514" calcext:value-type="float">
            <text:p>44.5538863909514</text:p>
          </table:table-cell>
          <table:table-cell office:value-type="float" office:value="43.8541666666667" calcext:value-type="float">
            <text:p>43.854166666666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2.33407" calcext:value-type="float">
            <text:p>92.33407</text:p>
          </table:table-cell>
          <table:table-cell office:value-type="float" office:value="46" calcext:value-type="float">
            <text:p>46</text:p>
          </table:table-cell>
          <table:table-cell office:value-type="float" office:value="43.3510740128078" calcext:value-type="float">
            <text:p>43.3510740128078</text:p>
          </table:table-cell>
          <table:table-cell office:value-type="float" office:value="42.5833333333333" calcext:value-type="float">
            <text:p>42.583333333333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6.519356" calcext:value-type="float">
            <text:p>86.519356</text:p>
          </table:table-cell>
          <table:table-cell office:value-type="float" office:value="40.4375" calcext:value-type="float">
            <text:p>40.4375</text:p>
          </table:table-cell>
          <table:table-cell office:value-type="float" office:value="43.8333541843178" calcext:value-type="float">
            <text:p>43.8333541843178</text:p>
          </table:table-cell>
          <table:table-cell office:value-type="float" office:value="42.0520833333333" calcext:value-type="float">
            <text:p>42.052083333333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6.973236" calcext:value-type="float">
            <text:p>86.973236</text:p>
          </table:table-cell>
          <table:table-cell office:value-type="float" office:value="41.8125" calcext:value-type="float">
            <text:p>41.8125</text:p>
          </table:table-cell>
          <table:table-cell office:value-type="float" office:value="46.129800643414" calcext:value-type="float">
            <text:p>46.129800643414</text:p>
          </table:table-cell>
          <table:table-cell office:value-type="float" office:value="44.2604166666667" calcext:value-type="float">
            <text:p>44.260416666666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91.754" calcext:value-type="float">
            <text:p>91.754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5.3886086679122" calcext:value-type="float">
            <text:p>45.3886086679122</text:p>
          </table:table-cell>
          <table:table-cell office:value-type="float" office:value="44.7604166666667" calcext:value-type="float">
            <text:p>44.760416666666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3.632324" calcext:value-type="float">
            <text:p>83.632324</text:p>
          </table:table-cell>
          <table:table-cell office:value-type="float" office:value="38" calcext:value-type="float">
            <text:p>38</text:p>
          </table:table-cell>
          <table:table-cell office:value-type="float" office:value="41.7902332973205" calcext:value-type="float">
            <text:p>41.7902332973205</text:p>
          </table:table-cell>
          <table:table-cell office:value-type="float" office:value="41.2395833333333" calcext:value-type="float">
            <text:p>41.239583333333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91.93533" calcext:value-type="float">
            <text:p>91.93533</text:p>
          </table:table-cell>
          <table:table-cell office:value-type="float" office:value="46.1875" calcext:value-type="float">
            <text:p>46.1875</text:p>
          </table:table-cell>
          <table:table-cell office:value-type="float" office:value="42.4374156455464" calcext:value-type="float">
            <text:p>42.4374156455464</text:p>
          </table:table-cell>
          <table:table-cell office:value-type="float" office:value="41.4583333333333" calcext:value-type="float">
            <text:p>41.45833333333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85.22621" calcext:value-type="float">
            <text:p>85.22621</text:p>
          </table:table-cell>
          <table:table-cell office:value-type="float" office:value="40.0625" calcext:value-type="float">
            <text:p>40.0625</text:p>
          </table:table-cell>
          <table:table-cell office:value-type="float" office:value="44.3066233771004" calcext:value-type="float">
            <text:p>44.3066233771004</text:p>
          </table:table-cell>
          <table:table-cell office:value-type="float" office:value="43.40625" calcext:value-type="float">
            <text:p>43.4062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93.58415" calcext:value-type="float">
            <text:p>93.58415</text:p>
          </table:table-cell>
          <table:table-cell office:value-type="float" office:value="47.6875" calcext:value-type="float">
            <text:p>47.6875</text:p>
          </table:table-cell>
          <table:table-cell office:value-type="float" office:value="44.7948962467222" calcext:value-type="float">
            <text:p>44.7948962467222</text:p>
          </table:table-cell>
          <table:table-cell office:value-type="float" office:value="43.2291666666667" calcext:value-type="float">
            <text:p>43.2291666666667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89.248795" calcext:value-type="float">
            <text:p>89.248795</text:p>
          </table:table-cell>
          <table:table-cell office:value-type="float" office:value="43.5" calcext:value-type="float">
            <text:p>43.5</text:p>
          </table:table-cell>
          <table:table-cell office:value-type="float" office:value="43.0790555379425" calcext:value-type="float">
            <text:p>43.0790555379425</text:p>
          </table:table-cell>
          <table:table-cell office:value-type="float" office:value="42.2395833333333" calcext:value-type="float">
            <text:p>42.239583333333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90.38968" calcext:value-type="float">
            <text:p>90.38968</text:p>
          </table:table-cell>
          <table:table-cell office:value-type="float" office:value="45.5" calcext:value-type="float">
            <text:p>45.5</text:p>
          </table:table-cell>
          <table:table-cell office:value-type="float" office:value="41.6663312285355" calcext:value-type="float">
            <text:p>41.6663312285355</text:p>
          </table:table-cell>
          <table:table-cell office:value-type="float" office:value="41.5833333333333" calcext:value-type="float">
            <text:p>41.583333333333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7.818855" calcext:value-type="float">
            <text:p>87.818855</text:p>
          </table:table-cell>
          <table:table-cell office:value-type="float" office:value="43.1875" calcext:value-type="float">
            <text:p>43.1875</text:p>
          </table:table-cell>
          <table:table-cell office:value-type="float" office:value="41.990018570234" calcext:value-type="float">
            <text:p>41.990018570234</text:p>
          </table:table-cell>
          <table:table-cell office:value-type="float" office:value="41.34375" calcext:value-type="float">
            <text:p>41.3437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91.66748" calcext:value-type="float">
            <text:p>91.66748</text:p>
          </table:table-cell>
          <table:table-cell office:value-type="float" office:value="45.75" calcext:value-type="float">
            <text:p>45.75</text:p>
          </table:table-cell>
          <table:table-cell office:value-type="float" office:value="43.0641961935372" calcext:value-type="float">
            <text:p>43.0641961935372</text:p>
          </table:table-cell>
          <table:table-cell office:value-type="float" office:value="41.21875" calcext:value-type="float">
            <text:p>41.2187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4.45227" calcext:value-type="float">
            <text:p>94.45227</text:p>
          </table:table-cell>
          <table:table-cell office:value-type="float" office:value="47.375" calcext:value-type="float">
            <text:p>47.375</text:p>
          </table:table-cell>
          <table:table-cell office:value-type="float" office:value="45.5305756466907" calcext:value-type="float">
            <text:p>45.5305756466907</text:p>
          </table:table-cell>
          <table:table-cell office:value-type="float" office:value="43.9166666666667" calcext:value-type="float">
            <text:p>43.916666666666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2.6239" calcext:value-type="float">
            <text:p>92.6239</text:p>
          </table:table-cell>
          <table:table-cell office:value-type="float" office:value="47.1875" calcext:value-type="float">
            <text:p>47.1875</text:p>
          </table:table-cell>
          <table:table-cell office:value-type="float" office:value="41.3241435146973" calcext:value-type="float">
            <text:p>41.3241435146973</text:p>
          </table:table-cell>
          <table:table-cell office:value-type="float" office:value="39.40625" calcext:value-type="float">
            <text:p>39.4062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3.33301" calcext:value-type="float">
            <text:p>93.33301</text:p>
          </table:table-cell>
          <table:table-cell office:value-type="float" office:value="48.375" calcext:value-type="float">
            <text:p>48.375</text:p>
          </table:table-cell>
          <table:table-cell office:value-type="float" office:value="45.5232670756184" calcext:value-type="float">
            <text:p>45.5232670756184</text:p>
          </table:table-cell>
          <table:table-cell office:value-type="float" office:value="44.5208333333333" calcext:value-type="float">
            <text:p>44.520833333333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90.07336" calcext:value-type="float">
            <text:p>90.07336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42.8939978139644" calcext:value-type="float">
            <text:p>42.8939978139644</text:p>
          </table:table-cell>
          <table:table-cell office:value-type="float" office:value="41.3541666666667" calcext:value-type="float">
            <text:p>41.354166666666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79.643745" calcext:value-type="float">
            <text:p>79.643745</text:p>
          </table:table-cell>
          <table:table-cell office:value-type="float" office:value="36.875" calcext:value-type="float">
            <text:p>36.875</text:p>
          </table:table-cell>
          <table:table-cell office:value-type="float" office:value="39.2690680145862" calcext:value-type="float">
            <text:p>39.2690680145862</text:p>
          </table:table-cell>
          <table:table-cell office:value-type="float" office:value="39.09375" calcext:value-type="float">
            <text:p>39.09375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89.53326" calcext:value-type="float">
            <text:p>89.53326</text:p>
          </table:table-cell>
          <table:table-cell office:value-type="float" office:value="42.875" calcext:value-type="float">
            <text:p>42.875</text:p>
          </table:table-cell>
          <table:table-cell office:value-type="float" office:value="43.1715682013221" calcext:value-type="float">
            <text:p>43.1715682013221</text:p>
          </table:table-cell>
          <table:table-cell office:value-type="float" office:value="41.4375" calcext:value-type="float">
            <text:p>41.437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88.29399" calcext:value-type="float">
            <text:p>88.29399</text:p>
          </table:table-cell>
          <table:table-cell office:value-type="float" office:value="40.6875" calcext:value-type="float">
            <text:p>40.6875</text:p>
          </table:table-cell>
          <table:table-cell office:value-type="float" office:value="40.6985342296622" calcext:value-type="float">
            <text:p>40.6985342296622</text:p>
          </table:table-cell>
          <table:table-cell office:value-type="float" office:value="40.6979166666667" calcext:value-type="float">
            <text:p>40.697916666666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94.26426" calcext:value-type="float">
            <text:p>94.26426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1.044602459109" calcext:value-type="float">
            <text:p>41.044602459109</text:p>
          </table:table-cell>
          <table:table-cell office:value-type="float" office:value="40.0520833333333" calcext:value-type="float">
            <text:p>40.052083333333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86.904144" calcext:value-type="float">
            <text:p>86.904144</text:p>
          </table:table-cell>
          <table:table-cell office:value-type="float" office:value="42.5" calcext:value-type="float">
            <text:p>42.5</text:p>
          </table:table-cell>
          <table:table-cell office:value-type="float" office:value="44.5539588818601" calcext:value-type="float">
            <text:p>44.5539588818601</text:p>
          </table:table-cell>
          <table:table-cell office:value-type="float" office:value="43.75" calcext:value-type="float">
            <text:p>43.7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91.1628" calcext:value-type="float">
            <text:p>91.1628</text:p>
          </table:table-cell>
          <table:table-cell office:value-type="float" office:value="45.125" calcext:value-type="float">
            <text:p>45.125</text:p>
          </table:table-cell>
          <table:table-cell office:value-type="float" office:value="42.9270722412726" calcext:value-type="float">
            <text:p>42.9270722412726</text:p>
          </table:table-cell>
          <table:table-cell office:value-type="float" office:value="41.46875" calcext:value-type="float">
            <text:p>41.46875</text:p>
          </table:table-cell>
          <table:table-cell table:number-columns-repeated="5"/>
        </table:table-row>
        <table:table-row table:style-name="ro1" table:number-rows-repeated="401">
          <table:table-cell table:number-columns-repeated="11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6"/>
        </table:table-row>
      </table:table>
      <table:table table:name="4" table:style-name="ta1">
        <table:shapes>
          <draw:frame draw:z-index="0" draw:style-name="gr1" draw:text-style-name="P1" svg:width="253.76pt" svg:height="142.72pt" svg:x="801.64pt" svg:y="8.84pt">
            <draw:object draw:notify-on-update-of-ranges="'4'.K1:'4'.K11 '4'.J1:'4'.J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53.76pt" svg:height="142.72pt" svg:x="794.27pt" svg:y="164.01pt">
            <draw:object draw:notify-on-update-of-ranges="'4'.K14:'4'.K24 '4'.J14:'4'.J2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253.76pt" svg:height="142.72pt" svg:x="797.56pt" svg:y="350.45pt">
            <draw:object draw:notify-on-update-of-ranges="'4'.K26:'4'.K36 '4'.J26:'4'.J36 '4'.J26:'4'.J3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.69017" calcext:value-type="float">
            <text:p>110.69017</text:p>
          </table:table-cell>
          <table:table-cell office:value-type="float" office:value="65.625" calcext:value-type="float">
            <text:p>65.625</text:p>
          </table:table-cell>
          <table:table-cell office:value-type="float" office:value="42.7789597624604" calcext:value-type="float">
            <text:p>42.7789597624604</text:p>
          </table:table-cell>
          <table:table-cell office:value-type="float" office:value="42.375" calcext:value-type="float">
            <text:p>42.375</text:p>
          </table:table-cell>
          <table:table-cell/>
          <table:table-cell office:value-type="float" office:value="2.7343704" calcext:value-type="float">
            <text:p>2.7343704</text:p>
          </table:table-cell>
          <table:table-cell office:value-type="float" office:value="83.346466" calcext:value-type="float">
            <text:p>83.34646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0.1805" calcext:value-type="float">
            <text:p>110.1805</text:p>
          </table:table-cell>
          <table:table-cell office:value-type="float" office:value="47.8125" calcext:value-type="float">
            <text:p>47.8125</text:p>
          </table:table-cell>
          <table:table-cell office:value-type="float" office:value="45.0815323555604" calcext:value-type="float">
            <text:p>45.0815323555604</text:p>
          </table:table-cell>
          <table:table-cell office:value-type="float" office:value="43.8958333333333" calcext:value-type="float">
            <text:p>43.8958333333333</text:p>
          </table:table-cell>
          <table:table-cell/>
          <table:table-cell office:value-type="float" office:value="83.346466" calcext:value-type="float">
            <text:p>83.346466</text:p>
          </table:table-cell>
          <table:table-cell office:value-type="float" office:value="86.0808364" calcext:value-type="float">
            <text:p>86.0808364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9.47394" calcext:value-type="float">
            <text:p>109.47394</text:p>
          </table:table-cell>
          <table:table-cell office:value-type="float" office:value="43.375" calcext:value-type="float">
            <text:p>43.375</text:p>
          </table:table-cell>
          <table:table-cell office:value-type="float" office:value="43.7861871346828" calcext:value-type="float">
            <text:p>43.7861871346828</text:p>
          </table:table-cell>
          <table:table-cell office:value-type="float" office:value="43.3333333333333" calcext:value-type="float">
            <text:p>43.3333333333333</text:p>
          </table:table-cell>
          <table:table-cell/>
          <table:table-cell office:value-type="float" office:value="110.69017" calcext:value-type="float">
            <text:p>110.69017</text:p>
          </table:table-cell>
          <table:table-cell office:value-type="float" office:value="88.8152068" calcext:value-type="float">
            <text:p>88.8152068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9.01528" calcext:value-type="float">
            <text:p>109.01528</text:p>
          </table:table-cell>
          <table:table-cell office:value-type="float" office:value="42.375" calcext:value-type="float">
            <text:p>42.375</text:p>
          </table:table-cell>
          <table:table-cell office:value-type="float" office:value="43.5059968280378" calcext:value-type="float">
            <text:p>43.5059968280378</text:p>
          </table:table-cell>
          <table:table-cell office:value-type="float" office:value="42.84375" calcext:value-type="float">
            <text:p>42.84375</text:p>
          </table:table-cell>
          <table:table-cell table:number-columns-repeated="2"/>
          <table:table-cell office:value-type="float" office:value="91.5495772" calcext:value-type="float">
            <text:p>91.5495772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8.14613" calcext:value-type="float">
            <text:p>108.14613</text:p>
          </table:table-cell>
          <table:table-cell office:value-type="float" office:value="52.375" calcext:value-type="float">
            <text:p>52.375</text:p>
          </table:table-cell>
          <table:table-cell office:value-type="float" office:value="44.5992013745404" calcext:value-type="float">
            <text:p>44.5992013745404</text:p>
          </table:table-cell>
          <table:table-cell office:value-type="float" office:value="43.21875" calcext:value-type="float">
            <text:p>43.21875</text:p>
          </table:table-cell>
          <table:table-cell table:number-columns-repeated="2"/>
          <table:table-cell office:value-type="float" office:value="94.2839476" calcext:value-type="float">
            <text:p>94.283947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6.07309" calcext:value-type="float">
            <text:p>106.07309</text:p>
          </table:table-cell>
          <table:table-cell office:value-type="float" office:value="41.5625" calcext:value-type="float">
            <text:p>41.5625</text:p>
          </table:table-cell>
          <table:table-cell office:value-type="float" office:value="45.4801352478833" calcext:value-type="float">
            <text:p>45.4801352478833</text:p>
          </table:table-cell>
          <table:table-cell office:value-type="float" office:value="44.7916666666667" calcext:value-type="float">
            <text:p>44.7916666666667</text:p>
          </table:table-cell>
          <table:table-cell table:number-columns-repeated="2"/>
          <table:table-cell office:value-type="float" office:value="97.018318" calcext:value-type="float">
            <text:p>97.018318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4.86102" calcext:value-type="float">
            <text:p>104.86102</text:p>
          </table:table-cell>
          <table:table-cell office:value-type="float" office:value="45.125" calcext:value-type="float">
            <text:p>45.125</text:p>
          </table:table-cell>
          <table:table-cell office:value-type="float" office:value="44.6926931096552" calcext:value-type="float">
            <text:p>44.6926931096552</text:p>
          </table:table-cell>
          <table:table-cell office:value-type="float" office:value="43.1770833333333" calcext:value-type="float">
            <text:p>43.1770833333333</text:p>
          </table:table-cell>
          <table:table-cell table:number-columns-repeated="2"/>
          <table:table-cell office:value-type="float" office:value="99.7526884" calcext:value-type="float">
            <text:p>99.7526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2.34796" calcext:value-type="float">
            <text:p>102.34796</text:p>
          </table:table-cell>
          <table:table-cell office:value-type="float" office:value="42.25" calcext:value-type="float">
            <text:p>42.25</text:p>
          </table:table-cell>
          <table:table-cell office:value-type="float" office:value="43.7614491553032" calcext:value-type="float">
            <text:p>43.7614491553032</text:p>
          </table:table-cell>
          <table:table-cell office:value-type="float" office:value="42.8645833333333" calcext:value-type="float">
            <text:p>42.8645833333333</text:p>
          </table:table-cell>
          <table:table-cell table:number-columns-repeated="2"/>
          <table:table-cell office:value-type="float" office:value="102.4870588" calcext:value-type="float">
            <text:p>102.4870588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.583786" calcext:value-type="float">
            <text:p>100.583786</text:p>
          </table:table-cell>
          <table:table-cell office:value-type="float" office:value="47.6875" calcext:value-type="float">
            <text:p>47.6875</text:p>
          </table:table-cell>
          <table:table-cell office:value-type="float" office:value="44.5130598121368" calcext:value-type="float">
            <text:p>44.5130598121368</text:p>
          </table:table-cell>
          <table:table-cell office:value-type="float" office:value="44.3020833333333" calcext:value-type="float">
            <text:p>44.3020833333333</text:p>
          </table:table-cell>
          <table:table-cell table:number-columns-repeated="2"/>
          <table:table-cell office:value-type="float" office:value="105.2214292" calcext:value-type="float">
            <text:p>105.221429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6.86296" calcext:value-type="float">
            <text:p>96.86296</text:p>
          </table:table-cell>
          <table:table-cell office:value-type="float" office:value="43.75" calcext:value-type="float">
            <text:p>43.75</text:p>
          </table:table-cell>
          <table:table-cell office:value-type="float" office:value="47.2049487406659" calcext:value-type="float">
            <text:p>47.2049487406659</text:p>
          </table:table-cell>
          <table:table-cell office:value-type="float" office:value="46.2708333333333" calcext:value-type="float">
            <text:p>46.2708333333333</text:p>
          </table:table-cell>
          <table:table-cell table:number-columns-repeated="2"/>
          <table:table-cell office:value-type="float" office:value="107.9557996" calcext:value-type="float">
            <text:p>107.9557996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3.50258" calcext:value-type="float">
            <text:p>93.50258</text:p>
          </table:table-cell>
          <table:table-cell office:value-type="float" office:value="42.75" calcext:value-type="float">
            <text:p>42.75</text:p>
          </table:table-cell>
          <table:table-cell office:value-type="float" office:value="42.2718589758912" calcext:value-type="float">
            <text:p>42.2718589758912</text:p>
          </table:table-cell>
          <table:table-cell office:value-type="float" office:value="41.6770833333333" calcext:value-type="float">
            <text:p>41.6770833333333</text:p>
          </table:table-cell>
          <table:table-cell table:number-columns-repeated="2"/>
          <table:table-cell office:value-type="float" office:value="110.69017" calcext:value-type="float">
            <text:p>110.69017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2.88942" calcext:value-type="float">
            <text:p>92.88942</text:p>
          </table:table-cell>
          <table:table-cell office:value-type="float" office:value="42.4375" calcext:value-type="float">
            <text:p>42.4375</text:p>
          </table:table-cell>
          <table:table-cell office:value-type="float" office:value="42.7358179390903" calcext:value-type="float">
            <text:p>42.7358179390903</text:p>
          </table:table-cell>
          <table:table-cell office:value-type="float" office:value="42.09375" calcext:value-type="float">
            <text:p>42.0937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4.91066" calcext:value-type="float">
            <text:p>94.91066</text:p>
          </table:table-cell>
          <table:table-cell office:value-type="float" office:value="45.625" calcext:value-type="float">
            <text:p>45.625</text:p>
          </table:table-cell>
          <table:table-cell office:value-type="float" office:value="44.1282530922306" calcext:value-type="float">
            <text:p>44.1282530922306</text:p>
          </table:table-cell>
          <table:table-cell office:value-type="float" office:value="42.5208333333333" calcext:value-type="float">
            <text:p>42.52083333333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5.17127" calcext:value-type="float">
            <text:p>95.17127</text:p>
          </table:table-cell>
          <table:table-cell office:value-type="float" office:value="46.375" calcext:value-type="float">
            <text:p>46.375</text:p>
          </table:table-cell>
          <table:table-cell office:value-type="float" office:value="43.926426657503" calcext:value-type="float">
            <text:p>43.926426657503</text:p>
          </table:table-cell>
          <table:table-cell office:value-type="float" office:value="42.7604166666667" calcext:value-type="float">
            <text:p>42.7604166666667</text:p>
          </table:table-cell>
          <table:table-cell/>
          <table:table-cell office:value-type="float" office:value="0.82395833333333" calcext:value-type="float">
            <text:p>0.82395833333333</text:p>
          </table:table-cell>
          <table:table-cell office:value-type="float" office:value="38.03125" calcext:value-type="float">
            <text:p>38.0312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3.96268" calcext:value-type="float">
            <text:p>93.96268</text:p>
          </table:table-cell>
          <table:table-cell office:value-type="float" office:value="45.625" calcext:value-type="float">
            <text:p>45.625</text:p>
          </table:table-cell>
          <table:table-cell office:value-type="float" office:value="44.0519576487291" calcext:value-type="float">
            <text:p>44.0519576487291</text:p>
          </table:table-cell>
          <table:table-cell office:value-type="float" office:value="42.8229166666667" calcext:value-type="float">
            <text:p>42.8229166666667</text:p>
          </table:table-cell>
          <table:table-cell/>
          <table:table-cell office:value-type="float" office:value="38.03125" calcext:value-type="float">
            <text:p>38.03125</text:p>
          </table:table-cell>
          <table:table-cell office:value-type="float" office:value="38.8552083333333" calcext:value-type="float">
            <text:p>38.855208333333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2.81601" calcext:value-type="float">
            <text:p>92.81601</text:p>
          </table:table-cell>
          <table:table-cell office:value-type="float" office:value="45.0625" calcext:value-type="float">
            <text:p>45.0625</text:p>
          </table:table-cell>
          <table:table-cell office:value-type="float" office:value="42.6208507352952" calcext:value-type="float">
            <text:p>42.6208507352952</text:p>
          </table:table-cell>
          <table:table-cell office:value-type="float" office:value="41.96875" calcext:value-type="float">
            <text:p>41.96875</text:p>
          </table:table-cell>
          <table:table-cell/>
          <table:table-cell office:value-type="float" office:value="46.2708333333333" calcext:value-type="float">
            <text:p>46.2708333333333</text:p>
          </table:table-cell>
          <table:table-cell office:value-type="float" office:value="39.6791666666667" calcext:value-type="float">
            <text:p>39.679166666666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1.98505" calcext:value-type="float">
            <text:p>91.98505</text:p>
          </table:table-cell>
          <table:table-cell office:value-type="float" office:value="44.5" calcext:value-type="float">
            <text:p>44.5</text:p>
          </table:table-cell>
          <table:table-cell office:value-type="float" office:value="47.0707038381939" calcext:value-type="float">
            <text:p>47.0707038381939</text:p>
          </table:table-cell>
          <table:table-cell office:value-type="float" office:value="45.2395833333333" calcext:value-type="float">
            <text:p>45.2395833333333</text:p>
          </table:table-cell>
          <table:table-cell table:number-columns-repeated="2"/>
          <table:table-cell office:value-type="float" office:value="40.503125" calcext:value-type="float">
            <text:p>40.50312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5.345924" calcext:value-type="float">
            <text:p>95.345924</text:p>
          </table:table-cell>
          <table:table-cell office:value-type="float" office:value="48.5" calcext:value-type="float">
            <text:p>48.5</text:p>
          </table:table-cell>
          <table:table-cell office:value-type="float" office:value="47.1940097806176" calcext:value-type="float">
            <text:p>47.1940097806176</text:p>
          </table:table-cell>
          <table:table-cell office:value-type="float" office:value="45.5729166666667" calcext:value-type="float">
            <text:p>45.5729166666667</text:p>
          </table:table-cell>
          <table:table-cell table:number-columns-repeated="2"/>
          <table:table-cell office:value-type="float" office:value="41.3270833333333" calcext:value-type="float">
            <text:p>41.327083333333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1.116264" calcext:value-type="float">
            <text:p>91.116264</text:p>
          </table:table-cell>
          <table:table-cell office:value-type="float" office:value="43.8125" calcext:value-type="float">
            <text:p>43.8125</text:p>
          </table:table-cell>
          <table:table-cell office:value-type="float" office:value="43.1482722892789" calcext:value-type="float">
            <text:p>43.1482722892789</text:p>
          </table:table-cell>
          <table:table-cell office:value-type="float" office:value="42.8333333333333" calcext:value-type="float">
            <text:p>42.8333333333333</text:p>
          </table:table-cell>
          <table:table-cell table:number-columns-repeated="2"/>
          <table:table-cell office:value-type="float" office:value="42.1510416666666" calcext:value-type="float">
            <text:p>42.151041666666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4.84429" calcext:value-type="float">
            <text:p>94.84429</text:p>
          </table:table-cell>
          <table:table-cell office:value-type="float" office:value="47.5" calcext:value-type="float">
            <text:p>47.5</text:p>
          </table:table-cell>
          <table:table-cell office:value-type="float" office:value="44.5527735300698" calcext:value-type="float">
            <text:p>44.5527735300698</text:p>
          </table:table-cell>
          <table:table-cell office:value-type="float" office:value="42.8958333333333" calcext:value-type="float">
            <text:p>42.8958333333333</text:p>
          </table:table-cell>
          <table:table-cell table:number-columns-repeated="2"/>
          <table:table-cell office:value-type="float" office:value="42.975" calcext:value-type="float">
            <text:p>42.97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1.320984" calcext:value-type="float">
            <text:p>91.320984</text:p>
          </table:table-cell>
          <table:table-cell office:value-type="float" office:value="43.0625" calcext:value-type="float">
            <text:p>43.0625</text:p>
          </table:table-cell>
          <table:table-cell office:value-type="float" office:value="42.3074222131444" calcext:value-type="float">
            <text:p>42.3074222131444</text:p>
          </table:table-cell>
          <table:table-cell office:value-type="float" office:value="42.0625" calcext:value-type="float">
            <text:p>42.0625</text:p>
          </table:table-cell>
          <table:table-cell table:number-columns-repeated="2"/>
          <table:table-cell office:value-type="float" office:value="43.7989583333333" calcext:value-type="float">
            <text:p>43.798958333333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5.494774" calcext:value-type="float">
            <text:p>95.494774</text:p>
          </table:table-cell>
          <table:table-cell office:value-type="float" office:value="49.125" calcext:value-type="float">
            <text:p>49.125</text:p>
          </table:table-cell>
          <table:table-cell office:value-type="float" office:value="45.2000243940108" calcext:value-type="float">
            <text:p>45.2000243940108</text:p>
          </table:table-cell>
          <table:table-cell office:value-type="float" office:value="43.75" calcext:value-type="float">
            <text:p>43.75</text:p>
          </table:table-cell>
          <table:table-cell table:number-columns-repeated="2"/>
          <table:table-cell office:value-type="float" office:value="44.6229166666666" calcext:value-type="float">
            <text:p>44.622916666666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1.38622" calcext:value-type="float">
            <text:p>91.38622</text:p>
          </table:table-cell>
          <table:table-cell office:value-type="float" office:value="43.375" calcext:value-type="float">
            <text:p>43.375</text:p>
          </table:table-cell>
          <table:table-cell office:value-type="float" office:value="45.8852765903456" calcext:value-type="float">
            <text:p>45.8852765903456</text:p>
          </table:table-cell>
          <table:table-cell office:value-type="float" office:value="44.9791666666667" calcext:value-type="float">
            <text:p>44.9791666666667</text:p>
          </table:table-cell>
          <table:table-cell table:number-columns-repeated="2"/>
          <table:table-cell office:value-type="float" office:value="45.446875" calcext:value-type="float">
            <text:p>45.44687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6.34169" calcext:value-type="float">
            <text:p>96.34169</text:p>
          </table:table-cell>
          <table:table-cell office:value-type="float" office:value="47.8125" calcext:value-type="float">
            <text:p>47.8125</text:p>
          </table:table-cell>
          <table:table-cell office:value-type="float" office:value="45.0415941362982" calcext:value-type="float">
            <text:p>45.0415941362982</text:p>
          </table:table-cell>
          <table:table-cell office:value-type="float" office:value="43.2083333333333" calcext:value-type="float">
            <text:p>43.2083333333333</text:p>
          </table:table-cell>
          <table:table-cell table:number-columns-repeated="2"/>
          <table:table-cell office:value-type="float" office:value="46.2708333333333" calcext:value-type="float">
            <text:p>46.270833333333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1.21134" calcext:value-type="float">
            <text:p>91.21134</text:p>
          </table:table-cell>
          <table:table-cell office:value-type="float" office:value="43.75" calcext:value-type="float">
            <text:p>43.75</text:p>
          </table:table-cell>
          <table:table-cell office:value-type="float" office:value="42.8519211087146" calcext:value-type="float">
            <text:p>42.8519211087146</text:p>
          </table:table-cell>
          <table:table-cell office:value-type="float" office:value="40.96875" calcext:value-type="float">
            <text:p>40.9687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9.39113" calcext:value-type="float">
            <text:p>89.39113</text:p>
          </table:table-cell>
          <table:table-cell office:value-type="float" office:value="40.1875" calcext:value-type="float">
            <text:p>40.1875</text:p>
          </table:table-cell>
          <table:table-cell office:value-type="float" office:value="45.9133728654293" calcext:value-type="float">
            <text:p>45.9133728654293</text:p>
          </table:table-cell>
          <table:table-cell office:value-type="float" office:value="43.9270833333333" calcext:value-type="float">
            <text:p>43.9270833333333</text:p>
          </table:table-cell>
          <table:table-cell/>
          <table:table-cell office:value-type="float" office:value="0.785930224308544" calcext:value-type="float">
            <text:p>0.785930224308544</text:p>
          </table:table-cell>
          <table:table-cell office:value-type="float" office:value="39.3456464975805" calcext:value-type="float">
            <text:p>39.345646497580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3.24855" calcext:value-type="float">
            <text:p>93.24855</text:p>
          </table:table-cell>
          <table:table-cell office:value-type="float" office:value="45.9375" calcext:value-type="float">
            <text:p>45.9375</text:p>
          </table:table-cell>
          <table:table-cell office:value-type="float" office:value="45.2931684582094" calcext:value-type="float">
            <text:p>45.2931684582094</text:p>
          </table:table-cell>
          <table:table-cell office:value-type="float" office:value="44.6041666666667" calcext:value-type="float">
            <text:p>44.6041666666667</text:p>
          </table:table-cell>
          <table:table-cell/>
          <table:table-cell office:value-type="float" office:value="39.3456464975805" calcext:value-type="float">
            <text:p>39.3456464975805</text:p>
          </table:table-cell>
          <table:table-cell office:value-type="float" office:value="40.131576721889" calcext:value-type="float">
            <text:p>40.1315767218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94.35901" calcext:value-type="float">
            <text:p>94.35901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46.2440756033085" calcext:value-type="float">
            <text:p>46.2440756033085</text:p>
          </table:table-cell>
          <table:table-cell office:value-type="float" office:value="44.4583333333333" calcext:value-type="float">
            <text:p>44.4583333333333</text:p>
          </table:table-cell>
          <table:table-cell/>
          <table:table-cell office:value-type="float" office:value="47.2049487406659" calcext:value-type="float">
            <text:p>47.2049487406659</text:p>
          </table:table-cell>
          <table:table-cell office:value-type="float" office:value="40.9175069461976" calcext:value-type="float">
            <text:p>40.91750694619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5.179245" calcext:value-type="float">
            <text:p>95.179245</text:p>
          </table:table-cell>
          <table:table-cell office:value-type="float" office:value="48.625" calcext:value-type="float">
            <text:p>48.625</text:p>
          </table:table-cell>
          <table:table-cell office:value-type="float" office:value="42.9692028937932" calcext:value-type="float">
            <text:p>42.9692028937932</text:p>
          </table:table-cell>
          <table:table-cell office:value-type="float" office:value="41.90625" calcext:value-type="float">
            <text:p>41.90625</text:p>
          </table:table-cell>
          <table:table-cell table:number-columns-repeated="2"/>
          <table:table-cell office:value-type="float" office:value="41.7034371705061" calcext:value-type="float">
            <text:p>41.703437170506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2.997025" calcext:value-type="float">
            <text:p>92.997025</text:p>
          </table:table-cell>
          <table:table-cell office:value-type="float" office:value="44.3125" calcext:value-type="float">
            <text:p>44.3125</text:p>
          </table:table-cell>
          <table:table-cell office:value-type="float" office:value="43.9783424088989" calcext:value-type="float">
            <text:p>43.9783424088989</text:p>
          </table:table-cell>
          <table:table-cell office:value-type="float" office:value="42.9166666666667" calcext:value-type="float">
            <text:p>42.9166666666667</text:p>
          </table:table-cell>
          <table:table-cell table:number-columns-repeated="2"/>
          <table:table-cell office:value-type="float" office:value="42.4893673948146" calcext:value-type="float">
            <text:p>42.489367394814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0.15904" calcext:value-type="float">
            <text:p>90.15904</text:p>
          </table:table-cell>
          <table:table-cell office:value-type="float" office:value="42.625" calcext:value-type="float">
            <text:p>42.625</text:p>
          </table:table-cell>
          <table:table-cell office:value-type="float" office:value="44.2753417373187" calcext:value-type="float">
            <text:p>44.2753417373187</text:p>
          </table:table-cell>
          <table:table-cell office:value-type="float" office:value="43.2708333333333" calcext:value-type="float">
            <text:p>43.2708333333333</text:p>
          </table:table-cell>
          <table:table-cell table:number-columns-repeated="2"/>
          <table:table-cell office:value-type="float" office:value="43.2752976191232" calcext:value-type="float">
            <text:p>43.275297619123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2.42455" calcext:value-type="float">
            <text:p>92.42455</text:p>
          </table:table-cell>
          <table:table-cell office:value-type="float" office:value="44.375" calcext:value-type="float">
            <text:p>44.375</text:p>
          </table:table-cell>
          <table:table-cell office:value-type="float" office:value="44.5702637836665" calcext:value-type="float">
            <text:p>44.5702637836665</text:p>
          </table:table-cell>
          <table:table-cell office:value-type="float" office:value="43.3645833333333" calcext:value-type="float">
            <text:p>43.3645833333333</text:p>
          </table:table-cell>
          <table:table-cell table:number-columns-repeated="2"/>
          <table:table-cell office:value-type="float" office:value="44.0612278434317" calcext:value-type="float">
            <text:p>44.06122784343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9.39453" calcext:value-type="float">
            <text:p>89.39453</text:p>
          </table:table-cell>
          <table:table-cell office:value-type="float" office:value="41.5" calcext:value-type="float">
            <text:p>41.5</text:p>
          </table:table-cell>
          <table:table-cell office:value-type="float" office:value="44.4039317900908" calcext:value-type="float">
            <text:p>44.4039317900908</text:p>
          </table:table-cell>
          <table:table-cell office:value-type="float" office:value="43.1458333333333" calcext:value-type="float">
            <text:p>43.1458333333333</text:p>
          </table:table-cell>
          <table:table-cell table:number-columns-repeated="2"/>
          <table:table-cell office:value-type="float" office:value="44.8471580677403" calcext:value-type="float">
            <text:p>44.847158067740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88.82382" calcext:value-type="float">
            <text:p>88.82382</text:p>
          </table:table-cell>
          <table:table-cell office:value-type="float" office:value="40.75" calcext:value-type="float">
            <text:p>40.75</text:p>
          </table:table-cell>
          <table:table-cell office:value-type="float" office:value="43.0820279647503" calcext:value-type="float">
            <text:p>43.0820279647503</text:p>
          </table:table-cell>
          <table:table-cell office:value-type="float" office:value="42.4583333333333" calcext:value-type="float">
            <text:p>42.4583333333333</text:p>
          </table:table-cell>
          <table:table-cell table:number-columns-repeated="2"/>
          <table:table-cell office:value-type="float" office:value="45.6330882920488" calcext:value-type="float">
            <text:p>45.633088292048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2.16325" calcext:value-type="float">
            <text:p>92.16325</text:p>
          </table:table-cell>
          <table:table-cell office:value-type="float" office:value="44.5625" calcext:value-type="float">
            <text:p>44.5625</text:p>
          </table:table-cell>
          <table:table-cell office:value-type="float" office:value="43.8947381103583" calcext:value-type="float">
            <text:p>43.8947381103583</text:p>
          </table:table-cell>
          <table:table-cell office:value-type="float" office:value="43.1666666666667" calcext:value-type="float">
            <text:p>43.1666666666667</text:p>
          </table:table-cell>
          <table:table-cell table:number-columns-repeated="2"/>
          <table:table-cell office:value-type="float" office:value="46.4190185163574" calcext:value-type="float">
            <text:p>46.419018516357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3.001236" calcext:value-type="float">
            <text:p>93.001236</text:p>
          </table:table-cell>
          <table:table-cell office:value-type="float" office:value="44.5" calcext:value-type="float">
            <text:p>44.5</text:p>
          </table:table-cell>
          <table:table-cell office:value-type="float" office:value="43.7011688235375" calcext:value-type="float">
            <text:p>43.7011688235375</text:p>
          </table:table-cell>
          <table:table-cell office:value-type="float" office:value="42.2395833333333" calcext:value-type="float">
            <text:p>42.2395833333333</text:p>
          </table:table-cell>
          <table:table-cell table:number-columns-repeated="2"/>
          <table:table-cell office:value-type="float" office:value="47.2049487406659" calcext:value-type="float">
            <text:p>47.2049487406659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1.66445" calcext:value-type="float">
            <text:p>91.66445</text:p>
          </table:table-cell>
          <table:table-cell office:value-type="float" office:value="44.25" calcext:value-type="float">
            <text:p>44.25</text:p>
          </table:table-cell>
          <table:table-cell office:value-type="float" office:value="44.0063237339787" calcext:value-type="float">
            <text:p>44.0063237339787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7.3214" calcext:value-type="float">
            <text:p>87.3214</text:p>
          </table:table-cell>
          <table:table-cell office:value-type="float" office:value="39.8125" calcext:value-type="float">
            <text:p>39.8125</text:p>
          </table:table-cell>
          <table:table-cell office:value-type="float" office:value="44.1209990734773" calcext:value-type="float">
            <text:p>44.1209990734773</text:p>
          </table:table-cell>
          <table:table-cell office:value-type="float" office:value="42.2708333333333" calcext:value-type="float">
            <text:p>42.270833333333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93.06122" calcext:value-type="float">
            <text:p>93.06122</text:p>
          </table:table-cell>
          <table:table-cell office:value-type="float" office:value="45.6875" calcext:value-type="float">
            <text:p>45.6875</text:p>
          </table:table-cell>
          <table:table-cell office:value-type="float" office:value="42.587203178328" calcext:value-type="float">
            <text:p>42.587203178328</text:p>
          </table:table-cell>
          <table:table-cell office:value-type="float" office:value="41.8020833333333" calcext:value-type="float">
            <text:p>41.802083333333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9.936905" calcext:value-type="float">
            <text:p>89.936905</text:p>
          </table:table-cell>
          <table:table-cell office:value-type="float" office:value="41.9375" calcext:value-type="float">
            <text:p>41.9375</text:p>
          </table:table-cell>
          <table:table-cell office:value-type="float" office:value="47.0372219611154" calcext:value-type="float">
            <text:p>47.0372219611154</text:p>
          </table:table-cell>
          <table:table-cell office:value-type="float" office:value="46.0833333333333" calcext:value-type="float">
            <text:p>46.083333333333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5.70648" calcext:value-type="float">
            <text:p>95.70648</text:p>
          </table:table-cell>
          <table:table-cell office:value-type="float" office:value="48.875" calcext:value-type="float">
            <text:p>48.875</text:p>
          </table:table-cell>
          <table:table-cell office:value-type="float" office:value="44.3688932988441" calcext:value-type="float">
            <text:p>44.3688932988441</text:p>
          </table:table-cell>
          <table:table-cell office:value-type="float" office:value="43.40625" calcext:value-type="float">
            <text:p>43.4062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2.61143" calcext:value-type="float">
            <text:p>92.61143</text:p>
          </table:table-cell>
          <table:table-cell office:value-type="float" office:value="44.75" calcext:value-type="float">
            <text:p>44.75</text:p>
          </table:table-cell>
          <table:table-cell office:value-type="float" office:value="43.1171758115211" calcext:value-type="float">
            <text:p>43.1171758115211</text:p>
          </table:table-cell>
          <table:table-cell office:value-type="float" office:value="42.78125" calcext:value-type="float">
            <text:p>42.7812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2.4448" calcext:value-type="float">
            <text:p>92.4448</text:p>
          </table:table-cell>
          <table:table-cell office:value-type="float" office:value="46.8125" calcext:value-type="float">
            <text:p>46.8125</text:p>
          </table:table-cell>
          <table:table-cell office:value-type="float" office:value="43.29733433431" calcext:value-type="float">
            <text:p>43.29733433431</text:p>
          </table:table-cell>
          <table:table-cell office:value-type="float" office:value="43.0625" calcext:value-type="float">
            <text:p>43.062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88.408554" calcext:value-type="float">
            <text:p>88.408554</text:p>
          </table:table-cell>
          <table:table-cell office:value-type="float" office:value="41.875" calcext:value-type="float">
            <text:p>41.875</text:p>
          </table:table-cell>
          <table:table-cell office:value-type="float" office:value="46.3334232315901" calcext:value-type="float">
            <text:p>46.3334232315901</text:p>
          </table:table-cell>
          <table:table-cell office:value-type="float" office:value="45.84375" calcext:value-type="float">
            <text:p>45.8437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0.9391" calcext:value-type="float">
            <text:p>90.9391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42.5168512297548" calcext:value-type="float">
            <text:p>42.5168512297548</text:p>
          </table:table-cell>
          <table:table-cell office:value-type="float" office:value="41.8958333333333" calcext:value-type="float">
            <text:p>41.89583333333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5.18737" calcext:value-type="float">
            <text:p>95.18737</text:p>
          </table:table-cell>
          <table:table-cell office:value-type="float" office:value="47.5" calcext:value-type="float">
            <text:p>47.5</text:p>
          </table:table-cell>
          <table:table-cell office:value-type="float" office:value="42.6024062383955" calcext:value-type="float">
            <text:p>42.6024062383955</text:p>
          </table:table-cell>
          <table:table-cell office:value-type="float" office:value="42.0104166666667" calcext:value-type="float">
            <text:p>42.01041666666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93.69319" calcext:value-type="float">
            <text:p>93.69319</text:p>
          </table:table-cell>
          <table:table-cell office:value-type="float" office:value="47.5625" calcext:value-type="float">
            <text:p>47.5625</text:p>
          </table:table-cell>
          <table:table-cell office:value-type="float" office:value="45.2844201248424" calcext:value-type="float">
            <text:p>45.2844201248424</text:p>
          </table:table-cell>
          <table:table-cell office:value-type="float" office:value="44.28125" calcext:value-type="float">
            <text:p>44.2812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88.04985" calcext:value-type="float">
            <text:p>88.04985</text:p>
          </table:table-cell>
          <table:table-cell office:value-type="float" office:value="41.4375" calcext:value-type="float">
            <text:p>41.4375</text:p>
          </table:table-cell>
          <table:table-cell office:value-type="float" office:value="44.8793058278336" calcext:value-type="float">
            <text:p>44.8793058278336</text:p>
          </table:table-cell>
          <table:table-cell office:value-type="float" office:value="44.5416666666667" calcext:value-type="float">
            <text:p>44.541666666666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3.26577" calcext:value-type="float">
            <text:p>93.26577</text:p>
          </table:table-cell>
          <table:table-cell office:value-type="float" office:value="47.5" calcext:value-type="float">
            <text:p>47.5</text:p>
          </table:table-cell>
          <table:table-cell office:value-type="float" office:value="41.0652491666374" calcext:value-type="float">
            <text:p>41.0652491666374</text:p>
          </table:table-cell>
          <table:table-cell office:value-type="float" office:value="40.0208333333333" calcext:value-type="float">
            <text:p>40.020833333333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9.57489" calcext:value-type="float">
            <text:p>89.57489</text:p>
          </table:table-cell>
          <table:table-cell office:value-type="float" office:value="42.0625" calcext:value-type="float">
            <text:p>42.0625</text:p>
          </table:table-cell>
          <table:table-cell office:value-type="float" office:value="44.7635634103472" calcext:value-type="float">
            <text:p>44.7635634103472</text:p>
          </table:table-cell>
          <table:table-cell office:value-type="float" office:value="43.8854166666667" calcext:value-type="float">
            <text:p>43.88541666666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2.18164" calcext:value-type="float">
            <text:p>92.18164</text:p>
          </table:table-cell>
          <table:table-cell office:value-type="float" office:value="45.75" calcext:value-type="float">
            <text:p>45.75</text:p>
          </table:table-cell>
          <table:table-cell office:value-type="float" office:value="41.1069423801882" calcext:value-type="float">
            <text:p>41.1069423801882</text:p>
          </table:table-cell>
          <table:table-cell office:value-type="float" office:value="39.8229166666667" calcext:value-type="float">
            <text:p>39.822916666666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4.004456" calcext:value-type="float">
            <text:p>94.004456</text:p>
          </table:table-cell>
          <table:table-cell office:value-type="float" office:value="47.1875" calcext:value-type="float">
            <text:p>47.1875</text:p>
          </table:table-cell>
          <table:table-cell office:value-type="float" office:value="43.8558547775559" calcext:value-type="float">
            <text:p>43.8558547775559</text:p>
          </table:table-cell>
          <table:table-cell office:value-type="float" office:value="43.46875" calcext:value-type="float">
            <text:p>43.4687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0.445404" calcext:value-type="float">
            <text:p>90.445404</text:p>
          </table:table-cell>
          <table:table-cell office:value-type="float" office:value="42.125" calcext:value-type="float">
            <text:p>42.125</text:p>
          </table:table-cell>
          <table:table-cell office:value-type="float" office:value="39.8382730405201" calcext:value-type="float">
            <text:p>39.8382730405201</text:p>
          </table:table-cell>
          <table:table-cell office:value-type="float" office:value="38.3645833333333" calcext:value-type="float">
            <text:p>38.364583333333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89.19296" calcext:value-type="float">
            <text:p>89.19296</text:p>
          </table:table-cell>
          <table:table-cell office:value-type="float" office:value="43.125" calcext:value-type="float">
            <text:p>43.125</text:p>
          </table:table-cell>
          <table:table-cell office:value-type="float" office:value="43.6297398949723" calcext:value-type="float">
            <text:p>43.6297398949723</text:p>
          </table:table-cell>
          <table:table-cell office:value-type="float" office:value="42.2395833333333" calcext:value-type="float">
            <text:p>42.239583333333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6.255135" calcext:value-type="float">
            <text:p>86.255135</text:p>
          </table:table-cell>
          <table:table-cell office:value-type="float" office:value="40.125" calcext:value-type="float">
            <text:p>40.125</text:p>
          </table:table-cell>
          <table:table-cell office:value-type="float" office:value="45.0976618208975" calcext:value-type="float">
            <text:p>45.0976618208975</text:p>
          </table:table-cell>
          <table:table-cell office:value-type="float" office:value="44.75" calcext:value-type="float">
            <text:p>44.7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2.97566" calcext:value-type="float">
            <text:p>92.97566</text:p>
          </table:table-cell>
          <table:table-cell office:value-type="float" office:value="46.875" calcext:value-type="float">
            <text:p>46.875</text:p>
          </table:table-cell>
          <table:table-cell office:value-type="float" office:value="42.6734624326996" calcext:value-type="float">
            <text:p>42.6734624326996</text:p>
          </table:table-cell>
          <table:table-cell office:value-type="float" office:value="42.4583333333333" calcext:value-type="float">
            <text:p>42.458333333333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3.191284" calcext:value-type="float">
            <text:p>93.191284</text:p>
          </table:table-cell>
          <table:table-cell office:value-type="float" office:value="50" calcext:value-type="float">
            <text:p>50</text:p>
          </table:table-cell>
          <table:table-cell office:value-type="float" office:value="43.3064300419976" calcext:value-type="float">
            <text:p>43.3064300419976</text:p>
          </table:table-cell>
          <table:table-cell office:value-type="float" office:value="43.2291666666667" calcext:value-type="float">
            <text:p>43.229166666666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87.0132" calcext:value-type="float">
            <text:p>87.0132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43.0966683536876" calcext:value-type="float">
            <text:p>43.0966683536876</text:p>
          </table:table-cell>
          <table:table-cell office:value-type="float" office:value="42.84375" calcext:value-type="float">
            <text:p>42.8437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2.064285" calcext:value-type="float">
            <text:p>92.064285</text:p>
          </table:table-cell>
          <table:table-cell office:value-type="float" office:value="46.375" calcext:value-type="float">
            <text:p>46.375</text:p>
          </table:table-cell>
          <table:table-cell office:value-type="float" office:value="45.057981402007" calcext:value-type="float">
            <text:p>45.057981402007</text:p>
          </table:table-cell>
          <table:table-cell office:value-type="float" office:value="43.75" calcext:value-type="float">
            <text:p>43.7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85.3795" calcext:value-type="float">
            <text:p>85.3795</text:p>
          </table:table-cell>
          <table:table-cell office:value-type="float" office:value="39.9375" calcext:value-type="float">
            <text:p>39.9375</text:p>
          </table:table-cell>
          <table:table-cell office:value-type="float" office:value="44.5506487719415" calcext:value-type="float">
            <text:p>44.5506487719415</text:p>
          </table:table-cell>
          <table:table-cell office:value-type="float" office:value="43.4791666666667" calcext:value-type="float">
            <text:p>43.479166666666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1.187004" calcext:value-type="float">
            <text:p>91.187004</text:p>
          </table:table-cell>
          <table:table-cell office:value-type="float" office:value="49.125" calcext:value-type="float">
            <text:p>49.125</text:p>
          </table:table-cell>
          <table:table-cell office:value-type="float" office:value="42.8610167190983" calcext:value-type="float">
            <text:p>42.8610167190983</text:p>
          </table:table-cell>
          <table:table-cell office:value-type="float" office:value="41.7604166666667" calcext:value-type="float">
            <text:p>41.760416666666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88.86075" calcext:value-type="float">
            <text:p>88.86075</text:p>
          </table:table-cell>
          <table:table-cell office:value-type="float" office:value="44.5" calcext:value-type="float">
            <text:p>44.5</text:p>
          </table:table-cell>
          <table:table-cell office:value-type="float" office:value="46.3487992740981" calcext:value-type="float">
            <text:p>46.3487992740981</text:p>
          </table:table-cell>
          <table:table-cell office:value-type="float" office:value="44.4479166666667" calcext:value-type="float">
            <text:p>44.447916666666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85.4522" calcext:value-type="float">
            <text:p>85.4522</text:p>
          </table:table-cell>
          <table:table-cell office:value-type="float" office:value="43.25" calcext:value-type="float">
            <text:p>43.25</text:p>
          </table:table-cell>
          <table:table-cell office:value-type="float" office:value="42.64060836511" calcext:value-type="float">
            <text:p>42.64060836511</text:p>
          </table:table-cell>
          <table:table-cell office:value-type="float" office:value="41.4270833333333" calcext:value-type="float">
            <text:p>41.427083333333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89.82741" calcext:value-type="float">
            <text:p>89.82741</text:p>
          </table:table-cell>
          <table:table-cell office:value-type="float" office:value="45.0625" calcext:value-type="float">
            <text:p>45.0625</text:p>
          </table:table-cell>
          <table:table-cell office:value-type="float" office:value="43.8652225122728" calcext:value-type="float">
            <text:p>43.8652225122728</text:p>
          </table:table-cell>
          <table:table-cell office:value-type="float" office:value="42.5" calcext:value-type="float">
            <text:p>42.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5.77698" calcext:value-type="float">
            <text:p>85.77698</text:p>
          </table:table-cell>
          <table:table-cell office:value-type="float" office:value="44" calcext:value-type="float">
            <text:p>44</text:p>
          </table:table-cell>
          <table:table-cell office:value-type="float" office:value="47.0930324797001" calcext:value-type="float">
            <text:p>47.0930324797001</text:p>
          </table:table-cell>
          <table:table-cell office:value-type="float" office:value="45.40625" calcext:value-type="float">
            <text:p>45.406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8.00006" calcext:value-type="float">
            <text:p>88.00006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43.222408878751" calcext:value-type="float">
            <text:p>43.222408878751</text:p>
          </table:table-cell>
          <table:table-cell office:value-type="float" office:value="41.65625" calcext:value-type="float">
            <text:p>41.6562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.10144" calcext:value-type="float">
            <text:p>90.10144</text:p>
          </table:table-cell>
          <table:table-cell office:value-type="float" office:value="43.75" calcext:value-type="float">
            <text:p>43.75</text:p>
          </table:table-cell>
          <table:table-cell office:value-type="float" office:value="43.225646652972" calcext:value-type="float">
            <text:p>43.225646652972</text:p>
          </table:table-cell>
          <table:table-cell office:value-type="float" office:value="41.8541666666667" calcext:value-type="float">
            <text:p>41.85416666666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92.23855" calcext:value-type="float">
            <text:p>92.23855</text:p>
          </table:table-cell>
          <table:table-cell office:value-type="float" office:value="45.5625" calcext:value-type="float">
            <text:p>45.5625</text:p>
          </table:table-cell>
          <table:table-cell office:value-type="float" office:value="39.3456464975805" calcext:value-type="float">
            <text:p>39.3456464975805</text:p>
          </table:table-cell>
          <table:table-cell office:value-type="float" office:value="38.03125" calcext:value-type="float">
            <text:p>38.0312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89.304474" calcext:value-type="float">
            <text:p>89.304474</text:p>
          </table:table-cell>
          <table:table-cell office:value-type="float" office:value="42.5625" calcext:value-type="float">
            <text:p>42.5625</text:p>
          </table:table-cell>
          <table:table-cell office:value-type="float" office:value="43.9249554380482" calcext:value-type="float">
            <text:p>43.9249554380482</text:p>
          </table:table-cell>
          <table:table-cell office:value-type="float" office:value="43.8125" calcext:value-type="float">
            <text:p>43.812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91.608215" calcext:value-type="float">
            <text:p>91.608215</text:p>
          </table:table-cell>
          <table:table-cell office:value-type="float" office:value="44.3125" calcext:value-type="float">
            <text:p>44.3125</text:p>
          </table:table-cell>
          <table:table-cell office:value-type="float" office:value="42.0638280639286" calcext:value-type="float">
            <text:p>42.0638280639286</text:p>
          </table:table-cell>
          <table:table-cell office:value-type="float" office:value="40.9791666666667" calcext:value-type="float">
            <text:p>40.979166666666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1.83937" calcext:value-type="float">
            <text:p>91.83937</text:p>
          </table:table-cell>
          <table:table-cell office:value-type="float" office:value="46.125" calcext:value-type="float">
            <text:p>46.125</text:p>
          </table:table-cell>
          <table:table-cell office:value-type="float" office:value="41.6187054243664" calcext:value-type="float">
            <text:p>41.6187054243664</text:p>
          </table:table-cell>
          <table:table-cell office:value-type="float" office:value="41.15625" calcext:value-type="float">
            <text:p>41.1562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87.17229" calcext:value-type="float">
            <text:p>87.17229</text:p>
          </table:table-cell>
          <table:table-cell office:value-type="float" office:value="42.75" calcext:value-type="float">
            <text:p>42.75</text:p>
          </table:table-cell>
          <table:table-cell office:value-type="float" office:value="43.8231677503469" calcext:value-type="float">
            <text:p>43.8231677503469</text:p>
          </table:table-cell>
          <table:table-cell office:value-type="float" office:value="43.7395833333333" calcext:value-type="float">
            <text:p>43.739583333333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84.72356" calcext:value-type="float">
            <text:p>84.72356</text:p>
          </table:table-cell>
          <table:table-cell office:value-type="float" office:value="41.375" calcext:value-type="float">
            <text:p>41.375</text:p>
          </table:table-cell>
          <table:table-cell office:value-type="float" office:value="44.9561394027872" calcext:value-type="float">
            <text:p>44.9561394027872</text:p>
          </table:table-cell>
          <table:table-cell office:value-type="float" office:value="43.7395833333333" calcext:value-type="float">
            <text:p>43.739583333333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87.58544" calcext:value-type="float">
            <text:p>87.58544</text:p>
          </table:table-cell>
          <table:table-cell office:value-type="float" office:value="43.3125" calcext:value-type="float">
            <text:p>43.3125</text:p>
          </table:table-cell>
          <table:table-cell office:value-type="float" office:value="43.8678840607336" calcext:value-type="float">
            <text:p>43.8678840607336</text:p>
          </table:table-cell>
          <table:table-cell office:value-type="float" office:value="43.0104166666667" calcext:value-type="float">
            <text:p>43.010416666666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2.56839" calcext:value-type="float">
            <text:p>92.56839</text:p>
          </table:table-cell>
          <table:table-cell office:value-type="float" office:value="48.375" calcext:value-type="float">
            <text:p>48.375</text:p>
          </table:table-cell>
          <table:table-cell office:value-type="float" office:value="42.8659699825957" calcext:value-type="float">
            <text:p>42.8659699825957</text:p>
          </table:table-cell>
          <table:table-cell office:value-type="float" office:value="40.90625" calcext:value-type="float">
            <text:p>40.9062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0.42741" calcext:value-type="float">
            <text:p>90.42741</text:p>
          </table:table-cell>
          <table:table-cell office:value-type="float" office:value="46.5" calcext:value-type="float">
            <text:p>46.5</text:p>
          </table:table-cell>
          <table:table-cell office:value-type="float" office:value="44.9427484825531" calcext:value-type="float">
            <text:p>44.9427484825531</text:p>
          </table:table-cell>
          <table:table-cell office:value-type="float" office:value="44.6979166666667" calcext:value-type="float">
            <text:p>44.697916666666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0.78165" calcext:value-type="float">
            <text:p>90.78165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5.8359637451731" calcext:value-type="float">
            <text:p>45.8359637451731</text:p>
          </table:table-cell>
          <table:table-cell office:value-type="float" office:value="44.53125" calcext:value-type="float">
            <text:p>44.5312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90.425995" calcext:value-type="float">
            <text:p>90.425995</text:p>
          </table:table-cell>
          <table:table-cell office:value-type="float" office:value="44.375" calcext:value-type="float">
            <text:p>44.375</text:p>
          </table:table-cell>
          <table:table-cell office:value-type="float" office:value="45.1068583030325" calcext:value-type="float">
            <text:p>45.1068583030325</text:p>
          </table:table-cell>
          <table:table-cell office:value-type="float" office:value="44.5833333333333" calcext:value-type="float">
            <text:p>44.583333333333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85.728386" calcext:value-type="float">
            <text:p>85.728386</text:p>
          </table:table-cell>
          <table:table-cell office:value-type="float" office:value="40.625" calcext:value-type="float">
            <text:p>40.625</text:p>
          </table:table-cell>
          <table:table-cell office:value-type="float" office:value="44.7150351120967" calcext:value-type="float">
            <text:p>44.7150351120967</text:p>
          </table:table-cell>
          <table:table-cell office:value-type="float" office:value="43.875" calcext:value-type="float">
            <text:p>43.87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8.852646" calcext:value-type="float">
            <text:p>88.852646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43.4449714680609" calcext:value-type="float">
            <text:p>43.4449714680609</text:p>
          </table:table-cell>
          <table:table-cell office:value-type="float" office:value="42.6041666666667" calcext:value-type="float">
            <text:p>42.604166666666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5.07978" calcext:value-type="float">
            <text:p>85.07978</text:p>
          </table:table-cell>
          <table:table-cell office:value-type="float" office:value="40" calcext:value-type="float">
            <text:p>40</text:p>
          </table:table-cell>
          <table:table-cell office:value-type="float" office:value="43.7639383748688" calcext:value-type="float">
            <text:p>43.7639383748688</text:p>
          </table:table-cell>
          <table:table-cell office:value-type="float" office:value="43.2291666666667" calcext:value-type="float">
            <text:p>43.229166666666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90.35647" calcext:value-type="float">
            <text:p>90.35647</text:p>
          </table:table-cell>
          <table:table-cell office:value-type="float" office:value="44.4375" calcext:value-type="float">
            <text:p>44.4375</text:p>
          </table:table-cell>
          <table:table-cell office:value-type="float" office:value="42.6864104050414" calcext:value-type="float">
            <text:p>42.6864104050414</text:p>
          </table:table-cell>
          <table:table-cell office:value-type="float" office:value="41.40625" calcext:value-type="float">
            <text:p>41.4062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92.68637" calcext:value-type="float">
            <text:p>92.68637</text:p>
          </table:table-cell>
          <table:table-cell office:value-type="float" office:value="45.9375" calcext:value-type="float">
            <text:p>45.9375</text:p>
          </table:table-cell>
          <table:table-cell office:value-type="float" office:value="44.9170016061001" calcext:value-type="float">
            <text:p>44.9170016061001</text:p>
          </table:table-cell>
          <table:table-cell office:value-type="float" office:value="44.3125" calcext:value-type="float">
            <text:p>44.312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89.29379" calcext:value-type="float">
            <text:p>89.29379</text:p>
          </table:table-cell>
          <table:table-cell office:value-type="float" office:value="44.375" calcext:value-type="float">
            <text:p>44.375</text:p>
          </table:table-cell>
          <table:table-cell office:value-type="float" office:value="42.1217191341511" calcext:value-type="float">
            <text:p>42.1217191341511</text:p>
          </table:table-cell>
          <table:table-cell office:value-type="float" office:value="42.0833333333333" calcext:value-type="float">
            <text:p>42.08333333333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89.14839" calcext:value-type="float">
            <text:p>89.14839</text:p>
          </table:table-cell>
          <table:table-cell office:value-type="float" office:value="43" calcext:value-type="float">
            <text:p>43</text:p>
          </table:table-cell>
          <table:table-cell office:value-type="float" office:value="45.4523719141928" calcext:value-type="float">
            <text:p>45.4523719141928</text:p>
          </table:table-cell>
          <table:table-cell office:value-type="float" office:value="43.8645833333333" calcext:value-type="float">
            <text:p>43.864583333333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9.32566" calcext:value-type="float">
            <text:p>89.32566</text:p>
          </table:table-cell>
          <table:table-cell office:value-type="float" office:value="43.0625" calcext:value-type="float">
            <text:p>43.0625</text:p>
          </table:table-cell>
          <table:table-cell office:value-type="float" office:value="44.882994053557" calcext:value-type="float">
            <text:p>44.882994053557</text:p>
          </table:table-cell>
          <table:table-cell office:value-type="float" office:value="42.96875" calcext:value-type="float">
            <text:p>42.9687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86.52386" calcext:value-type="float">
            <text:p>86.52386</text:p>
          </table:table-cell>
          <table:table-cell office:value-type="float" office:value="41.9375" calcext:value-type="float">
            <text:p>41.9375</text:p>
          </table:table-cell>
          <table:table-cell office:value-type="float" office:value="44.6585399303027" calcext:value-type="float">
            <text:p>44.6585399303027</text:p>
          </table:table-cell>
          <table:table-cell office:value-type="float" office:value="42.7395833333333" calcext:value-type="float">
            <text:p>42.739583333333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90.17386" calcext:value-type="float">
            <text:p>90.17386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4.2707622410917" calcext:value-type="float">
            <text:p>44.2707622410917</text:p>
          </table:table-cell>
          <table:table-cell office:value-type="float" office:value="42.4895833333333" calcext:value-type="float">
            <text:p>42.489583333333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6.49967" calcext:value-type="float">
            <text:p>86.49967</text:p>
          </table:table-cell>
          <table:table-cell office:value-type="float" office:value="42.8125" calcext:value-type="float">
            <text:p>42.8125</text:p>
          </table:table-cell>
          <table:table-cell office:value-type="float" office:value="43.412146267141" calcext:value-type="float">
            <text:p>43.412146267141</text:p>
          </table:table-cell>
          <table:table-cell office:value-type="float" office:value="43.3333333333333" calcext:value-type="float">
            <text:p>43.333333333333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85.4332" calcext:value-type="float">
            <text:p>85.4332</text:p>
          </table:table-cell>
          <table:table-cell office:value-type="float" office:value="41.9375" calcext:value-type="float">
            <text:p>41.9375</text:p>
          </table:table-cell>
          <table:table-cell office:value-type="float" office:value="43.634474816448" calcext:value-type="float">
            <text:p>43.634474816448</text:p>
          </table:table-cell>
          <table:table-cell office:value-type="float" office:value="43.3125" calcext:value-type="float">
            <text:p>43.312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3.346466" calcext:value-type="float">
            <text:p>83.346466</text:p>
          </table:table-cell>
          <table:table-cell office:value-type="float" office:value="40.5" calcext:value-type="float">
            <text:p>40.5</text:p>
          </table:table-cell>
          <table:table-cell office:value-type="float" office:value="41.7483579007353" calcext:value-type="float">
            <text:p>41.7483579007353</text:p>
          </table:table-cell>
          <table:table-cell office:value-type="float" office:value="40.2395833333333" calcext:value-type="float">
            <text:p>40.239583333333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85.62286" calcext:value-type="float">
            <text:p>85.62286</text:p>
          </table:table-cell>
          <table:table-cell office:value-type="float" office:value="41.25" calcext:value-type="float">
            <text:p>41.25</text:p>
          </table:table-cell>
          <table:table-cell office:value-type="float" office:value="43.2962820579949" calcext:value-type="float">
            <text:p>43.2962820579949</text:p>
          </table:table-cell>
          <table:table-cell office:value-type="float" office:value="42.0104166666667" calcext:value-type="float">
            <text:p>42.010416666666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1.62662" calcext:value-type="float">
            <text:p>91.62662</text:p>
          </table:table-cell>
          <table:table-cell office:value-type="float" office:value="48.1875" calcext:value-type="float">
            <text:p>48.1875</text:p>
          </table:table-cell>
          <table:table-cell office:value-type="float" office:value="43.8463908966254" calcext:value-type="float">
            <text:p>43.8463908966254</text:p>
          </table:table-cell>
          <table:table-cell office:value-type="float" office:value="42.0104166666667" calcext:value-type="float">
            <text:p>42.010416666666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88.76579" calcext:value-type="float">
            <text:p>88.76579</text:p>
          </table:table-cell>
          <table:table-cell office:value-type="float" office:value="43.625" calcext:value-type="float">
            <text:p>43.625</text:p>
          </table:table-cell>
          <table:table-cell office:value-type="float" office:value="42.0732951799082" calcext:value-type="float">
            <text:p>42.0732951799082</text:p>
          </table:table-cell>
          <table:table-cell office:value-type="float" office:value="41.6770833333333" calcext:value-type="float">
            <text:p>41.677083333333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1.69469" calcext:value-type="float">
            <text:p>91.69469</text:p>
          </table:table-cell>
          <table:table-cell office:value-type="float" office:value="46.0625" calcext:value-type="float">
            <text:p>46.0625</text:p>
          </table:table-cell>
          <table:table-cell office:value-type="float" office:value="43.1896600326031" calcext:value-type="float">
            <text:p>43.1896600326031</text:p>
          </table:table-cell>
          <table:table-cell office:value-type="float" office:value="41.9895833333333" calcext:value-type="float">
            <text:p>41.98958333333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0.76315" calcext:value-type="float">
            <text:p>90.76315</text:p>
          </table:table-cell>
          <table:table-cell office:value-type="float" office:value="47.5" calcext:value-type="float">
            <text:p>47.5</text:p>
          </table:table-cell>
          <table:table-cell office:value-type="float" office:value="42.045176670351" calcext:value-type="float">
            <text:p>42.045176670351</text:p>
          </table:table-cell>
          <table:table-cell office:value-type="float" office:value="40.3020833333333" calcext:value-type="float">
            <text:p>40.302083333333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94.416016" calcext:value-type="float">
            <text:p>94.416016</text:p>
          </table:table-cell>
          <table:table-cell office:value-type="float" office:value="48.875" calcext:value-type="float">
            <text:p>48.875</text:p>
          </table:table-cell>
          <table:table-cell office:value-type="float" office:value="45.6996623761185" calcext:value-type="float">
            <text:p>45.6996623761185</text:p>
          </table:table-cell>
          <table:table-cell office:value-type="float" office:value="44.875" calcext:value-type="float">
            <text:p>44.87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93.62213" calcext:value-type="float">
            <text:p>93.62213</text:p>
          </table:table-cell>
          <table:table-cell office:value-type="float" office:value="47.375" calcext:value-type="float">
            <text:p>47.375</text:p>
          </table:table-cell>
          <table:table-cell office:value-type="float" office:value="44.509495142704" calcext:value-type="float">
            <text:p>44.509495142704</text:p>
          </table:table-cell>
          <table:table-cell office:value-type="float" office:value="44.1458333333333" calcext:value-type="float">
            <text:p>44.145833333333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88.85315" calcext:value-type="float">
            <text:p>88.85315</text:p>
          </table:table-cell>
          <table:table-cell office:value-type="float" office:value="44.125" calcext:value-type="float">
            <text:p>44.125</text:p>
          </table:table-cell>
          <table:table-cell office:value-type="float" office:value="46.5559135431674" calcext:value-type="float">
            <text:p>46.5559135431674</text:p>
          </table:table-cell>
          <table:table-cell office:value-type="float" office:value="44.9375" calcext:value-type="float">
            <text:p>44.937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90.32262" calcext:value-type="float">
            <text:p>90.32262</text:p>
          </table:table-cell>
          <table:table-cell office:value-type="float" office:value="46.1875" calcext:value-type="float">
            <text:p>46.1875</text:p>
          </table:table-cell>
          <table:table-cell office:value-type="float" office:value="44.245698967959" calcext:value-type="float">
            <text:p>44.245698967959</text:p>
          </table:table-cell>
          <table:table-cell office:value-type="float" office:value="42.46875" calcext:value-type="float">
            <text:p>42.46875</text:p>
          </table:table-cell>
          <table:table-cell table:number-columns-repeated="5"/>
        </table:table-row>
        <table:table-row table:style-name="ro1" table:number-rows-repeated="401">
          <table:table-cell table:number-columns-repeated="11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6"/>
        </table:table-row>
      </table:table>
      <table:table table:name="5" table:style-name="ta1">
        <table:shapes>
          <draw:frame draw:z-index="0" draw:style-name="gr1" draw:text-style-name="P1" svg:width="253.76pt" svg:height="142.72pt" svg:x="836.14pt" svg:y="0pt">
            <draw:object draw:notify-on-update-of-ranges="'5'.K1:'5'.K11 '5'.J1:'5'.J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53.76pt" svg:height="142.72pt" svg:x="821.34pt" svg:y="153.61pt">
            <draw:object draw:notify-on-update-of-ranges="'5'.K14:'5'.K24 '5'.J14:'5'.J2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253.76pt" svg:height="142.72pt" svg:x="844.3pt" svg:y="311.22pt">
            <draw:object draw:notify-on-update-of-ranges="'5'.K26:'5'.K36 '5'.J26:'5'.J36 '5'.J26:'5'.J3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1.20932" calcext:value-type="float">
            <text:p>111.20932</text:p>
          </table:table-cell>
          <table:table-cell office:value-type="float" office:value="98.375" calcext:value-type="float">
            <text:p>98.375</text:p>
          </table:table-cell>
          <table:table-cell office:value-type="float" office:value="44.9412257047217" calcext:value-type="float">
            <text:p>44.9412257047217</text:p>
          </table:table-cell>
          <table:table-cell office:value-type="float" office:value="44.1770833333333" calcext:value-type="float">
            <text:p>44.1770833333333</text:p>
          </table:table-cell>
          <table:table-cell/>
          <table:table-cell office:value-type="float" office:value="3.052771" calcext:value-type="float">
            <text:p>3.052771</text:p>
          </table:table-cell>
          <table:table-cell office:value-type="float" office:value="80.68161" calcext:value-type="float">
            <text:p>80.6816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7.95475" calcext:value-type="float">
            <text:p>107.95475</text:p>
          </table:table-cell>
          <table:table-cell office:value-type="float" office:value="52.625" calcext:value-type="float">
            <text:p>52.625</text:p>
          </table:table-cell>
          <table:table-cell office:value-type="float" office:value="45.3977883541683" calcext:value-type="float">
            <text:p>45.3977883541683</text:p>
          </table:table-cell>
          <table:table-cell office:value-type="float" office:value="43.75" calcext:value-type="float">
            <text:p>43.75</text:p>
          </table:table-cell>
          <table:table-cell/>
          <table:table-cell office:value-type="float" office:value="80.68161" calcext:value-type="float">
            <text:p>80.68161</text:p>
          </table:table-cell>
          <table:table-cell office:value-type="float" office:value="83.734381" calcext:value-type="float">
            <text:p>83.73438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0.49347" calcext:value-type="float">
            <text:p>90.49347</text:p>
          </table:table-cell>
          <table:table-cell office:value-type="float" office:value="40.625" calcext:value-type="float">
            <text:p>40.625</text:p>
          </table:table-cell>
          <table:table-cell office:value-type="float" office:value="45.7253200512354" calcext:value-type="float">
            <text:p>45.7253200512354</text:p>
          </table:table-cell>
          <table:table-cell office:value-type="float" office:value="44.125" calcext:value-type="float">
            <text:p>44.125</text:p>
          </table:table-cell>
          <table:table-cell/>
          <table:table-cell office:value-type="float" office:value="111.20932" calcext:value-type="float">
            <text:p>111.20932</text:p>
          </table:table-cell>
          <table:table-cell office:value-type="float" office:value="86.787152" calcext:value-type="float">
            <text:p>86.78715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0.78822" calcext:value-type="float">
            <text:p>90.78822</text:p>
          </table:table-cell>
          <table:table-cell office:value-type="float" office:value="40.5625" calcext:value-type="float">
            <text:p>40.5625</text:p>
          </table:table-cell>
          <table:table-cell office:value-type="float" office:value="43.1880003828167" calcext:value-type="float">
            <text:p>43.1880003828167</text:p>
          </table:table-cell>
          <table:table-cell office:value-type="float" office:value="43.1354166666667" calcext:value-type="float">
            <text:p>43.1354166666667</text:p>
          </table:table-cell>
          <table:table-cell table:number-columns-repeated="2"/>
          <table:table-cell office:value-type="float" office:value="89.839923" calcext:value-type="float">
            <text:p>89.839923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7.2444" calcext:value-type="float">
            <text:p>97.2444</text:p>
          </table:table-cell>
          <table:table-cell office:value-type="float" office:value="45.9375" calcext:value-type="float">
            <text:p>45.9375</text:p>
          </table:table-cell>
          <table:table-cell office:value-type="float" office:value="45.5947220639104" calcext:value-type="float">
            <text:p>45.5947220639104</text:p>
          </table:table-cell>
          <table:table-cell office:value-type="float" office:value="45.1041666666667" calcext:value-type="float">
            <text:p>45.1041666666667</text:p>
          </table:table-cell>
          <table:table-cell table:number-columns-repeated="2"/>
          <table:table-cell office:value-type="float" office:value="92.892694" calcext:value-type="float">
            <text:p>92.892694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3.07074" calcext:value-type="float">
            <text:p>93.07074</text:p>
          </table:table-cell>
          <table:table-cell office:value-type="float" office:value="43.625" calcext:value-type="float">
            <text:p>43.625</text:p>
          </table:table-cell>
          <table:table-cell office:value-type="float" office:value="43.7818610147425" calcext:value-type="float">
            <text:p>43.7818610147425</text:p>
          </table:table-cell>
          <table:table-cell office:value-type="float" office:value="43.15625" calcext:value-type="float">
            <text:p>43.15625</text:p>
          </table:table-cell>
          <table:table-cell table:number-columns-repeated="2"/>
          <table:table-cell office:value-type="float" office:value="95.945465" calcext:value-type="float">
            <text:p>95.945465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0.234116" calcext:value-type="float">
            <text:p>90.234116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43.2550106801342" calcext:value-type="float">
            <text:p>43.2550106801342</text:p>
          </table:table-cell>
          <table:table-cell office:value-type="float" office:value="41.3229166666667" calcext:value-type="float">
            <text:p>41.3229166666667</text:p>
          </table:table-cell>
          <table:table-cell table:number-columns-repeated="2"/>
          <table:table-cell office:value-type="float" office:value="98.9982360000001" calcext:value-type="float">
            <text:p>98.9982360000001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2.91953" calcext:value-type="float">
            <text:p>92.91953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45.5555599817921" calcext:value-type="float">
            <text:p>45.5555599817921</text:p>
          </table:table-cell>
          <table:table-cell office:value-type="float" office:value="43.8854166666667" calcext:value-type="float">
            <text:p>43.8854166666667</text:p>
          </table:table-cell>
          <table:table-cell table:number-columns-repeated="2"/>
          <table:table-cell office:value-type="float" office:value="102.051007" calcext:value-type="float">
            <text:p>102.05100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6.58745" calcext:value-type="float">
            <text:p>96.58745</text:p>
          </table:table-cell>
          <table:table-cell office:value-type="float" office:value="48" calcext:value-type="float">
            <text:p>48</text:p>
          </table:table-cell>
          <table:table-cell office:value-type="float" office:value="43.2912484321487" calcext:value-type="float">
            <text:p>43.2912484321487</text:p>
          </table:table-cell>
          <table:table-cell office:value-type="float" office:value="41.7916666666667" calcext:value-type="float">
            <text:p>41.7916666666667</text:p>
          </table:table-cell>
          <table:table-cell table:number-columns-repeated="2"/>
          <table:table-cell office:value-type="float" office:value="105.103778" calcext:value-type="float">
            <text:p>105.10377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2.88783" calcext:value-type="float">
            <text:p>92.88783</text:p>
          </table:table-cell>
          <table:table-cell office:value-type="float" office:value="44.125" calcext:value-type="float">
            <text:p>44.125</text:p>
          </table:table-cell>
          <table:table-cell office:value-type="float" office:value="44.2032147835102" calcext:value-type="float">
            <text:p>44.2032147835102</text:p>
          </table:table-cell>
          <table:table-cell office:value-type="float" office:value="42.65625" calcext:value-type="float">
            <text:p>42.65625</text:p>
          </table:table-cell>
          <table:table-cell table:number-columns-repeated="2"/>
          <table:table-cell office:value-type="float" office:value="108.156549" calcext:value-type="float">
            <text:p>108.15654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3.80832" calcext:value-type="float">
            <text:p>93.80832</text:p>
          </table:table-cell>
          <table:table-cell office:value-type="float" office:value="46.75" calcext:value-type="float">
            <text:p>46.75</text:p>
          </table:table-cell>
          <table:table-cell office:value-type="float" office:value="45.5475501391953" calcext:value-type="float">
            <text:p>45.5475501391953</text:p>
          </table:table-cell>
          <table:table-cell office:value-type="float" office:value="45.03125" calcext:value-type="float">
            <text:p>45.03125</text:p>
          </table:table-cell>
          <table:table-cell table:number-columns-repeated="2"/>
          <table:table-cell office:value-type="float" office:value="111.20932" calcext:value-type="float">
            <text:p>111.20932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9.74263" calcext:value-type="float">
            <text:p>89.74263</text:p>
          </table:table-cell>
          <table:table-cell office:value-type="float" office:value="40.8125" calcext:value-type="float">
            <text:p>40.8125</text:p>
          </table:table-cell>
          <table:table-cell office:value-type="float" office:value="44.9766371864972" calcext:value-type="float">
            <text:p>44.9766371864972</text:p>
          </table:table-cell>
          <table:table-cell office:value-type="float" office:value="43.3229166666667" calcext:value-type="float">
            <text:p>43.322916666666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1.130264" calcext:value-type="float">
            <text:p>91.130264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43.9886955831214" calcext:value-type="float">
            <text:p>43.9886955831214</text:p>
          </table:table-cell>
          <table:table-cell office:value-type="float" office:value="42.3541666666667" calcext:value-type="float">
            <text:p>42.354166666666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4.33232" calcext:value-type="float">
            <text:p>94.33232</text:p>
          </table:table-cell>
          <table:table-cell office:value-type="float" office:value="45.75" calcext:value-type="float">
            <text:p>45.75</text:p>
          </table:table-cell>
          <table:table-cell office:value-type="float" office:value="45.1081407971114" calcext:value-type="float">
            <text:p>45.1081407971114</text:p>
          </table:table-cell>
          <table:table-cell office:value-type="float" office:value="43.9791666666667" calcext:value-type="float">
            <text:p>43.9791666666667</text:p>
          </table:table-cell>
          <table:table-cell/>
          <table:table-cell office:value-type="float" office:value="1.37604166666667" calcext:value-type="float">
            <text:p>1.37604166666667</text:p>
          </table:table-cell>
          <table:table-cell office:value-type="float" office:value="39.875" calcext:value-type="float">
            <text:p>39.87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6.6927" calcext:value-type="float">
            <text:p>96.6927</text:p>
          </table:table-cell>
          <table:table-cell office:value-type="float" office:value="48.1875" calcext:value-type="float">
            <text:p>48.1875</text:p>
          </table:table-cell>
          <table:table-cell office:value-type="float" office:value="45.9557234276114" calcext:value-type="float">
            <text:p>45.9557234276114</text:p>
          </table:table-cell>
          <table:table-cell office:value-type="float" office:value="44.34375" calcext:value-type="float">
            <text:p>44.34375</text:p>
          </table:table-cell>
          <table:table-cell/>
          <table:table-cell office:value-type="float" office:value="39.875" calcext:value-type="float">
            <text:p>39.875</text:p>
          </table:table-cell>
          <table:table-cell office:value-type="float" office:value="41.2510416666667" calcext:value-type="float">
            <text:p>41.2510416666667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7.53424" calcext:value-type="float">
            <text:p>97.53424</text:p>
          </table:table-cell>
          <table:table-cell office:value-type="float" office:value="49.5" calcext:value-type="float">
            <text:p>49.5</text:p>
          </table:table-cell>
          <table:table-cell office:value-type="float" office:value="44.0431976191884" calcext:value-type="float">
            <text:p>44.0431976191884</text:p>
          </table:table-cell>
          <table:table-cell office:value-type="float" office:value="42.40625" calcext:value-type="float">
            <text:p>42.40625</text:p>
          </table:table-cell>
          <table:table-cell/>
          <table:table-cell office:value-type="float" office:value="46.8229166666667" calcext:value-type="float">
            <text:p>46.8229166666667</text:p>
          </table:table-cell>
          <table:table-cell office:value-type="float" office:value="42.6270833333333" calcext:value-type="float">
            <text:p>42.627083333333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4.41931" calcext:value-type="float">
            <text:p>94.41931</text:p>
          </table:table-cell>
          <table:table-cell office:value-type="float" office:value="46" calcext:value-type="float">
            <text:p>46</text:p>
          </table:table-cell>
          <table:table-cell office:value-type="float" office:value="46.932087585141" calcext:value-type="float">
            <text:p>46.932087585141</text:p>
          </table:table-cell>
          <table:table-cell office:value-type="float" office:value="46.5625" calcext:value-type="float">
            <text:p>46.5625</text:p>
          </table:table-cell>
          <table:table-cell table:number-columns-repeated="2"/>
          <table:table-cell office:value-type="float" office:value="44.003125" calcext:value-type="float">
            <text:p>44.00312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7.03146" calcext:value-type="float">
            <text:p>97.03146</text:p>
          </table:table-cell>
          <table:table-cell office:value-type="float" office:value="48.875" calcext:value-type="float">
            <text:p>48.875</text:p>
          </table:table-cell>
          <table:table-cell office:value-type="float" office:value="42.9696995014505" calcext:value-type="float">
            <text:p>42.9696995014505</text:p>
          </table:table-cell>
          <table:table-cell office:value-type="float" office:value="41.40625" calcext:value-type="float">
            <text:p>41.40625</text:p>
          </table:table-cell>
          <table:table-cell table:number-columns-repeated="2"/>
          <table:table-cell office:value-type="float" office:value="45.3791666666667" calcext:value-type="float">
            <text:p>45.379166666666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5.47928" calcext:value-type="float">
            <text:p>95.47928</text:p>
          </table:table-cell>
          <table:table-cell office:value-type="float" office:value="47.4375" calcext:value-type="float">
            <text:p>47.4375</text:p>
          </table:table-cell>
          <table:table-cell office:value-type="float" office:value="43.6861556629538" calcext:value-type="float">
            <text:p>43.6861556629538</text:p>
          </table:table-cell>
          <table:table-cell office:value-type="float" office:value="42.1354166666667" calcext:value-type="float">
            <text:p>42.1354166666667</text:p>
          </table:table-cell>
          <table:table-cell table:number-columns-repeated="2"/>
          <table:table-cell office:value-type="float" office:value="46.7552083333334" calcext:value-type="float">
            <text:p>46.755208333333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6.530594" calcext:value-type="float">
            <text:p>96.530594</text:p>
          </table:table-cell>
          <table:table-cell office:value-type="float" office:value="48.75" calcext:value-type="float">
            <text:p>48.75</text:p>
          </table:table-cell>
          <table:table-cell office:value-type="float" office:value="44.2505067433271" calcext:value-type="float">
            <text:p>44.2505067433271</text:p>
          </table:table-cell>
          <table:table-cell office:value-type="float" office:value="43.0833333333333" calcext:value-type="float">
            <text:p>43.0833333333333</text:p>
          </table:table-cell>
          <table:table-cell table:number-columns-repeated="2"/>
          <table:table-cell office:value-type="float" office:value="48.13125" calcext:value-type="float">
            <text:p>48.1312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4.691284" calcext:value-type="float">
            <text:p>94.691284</text:p>
          </table:table-cell>
          <table:table-cell office:value-type="float" office:value="48.75" calcext:value-type="float">
            <text:p>48.75</text:p>
          </table:table-cell>
          <table:table-cell office:value-type="float" office:value="46.4572941456337" calcext:value-type="float">
            <text:p>46.4572941456337</text:p>
          </table:table-cell>
          <table:table-cell office:value-type="float" office:value="45.09375" calcext:value-type="float">
            <text:p>45.09375</text:p>
          </table:table-cell>
          <table:table-cell table:number-columns-repeated="2"/>
          <table:table-cell office:value-type="float" office:value="49.5072916666667" calcext:value-type="float">
            <text:p>49.507291666666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8.33983" calcext:value-type="float">
            <text:p>88.33983</text:p>
          </table:table-cell>
          <table:table-cell office:value-type="float" office:value="40.4375" calcext:value-type="float">
            <text:p>40.4375</text:p>
          </table:table-cell>
          <table:table-cell office:value-type="float" office:value="45.93432336463" calcext:value-type="float">
            <text:p>45.93432336463</text:p>
          </table:table-cell>
          <table:table-cell office:value-type="float" office:value="44.4166666666667" calcext:value-type="float">
            <text:p>44.4166666666667</text:p>
          </table:table-cell>
          <table:table-cell table:number-columns-repeated="2"/>
          <table:table-cell office:value-type="float" office:value="50.8833333333334" calcext:value-type="float">
            <text:p>50.88333333333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2.26243" calcext:value-type="float">
            <text:p>92.26243</text:p>
          </table:table-cell>
          <table:table-cell office:value-type="float" office:value="45.375" calcext:value-type="float">
            <text:p>45.375</text:p>
          </table:table-cell>
          <table:table-cell office:value-type="float" office:value="43.6389865834232" calcext:value-type="float">
            <text:p>43.6389865834232</text:p>
          </table:table-cell>
          <table:table-cell office:value-type="float" office:value="43.5833333333333" calcext:value-type="float">
            <text:p>43.5833333333333</text:p>
          </table:table-cell>
          <table:table-cell table:number-columns-repeated="2"/>
          <table:table-cell office:value-type="float" office:value="52.2593750000001" calcext:value-type="float">
            <text:p>52.259375000000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8.990295" calcext:value-type="float">
            <text:p>88.990295</text:p>
          </table:table-cell>
          <table:table-cell office:value-type="float" office:value="40.25" calcext:value-type="float">
            <text:p>40.25</text:p>
          </table:table-cell>
          <table:table-cell office:value-type="float" office:value="44.6370429589432" calcext:value-type="float">
            <text:p>44.6370429589432</text:p>
          </table:table-cell>
          <table:table-cell office:value-type="float" office:value="44.3541666666667" calcext:value-type="float">
            <text:p>44.3541666666667</text:p>
          </table:table-cell>
          <table:table-cell table:number-columns-repeated="2"/>
          <table:table-cell office:value-type="float" office:value="53.6354166666667" calcext:value-type="float">
            <text:p>53.635416666666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8.24577" calcext:value-type="float">
            <text:p>88.24577</text:p>
          </table:table-cell>
          <table:table-cell office:value-type="float" office:value="40.75" calcext:value-type="float">
            <text:p>40.75</text:p>
          </table:table-cell>
          <table:table-cell office:value-type="float" office:value="46.508969379935" calcext:value-type="float">
            <text:p>46.508969379935</text:p>
          </table:table-cell>
          <table:table-cell office:value-type="float" office:value="44.59375" calcext:value-type="float">
            <text:p>44.5937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2.9728" calcext:value-type="float">
            <text:p>92.9728</text:p>
          </table:table-cell>
          <table:table-cell office:value-type="float" office:value="43.8125" calcext:value-type="float">
            <text:p>43.8125</text:p>
          </table:table-cell>
          <table:table-cell office:value-type="float" office:value="43.7449656681934" calcext:value-type="float">
            <text:p>43.7449656681934</text:p>
          </table:table-cell>
          <table:table-cell office:value-type="float" office:value="41.7604166666667" calcext:value-type="float">
            <text:p>41.7604166666667</text:p>
          </table:table-cell>
          <table:table-cell/>
          <table:table-cell office:value-type="float" office:value="0.707734540707973" calcext:value-type="float">
            <text:p>0.707734540707973</text:p>
          </table:table-cell>
          <table:table-cell office:value-type="float" office:value="40.5201838511247" calcext:value-type="float">
            <text:p>40.520183851124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86.94634" calcext:value-type="float">
            <text:p>86.94634</text:p>
          </table:table-cell>
          <table:table-cell office:value-type="float" office:value="39.125" calcext:value-type="float">
            <text:p>39.125</text:p>
          </table:table-cell>
          <table:table-cell office:value-type="float" office:value="43.8834194256958" calcext:value-type="float">
            <text:p>43.8834194256958</text:p>
          </table:table-cell>
          <table:table-cell office:value-type="float" office:value="42.09375" calcext:value-type="float">
            <text:p>42.09375</text:p>
          </table:table-cell>
          <table:table-cell/>
          <table:table-cell office:value-type="float" office:value="40.5201838511247" calcext:value-type="float">
            <text:p>40.5201838511247</text:p>
          </table:table-cell>
          <table:table-cell office:value-type="float" office:value="41.2279183918327" calcext:value-type="float">
            <text:p>41.227918391832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88.50588" calcext:value-type="float">
            <text:p>88.50588</text:p>
          </table:table-cell>
          <table:table-cell office:value-type="float" office:value="39.5" calcext:value-type="float">
            <text:p>39.5</text:p>
          </table:table-cell>
          <table:table-cell office:value-type="float" office:value="44.4403085237811" calcext:value-type="float">
            <text:p>44.4403085237811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47.5975292582045" calcext:value-type="float">
            <text:p>47.5975292582045</text:p>
          </table:table-cell>
          <table:table-cell office:value-type="float" office:value="41.9356529325407" calcext:value-type="float">
            <text:p>41.935652932540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3.78171" calcext:value-type="float">
            <text:p>93.78171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5.4615259525388" calcext:value-type="float">
            <text:p>45.4615259525388</text:p>
          </table:table-cell>
          <table:table-cell office:value-type="float" office:value="44.2291666666667" calcext:value-type="float">
            <text:p>44.2291666666667</text:p>
          </table:table-cell>
          <table:table-cell table:number-columns-repeated="2"/>
          <table:table-cell office:value-type="float" office:value="42.6433874732486" calcext:value-type="float">
            <text:p>42.643387473248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8.281425" calcext:value-type="float">
            <text:p>98.281425</text:p>
          </table:table-cell>
          <table:table-cell office:value-type="float" office:value="50.6875" calcext:value-type="float">
            <text:p>50.6875</text:p>
          </table:table-cell>
          <table:table-cell office:value-type="float" office:value="45.6684681915825" calcext:value-type="float">
            <text:p>45.6684681915825</text:p>
          </table:table-cell>
          <table:table-cell office:value-type="float" office:value="44.0416666666667" calcext:value-type="float">
            <text:p>44.0416666666667</text:p>
          </table:table-cell>
          <table:table-cell table:number-columns-repeated="2"/>
          <table:table-cell office:value-type="float" office:value="43.3511220139566" calcext:value-type="float">
            <text:p>43.351122013956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1.80436" calcext:value-type="float">
            <text:p>91.80436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1.2205546417093" calcext:value-type="float">
            <text:p>41.2205546417093</text:p>
          </table:table-cell>
          <table:table-cell office:value-type="float" office:value="41.1041666666667" calcext:value-type="float">
            <text:p>41.1041666666667</text:p>
          </table:table-cell>
          <table:table-cell table:number-columns-repeated="2"/>
          <table:table-cell office:value-type="float" office:value="44.0588565546646" calcext:value-type="float">
            <text:p>44.0588565546646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6.59096" calcext:value-type="float">
            <text:p>96.59096</text:p>
          </table:table-cell>
          <table:table-cell office:value-type="float" office:value="49.6875" calcext:value-type="float">
            <text:p>49.6875</text:p>
          </table:table-cell>
          <table:table-cell office:value-type="float" office:value="41.8817932044159" calcext:value-type="float">
            <text:p>41.8817932044159</text:p>
          </table:table-cell>
          <table:table-cell office:value-type="float" office:value="41.2708333333333" calcext:value-type="float">
            <text:p>41.2708333333333</text:p>
          </table:table-cell>
          <table:table-cell table:number-columns-repeated="2"/>
          <table:table-cell office:value-type="float" office:value="44.7665910953726" calcext:value-type="float">
            <text:p>44.766591095372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5.84117" calcext:value-type="float">
            <text:p>95.84117</text:p>
          </table:table-cell>
          <table:table-cell office:value-type="float" office:value="48.8125" calcext:value-type="float">
            <text:p>48.8125</text:p>
          </table:table-cell>
          <table:table-cell office:value-type="float" office:value="44.843479133779" calcext:value-type="float">
            <text:p>44.843479133779</text:p>
          </table:table-cell>
          <table:table-cell office:value-type="float" office:value="43.4791666666667" calcext:value-type="float">
            <text:p>43.4791666666667</text:p>
          </table:table-cell>
          <table:table-cell table:number-columns-repeated="2"/>
          <table:table-cell office:value-type="float" office:value="45.4743256360805" calcext:value-type="float">
            <text:p>45.4743256360805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92.11803" calcext:value-type="float">
            <text:p>92.11803</text:p>
          </table:table-cell>
          <table:table-cell office:value-type="float" office:value="42.125" calcext:value-type="float">
            <text:p>42.125</text:p>
          </table:table-cell>
          <table:table-cell office:value-type="float" office:value="43.4987718136049" calcext:value-type="float">
            <text:p>43.4987718136049</text:p>
          </table:table-cell>
          <table:table-cell office:value-type="float" office:value="42.8125" calcext:value-type="float">
            <text:p>42.8125</text:p>
          </table:table-cell>
          <table:table-cell table:number-columns-repeated="2"/>
          <table:table-cell office:value-type="float" office:value="46.1820601767885" calcext:value-type="float">
            <text:p>46.182060176788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1.96629" calcext:value-type="float">
            <text:p>91.96629</text:p>
          </table:table-cell>
          <table:table-cell office:value-type="float" office:value="42.875" calcext:value-type="float">
            <text:p>42.875</text:p>
          </table:table-cell>
          <table:table-cell office:value-type="float" office:value="41.8080744621495" calcext:value-type="float">
            <text:p>41.8080744621495</text:p>
          </table:table-cell>
          <table:table-cell office:value-type="float" office:value="40.7916666666667" calcext:value-type="float">
            <text:p>40.7916666666667</text:p>
          </table:table-cell>
          <table:table-cell table:number-columns-repeated="2"/>
          <table:table-cell office:value-type="float" office:value="46.8897947174965" calcext:value-type="float">
            <text:p>46.889794717496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1.568146" calcext:value-type="float">
            <text:p>91.568146</text:p>
          </table:table-cell>
          <table:table-cell office:value-type="float" office:value="42.3125" calcext:value-type="float">
            <text:p>42.3125</text:p>
          </table:table-cell>
          <table:table-cell office:value-type="float" office:value="47.5975292582045" calcext:value-type="float">
            <text:p>47.5975292582045</text:p>
          </table:table-cell>
          <table:table-cell office:value-type="float" office:value="46.8229166666667" calcext:value-type="float">
            <text:p>46.8229166666667</text:p>
          </table:table-cell>
          <table:table-cell table:number-columns-repeated="2"/>
          <table:table-cell office:value-type="float" office:value="47.5975292582045" calcext:value-type="float">
            <text:p>47.597529258204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3.98534" calcext:value-type="float">
            <text:p>93.98534</text:p>
          </table:table-cell>
          <table:table-cell office:value-type="float" office:value="47.1875" calcext:value-type="float">
            <text:p>47.1875</text:p>
          </table:table-cell>
          <table:table-cell office:value-type="float" office:value="43.8777892845775" calcext:value-type="float">
            <text:p>43.8777892845775</text:p>
          </table:table-cell>
          <table:table-cell office:value-type="float" office:value="43.6041666666667" calcext:value-type="float">
            <text:p>43.604166666666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90.101974" calcext:value-type="float">
            <text:p>90.101974</text:p>
          </table:table-cell>
          <table:table-cell office:value-type="float" office:value="42.5" calcext:value-type="float">
            <text:p>42.5</text:p>
          </table:table-cell>
          <table:table-cell office:value-type="float" office:value="44.3386197854994" calcext:value-type="float">
            <text:p>44.3386197854994</text:p>
          </table:table-cell>
          <table:table-cell office:value-type="float" office:value="42.8541666666667" calcext:value-type="float">
            <text:p>42.854166666666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0.68161" calcext:value-type="float">
            <text:p>80.68161</text:p>
          </table:table-cell>
          <table:table-cell office:value-type="float" office:value="33.0625" calcext:value-type="float">
            <text:p>33.0625</text:p>
          </table:table-cell>
          <table:table-cell office:value-type="float" office:value="44.3489511594192" calcext:value-type="float">
            <text:p>44.3489511594192</text:p>
          </table:table-cell>
          <table:table-cell office:value-type="float" office:value="44.28125" calcext:value-type="float">
            <text:p>44.2812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0.90794" calcext:value-type="float">
            <text:p>90.90794</text:p>
          </table:table-cell>
          <table:table-cell office:value-type="float" office:value="42.125" calcext:value-type="float">
            <text:p>42.125</text:p>
          </table:table-cell>
          <table:table-cell office:value-type="float" office:value="41.5000577474062" calcext:value-type="float">
            <text:p>41.5000577474062</text:p>
          </table:table-cell>
          <table:table-cell office:value-type="float" office:value="41.4583333333333" calcext:value-type="float">
            <text:p>41.458333333333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8.931076" calcext:value-type="float">
            <text:p>88.931076</text:p>
          </table:table-cell>
          <table:table-cell office:value-type="float" office:value="40.375" calcext:value-type="float">
            <text:p>40.375</text:p>
          </table:table-cell>
          <table:table-cell office:value-type="float" office:value="46.4584691497697" calcext:value-type="float">
            <text:p>46.4584691497697</text:p>
          </table:table-cell>
          <table:table-cell office:value-type="float" office:value="44.6979166666667" calcext:value-type="float">
            <text:p>44.697916666666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9.46132" calcext:value-type="float">
            <text:p>89.46132</text:p>
          </table:table-cell>
          <table:table-cell office:value-type="float" office:value="40.8125" calcext:value-type="float">
            <text:p>40.8125</text:p>
          </table:table-cell>
          <table:table-cell office:value-type="float" office:value="45.7606704154989" calcext:value-type="float">
            <text:p>45.7606704154989</text:p>
          </table:table-cell>
          <table:table-cell office:value-type="float" office:value="44.2395833333333" calcext:value-type="float">
            <text:p>44.239583333333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0.34205" calcext:value-type="float">
            <text:p>90.34205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45.5304488242676" calcext:value-type="float">
            <text:p>45.5304488242676</text:p>
          </table:table-cell>
          <table:table-cell office:value-type="float" office:value="44.2395833333333" calcext:value-type="float">
            <text:p>44.239583333333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0.504326" calcext:value-type="float">
            <text:p>90.504326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45.3002259779236" calcext:value-type="float">
            <text:p>45.3002259779236</text:p>
          </table:table-cell>
          <table:table-cell office:value-type="float" office:value="44.0625" calcext:value-type="float">
            <text:p>44.062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89.93941" calcext:value-type="float">
            <text:p>89.93941</text:p>
          </table:table-cell>
          <table:table-cell office:value-type="float" office:value="41.625" calcext:value-type="float">
            <text:p>41.625</text:p>
          </table:table-cell>
          <table:table-cell office:value-type="float" office:value="44.0125199303221" calcext:value-type="float">
            <text:p>44.0125199303221</text:p>
          </table:table-cell>
          <table:table-cell office:value-type="float" office:value="43.1458333333333" calcext:value-type="float">
            <text:p>43.14583333333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5.17085" calcext:value-type="float">
            <text:p>95.17085</text:p>
          </table:table-cell>
          <table:table-cell office:value-type="float" office:value="47.5625" calcext:value-type="float">
            <text:p>47.5625</text:p>
          </table:table-cell>
          <table:table-cell office:value-type="float" office:value="43.9416452772767" calcext:value-type="float">
            <text:p>43.9416452772767</text:p>
          </table:table-cell>
          <table:table-cell office:value-type="float" office:value="42.3645833333333" calcext:value-type="float">
            <text:p>42.364583333333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93.17387" calcext:value-type="float">
            <text:p>93.17387</text:p>
          </table:table-cell>
          <table:table-cell office:value-type="float" office:value="45.0625" calcext:value-type="float">
            <text:p>45.0625</text:p>
          </table:table-cell>
          <table:table-cell office:value-type="float" office:value="44.1077493570176" calcext:value-type="float">
            <text:p>44.1077493570176</text:p>
          </table:table-cell>
          <table:table-cell office:value-type="float" office:value="42.75" calcext:value-type="float">
            <text:p>42.7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95.4337" calcext:value-type="float">
            <text:p>95.4337</text:p>
          </table:table-cell>
          <table:table-cell office:value-type="float" office:value="48.4375" calcext:value-type="float">
            <text:p>48.4375</text:p>
          </table:table-cell>
          <table:table-cell office:value-type="float" office:value="43.396497369473" calcext:value-type="float">
            <text:p>43.396497369473</text:p>
          </table:table-cell>
          <table:table-cell office:value-type="float" office:value="42.4583333333333" calcext:value-type="float">
            <text:p>42.458333333333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3.708954" calcext:value-type="float">
            <text:p>93.708954</text:p>
          </table:table-cell>
          <table:table-cell office:value-type="float" office:value="45.0625" calcext:value-type="float">
            <text:p>45.0625</text:p>
          </table:table-cell>
          <table:table-cell office:value-type="float" office:value="44.8105762465742" calcext:value-type="float">
            <text:p>44.8105762465742</text:p>
          </table:table-cell>
          <table:table-cell office:value-type="float" office:value="43.3229166666667" calcext:value-type="float">
            <text:p>43.322916666666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1.9303" calcext:value-type="float">
            <text:p>91.9303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47.1492697209812" calcext:value-type="float">
            <text:p>47.1492697209812</text:p>
          </table:table-cell>
          <table:table-cell office:value-type="float" office:value="45.3645833333333" calcext:value-type="float">
            <text:p>45.364583333333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.592026" calcext:value-type="float">
            <text:p>89.592026</text:p>
          </table:table-cell>
          <table:table-cell office:value-type="float" office:value="40.8125" calcext:value-type="float">
            <text:p>40.8125</text:p>
          </table:table-cell>
          <table:table-cell office:value-type="float" office:value="44.9463984722835" calcext:value-type="float">
            <text:p>44.9463984722835</text:p>
          </table:table-cell>
          <table:table-cell office:value-type="float" office:value="43.9479166666667" calcext:value-type="float">
            <text:p>43.947916666666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2.46715" calcext:value-type="float">
            <text:p>92.46715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45.5540229183238" calcext:value-type="float">
            <text:p>45.5540229183238</text:p>
          </table:table-cell>
          <table:table-cell office:value-type="float" office:value="43.7395833333333" calcext:value-type="float">
            <text:p>43.739583333333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3.384575" calcext:value-type="float">
            <text:p>93.384575</text:p>
          </table:table-cell>
          <table:table-cell office:value-type="float" office:value="45.4375" calcext:value-type="float">
            <text:p>45.4375</text:p>
          </table:table-cell>
          <table:table-cell office:value-type="float" office:value="42.8979531506007" calcext:value-type="float">
            <text:p>42.8979531506007</text:p>
          </table:table-cell>
          <table:table-cell office:value-type="float" office:value="42.2395833333333" calcext:value-type="float">
            <text:p>42.239583333333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94.58543" calcext:value-type="float">
            <text:p>94.58543</text:p>
          </table:table-cell>
          <table:table-cell office:value-type="float" office:value="48" calcext:value-type="float">
            <text:p>48</text:p>
          </table:table-cell>
          <table:table-cell office:value-type="float" office:value="44.8459810416818" calcext:value-type="float">
            <text:p>44.8459810416818</text:p>
          </table:table-cell>
          <table:table-cell office:value-type="float" office:value="43.3333333333333" calcext:value-type="float">
            <text:p>43.333333333333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9.69487" calcext:value-type="float">
            <text:p>89.69487</text:p>
          </table:table-cell>
          <table:table-cell office:value-type="float" office:value="42.25" calcext:value-type="float">
            <text:p>42.25</text:p>
          </table:table-cell>
          <table:table-cell office:value-type="float" office:value="45.1618347177179" calcext:value-type="float">
            <text:p>45.1618347177179</text:p>
          </table:table-cell>
          <table:table-cell office:value-type="float" office:value="43.9895833333333" calcext:value-type="float">
            <text:p>43.989583333333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4.812744" calcext:value-type="float">
            <text:p>94.812744</text:p>
          </table:table-cell>
          <table:table-cell office:value-type="float" office:value="47.25" calcext:value-type="float">
            <text:p>47.25</text:p>
          </table:table-cell>
          <table:table-cell office:value-type="float" office:value="44.0163494710027" calcext:value-type="float">
            <text:p>44.0163494710027</text:p>
          </table:table-cell>
          <table:table-cell office:value-type="float" office:value="43.0520833333333" calcext:value-type="float">
            <text:p>43.052083333333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1.03836" calcext:value-type="float">
            <text:p>91.03836</text:p>
          </table:table-cell>
          <table:table-cell office:value-type="float" office:value="45.625" calcext:value-type="float">
            <text:p>45.625</text:p>
          </table:table-cell>
          <table:table-cell office:value-type="float" office:value="42.9863441231916" calcext:value-type="float">
            <text:p>42.9863441231916</text:p>
          </table:table-cell>
          <table:table-cell office:value-type="float" office:value="41.28125" calcext:value-type="float">
            <text:p>41.2812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87.99623" calcext:value-type="float">
            <text:p>87.99623</text:p>
          </table:table-cell>
          <table:table-cell office:value-type="float" office:value="40.5" calcext:value-type="float">
            <text:p>40.5</text:p>
          </table:table-cell>
          <table:table-cell office:value-type="float" office:value="44.0586608776249" calcext:value-type="float">
            <text:p>44.0586608776249</text:p>
          </table:table-cell>
          <table:table-cell office:value-type="float" office:value="44.0104166666667" calcext:value-type="float">
            <text:p>44.010416666666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9.70386" calcext:value-type="float">
            <text:p>89.70386</text:p>
          </table:table-cell>
          <table:table-cell office:value-type="float" office:value="42.125" calcext:value-type="float">
            <text:p>42.125</text:p>
          </table:table-cell>
          <table:table-cell office:value-type="float" office:value="42.2854283368685" calcext:value-type="float">
            <text:p>42.2854283368685</text:p>
          </table:table-cell>
          <table:table-cell office:value-type="float" office:value="42.25" calcext:value-type="float">
            <text:p>42.2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4.325356" calcext:value-type="float">
            <text:p>94.325356</text:p>
          </table:table-cell>
          <table:table-cell office:value-type="float" office:value="46.9375" calcext:value-type="float">
            <text:p>46.9375</text:p>
          </table:table-cell>
          <table:table-cell office:value-type="float" office:value="44.5781875545042" calcext:value-type="float">
            <text:p>44.5781875545042</text:p>
          </table:table-cell>
          <table:table-cell office:value-type="float" office:value="42.6979166666667" calcext:value-type="float">
            <text:p>42.697916666666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4.128815" calcext:value-type="float">
            <text:p>94.128815</text:p>
          </table:table-cell>
          <table:table-cell office:value-type="float" office:value="47.125" calcext:value-type="float">
            <text:p>47.125</text:p>
          </table:table-cell>
          <table:table-cell office:value-type="float" office:value="43.5724249725856" calcext:value-type="float">
            <text:p>43.5724249725856</text:p>
          </table:table-cell>
          <table:table-cell office:value-type="float" office:value="43.0208333333333" calcext:value-type="float">
            <text:p>43.020833333333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1.88251" calcext:value-type="float">
            <text:p>91.88251</text:p>
          </table:table-cell>
          <table:table-cell office:value-type="float" office:value="43.0625" calcext:value-type="float">
            <text:p>43.0625</text:p>
          </table:table-cell>
          <table:table-cell office:value-type="float" office:value="45.9781265607548" calcext:value-type="float">
            <text:p>45.9781265607548</text:p>
          </table:table-cell>
          <table:table-cell office:value-type="float" office:value="44.6666666666667" calcext:value-type="float">
            <text:p>44.666666666666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4.834564" calcext:value-type="float">
            <text:p>94.834564</text:p>
          </table:table-cell>
          <table:table-cell office:value-type="float" office:value="48.0625" calcext:value-type="float">
            <text:p>48.0625</text:p>
          </table:table-cell>
          <table:table-cell office:value-type="float" office:value="44.9137696559115" calcext:value-type="float">
            <text:p>44.9137696559115</text:p>
          </table:table-cell>
          <table:table-cell office:value-type="float" office:value="43.6145833333333" calcext:value-type="float">
            <text:p>43.614583333333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92.57817" calcext:value-type="float">
            <text:p>92.57817</text:p>
          </table:table-cell>
          <table:table-cell office:value-type="float" office:value="45.125" calcext:value-type="float">
            <text:p>45.125</text:p>
          </table:table-cell>
          <table:table-cell office:value-type="float" office:value="44.1223344162572" calcext:value-type="float">
            <text:p>44.1223344162572</text:p>
          </table:table-cell>
          <table:table-cell office:value-type="float" office:value="42.9791666666667" calcext:value-type="float">
            <text:p>42.979166666666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9.65976" calcext:value-type="float">
            <text:p>89.65976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42.0629782306796" calcext:value-type="float">
            <text:p>42.0629782306796</text:p>
          </table:table-cell>
          <table:table-cell office:value-type="float" office:value="41.5" calcext:value-type="float">
            <text:p>41.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9.45387" calcext:value-type="float">
            <text:p>89.45387</text:p>
          </table:table-cell>
          <table:table-cell office:value-type="float" office:value="41.5625" calcext:value-type="float">
            <text:p>41.5625</text:p>
          </table:table-cell>
          <table:table-cell office:value-type="float" office:value="44.0824831351412" calcext:value-type="float">
            <text:p>44.0824831351412</text:p>
          </table:table-cell>
          <table:table-cell office:value-type="float" office:value="42.3020833333333" calcext:value-type="float">
            <text:p>42.302083333333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.48552" calcext:value-type="float">
            <text:p>90.48552</text:p>
          </table:table-cell>
          <table:table-cell office:value-type="float" office:value="42.5625" calcext:value-type="float">
            <text:p>42.5625</text:p>
          </table:table-cell>
          <table:table-cell office:value-type="float" office:value="46.0308366072951" calcext:value-type="float">
            <text:p>46.0308366072951</text:p>
          </table:table-cell>
          <table:table-cell office:value-type="float" office:value="44.2291666666667" calcext:value-type="float">
            <text:p>44.22916666666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6.50901" calcext:value-type="float">
            <text:p>86.50901</text:p>
          </table:table-cell>
          <table:table-cell office:value-type="float" office:value="39.4375" calcext:value-type="float">
            <text:p>39.4375</text:p>
          </table:table-cell>
          <table:table-cell office:value-type="float" office:value="44.9630400446305" calcext:value-type="float">
            <text:p>44.9630400446305</text:p>
          </table:table-cell>
          <table:table-cell office:value-type="float" office:value="43.2291666666667" calcext:value-type="float">
            <text:p>43.22916666666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93.52191" calcext:value-type="float">
            <text:p>93.52191</text:p>
          </table:table-cell>
          <table:table-cell office:value-type="float" office:value="47.5" calcext:value-type="float">
            <text:p>47.5</text:p>
          </table:table-cell>
          <table:table-cell office:value-type="float" office:value="46.0852130279424" calcext:value-type="float">
            <text:p>46.0852130279424</text:p>
          </table:table-cell>
          <table:table-cell office:value-type="float" office:value="45.7291666666667" calcext:value-type="float">
            <text:p>45.729166666666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87.16214" calcext:value-type="float">
            <text:p>87.16214</text:p>
          </table:table-cell>
          <table:table-cell office:value-type="float" office:value="41.25" calcext:value-type="float">
            <text:p>41.25</text:p>
          </table:table-cell>
          <table:table-cell office:value-type="float" office:value="41.4595002907814" calcext:value-type="float">
            <text:p>41.4595002907814</text:p>
          </table:table-cell>
          <table:table-cell office:value-type="float" office:value="40.90625" calcext:value-type="float">
            <text:p>40.9062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3.4845" calcext:value-type="float">
            <text:p>93.4845</text:p>
          </table:table-cell>
          <table:table-cell office:value-type="float" office:value="48.4375" calcext:value-type="float">
            <text:p>48.4375</text:p>
          </table:table-cell>
          <table:table-cell office:value-type="float" office:value="44.8238055571586" calcext:value-type="float">
            <text:p>44.8238055571586</text:p>
          </table:table-cell>
          <table:table-cell office:value-type="float" office:value="43.40625" calcext:value-type="float">
            <text:p>43.4062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97.426575" calcext:value-type="float">
            <text:p>97.426575</text:p>
          </table:table-cell>
          <table:table-cell office:value-type="float" office:value="49.5" calcext:value-type="float">
            <text:p>49.5</text:p>
          </table:table-cell>
          <table:table-cell office:value-type="float" office:value="43.3572434227555" calcext:value-type="float">
            <text:p>43.3572434227555</text:p>
          </table:table-cell>
          <table:table-cell office:value-type="float" office:value="42.9166666666667" calcext:value-type="float">
            <text:p>42.9166666666667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6.58777" calcext:value-type="float">
            <text:p>96.58777</text:p>
          </table:table-cell>
          <table:table-cell office:value-type="float" office:value="50.1875" calcext:value-type="float">
            <text:p>50.1875</text:p>
          </table:table-cell>
          <table:table-cell office:value-type="float" office:value="45.1132509490585" calcext:value-type="float">
            <text:p>45.1132509490585</text:p>
          </table:table-cell>
          <table:table-cell office:value-type="float" office:value="43.4270833333333" calcext:value-type="float">
            <text:p>43.427083333333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95.49968" calcext:value-type="float">
            <text:p>95.49968</text:p>
          </table:table-cell>
          <table:table-cell office:value-type="float" office:value="48.4375" calcext:value-type="float">
            <text:p>48.4375</text:p>
          </table:table-cell>
          <table:table-cell office:value-type="float" office:value="45.0857842344004" calcext:value-type="float">
            <text:p>45.0857842344004</text:p>
          </table:table-cell>
          <table:table-cell office:value-type="float" office:value="43.15625" calcext:value-type="float">
            <text:p>43.1562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4.265854" calcext:value-type="float">
            <text:p>94.265854</text:p>
          </table:table-cell>
          <table:table-cell office:value-type="float" office:value="45.6875" calcext:value-type="float">
            <text:p>45.6875</text:p>
          </table:table-cell>
          <table:table-cell office:value-type="float" office:value="45.2564943805581" calcext:value-type="float">
            <text:p>45.2564943805581</text:p>
          </table:table-cell>
          <table:table-cell office:value-type="float" office:value="44.8125" calcext:value-type="float">
            <text:p>44.812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9.697174" calcext:value-type="float">
            <text:p>89.697174</text:p>
          </table:table-cell>
          <table:table-cell office:value-type="float" office:value="40.875" calcext:value-type="float">
            <text:p>40.875</text:p>
          </table:table-cell>
          <table:table-cell office:value-type="float" office:value="43.9381653201631" calcext:value-type="float">
            <text:p>43.9381653201631</text:p>
          </table:table-cell>
          <table:table-cell office:value-type="float" office:value="43.2708333333333" calcext:value-type="float">
            <text:p>43.2708333333333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6.85205" calcext:value-type="float">
            <text:p>96.85205</text:p>
          </table:table-cell>
          <table:table-cell office:value-type="float" office:value="50.1875" calcext:value-type="float">
            <text:p>50.1875</text:p>
          </table:table-cell>
          <table:table-cell office:value-type="float" office:value="43.3059688698864" calcext:value-type="float">
            <text:p>43.3059688698864</text:p>
          </table:table-cell>
          <table:table-cell office:value-type="float" office:value="43.28125" calcext:value-type="float">
            <text:p>43.2812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91.134186" calcext:value-type="float">
            <text:p>91.134186</text:p>
          </table:table-cell>
          <table:table-cell office:value-type="float" office:value="43.625" calcext:value-type="float">
            <text:p>43.625</text:p>
          </table:table-cell>
          <table:table-cell office:value-type="float" office:value="42.663432687237" calcext:value-type="float">
            <text:p>42.663432687237</text:p>
          </table:table-cell>
          <table:table-cell office:value-type="float" office:value="42.2708333333333" calcext:value-type="float">
            <text:p>42.270833333333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89.267456" calcext:value-type="float">
            <text:p>89.267456</text:p>
          </table:table-cell>
          <table:table-cell office:value-type="float" office:value="41.1875" calcext:value-type="float">
            <text:p>41.1875</text:p>
          </table:table-cell>
          <table:table-cell office:value-type="float" office:value="45.1052833147214" calcext:value-type="float">
            <text:p>45.1052833147214</text:p>
          </table:table-cell>
          <table:table-cell office:value-type="float" office:value="43.15625" calcext:value-type="float">
            <text:p>43.1562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92.66751" calcext:value-type="float">
            <text:p>92.66751</text:p>
          </table:table-cell>
          <table:table-cell office:value-type="float" office:value="44.0625" calcext:value-type="float">
            <text:p>44.0625</text:p>
          </table:table-cell>
          <table:table-cell office:value-type="float" office:value="45.7253513374157" calcext:value-type="float">
            <text:p>45.7253513374157</text:p>
          </table:table-cell>
          <table:table-cell office:value-type="float" office:value="44.2083333333333" calcext:value-type="float">
            <text:p>44.208333333333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8.64934" calcext:value-type="float">
            <text:p>98.64934</text:p>
          </table:table-cell>
          <table:table-cell office:value-type="float" office:value="49.375" calcext:value-type="float">
            <text:p>49.375</text:p>
          </table:table-cell>
          <table:table-cell office:value-type="float" office:value="44.3736187836858" calcext:value-type="float">
            <text:p>44.3736187836858</text:p>
          </table:table-cell>
          <table:table-cell office:value-type="float" office:value="43.125" calcext:value-type="float">
            <text:p>43.12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89.53798" calcext:value-type="float">
            <text:p>89.53798</text:p>
          </table:table-cell>
          <table:table-cell office:value-type="float" office:value="41.375" calcext:value-type="float">
            <text:p>41.375</text:p>
          </table:table-cell>
          <table:table-cell office:value-type="float" office:value="41.6633451951992" calcext:value-type="float">
            <text:p>41.6633451951992</text:p>
          </table:table-cell>
          <table:table-cell office:value-type="float" office:value="41.1979166666667" calcext:value-type="float">
            <text:p>41.197916666666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94.903915" calcext:value-type="float">
            <text:p>94.903915</text:p>
          </table:table-cell>
          <table:table-cell office:value-type="float" office:value="48.5" calcext:value-type="float">
            <text:p>48.5</text:p>
          </table:table-cell>
          <table:table-cell office:value-type="float" office:value="44.3687501455659" calcext:value-type="float">
            <text:p>44.3687501455659</text:p>
          </table:table-cell>
          <table:table-cell office:value-type="float" office:value="43.15625" calcext:value-type="float">
            <text:p>43.1562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91.58966" calcext:value-type="float">
            <text:p>91.58966</text:p>
          </table:table-cell>
          <table:table-cell office:value-type="float" office:value="44.25" calcext:value-type="float">
            <text:p>44.25</text:p>
          </table:table-cell>
          <table:table-cell office:value-type="float" office:value="43.6832531517379" calcext:value-type="float">
            <text:p>43.6832531517379</text:p>
          </table:table-cell>
          <table:table-cell office:value-type="float" office:value="42.1458333333333" calcext:value-type="float">
            <text:p>42.14583333333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91.59962" calcext:value-type="float">
            <text:p>91.59962</text:p>
          </table:table-cell>
          <table:table-cell office:value-type="float" office:value="43.3125" calcext:value-type="float">
            <text:p>43.3125</text:p>
          </table:table-cell>
          <table:table-cell office:value-type="float" office:value="43.9045827832564" calcext:value-type="float">
            <text:p>43.9045827832564</text:p>
          </table:table-cell>
          <table:table-cell office:value-type="float" office:value="42.46875" calcext:value-type="float">
            <text:p>42.4687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94.889694" calcext:value-type="float">
            <text:p>94.889694</text:p>
          </table:table-cell>
          <table:table-cell office:value-type="float" office:value="47.625" calcext:value-type="float">
            <text:p>47.625</text:p>
          </table:table-cell>
          <table:table-cell office:value-type="float" office:value="42.7682788534658" calcext:value-type="float">
            <text:p>42.7682788534658</text:p>
          </table:table-cell>
          <table:table-cell office:value-type="float" office:value="42.3229166666667" calcext:value-type="float">
            <text:p>42.3229166666667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93.81727" calcext:value-type="float">
            <text:p>93.81727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45.5569149149508" calcext:value-type="float">
            <text:p>45.5569149149508</text:p>
          </table:table-cell>
          <table:table-cell office:value-type="float" office:value="44.1041666666667" calcext:value-type="float">
            <text:p>44.104166666666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90.07829" calcext:value-type="float">
            <text:p>90.07829</text:p>
          </table:table-cell>
          <table:table-cell office:value-type="float" office:value="41.625" calcext:value-type="float">
            <text:p>41.625</text:p>
          </table:table-cell>
          <table:table-cell office:value-type="float" office:value="42.5617962761145" calcext:value-type="float">
            <text:p>42.5617962761145</text:p>
          </table:table-cell>
          <table:table-cell office:value-type="float" office:value="41.3333333333333" calcext:value-type="float">
            <text:p>41.333333333333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8.465675" calcext:value-type="float">
            <text:p>88.465675</text:p>
          </table:table-cell>
          <table:table-cell office:value-type="float" office:value="40.5625" calcext:value-type="float">
            <text:p>40.5625</text:p>
          </table:table-cell>
          <table:table-cell office:value-type="float" office:value="44.7518092367669" calcext:value-type="float">
            <text:p>44.7518092367669</text:p>
          </table:table-cell>
          <table:table-cell office:value-type="float" office:value="42.9479166666667" calcext:value-type="float">
            <text:p>42.9479166666667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95.9463" calcext:value-type="float">
            <text:p>95.9463</text:p>
          </table:table-cell>
          <table:table-cell office:value-type="float" office:value="49.125" calcext:value-type="float">
            <text:p>49.125</text:p>
          </table:table-cell>
          <table:table-cell office:value-type="float" office:value="42.2416311910369" calcext:value-type="float">
            <text:p>42.2416311910369</text:p>
          </table:table-cell>
          <table:table-cell office:value-type="float" office:value="40.71875" calcext:value-type="float">
            <text:p>40.7187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.49216" calcext:value-type="float">
            <text:p>90.49216</text:p>
          </table:table-cell>
          <table:table-cell office:value-type="float" office:value="41.875" calcext:value-type="float">
            <text:p>41.875</text:p>
          </table:table-cell>
          <table:table-cell office:value-type="float" office:value="43.2850980046417" calcext:value-type="float">
            <text:p>43.2850980046417</text:p>
          </table:table-cell>
          <table:table-cell office:value-type="float" office:value="42.1145833333333" calcext:value-type="float">
            <text:p>42.114583333333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87.83376" calcext:value-type="float">
            <text:p>87.83376</text:p>
          </table:table-cell>
          <table:table-cell office:value-type="float" office:value="39.8125" calcext:value-type="float">
            <text:p>39.8125</text:p>
          </table:table-cell>
          <table:table-cell office:value-type="float" office:value="42.0327755153959" calcext:value-type="float">
            <text:p>42.0327755153959</text:p>
          </table:table-cell>
          <table:table-cell office:value-type="float" office:value="40.9270833333333" calcext:value-type="float">
            <text:p>40.927083333333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89.700935" calcext:value-type="float">
            <text:p>89.700935</text:p>
          </table:table-cell>
          <table:table-cell office:value-type="float" office:value="41.5" calcext:value-type="float">
            <text:p>41.5</text:p>
          </table:table-cell>
          <table:table-cell office:value-type="float" office:value="43.0356814131613" calcext:value-type="float">
            <text:p>43.0356814131613</text:p>
          </table:table-cell>
          <table:table-cell office:value-type="float" office:value="42.8958333333333" calcext:value-type="float">
            <text:p>42.895833333333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92.65811" calcext:value-type="float">
            <text:p>92.65811</text:p>
          </table:table-cell>
          <table:table-cell office:value-type="float" office:value="46.5625" calcext:value-type="float">
            <text:p>46.5625</text:p>
          </table:table-cell>
          <table:table-cell office:value-type="float" office:value="45.2489385576606" calcext:value-type="float">
            <text:p>45.2489385576606</text:p>
          </table:table-cell>
          <table:table-cell office:value-type="float" office:value="44.4166666666667" calcext:value-type="float">
            <text:p>44.416666666666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3.049255" calcext:value-type="float">
            <text:p>93.049255</text:p>
          </table:table-cell>
          <table:table-cell office:value-type="float" office:value="47.875" calcext:value-type="float">
            <text:p>47.875</text:p>
          </table:table-cell>
          <table:table-cell office:value-type="float" office:value="42.8013552402994" calcext:value-type="float">
            <text:p>42.8013552402994</text:p>
          </table:table-cell>
          <table:table-cell office:value-type="float" office:value="40.9791666666667" calcext:value-type="float">
            <text:p>40.979166666666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3.30132" calcext:value-type="float">
            <text:p>93.30132</text:p>
          </table:table-cell>
          <table:table-cell office:value-type="float" office:value="46.8125" calcext:value-type="float">
            <text:p>46.8125</text:p>
          </table:table-cell>
          <table:table-cell office:value-type="float" office:value="44.7546768449916" calcext:value-type="float">
            <text:p>44.7546768449916</text:p>
          </table:table-cell>
          <table:table-cell office:value-type="float" office:value="43.1979166666667" calcext:value-type="float">
            <text:p>43.197916666666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89.81769" calcext:value-type="float">
            <text:p>89.81769</text:p>
          </table:table-cell>
          <table:table-cell office:value-type="float" office:value="40.4375" calcext:value-type="float">
            <text:p>40.4375</text:p>
          </table:table-cell>
          <table:table-cell office:value-type="float" office:value="47.5347090264946" calcext:value-type="float">
            <text:p>47.5347090264946</text:p>
          </table:table-cell>
          <table:table-cell office:value-type="float" office:value="46.2395833333333" calcext:value-type="float">
            <text:p>46.239583333333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95.22212" calcext:value-type="float">
            <text:p>95.22212</text:p>
          </table:table-cell>
          <table:table-cell office:value-type="float" office:value="47.8125" calcext:value-type="float">
            <text:p>47.8125</text:p>
          </table:table-cell>
          <table:table-cell office:value-type="float" office:value="40.5201838511247" calcext:value-type="float">
            <text:p>40.5201838511247</text:p>
          </table:table-cell>
          <table:table-cell office:value-type="float" office:value="39.875" calcext:value-type="float">
            <text:p>39.87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87.38684" calcext:value-type="float">
            <text:p>87.38684</text:p>
          </table:table-cell>
          <table:table-cell office:value-type="float" office:value="41.625" calcext:value-type="float">
            <text:p>41.625</text:p>
          </table:table-cell>
          <table:table-cell office:value-type="float" office:value="45.4779300267469" calcext:value-type="float">
            <text:p>45.4779300267469</text:p>
          </table:table-cell>
          <table:table-cell office:value-type="float" office:value="44.7916666666667" calcext:value-type="float">
            <text:p>44.79166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89.884735" calcext:value-type="float">
            <text:p>89.884735</text:p>
          </table:table-cell>
          <table:table-cell office:value-type="float" office:value="41.5625" calcext:value-type="float">
            <text:p>41.5625</text:p>
          </table:table-cell>
          <table:table-cell office:value-type="float" office:value="45.6886394608218" calcext:value-type="float">
            <text:p>45.6886394608218</text:p>
          </table:table-cell>
          <table:table-cell office:value-type="float" office:value="45.625" calcext:value-type="float">
            <text:p>45.625</text:p>
          </table:table-cell>
          <table:table-cell table:number-columns-repeated="5"/>
        </table:table-row>
        <table:table-row table:style-name="ro1" table:number-rows-repeated="401">
          <table:table-cell table:number-columns-repeated="11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6"/>
        </table:table-row>
      </table:table>
      <table:table table:name="6" table:style-name="ta1">
        <table:shapes>
          <draw:frame draw:z-index="0" draw:style-name="gr1" draw:text-style-name="P1" svg:width="253.76pt" svg:height="142.72pt" svg:x="767.2pt" svg:y="0pt">
            <draw:object draw:notify-on-update-of-ranges="'6'.K1:'6'.K11 '6'.J1:'6'.J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53.76pt" svg:height="142.72pt" svg:x="776.21pt" svg:y="166.45pt">
            <draw:object draw:notify-on-update-of-ranges="'6'.K14:'6'.K24 '6'.J14:'6'.J2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2" draw:style-name="gr1" draw:text-style-name="P1" svg:width="253.76pt" svg:height="142.72pt" svg:x="773.74pt" svg:y="331.23pt">
            <draw:object draw:notify-on-update-of-ranges="'6'.K26:'6'.K36 '6'.J26:'6'.J36 '6'.J26:'6'.J3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.424572" calcext:value-type="float">
            <text:p>55.424572</text:p>
          </table:table-cell>
          <table:table-cell office:value-type="float" office:value="45.875" calcext:value-type="float">
            <text:p>45.875</text:p>
          </table:table-cell>
          <table:table-cell office:value-type="float" office:value="18.700394626372" calcext:value-type="float">
            <text:p>18.700394626372</text:p>
          </table:table-cell>
          <table:table-cell office:value-type="float" office:value="17.1666666666667" calcext:value-type="float">
            <text:p>17.1666666666667</text:p>
          </table:table-cell>
          <table:table-cell/>
          <table:table-cell office:value-type="float" office:value="1.6794452" calcext:value-type="float">
            <text:p>1.6794452</text:p>
          </table:table-cell>
          <table:table-cell office:value-type="float" office:value="38.63012" calcext:value-type="float">
            <text:p>38.630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4.982544" calcext:value-type="float">
            <text:p>54.982544</text:p>
          </table:table-cell>
          <table:table-cell office:value-type="float" office:value="22.0625" calcext:value-type="float">
            <text:p>22.0625</text:p>
          </table:table-cell>
          <table:table-cell office:value-type="float" office:value="18.3007152206466" calcext:value-type="float">
            <text:p>18.3007152206466</text:p>
          </table:table-cell>
          <table:table-cell office:value-type="float" office:value="17.9270833333333" calcext:value-type="float">
            <text:p>17.9270833333333</text:p>
          </table:table-cell>
          <table:table-cell/>
          <table:table-cell office:value-type="float" office:value="38.63012" calcext:value-type="float">
            <text:p>38.63012</text:p>
          </table:table-cell>
          <table:table-cell office:value-type="float" office:value="40.3095652" calcext:value-type="float">
            <text:p>40.309565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.519936" calcext:value-type="float">
            <text:p>54.519936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19.3994910655788" calcext:value-type="float">
            <text:p>19.3994910655788</text:p>
          </table:table-cell>
          <table:table-cell office:value-type="float" office:value="17.9166666666667" calcext:value-type="float">
            <text:p>17.9166666666667</text:p>
          </table:table-cell>
          <table:table-cell/>
          <table:table-cell office:value-type="float" office:value="55.424572" calcext:value-type="float">
            <text:p>55.424572</text:p>
          </table:table-cell>
          <table:table-cell office:value-type="float" office:value="41.9890104" calcext:value-type="float">
            <text:p>41.989010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.09685" calcext:value-type="float">
            <text:p>54.09685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18.6929773832108" calcext:value-type="float">
            <text:p>18.6929773832108</text:p>
          </table:table-cell>
          <table:table-cell office:value-type="float" office:value="17.5416666666667" calcext:value-type="float">
            <text:p>17.5416666666667</text:p>
          </table:table-cell>
          <table:table-cell table:number-columns-repeated="2"/>
          <table:table-cell office:value-type="float" office:value="43.6684556" calcext:value-type="float">
            <text:p>43.668455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3.42336" calcext:value-type="float">
            <text:p>53.42336</text:p>
          </table:table-cell>
          <table:table-cell office:value-type="float" office:value="16.25" calcext:value-type="float">
            <text:p>16.25</text:p>
          </table:table-cell>
          <table:table-cell office:value-type="float" office:value="19.2425662818298" calcext:value-type="float">
            <text:p>19.2425662818298</text:p>
          </table:table-cell>
          <table:table-cell office:value-type="float" office:value="18.4166666666667" calcext:value-type="float">
            <text:p>18.4166666666667</text:p>
          </table:table-cell>
          <table:table-cell table:number-columns-repeated="2"/>
          <table:table-cell office:value-type="float" office:value="45.3479008" calcext:value-type="float">
            <text:p>45.347900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2.43547" calcext:value-type="float">
            <text:p>52.43547</text:p>
          </table:table-cell>
          <table:table-cell office:value-type="float" office:value="19.0625" calcext:value-type="float">
            <text:p>19.0625</text:p>
          </table:table-cell>
          <table:table-cell office:value-type="float" office:value="19.0348473145641" calcext:value-type="float">
            <text:p>19.0348473145641</text:p>
          </table:table-cell>
          <table:table-cell office:value-type="float" office:value="18.5" calcext:value-type="float">
            <text:p>18.5</text:p>
          </table:table-cell>
          <table:table-cell table:number-columns-repeated="2"/>
          <table:table-cell office:value-type="float" office:value="47.027346" calcext:value-type="float">
            <text:p>47.0273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1.267204" calcext:value-type="float">
            <text:p>51.267204</text:p>
          </table:table-cell>
          <table:table-cell office:value-type="float" office:value="18.5625" calcext:value-type="float">
            <text:p>18.5625</text:p>
          </table:table-cell>
          <table:table-cell office:value-type="float" office:value="19.6237343311037" calcext:value-type="float">
            <text:p>19.6237343311037</text:p>
          </table:table-cell>
          <table:table-cell office:value-type="float" office:value="18.0104166666667" calcext:value-type="float">
            <text:p>18.0104166666667</text:p>
          </table:table-cell>
          <table:table-cell table:number-columns-repeated="2"/>
          <table:table-cell office:value-type="float" office:value="48.7067912" calcext:value-type="float">
            <text:p>48.706791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9.315567" calcext:value-type="float">
            <text:p>49.315567</text:p>
          </table:table-cell>
          <table:table-cell office:value-type="float" office:value="16.9375" calcext:value-type="float">
            <text:p>16.9375</text:p>
          </table:table-cell>
          <table:table-cell office:value-type="float" office:value="19.3919370428703" calcext:value-type="float">
            <text:p>19.3919370428703</text:p>
          </table:table-cell>
          <table:table-cell office:value-type="float" office:value="17.4166666666667" calcext:value-type="float">
            <text:p>17.4166666666667</text:p>
          </table:table-cell>
          <table:table-cell table:number-columns-repeated="2"/>
          <table:table-cell office:value-type="float" office:value="50.3862364" calcext:value-type="float">
            <text:p>50.386236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7.42028" calcext:value-type="float">
            <text:p>47.42028</text:p>
          </table:table-cell>
          <table:table-cell office:value-type="float" office:value="18.0625" calcext:value-type="float">
            <text:p>18.0625</text:p>
          </table:table-cell>
          <table:table-cell office:value-type="float" office:value="19.1612963099868" calcext:value-type="float">
            <text:p>19.1612963099868</text:p>
          </table:table-cell>
          <table:table-cell office:value-type="float" office:value="18.4479166666667" calcext:value-type="float">
            <text:p>18.4479166666667</text:p>
          </table:table-cell>
          <table:table-cell table:number-columns-repeated="2"/>
          <table:table-cell office:value-type="float" office:value="52.0656816" calcext:value-type="float">
            <text:p>52.06568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5.344925" calcext:value-type="float">
            <text:p>45.344925</text:p>
          </table:table-cell>
          <table:table-cell office:value-type="float" office:value="18.625" calcext:value-type="float">
            <text:p>18.625</text:p>
          </table:table-cell>
          <table:table-cell office:value-type="float" office:value="18.3729412002882" calcext:value-type="float">
            <text:p>18.3729412002882</text:p>
          </table:table-cell>
          <table:table-cell office:value-type="float" office:value="17.28125" calcext:value-type="float">
            <text:p>17.28125</text:p>
          </table:table-cell>
          <table:table-cell table:number-columns-repeated="2"/>
          <table:table-cell office:value-type="float" office:value="53.7451268" calcext:value-type="float">
            <text:p>53.745126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5.373005" calcext:value-type="float">
            <text:p>45.373005</text:p>
          </table:table-cell>
          <table:table-cell office:value-type="float" office:value="20.1875" calcext:value-type="float">
            <text:p>20.1875</text:p>
          </table:table-cell>
          <table:table-cell office:value-type="float" office:value="17.6747215853268" calcext:value-type="float">
            <text:p>17.6747215853268</text:p>
          </table:table-cell>
          <table:table-cell office:value-type="float" office:value="17.3125" calcext:value-type="float">
            <text:p>17.3125</text:p>
          </table:table-cell>
          <table:table-cell table:number-columns-repeated="2"/>
          <table:table-cell office:value-type="float" office:value="55.424572" calcext:value-type="float">
            <text:p>55.42457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2.287483" calcext:value-type="float">
            <text:p>42.287483</text:p>
          </table:table-cell>
          <table:table-cell office:value-type="float" office:value="17.3125" calcext:value-type="float">
            <text:p>17.3125</text:p>
          </table:table-cell>
          <table:table-cell office:value-type="float" office:value="19.0784094847707" calcext:value-type="float">
            <text:p>19.0784094847707</text:p>
          </table:table-cell>
          <table:table-cell office:value-type="float" office:value="18.1145833333333" calcext:value-type="float">
            <text:p>18.11458333333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.456047" calcext:value-type="float">
            <text:p>40.456047</text:p>
          </table:table-cell>
          <table:table-cell office:value-type="float" office:value="16.1875" calcext:value-type="float">
            <text:p>16.1875</text:p>
          </table:table-cell>
          <table:table-cell office:value-type="float" office:value="18.93833009636" calcext:value-type="float">
            <text:p>18.93833009636</text:p>
          </table:table-cell>
          <table:table-cell office:value-type="float" office:value="17.2395833333333" calcext:value-type="float">
            <text:p>17.23958333333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1.994217" calcext:value-type="float">
            <text:p>41.994217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487841711081" calcext:value-type="float">
            <text:p>18.2487841711081</text:p>
          </table:table-cell>
          <table:table-cell office:value-type="float" office:value="17.4791666666667" calcext:value-type="float">
            <text:p>17.4791666666667</text:p>
          </table:table-cell>
          <table:table-cell/>
          <table:table-cell office:value-type="float" office:value="0.33333333333333" calcext:value-type="float">
            <text:p>0.33333333333333</text:p>
          </table:table-cell>
          <table:table-cell office:value-type="float" office:value="16.1979166666667" calcext:value-type="float">
            <text:p>16.19791666666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1.448986" calcext:value-type="float">
            <text:p>41.448986</text:p>
          </table:table-cell>
          <table:table-cell office:value-type="float" office:value="17.3125" calcext:value-type="float">
            <text:p>17.3125</text:p>
          </table:table-cell>
          <table:table-cell office:value-type="float" office:value="19.183242142541" calcext:value-type="float">
            <text:p>19.183242142541</text:p>
          </table:table-cell>
          <table:table-cell office:value-type="float" office:value="17.9166666666667" calcext:value-type="float">
            <text:p>17.9166666666667</text:p>
          </table:table-cell>
          <table:table-cell/>
          <table:table-cell office:value-type="float" office:value="16.1979166666667" calcext:value-type="float">
            <text:p>16.1979166666667</text:p>
          </table:table-cell>
          <table:table-cell office:value-type="float" office:value="16.53125" calcext:value-type="float">
            <text:p>16.531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3.621902" calcext:value-type="float">
            <text:p>43.621902</text:p>
          </table:table-cell>
          <table:table-cell office:value-type="float" office:value="19.125" calcext:value-type="float">
            <text:p>19.125</text:p>
          </table:table-cell>
          <table:table-cell office:value-type="float" office:value="17.4655181288795" calcext:value-type="float">
            <text:p>17.4655181288795</text:p>
          </table:table-cell>
          <table:table-cell office:value-type="float" office:value="17.0104166666667" calcext:value-type="float">
            <text:p>17.0104166666667</text:p>
          </table:table-cell>
          <table:table-cell/>
          <table:table-cell office:value-type="float" office:value="18.8333333333333" calcext:value-type="float">
            <text:p>18.8333333333333</text:p>
          </table:table-cell>
          <table:table-cell office:value-type="float" office:value="16.8645833333334" calcext:value-type="float">
            <text:p>16.864583333333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2.596703" calcext:value-type="float">
            <text:p>42.596703</text:p>
          </table:table-cell>
          <table:table-cell office:value-type="float" office:value="19" calcext:value-type="float">
            <text:p>19</text:p>
          </table:table-cell>
          <table:table-cell office:value-type="float" office:value="19.0211730989154" calcext:value-type="float">
            <text:p>19.0211730989154</text:p>
          </table:table-cell>
          <table:table-cell office:value-type="float" office:value="17.8958333333333" calcext:value-type="float">
            <text:p>17.8958333333333</text:p>
          </table:table-cell>
          <table:table-cell table:number-columns-repeated="2"/>
          <table:table-cell office:value-type="float" office:value="17.1979166666667" calcext:value-type="float">
            <text:p>17.197916666666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.711304" calcext:value-type="float">
            <text:p>42.711304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.9124083762936" calcext:value-type="float">
            <text:p>18.9124083762936</text:p>
          </table:table-cell>
          <table:table-cell office:value-type="float" office:value="17.5520833333333" calcext:value-type="float">
            <text:p>17.5520833333333</text:p>
          </table:table-cell>
          <table:table-cell table:number-columns-repeated="2"/>
          <table:table-cell office:value-type="float" office:value="17.53125" calcext:value-type="float">
            <text:p>17.531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3.665787" calcext:value-type="float">
            <text:p>43.665787</text:p>
          </table:table-cell>
          <table:table-cell office:value-type="float" office:value="19.6875" calcext:value-type="float">
            <text:p>19.6875</text:p>
          </table:table-cell>
          <table:table-cell office:value-type="float" office:value="18.7195354231769" calcext:value-type="float">
            <text:p>18.7195354231769</text:p>
          </table:table-cell>
          <table:table-cell office:value-type="float" office:value="17.3333333333333" calcext:value-type="float">
            <text:p>17.3333333333333</text:p>
          </table:table-cell>
          <table:table-cell table:number-columns-repeated="2"/>
          <table:table-cell office:value-type="float" office:value="17.8645833333333" calcext:value-type="float">
            <text:p>17.8645833333333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0.965534" calcext:value-type="float">
            <text:p>40.965534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19.3976089327426" calcext:value-type="float">
            <text:p>19.3976089327426</text:p>
          </table:table-cell>
          <table:table-cell office:value-type="float" office:value="17.5833333333333" calcext:value-type="float">
            <text:p>17.5833333333333</text:p>
          </table:table-cell>
          <table:table-cell table:number-columns-repeated="2"/>
          <table:table-cell office:value-type="float" office:value="18.1979166666667" calcext:value-type="float">
            <text:p>18.197916666666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2.005707" calcext:value-type="float">
            <text:p>42.005707</text:p>
          </table:table-cell>
          <table:table-cell office:value-type="float" office:value="17.625" calcext:value-type="float">
            <text:p>17.625</text:p>
          </table:table-cell>
          <table:table-cell office:value-type="float" office:value="19.3253635733692" calcext:value-type="float">
            <text:p>19.3253635733692</text:p>
          </table:table-cell>
          <table:table-cell office:value-type="float" office:value="18.4791666666667" calcext:value-type="float">
            <text:p>18.4791666666667</text:p>
          </table:table-cell>
          <table:table-cell table:number-columns-repeated="2"/>
          <table:table-cell office:value-type="float" office:value="18.53125" calcext:value-type="float">
            <text:p>18.5312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5.22668" calcext:value-type="float">
            <text:p>45.22668</text:p>
          </table:table-cell>
          <table:table-cell office:value-type="float" office:value="20.75" calcext:value-type="float">
            <text:p>20.75</text:p>
          </table:table-cell>
          <table:table-cell office:value-type="float" office:value="18.9751199446694" calcext:value-type="float">
            <text:p>18.9751199446694</text:p>
          </table:table-cell>
          <table:table-cell office:value-type="float" office:value="18.3020833333333" calcext:value-type="float">
            <text:p>18.3020833333333</text:p>
          </table:table-cell>
          <table:table-cell table:number-columns-repeated="2"/>
          <table:table-cell office:value-type="float" office:value="18.8645833333333" calcext:value-type="float">
            <text:p>18.864583333333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4.918564" calcext:value-type="float">
            <text:p>44.918564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.3947805255811" calcext:value-type="float">
            <text:p>17.3947805255811</text:p>
          </table:table-cell>
          <table:table-cell office:value-type="float" office:value="16.1979166666667" calcext:value-type="float">
            <text:p>16.1979166666667</text:p>
          </table:table-cell>
          <table:table-cell table:number-columns-repeated="2"/>
          <table:table-cell office:value-type="float" office:value="19.1979166666667" calcext:value-type="float">
            <text:p>19.197916666666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.81123" calcext:value-type="float">
            <text:p>43.81123</text:p>
          </table:table-cell>
          <table:table-cell office:value-type="float" office:value="19.125" calcext:value-type="float">
            <text:p>19.125</text:p>
          </table:table-cell>
          <table:table-cell office:value-type="float" office:value="19.8013782659345" calcext:value-type="float">
            <text:p>19.8013782659345</text:p>
          </table:table-cell>
          <table:table-cell office:value-type="float" office:value="18.1041666666667" calcext:value-type="float">
            <text:p>18.1041666666667</text:p>
          </table:table-cell>
          <table:table-cell table:number-columns-repeated="2"/>
          <table:table-cell office:value-type="float" office:value="19.53125" calcext:value-type="float">
            <text:p>19.53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0.178677" calcext:value-type="float">
            <text:p>40.178677</text:p>
          </table:table-cell>
          <table:table-cell office:value-type="float" office:value="16.375" calcext:value-type="float">
            <text:p>16.375</text:p>
          </table:table-cell>
          <table:table-cell office:value-type="float" office:value="18.8992662576458" calcext:value-type="float">
            <text:p>18.8992662576458</text:p>
          </table:table-cell>
          <table:table-cell office:value-type="float" office:value="18.3958333333333" calcext:value-type="float">
            <text:p>18.395833333333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9.85341" calcext:value-type="float">
            <text:p>39.85341</text:p>
          </table:table-cell>
          <table:table-cell office:value-type="float" office:value="16.4375" calcext:value-type="float">
            <text:p>16.4375</text:p>
          </table:table-cell>
          <table:table-cell office:value-type="float" office:value="17.8607122757776" calcext:value-type="float">
            <text:p>17.8607122757776</text:p>
          </table:table-cell>
          <table:table-cell office:value-type="float" office:value="17.5416666666667" calcext:value-type="float">
            <text:p>17.5416666666667</text:p>
          </table:table-cell>
          <table:table-cell/>
          <table:table-cell office:value-type="float" office:value="0.366890215232227" calcext:value-type="float">
            <text:p>0.366890215232227</text:p>
          </table:table-cell>
          <table:table-cell office:value-type="float" office:value="16.8658339428701" calcext:value-type="float">
            <text:p>16.865833942870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2.419647" calcext:value-type="float">
            <text:p>42.419647</text:p>
          </table:table-cell>
          <table:table-cell office:value-type="float" office:value="18.75" calcext:value-type="float">
            <text:p>18.75</text:p>
          </table:table-cell>
          <table:table-cell office:value-type="float" office:value="19.6033351317524" calcext:value-type="float">
            <text:p>19.6033351317524</text:p>
          </table:table-cell>
          <table:table-cell office:value-type="float" office:value="18.3854166666667" calcext:value-type="float">
            <text:p>18.3854166666667</text:p>
          </table:table-cell>
          <table:table-cell/>
          <table:table-cell office:value-type="float" office:value="16.8658339428701" calcext:value-type="float">
            <text:p>16.8658339428701</text:p>
          </table:table-cell>
          <table:table-cell office:value-type="float" office:value="17.2327241581023" calcext:value-type="float">
            <text:p>17.23272415810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2.187603" calcext:value-type="float">
            <text:p>42.187603</text:p>
          </table:table-cell>
          <table:table-cell office:value-type="float" office:value="17.9375" calcext:value-type="float">
            <text:p>17.9375</text:p>
          </table:table-cell>
          <table:table-cell office:value-type="float" office:value="17.9916657116123" calcext:value-type="float">
            <text:p>17.9916657116123</text:p>
          </table:table-cell>
          <table:table-cell office:value-type="float" office:value="17.5625" calcext:value-type="float">
            <text:p>17.5625</text:p>
          </table:table-cell>
          <table:table-cell/>
          <table:table-cell office:value-type="float" office:value="20.5347360951924" calcext:value-type="float">
            <text:p>20.5347360951924</text:p>
          </table:table-cell>
          <table:table-cell office:value-type="float" office:value="17.5996143733346" calcext:value-type="float">
            <text:p>17.59961437333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.194664" calcext:value-type="float">
            <text:p>39.194664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18.7170148242048" calcext:value-type="float">
            <text:p>18.7170148242048</text:p>
          </table:table-cell>
          <table:table-cell office:value-type="float" office:value="17.1979166666667" calcext:value-type="float">
            <text:p>17.1979166666667</text:p>
          </table:table-cell>
          <table:table-cell table:number-columns-repeated="2"/>
          <table:table-cell office:value-type="float" office:value="17.9665045885668" calcext:value-type="float">
            <text:p>17.966504588566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1.13075" calcext:value-type="float">
            <text:p>41.13075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20.5347360951924" calcext:value-type="float">
            <text:p>20.5347360951924</text:p>
          </table:table-cell>
          <table:table-cell office:value-type="float" office:value="18.75" calcext:value-type="float">
            <text:p>18.75</text:p>
          </table:table-cell>
          <table:table-cell table:number-columns-repeated="2"/>
          <table:table-cell office:value-type="float" office:value="18.333394803799" calcext:value-type="float">
            <text:p>18.33339480379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.283775" calcext:value-type="float">
            <text:p>40.283775</text:p>
          </table:table-cell>
          <table:table-cell office:value-type="float" office:value="16.5" calcext:value-type="float">
            <text:p>16.5</text:p>
          </table:table-cell>
          <table:table-cell office:value-type="float" office:value="19.2240967363794" calcext:value-type="float">
            <text:p>19.2240967363794</text:p>
          </table:table-cell>
          <table:table-cell office:value-type="float" office:value="18.1354166666667" calcext:value-type="float">
            <text:p>18.1354166666667</text:p>
          </table:table-cell>
          <table:table-cell table:number-columns-repeated="2"/>
          <table:table-cell office:value-type="float" office:value="18.7002850190313" calcext:value-type="float">
            <text:p>18.70028501903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5.82704" calcext:value-type="float">
            <text:p>45.82704</text:p>
          </table:table-cell>
          <table:table-cell office:value-type="float" office:value="21.4375" calcext:value-type="float">
            <text:p>21.4375</text:p>
          </table:table-cell>
          <table:table-cell office:value-type="float" office:value="19.6375903988856" calcext:value-type="float">
            <text:p>19.6375903988856</text:p>
          </table:table-cell>
          <table:table-cell office:value-type="float" office:value="18.7291666666667" calcext:value-type="float">
            <text:p>18.7291666666667</text:p>
          </table:table-cell>
          <table:table-cell table:number-columns-repeated="2"/>
          <table:table-cell office:value-type="float" office:value="19.0671752342635" calcext:value-type="float">
            <text:p>19.067175234263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2.97547" calcext:value-type="float">
            <text:p>42.97547</text:p>
          </table:table-cell>
          <table:table-cell office:value-type="float" office:value="18.5625" calcext:value-type="float">
            <text:p>18.5625</text:p>
          </table:table-cell>
          <table:table-cell office:value-type="float" office:value="18.3647969912472" calcext:value-type="float">
            <text:p>18.3647969912472</text:p>
          </table:table-cell>
          <table:table-cell office:value-type="float" office:value="18.2395833333333" calcext:value-type="float">
            <text:p>18.2395833333333</text:p>
          </table:table-cell>
          <table:table-cell table:number-columns-repeated="2"/>
          <table:table-cell office:value-type="float" office:value="19.4340654494957" calcext:value-type="float">
            <text:p>19.434065449495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2.96257" calcext:value-type="float">
            <text:p>42.96257</text:p>
          </table:table-cell>
          <table:table-cell office:value-type="float" office:value="19.1875" calcext:value-type="float">
            <text:p>19.1875</text:p>
          </table:table-cell>
          <table:table-cell office:value-type="float" office:value="19.2824633720625" calcext:value-type="float">
            <text:p>19.2824633720625</text:p>
          </table:table-cell>
          <table:table-cell office:value-type="float" office:value="18.8333333333333" calcext:value-type="float">
            <text:p>18.8333333333333</text:p>
          </table:table-cell>
          <table:table-cell table:number-columns-repeated="2"/>
          <table:table-cell office:value-type="float" office:value="19.8009556647279" calcext:value-type="float">
            <text:p>19.800955664727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1.03932" calcext:value-type="float">
            <text:p>41.03932</text:p>
          </table:table-cell>
          <table:table-cell office:value-type="float" office:value="17.3125" calcext:value-type="float">
            <text:p>17.3125</text:p>
          </table:table-cell>
          <table:table-cell office:value-type="float" office:value="18.4081823693066" calcext:value-type="float">
            <text:p>18.4081823693066</text:p>
          </table:table-cell>
          <table:table-cell office:value-type="float" office:value="17.59375" calcext:value-type="float">
            <text:p>17.59375</text:p>
          </table:table-cell>
          <table:table-cell table:number-columns-repeated="2"/>
          <table:table-cell office:value-type="float" office:value="20.1678458799602" calcext:value-type="float">
            <text:p>20.167845879960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2.86949" calcext:value-type="float">
            <text:p>42.86949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9.1049956790166" calcext:value-type="float">
            <text:p>19.1049956790166</text:p>
          </table:table-cell>
          <table:table-cell office:value-type="float" office:value="17.59375" calcext:value-type="float">
            <text:p>17.59375</text:p>
          </table:table-cell>
          <table:table-cell table:number-columns-repeated="2"/>
          <table:table-cell office:value-type="float" office:value="20.5347360951924" calcext:value-type="float">
            <text:p>20.534736095192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1.421516" calcext:value-type="float">
            <text:p>41.421516</text:p>
          </table:table-cell>
          <table:table-cell office:value-type="float" office:value="17.875" calcext:value-type="float">
            <text:p>17.875</text:p>
          </table:table-cell>
          <table:table-cell office:value-type="float" office:value="19.2554985327959" calcext:value-type="float">
            <text:p>19.2554985327959</text:p>
          </table:table-cell>
          <table:table-cell office:value-type="float" office:value="18.0416666666667" calcext:value-type="float">
            <text:p>18.041666666666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3.531578" calcext:value-type="float">
            <text:p>43.531578</text:p>
          </table:table-cell>
          <table:table-cell office:value-type="float" office:value="20" calcext:value-type="float">
            <text:p>20</text:p>
          </table:table-cell>
          <table:table-cell office:value-type="float" office:value="19.199963727879" calcext:value-type="float">
            <text:p>19.199963727879</text:p>
          </table:table-cell>
          <table:table-cell office:value-type="float" office:value="17.9583333333333" calcext:value-type="float">
            <text:p>17.958333333333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3.53755" calcext:value-type="float">
            <text:p>43.53755</text:p>
          </table:table-cell>
          <table:table-cell office:value-type="float" office:value="19.1875" calcext:value-type="float">
            <text:p>19.1875</text:p>
          </table:table-cell>
          <table:table-cell office:value-type="float" office:value="17.7847501109015" calcext:value-type="float">
            <text:p>17.7847501109015</text:p>
          </table:table-cell>
          <table:table-cell office:value-type="float" office:value="17.15625" calcext:value-type="float">
            <text:p>17.1562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0.73854" calcext:value-type="float">
            <text:p>40.73854</text:p>
          </table:table-cell>
          <table:table-cell office:value-type="float" office:value="17.125" calcext:value-type="float">
            <text:p>17.125</text:p>
          </table:table-cell>
          <table:table-cell office:value-type="float" office:value="18.6599804876321" calcext:value-type="float">
            <text:p>18.6599804876321</text:p>
          </table:table-cell>
          <table:table-cell office:value-type="float" office:value="17.9583333333333" calcext:value-type="float">
            <text:p>17.958333333333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1.07377" calcext:value-type="float">
            <text:p>41.07377</text:p>
          </table:table-cell>
          <table:table-cell office:value-type="float" office:value="17.625" calcext:value-type="float">
            <text:p>17.625</text:p>
          </table:table-cell>
          <table:table-cell office:value-type="float" office:value="18.7430263361566" calcext:value-type="float">
            <text:p>18.7430263361566</text:p>
          </table:table-cell>
          <table:table-cell office:value-type="float" office:value="17.5729166666667" calcext:value-type="float">
            <text:p>17.572916666666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5.217796" calcext:value-type="float">
            <text:p>45.217796</text:p>
          </table:table-cell>
          <table:table-cell office:value-type="float" office:value="20.875" calcext:value-type="float">
            <text:p>20.875</text:p>
          </table:table-cell>
          <table:table-cell office:value-type="float" office:value="19.1183503357771" calcext:value-type="float">
            <text:p>19.1183503357771</text:p>
          </table:table-cell>
          <table:table-cell office:value-type="float" office:value="18.0520833333333" calcext:value-type="float">
            <text:p>18.052083333333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3.142113" calcext:value-type="float">
            <text:p>43.142113</text:p>
          </table:table-cell>
          <table:table-cell office:value-type="float" office:value="19.3125" calcext:value-type="float">
            <text:p>19.3125</text:p>
          </table:table-cell>
          <table:table-cell office:value-type="float" office:value="20.2067628403551" calcext:value-type="float">
            <text:p>20.2067628403551</text:p>
          </table:table-cell>
          <table:table-cell office:value-type="float" office:value="18.6979166666667" calcext:value-type="float">
            <text:p>18.697916666666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3.5607" calcext:value-type="float">
            <text:p>43.5607</text:p>
          </table:table-cell>
          <table:table-cell office:value-type="float" office:value="19.625" calcext:value-type="float">
            <text:p>19.625</text:p>
          </table:table-cell>
          <table:table-cell office:value-type="float" office:value="19.3438191933095" calcext:value-type="float">
            <text:p>19.3438191933095</text:p>
          </table:table-cell>
          <table:table-cell office:value-type="float" office:value="18.21875" calcext:value-type="float">
            <text:p>18.2187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2.222206" calcext:value-type="float">
            <text:p>42.222206</text:p>
          </table:table-cell>
          <table:table-cell office:value-type="float" office:value="18.25" calcext:value-type="float">
            <text:p>18.25</text:p>
          </table:table-cell>
          <table:table-cell office:value-type="float" office:value="19.3611258772921" calcext:value-type="float">
            <text:p>19.3611258772921</text:p>
          </table:table-cell>
          <table:table-cell office:value-type="float" office:value="17.8333333333333" calcext:value-type="float">
            <text:p>17.83333333333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2.468266" calcext:value-type="float">
            <text:p>42.468266</text:p>
          </table:table-cell>
          <table:table-cell office:value-type="float" office:value="18.25" calcext:value-type="float">
            <text:p>18.25</text:p>
          </table:table-cell>
          <table:table-cell office:value-type="float" office:value="19.8393158146927" calcext:value-type="float">
            <text:p>19.8393158146927</text:p>
          </table:table-cell>
          <table:table-cell office:value-type="float" office:value="18.8333333333333" calcext:value-type="float">
            <text:p>18.833333333333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4.5075" calcext:value-type="float">
            <text:p>44.5075</text:p>
          </table:table-cell>
          <table:table-cell office:value-type="float" office:value="20.5" calcext:value-type="float">
            <text:p>20.5</text:p>
          </table:table-cell>
          <table:table-cell office:value-type="float" office:value="18.5250010432206" calcext:value-type="float">
            <text:p>18.5250010432206</text:p>
          </table:table-cell>
          <table:table-cell office:value-type="float" office:value="18.0208333333333" calcext:value-type="float">
            <text:p>18.02083333333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2.649597" calcext:value-type="float">
            <text:p>42.649597</text:p>
          </table:table-cell>
          <table:table-cell office:value-type="float" office:value="18.75" calcext:value-type="float">
            <text:p>18.75</text:p>
          </table:table-cell>
          <table:table-cell office:value-type="float" office:value="18.5600947998145" calcext:value-type="float">
            <text:p>18.5600947998145</text:p>
          </table:table-cell>
          <table:table-cell office:value-type="float" office:value="18.125" calcext:value-type="float">
            <text:p>18.12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2.210728" calcext:value-type="float">
            <text:p>42.210728</text:p>
          </table:table-cell>
          <table:table-cell office:value-type="float" office:value="19.25" calcext:value-type="float">
            <text:p>19.25</text:p>
          </table:table-cell>
          <table:table-cell office:value-type="float" office:value="18.1723051154053" calcext:value-type="float">
            <text:p>18.1723051154053</text:p>
          </table:table-cell>
          <table:table-cell office:value-type="float" office:value="17.8333333333333" calcext:value-type="float">
            <text:p>17.833333333333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1.554375" calcext:value-type="float">
            <text:p>41.554375</text:p>
          </table:table-cell>
          <table:table-cell office:value-type="float" office:value="17.9375" calcext:value-type="float">
            <text:p>17.9375</text:p>
          </table:table-cell>
          <table:table-cell office:value-type="float" office:value="17.7458034229134" calcext:value-type="float">
            <text:p>17.7458034229134</text:p>
          </table:table-cell>
          <table:table-cell office:value-type="float" office:value="17.6979166666667" calcext:value-type="float">
            <text:p>17.69791666666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1.05185" calcext:value-type="float">
            <text:p>41.05185</text:p>
          </table:table-cell>
          <table:table-cell office:value-type="float" office:value="17.375" calcext:value-type="float">
            <text:p>17.375</text:p>
          </table:table-cell>
          <table:table-cell office:value-type="float" office:value="18.8589054204127" calcext:value-type="float">
            <text:p>18.8589054204127</text:p>
          </table:table-cell>
          <table:table-cell office:value-type="float" office:value="17.1979166666667" calcext:value-type="float">
            <text:p>17.197916666666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3.436172" calcext:value-type="float">
            <text:p>43.436172</text:p>
          </table:table-cell>
          <table:table-cell office:value-type="float" office:value="19.1875" calcext:value-type="float">
            <text:p>19.1875</text:p>
          </table:table-cell>
          <table:table-cell office:value-type="float" office:value="19.0831747978707" calcext:value-type="float">
            <text:p>19.0831747978707</text:p>
          </table:table-cell>
          <table:table-cell office:value-type="float" office:value="17.2083333333333" calcext:value-type="float">
            <text:p>17.208333333333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42.529015" calcext:value-type="float">
            <text:p>42.529015</text:p>
          </table:table-cell>
          <table:table-cell office:value-type="float" office:value="18.25" calcext:value-type="float">
            <text:p>18.25</text:p>
          </table:table-cell>
          <table:table-cell office:value-type="float" office:value="18.0983913721536" calcext:value-type="float">
            <text:p>18.0983913721536</text:p>
          </table:table-cell>
          <table:table-cell office:value-type="float" office:value="17.5208333333333" calcext:value-type="float">
            <text:p>17.520833333333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2.550694" calcext:value-type="float">
            <text:p>42.550694</text:p>
          </table:table-cell>
          <table:table-cell office:value-type="float" office:value="18.8125" calcext:value-type="float">
            <text:p>18.8125</text:p>
          </table:table-cell>
          <table:table-cell office:value-type="float" office:value="16.8658339428701" calcext:value-type="float">
            <text:p>16.8658339428701</text:p>
          </table:table-cell>
          <table:table-cell office:value-type="float" office:value="16.71875" calcext:value-type="float">
            <text:p>16.7187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1.152275" calcext:value-type="float">
            <text:p>41.152275</text:p>
          </table:table-cell>
          <table:table-cell office:value-type="float" office:value="17.5625" calcext:value-type="float">
            <text:p>17.5625</text:p>
          </table:table-cell>
          <table:table-cell office:value-type="float" office:value="18.6713207293581" calcext:value-type="float">
            <text:p>18.6713207293581</text:p>
          </table:table-cell>
          <table:table-cell office:value-type="float" office:value="17.2395833333333" calcext:value-type="float">
            <text:p>17.239583333333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5.49884" calcext:value-type="float">
            <text:p>45.49884</text:p>
          </table:table-cell>
          <table:table-cell office:value-type="float" office:value="20.9375" calcext:value-type="float">
            <text:p>20.9375</text:p>
          </table:table-cell>
          <table:table-cell office:value-type="float" office:value="19.1739015860405" calcext:value-type="float">
            <text:p>19.1739015860405</text:p>
          </table:table-cell>
          <table:table-cell office:value-type="float" office:value="17.5729166666667" calcext:value-type="float">
            <text:p>17.572916666666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3.095295" calcext:value-type="float">
            <text:p>43.095295</text:p>
          </table:table-cell>
          <table:table-cell office:value-type="float" office:value="19" calcext:value-type="float">
            <text:p>19</text:p>
          </table:table-cell>
          <table:table-cell office:value-type="float" office:value="19.7719898605902" calcext:value-type="float">
            <text:p>19.7719898605902</text:p>
          </table:table-cell>
          <table:table-cell office:value-type="float" office:value="18.6875" calcext:value-type="float">
            <text:p>18.687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41.17367" calcext:value-type="float">
            <text:p>41.17367</text:p>
          </table:table-cell>
          <table:table-cell office:value-type="float" office:value="17.875" calcext:value-type="float">
            <text:p>17.875</text:p>
          </table:table-cell>
          <table:table-cell office:value-type="float" office:value="17.2648874242098" calcext:value-type="float">
            <text:p>17.2648874242098</text:p>
          </table:table-cell>
          <table:table-cell office:value-type="float" office:value="17.1875" calcext:value-type="float">
            <text:p>17.187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41.12123" calcext:value-type="float">
            <text:p>41.12123</text:p>
          </table:table-cell>
          <table:table-cell office:value-type="float" office:value="17.875" calcext:value-type="float">
            <text:p>17.875</text:p>
          </table:table-cell>
          <table:table-cell office:value-type="float" office:value="18.1324068906762" calcext:value-type="float">
            <text:p>18.1324068906762</text:p>
          </table:table-cell>
          <table:table-cell office:value-type="float" office:value="17.21875" calcext:value-type="float">
            <text:p>17.2187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43.809464" calcext:value-type="float">
            <text:p>43.809464</text:p>
          </table:table-cell>
          <table:table-cell office:value-type="float" office:value="20.0625" calcext:value-type="float">
            <text:p>20.0625</text:p>
          </table:table-cell>
          <table:table-cell office:value-type="float" office:value="17.4547562254152" calcext:value-type="float">
            <text:p>17.4547562254152</text:p>
          </table:table-cell>
          <table:table-cell office:value-type="float" office:value="17.4270833333333" calcext:value-type="float">
            <text:p>17.427083333333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2.85617" calcext:value-type="float">
            <text:p>42.85617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9.3095843703977" calcext:value-type="float">
            <text:p>19.3095843703977</text:p>
          </table:table-cell>
          <table:table-cell office:value-type="float" office:value="18.1145833333333" calcext:value-type="float">
            <text:p>18.114583333333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41.798042" calcext:value-type="float">
            <text:p>41.798042</text:p>
          </table:table-cell>
          <table:table-cell office:value-type="float" office:value="18.5625" calcext:value-type="float">
            <text:p>18.5625</text:p>
          </table:table-cell>
          <table:table-cell office:value-type="float" office:value="19.5930021374262" calcext:value-type="float">
            <text:p>19.5930021374262</text:p>
          </table:table-cell>
          <table:table-cell office:value-type="float" office:value="18.0520833333333" calcext:value-type="float">
            <text:p>18.052083333333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43.345478" calcext:value-type="float">
            <text:p>43.345478</text:p>
          </table:table-cell>
          <table:table-cell office:value-type="float" office:value="19.1875" calcext:value-type="float">
            <text:p>19.1875</text:p>
          </table:table-cell>
          <table:table-cell office:value-type="float" office:value="18.2509555609458" calcext:value-type="float">
            <text:p>18.2509555609458</text:p>
          </table:table-cell>
          <table:table-cell office:value-type="float" office:value="17.2291666666667" calcext:value-type="float">
            <text:p>17.229166666666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41.63986" calcext:value-type="float">
            <text:p>41.63986</text:p>
          </table:table-cell>
          <table:table-cell office:value-type="float" office:value="17.9375" calcext:value-type="float">
            <text:p>17.9375</text:p>
          </table:table-cell>
          <table:table-cell office:value-type="float" office:value="17.5813730185347" calcext:value-type="float">
            <text:p>17.5813730185347</text:p>
          </table:table-cell>
          <table:table-cell office:value-type="float" office:value="17.2708333333333" calcext:value-type="float">
            <text:p>17.270833333333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3.973377" calcext:value-type="float">
            <text:p>43.973377</text:p>
          </table:table-cell>
          <table:table-cell office:value-type="float" office:value="19.75" calcext:value-type="float">
            <text:p>19.75</text:p>
          </table:table-cell>
          <table:table-cell office:value-type="float" office:value="19.1197987719608" calcext:value-type="float">
            <text:p>19.1197987719608</text:p>
          </table:table-cell>
          <table:table-cell office:value-type="float" office:value="17.6041666666667" calcext:value-type="float">
            <text:p>17.60416666666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0.626045" calcext:value-type="float">
            <text:p>40.626045</text:p>
          </table:table-cell>
          <table:table-cell office:value-type="float" office:value="17.6875" calcext:value-type="float">
            <text:p>17.6875</text:p>
          </table:table-cell>
          <table:table-cell office:value-type="float" office:value="17.466037854861" calcext:value-type="float">
            <text:p>17.466037854861</text:p>
          </table:table-cell>
          <table:table-cell office:value-type="float" office:value="17.1041666666667" calcext:value-type="float">
            <text:p>17.104166666666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2.623844" calcext:value-type="float">
            <text:p>42.623844</text:p>
          </table:table-cell>
          <table:table-cell office:value-type="float" office:value="19" calcext:value-type="float">
            <text:p>19</text:p>
          </table:table-cell>
          <table:table-cell office:value-type="float" office:value="19.3748228465324" calcext:value-type="float">
            <text:p>19.3748228465324</text:p>
          </table:table-cell>
          <table:table-cell office:value-type="float" office:value="18.0833333333333" calcext:value-type="float">
            <text:p>18.083333333333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42.445858" calcext:value-type="float">
            <text:p>42.445858</text:p>
          </table:table-cell>
          <table:table-cell office:value-type="float" office:value="18.4375" calcext:value-type="float">
            <text:p>18.4375</text:p>
          </table:table-cell>
          <table:table-cell office:value-type="float" office:value="18.125333684324" calcext:value-type="float">
            <text:p>18.125333684324</text:p>
          </table:table-cell>
          <table:table-cell office:value-type="float" office:value="16.90625" calcext:value-type="float">
            <text:p>16.9062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2.797585" calcext:value-type="float">
            <text:p>42.797585</text:p>
          </table:table-cell>
          <table:table-cell office:value-type="float" office:value="19.0625" calcext:value-type="float">
            <text:p>19.0625</text:p>
          </table:table-cell>
          <table:table-cell office:value-type="float" office:value="18.2170208996009" calcext:value-type="float">
            <text:p>18.2170208996009</text:p>
          </table:table-cell>
          <table:table-cell office:value-type="float" office:value="18.1354166666667" calcext:value-type="float">
            <text:p>18.135416666666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40.686924" calcext:value-type="float">
            <text:p>40.686924</text:p>
          </table:table-cell>
          <table:table-cell office:value-type="float" office:value="16.8125" calcext:value-type="float">
            <text:p>16.8125</text:p>
          </table:table-cell>
          <table:table-cell office:value-type="float" office:value="18.7873259410264" calcext:value-type="float">
            <text:p>18.7873259410264</text:p>
          </table:table-cell>
          <table:table-cell office:value-type="float" office:value="18.0104166666667" calcext:value-type="float">
            <text:p>18.010416666666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1.210186" calcext:value-type="float">
            <text:p>41.210186</text:p>
          </table:table-cell>
          <table:table-cell office:value-type="float" office:value="18.125" calcext:value-type="float">
            <text:p>18.125</text:p>
          </table:table-cell>
          <table:table-cell office:value-type="float" office:value="18.2051473557227" calcext:value-type="float">
            <text:p>18.2051473557227</text:p>
          </table:table-cell>
          <table:table-cell office:value-type="float" office:value="18.1458333333333" calcext:value-type="float">
            <text:p>18.145833333333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42.8605" calcext:value-type="float">
            <text:p>42.8605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8.6031386222352" calcext:value-type="float">
            <text:p>18.6031386222352</text:p>
          </table:table-cell>
          <table:table-cell office:value-type="float" office:value="18.1354166666667" calcext:value-type="float">
            <text:p>18.1354166666667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41.30522" calcext:value-type="float">
            <text:p>41.30522</text:p>
          </table:table-cell>
          <table:table-cell office:value-type="float" office:value="17.6875" calcext:value-type="float">
            <text:p>17.6875</text:p>
          </table:table-cell>
          <table:table-cell office:value-type="float" office:value="18.5365387175885" calcext:value-type="float">
            <text:p>18.5365387175885</text:p>
          </table:table-cell>
          <table:table-cell office:value-type="float" office:value="17.5208333333333" calcext:value-type="float">
            <text:p>17.520833333333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43.139904" calcext:value-type="float">
            <text:p>43.139904</text:p>
          </table:table-cell>
          <table:table-cell office:value-type="float" office:value="19.125" calcext:value-type="float">
            <text:p>19.125</text:p>
          </table:table-cell>
          <table:table-cell office:value-type="float" office:value="18.7671566257489" calcext:value-type="float">
            <text:p>18.7671566257489</text:p>
          </table:table-cell>
          <table:table-cell office:value-type="float" office:value="17.7708333333333" calcext:value-type="float">
            <text:p>17.770833333333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2.81299" calcext:value-type="float">
            <text:p>42.81299</text:p>
          </table:table-cell>
          <table:table-cell office:value-type="float" office:value="19.0625" calcext:value-type="float">
            <text:p>19.0625</text:p>
          </table:table-cell>
          <table:table-cell office:value-type="float" office:value="18.7910450202154" calcext:value-type="float">
            <text:p>18.7910450202154</text:p>
          </table:table-cell>
          <table:table-cell office:value-type="float" office:value="17.2291666666667" calcext:value-type="float">
            <text:p>17.229166666666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3.10598" calcext:value-type="float">
            <text:p>43.10598</text:p>
          </table:table-cell>
          <table:table-cell office:value-type="float" office:value="18.9375" calcext:value-type="float">
            <text:p>18.9375</text:p>
          </table:table-cell>
          <table:table-cell office:value-type="float" office:value="17.7427270100249" calcext:value-type="float">
            <text:p>17.7427270100249</text:p>
          </table:table-cell>
          <table:table-cell office:value-type="float" office:value="17.1979166666667" calcext:value-type="float">
            <text:p>17.197916666666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44.504112" calcext:value-type="float">
            <text:p>44.504112</text:p>
          </table:table-cell>
          <table:table-cell office:value-type="float" office:value="20.125" calcext:value-type="float">
            <text:p>20.125</text:p>
          </table:table-cell>
          <table:table-cell office:value-type="float" office:value="19.1585082652423" calcext:value-type="float">
            <text:p>19.1585082652423</text:p>
          </table:table-cell>
          <table:table-cell office:value-type="float" office:value="18.0520833333333" calcext:value-type="float">
            <text:p>18.052083333333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38.63012" calcext:value-type="float">
            <text:p>38.63012</text:p>
          </table:table-cell>
          <table:table-cell office:value-type="float" office:value="15.5" calcext:value-type="float">
            <text:p>15.5</text:p>
          </table:table-cell>
          <table:table-cell office:value-type="float" office:value="18.069645954098" calcext:value-type="float">
            <text:p>18.069645954098</text:p>
          </table:table-cell>
          <table:table-cell office:value-type="float" office:value="16.3125" calcext:value-type="float">
            <text:p>16.312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43.64263" calcext:value-type="float">
            <text:p>43.64263</text:p>
          </table:table-cell>
          <table:table-cell office:value-type="float" office:value="19.1875" calcext:value-type="float">
            <text:p>19.1875</text:p>
          </table:table-cell>
          <table:table-cell office:value-type="float" office:value="17.4790851831033" calcext:value-type="float">
            <text:p>17.4790851831033</text:p>
          </table:table-cell>
          <table:table-cell office:value-type="float" office:value="17.2395833333333" calcext:value-type="float">
            <text:p>17.239583333333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44.33552" calcext:value-type="float">
            <text:p>44.33552</text:p>
          </table:table-cell>
          <table:table-cell office:value-type="float" office:value="20.1875" calcext:value-type="float">
            <text:p>20.1875</text:p>
          </table:table-cell>
          <table:table-cell office:value-type="float" office:value="19.605719125924" calcext:value-type="float">
            <text:p>19.605719125924</text:p>
          </table:table-cell>
          <table:table-cell office:value-type="float" office:value="18.0104166666667" calcext:value-type="float">
            <text:p>18.010416666666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3.408707" calcext:value-type="float">
            <text:p>43.408707</text:p>
          </table:table-cell>
          <table:table-cell office:value-type="float" office:value="19.3125" calcext:value-type="float">
            <text:p>19.3125</text:p>
          </table:table-cell>
          <table:table-cell office:value-type="float" office:value="17.7772151961733" calcext:value-type="float">
            <text:p>17.7772151961733</text:p>
          </table:table-cell>
          <table:table-cell office:value-type="float" office:value="17.59375" calcext:value-type="float">
            <text:p>17.5937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43.83982" calcext:value-type="float">
            <text:p>43.83982</text:p>
          </table:table-cell>
          <table:table-cell office:value-type="float" office:value="19.875" calcext:value-type="float">
            <text:p>19.875</text:p>
          </table:table-cell>
          <table:table-cell office:value-type="float" office:value="18.7534076076474" calcext:value-type="float">
            <text:p>18.7534076076474</text:p>
          </table:table-cell>
          <table:table-cell office:value-type="float" office:value="17.9166666666667" calcext:value-type="float">
            <text:p>17.916666666666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41.889206" calcext:value-type="float">
            <text:p>41.889206</text:p>
          </table:table-cell>
          <table:table-cell office:value-type="float" office:value="18.5" calcext:value-type="float">
            <text:p>18.5</text:p>
          </table:table-cell>
          <table:table-cell office:value-type="float" office:value="17.5513361999241" calcext:value-type="float">
            <text:p>17.5513361999241</text:p>
          </table:table-cell>
          <table:table-cell office:value-type="float" office:value="17.40625" calcext:value-type="float">
            <text:p>17.4062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45.068985" calcext:value-type="float">
            <text:p>45.068985</text:p>
          </table:table-cell>
          <table:table-cell office:value-type="float" office:value="21.0625" calcext:value-type="float">
            <text:p>21.0625</text:p>
          </table:table-cell>
          <table:table-cell office:value-type="float" office:value="18.7618328431038" calcext:value-type="float">
            <text:p>18.7618328431038</text:p>
          </table:table-cell>
          <table:table-cell office:value-type="float" office:value="17.21875" calcext:value-type="float">
            <text:p>17.2187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42.691982" calcext:value-type="float">
            <text:p>42.691982</text:p>
          </table:table-cell>
          <table:table-cell office:value-type="float" office:value="18.5625" calcext:value-type="float">
            <text:p>18.5625</text:p>
          </table:table-cell>
          <table:table-cell office:value-type="float" office:value="17.5152500316873" calcext:value-type="float">
            <text:p>17.5152500316873</text:p>
          </table:table-cell>
          <table:table-cell office:value-type="float" office:value="17.1770833333333" calcext:value-type="float">
            <text:p>17.177083333333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43.80712" calcext:value-type="float">
            <text:p>43.80712</text:p>
          </table:table-cell>
          <table:table-cell office:value-type="float" office:value="19.875" calcext:value-type="float">
            <text:p>19.875</text:p>
          </table:table-cell>
          <table:table-cell office:value-type="float" office:value="17.9229077221314" calcext:value-type="float">
            <text:p>17.9229077221314</text:p>
          </table:table-cell>
          <table:table-cell office:value-type="float" office:value="17.84375" calcext:value-type="float">
            <text:p>17.8437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42.837296" calcext:value-type="float">
            <text:p>42.83729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.3104980658639" calcext:value-type="float">
            <text:p>18.3104980658639</text:p>
          </table:table-cell>
          <table:table-cell office:value-type="float" office:value="17.9791666666667" calcext:value-type="float">
            <text:p>17.979166666666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40.753365" calcext:value-type="float">
            <text:p>40.753365</text:p>
          </table:table-cell>
          <table:table-cell office:value-type="float" office:value="16.8125" calcext:value-type="float">
            <text:p>16.8125</text:p>
          </table:table-cell>
          <table:table-cell office:value-type="float" office:value="18.1456661656646" calcext:value-type="float">
            <text:p>18.1456661656646</text:p>
          </table:table-cell>
          <table:table-cell office:value-type="float" office:value="17.0416666666667" calcext:value-type="float">
            <text:p>17.041666666666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43.27206" calcext:value-type="float">
            <text:p>43.27206</text:p>
          </table:table-cell>
          <table:table-cell office:value-type="float" office:value="19.625" calcext:value-type="float">
            <text:p>19.625</text:p>
          </table:table-cell>
          <table:table-cell office:value-type="float" office:value="19.0317274379422" calcext:value-type="float">
            <text:p>19.0317274379422</text:p>
          </table:table-cell>
          <table:table-cell office:value-type="float" office:value="18.2395833333333" calcext:value-type="float">
            <text:p>18.239583333333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43.415398" calcext:value-type="float">
            <text:p>43.415398</text:p>
          </table:table-cell>
          <table:table-cell office:value-type="float" office:value="19.625" calcext:value-type="float">
            <text:p>19.625</text:p>
          </table:table-cell>
          <table:table-cell office:value-type="float" office:value="19.4895163187859" calcext:value-type="float">
            <text:p>19.4895163187859</text:p>
          </table:table-cell>
          <table:table-cell office:value-type="float" office:value="17.7395833333333" calcext:value-type="float">
            <text:p>17.739583333333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1.9384" calcext:value-type="float">
            <text:p>41.9384</text:p>
          </table:table-cell>
          <table:table-cell office:value-type="float" office:value="17.9375" calcext:value-type="float">
            <text:p>17.9375</text:p>
          </table:table-cell>
          <table:table-cell office:value-type="float" office:value="17.7334873380388" calcext:value-type="float">
            <text:p>17.7334873380388</text:p>
          </table:table-cell>
          <table:table-cell office:value-type="float" office:value="17.1875" calcext:value-type="float">
            <text:p>17.187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43.099625" calcext:value-type="float">
            <text:p>43.099625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7.7588986168014" calcext:value-type="float">
            <text:p>17.7588986168014</text:p>
          </table:table-cell>
          <table:table-cell office:value-type="float" office:value="16.6875" calcext:value-type="float">
            <text:p>16.687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41.46867" calcext:value-type="float">
            <text:p>41.46867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17.4042131028635" calcext:value-type="float">
            <text:p>17.4042131028635</text:p>
          </table:table-cell>
          <table:table-cell office:value-type="float" office:value="16.8645833333333" calcext:value-type="float">
            <text:p>16.864583333333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42.70356" calcext:value-type="float">
            <text:p>42.70356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8.5365792340309" calcext:value-type="float">
            <text:p>18.5365792340309</text:p>
          </table:table-cell>
          <table:table-cell office:value-type="float" office:value="16.65625" calcext:value-type="float">
            <text:p>16.6562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42.08908" calcext:value-type="float">
            <text:p>42.08908</text:p>
          </table:table-cell>
          <table:table-cell office:value-type="float" office:value="18.8125" calcext:value-type="float">
            <text:p>18.8125</text:p>
          </table:table-cell>
          <table:table-cell office:value-type="float" office:value="19.5763255764559" calcext:value-type="float">
            <text:p>19.5763255764559</text:p>
          </table:table-cell>
          <table:table-cell office:value-type="float" office:value="18.2708333333333" calcext:value-type="float">
            <text:p>18.27083333333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4.58658" calcext:value-type="float">
            <text:p>44.58658</text:p>
          </table:table-cell>
          <table:table-cell office:value-type="float" office:value="20.125" calcext:value-type="float">
            <text:p>20.125</text:p>
          </table:table-cell>
          <table:table-cell office:value-type="float" office:value="19.0895793146911" calcext:value-type="float">
            <text:p>19.0895793146911</text:p>
          </table:table-cell>
          <table:table-cell office:value-type="float" office:value="18.1354166666667" calcext:value-type="float">
            <text:p>18.135416666666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39.711243" calcext:value-type="float">
            <text:p>39.711243</text:p>
          </table:table-cell>
          <table:table-cell office:value-type="float" office:value="15.875" calcext:value-type="float">
            <text:p>15.875</text:p>
          </table:table-cell>
          <table:table-cell office:value-type="float" office:value="19.4641830271764" calcext:value-type="float">
            <text:p>19.4641830271764</text:p>
          </table:table-cell>
          <table:table-cell office:value-type="float" office:value="17.5104166666667" calcext:value-type="float">
            <text:p>17.510416666666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41.57855" calcext:value-type="float">
            <text:p>41.57855</text:p>
          </table:table-cell>
          <table:table-cell office:value-type="float" office:value="17.9375" calcext:value-type="float">
            <text:p>17.9375</text:p>
          </table:table-cell>
          <table:table-cell office:value-type="float" office:value="19.4685036349106" calcext:value-type="float">
            <text:p>19.4685036349106</text:p>
          </table:table-cell>
          <table:table-cell office:value-type="float" office:value="17.8125" calcext:value-type="float">
            <text:p>17.812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43.96022" calcext:value-type="float">
            <text:p>43.96022</text:p>
          </table:table-cell>
          <table:table-cell office:value-type="float" office:value="19.6875" calcext:value-type="float">
            <text:p>19.6875</text:p>
          </table:table-cell>
          <table:table-cell office:value-type="float" office:value="19.1713026735338" calcext:value-type="float">
            <text:p>19.1713026735338</text:p>
          </table:table-cell>
          <table:table-cell office:value-type="float" office:value="17.8854166666667" calcext:value-type="float">
            <text:p>17.88541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42.96718" calcext:value-type="float">
            <text:p>42.96718</text:p>
          </table:table-cell>
          <table:table-cell office:value-type="float" office:value="19.3125" calcext:value-type="float">
            <text:p>19.3125</text:p>
          </table:table-cell>
          <table:table-cell office:value-type="float" office:value="18.2314071219819" calcext:value-type="float">
            <text:p>18.2314071219819</text:p>
          </table:table-cell>
          <table:table-cell office:value-type="float" office:value="17.03125" calcext:value-type="float">
            <text:p>17.03125</text:p>
          </table:table-cell>
          <table:table-cell table:number-columns-repeated="5"/>
        </table:table-row>
        <table:table-row table:style-name="ro1" table:number-rows-repeated="401">
          <table:table-cell table:number-columns-repeated="11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6"/>
        </table:table-row>
      </table:table>
      <table:table table:name="7" table:style-name="ta1">
        <table:shapes>
          <draw:frame draw:z-index="0" draw:style-name="gr1" draw:text-style-name="P1" svg:width="253.76pt" svg:height="142.72pt" svg:x="767.2pt" svg:y="0pt">
            <draw:object draw:notify-on-update-of-ranges="'7'.K1:'7'.K11 '7'.J1:'7'.J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53.76pt" svg:height="142.72pt" svg:x="776.21pt" svg:y="166.45pt">
            <draw:object draw:notify-on-update-of-ranges="'7'.K14:'7'.K24 '7'.J14:'7'.J24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253.76pt" svg:height="142.72pt" svg:x="773.74pt" svg:y="331.23pt">
            <draw:object draw:notify-on-update-of-ranges="'7'.K26:'7'.K36 '7'.J26:'7'.J36 '7'.J26:'7'.J36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.823784" calcext:value-type="float">
            <text:p>110.823784</text:p>
          </table:table-cell>
          <table:table-cell office:value-type="float" office:value="76.4375" calcext:value-type="float">
            <text:p>76.4375</text:p>
          </table:table-cell>
          <table:table-cell office:value-type="float" office:value="45.1185653894968" calcext:value-type="float">
            <text:p>45.1185653894968</text:p>
          </table:table-cell>
          <table:table-cell office:value-type="float" office:value="44.375" calcext:value-type="float">
            <text:p>44.375</text:p>
          </table:table-cell>
          <table:table-cell/>
          <table:table-cell office:value-type="float" office:value="2.4194574" calcext:value-type="float">
            <text:p>2.4194574</text:p>
          </table:table-cell>
          <table:table-cell office:value-type="float" office:value="86.62921" calcext:value-type="float">
            <text:p>86.6292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0.35229" calcext:value-type="float">
            <text:p>110.35229</text:p>
          </table:table-cell>
          <table:table-cell office:value-type="float" office:value="55.3125" calcext:value-type="float">
            <text:p>55.3125</text:p>
          </table:table-cell>
          <table:table-cell office:value-type="float" office:value="45.6181284674223" calcext:value-type="float">
            <text:p>45.6181284674223</text:p>
          </table:table-cell>
          <table:table-cell office:value-type="float" office:value="43.625" calcext:value-type="float">
            <text:p>43.625</text:p>
          </table:table-cell>
          <table:table-cell/>
          <table:table-cell office:value-type="float" office:value="86.62921" calcext:value-type="float">
            <text:p>86.62921</text:p>
          </table:table-cell>
          <table:table-cell office:value-type="float" office:value="89.0486674" calcext:value-type="float">
            <text:p>89.0486674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9.729645" calcext:value-type="float">
            <text:p>109.729645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4.1965078213541" calcext:value-type="float">
            <text:p>44.1965078213541</text:p>
          </table:table-cell>
          <table:table-cell office:value-type="float" office:value="42.6875" calcext:value-type="float">
            <text:p>42.6875</text:p>
          </table:table-cell>
          <table:table-cell/>
          <table:table-cell office:value-type="float" office:value="110.823784" calcext:value-type="float">
            <text:p>110.823784</text:p>
          </table:table-cell>
          <table:table-cell office:value-type="float" office:value="91.4681248" calcext:value-type="float">
            <text:p>91.4681248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9.07681" calcext:value-type="float">
            <text:p>109.07681</text:p>
          </table:table-cell>
          <table:table-cell office:value-type="float" office:value="45.875" calcext:value-type="float">
            <text:p>45.875</text:p>
          </table:table-cell>
          <table:table-cell office:value-type="float" office:value="45.4032542477938" calcext:value-type="float">
            <text:p>45.4032542477938</text:p>
          </table:table-cell>
          <table:table-cell office:value-type="float" office:value="43.4375" calcext:value-type="float">
            <text:p>43.4375</text:p>
          </table:table-cell>
          <table:table-cell table:number-columns-repeated="2"/>
          <table:table-cell office:value-type="float" office:value="93.8875822" calcext:value-type="float">
            <text:p>93.8875822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7.85169" calcext:value-type="float">
            <text:p>107.85169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43.7024843702658" calcext:value-type="float">
            <text:p>43.7024843702658</text:p>
          </table:table-cell>
          <table:table-cell office:value-type="float" office:value="42.90625" calcext:value-type="float">
            <text:p>42.90625</text:p>
          </table:table-cell>
          <table:table-cell table:number-columns-repeated="2"/>
          <table:table-cell office:value-type="float" office:value="96.3070396" calcext:value-type="float">
            <text:p>96.3070396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6.74499" calcext:value-type="float">
            <text:p>106.74499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1.8951928798805" calcext:value-type="float">
            <text:p>41.8951928798805</text:p>
          </table:table-cell>
          <table:table-cell office:value-type="float" office:value="41.1458333333333" calcext:value-type="float">
            <text:p>41.1458333333333</text:p>
          </table:table-cell>
          <table:table-cell table:number-columns-repeated="2"/>
          <table:table-cell office:value-type="float" office:value="98.726497" calcext:value-type="float">
            <text:p>98.726497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5.80988" calcext:value-type="float">
            <text:p>105.80988</text:p>
          </table:table-cell>
          <table:table-cell office:value-type="float" office:value="48.9375" calcext:value-type="float">
            <text:p>48.9375</text:p>
          </table:table-cell>
          <table:table-cell office:value-type="float" office:value="43.2730304975625" calcext:value-type="float">
            <text:p>43.2730304975625</text:p>
          </table:table-cell>
          <table:table-cell office:value-type="float" office:value="42.8958333333333" calcext:value-type="float">
            <text:p>42.8958333333333</text:p>
          </table:table-cell>
          <table:table-cell table:number-columns-repeated="2"/>
          <table:table-cell office:value-type="float" office:value="101.1459544" calcext:value-type="float">
            <text:p>101.1459544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3.2569" calcext:value-type="float">
            <text:p>103.2569</text:p>
          </table:table-cell>
          <table:table-cell office:value-type="float" office:value="43.25" calcext:value-type="float">
            <text:p>43.25</text:p>
          </table:table-cell>
          <table:table-cell office:value-type="float" office:value="44.0873565873922" calcext:value-type="float">
            <text:p>44.0873565873922</text:p>
          </table:table-cell>
          <table:table-cell office:value-type="float" office:value="43.28125" calcext:value-type="float">
            <text:p>43.28125</text:p>
          </table:table-cell>
          <table:table-cell table:number-columns-repeated="2"/>
          <table:table-cell office:value-type="float" office:value="103.5654118" calcext:value-type="float">
            <text:p>103.5654118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8.97615" calcext:value-type="float">
            <text:p>98.97615</text:p>
          </table:table-cell>
          <table:table-cell office:value-type="float" office:value="41" calcext:value-type="float">
            <text:p>41</text:p>
          </table:table-cell>
          <table:table-cell office:value-type="float" office:value="42.582105004514" calcext:value-type="float">
            <text:p>42.582105004514</text:p>
          </table:table-cell>
          <table:table-cell office:value-type="float" office:value="42.3958333333333" calcext:value-type="float">
            <text:p>42.3958333333333</text:p>
          </table:table-cell>
          <table:table-cell table:number-columns-repeated="2"/>
          <table:table-cell office:value-type="float" office:value="105.9848692" calcext:value-type="float">
            <text:p>105.984869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5.78369" calcext:value-type="float">
            <text:p>95.78369</text:p>
          </table:table-cell>
          <table:table-cell office:value-type="float" office:value="40.9375" calcext:value-type="float">
            <text:p>40.9375</text:p>
          </table:table-cell>
          <table:table-cell office:value-type="float" office:value="45.9443281623428" calcext:value-type="float">
            <text:p>45.9443281623428</text:p>
          </table:table-cell>
          <table:table-cell office:value-type="float" office:value="44.15625" calcext:value-type="float">
            <text:p>44.15625</text:p>
          </table:table-cell>
          <table:table-cell table:number-columns-repeated="2"/>
          <table:table-cell office:value-type="float" office:value="108.4043266" calcext:value-type="float">
            <text:p>108.4043266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2.42677" calcext:value-type="float">
            <text:p>92.42677</text:p>
          </table:table-cell>
          <table:table-cell office:value-type="float" office:value="40" calcext:value-type="float">
            <text:p>40</text:p>
          </table:table-cell>
          <table:table-cell office:value-type="float" office:value="47.5489174035489" calcext:value-type="float">
            <text:p>47.5489174035489</text:p>
          </table:table-cell>
          <table:table-cell office:value-type="float" office:value="45.59375" calcext:value-type="float">
            <text:p>45.59375</text:p>
          </table:table-cell>
          <table:table-cell table:number-columns-repeated="2"/>
          <table:table-cell office:value-type="float" office:value="110.823784" calcext:value-type="float">
            <text:p>110.823784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1.46248" calcext:value-type="float">
            <text:p>101.46248</text:p>
          </table:table-cell>
          <table:table-cell office:value-type="float" office:value="49.3125" calcext:value-type="float">
            <text:p>49.3125</text:p>
          </table:table-cell>
          <table:table-cell office:value-type="float" office:value="45.3270624488811" calcext:value-type="float">
            <text:p>45.3270624488811</text:p>
          </table:table-cell>
          <table:table-cell office:value-type="float" office:value="44.8125" calcext:value-type="float">
            <text:p>44.81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3.554535" calcext:value-type="float">
            <text:p>93.554535</text:p>
          </table:table-cell>
          <table:table-cell office:value-type="float" office:value="43.625" calcext:value-type="float">
            <text:p>43.625</text:p>
          </table:table-cell>
          <table:table-cell office:value-type="float" office:value="44.6763763076304" calcext:value-type="float">
            <text:p>44.6763763076304</text:p>
          </table:table-cell>
          <table:table-cell office:value-type="float" office:value="44.6145833333333" calcext:value-type="float">
            <text:p>44.61458333333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6.11728" calcext:value-type="float">
            <text:p>96.11728</text:p>
          </table:table-cell>
          <table:table-cell office:value-type="float" office:value="47" calcext:value-type="float">
            <text:p>47</text:p>
          </table:table-cell>
          <table:table-cell office:value-type="float" office:value="44.0579047550813" calcext:value-type="float">
            <text:p>44.0579047550813</text:p>
          </table:table-cell>
          <table:table-cell office:value-type="float" office:value="42.8020833333333" calcext:value-type="float">
            <text:p>42.802083333333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1.383224" calcext:value-type="float">
            <text:p>91.383224</text:p>
          </table:table-cell>
          <table:table-cell office:value-type="float" office:value="42.375" calcext:value-type="float">
            <text:p>42.375</text:p>
          </table:table-cell>
          <table:table-cell office:value-type="float" office:value="42.8515116926499" calcext:value-type="float">
            <text:p>42.8515116926499</text:p>
          </table:table-cell>
          <table:table-cell office:value-type="float" office:value="41.40625" calcext:value-type="float">
            <text:p>41.4062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2.78881" calcext:value-type="float">
            <text:p>92.78881</text:p>
          </table:table-cell>
          <table:table-cell office:value-type="float" office:value="44.3125" calcext:value-type="float">
            <text:p>44.3125</text:p>
          </table:table-cell>
          <table:table-cell office:value-type="float" office:value="42.9875304724482" calcext:value-type="float">
            <text:p>42.9875304724482</text:p>
          </table:table-cell>
          <table:table-cell office:value-type="float" office:value="42.2395833333333" calcext:value-type="float">
            <text:p>42.239583333333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5.32455" calcext:value-type="float">
            <text:p>95.32455</text:p>
          </table:table-cell>
          <table:table-cell office:value-type="float" office:value="46" calcext:value-type="float">
            <text:p>46</text:p>
          </table:table-cell>
          <table:table-cell office:value-type="float" office:value="44.0027564575033" calcext:value-type="float">
            <text:p>44.0027564575033</text:p>
          </table:table-cell>
          <table:table-cell office:value-type="float" office:value="42.1041666666667" calcext:value-type="float">
            <text:p>42.1041666666667</text:p>
          </table:table-cell>
          <table:table-cell/>
          <table:table-cell office:value-type="float" office:value="0.96145833333333" calcext:value-type="float">
            <text:p>0.96145833333333</text:p>
          </table:table-cell>
          <table:table-cell office:value-type="float" office:value="40.1875" calcext:value-type="float">
            <text:p>40.187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5.64778" calcext:value-type="float">
            <text:p>95.64778</text:p>
          </table:table-cell>
          <table:table-cell office:value-type="float" office:value="47" calcext:value-type="float">
            <text:p>47</text:p>
          </table:table-cell>
          <table:table-cell office:value-type="float" office:value="44.9612302101672" calcext:value-type="float">
            <text:p>44.9612302101672</text:p>
          </table:table-cell>
          <table:table-cell office:value-type="float" office:value="44.40625" calcext:value-type="float">
            <text:p>44.40625</text:p>
          </table:table-cell>
          <table:table-cell/>
          <table:table-cell office:value-type="float" office:value="40.1875" calcext:value-type="float">
            <text:p>40.1875</text:p>
          </table:table-cell>
          <table:table-cell office:value-type="float" office:value="41.1489583333333" calcext:value-type="float">
            <text:p>41.148958333333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2.77974" calcext:value-type="float">
            <text:p>92.77974</text:p>
          </table:table-cell>
          <table:table-cell office:value-type="float" office:value="44.5625" calcext:value-type="float">
            <text:p>44.5625</text:p>
          </table:table-cell>
          <table:table-cell office:value-type="float" office:value="44.3064225179441" calcext:value-type="float">
            <text:p>44.3064225179441</text:p>
          </table:table-cell>
          <table:table-cell office:value-type="float" office:value="43.8020833333333" calcext:value-type="float">
            <text:p>43.8020833333333</text:p>
          </table:table-cell>
          <table:table-cell/>
          <table:table-cell office:value-type="float" office:value="47.0520833333333" calcext:value-type="float">
            <text:p>47.0520833333333</text:p>
          </table:table-cell>
          <table:table-cell office:value-type="float" office:value="42.1104166666667" calcext:value-type="float">
            <text:p>42.110416666666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3.86482" calcext:value-type="float">
            <text:p>93.86482</text:p>
          </table:table-cell>
          <table:table-cell office:value-type="float" office:value="45.625" calcext:value-type="float">
            <text:p>45.625</text:p>
          </table:table-cell>
          <table:table-cell office:value-type="float" office:value="41.8836091430211" calcext:value-type="float">
            <text:p>41.8836091430211</text:p>
          </table:table-cell>
          <table:table-cell office:value-type="float" office:value="40.7604166666667" calcext:value-type="float">
            <text:p>40.7604166666667</text:p>
          </table:table-cell>
          <table:table-cell table:number-columns-repeated="2"/>
          <table:table-cell office:value-type="float" office:value="43.071875" calcext:value-type="float">
            <text:p>43.071875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5.085106" calcext:value-type="float">
            <text:p>95.085106</text:p>
          </table:table-cell>
          <table:table-cell office:value-type="float" office:value="47.6875" calcext:value-type="float">
            <text:p>47.6875</text:p>
          </table:table-cell>
          <table:table-cell office:value-type="float" office:value="44.6827883854859" calcext:value-type="float">
            <text:p>44.6827883854859</text:p>
          </table:table-cell>
          <table:table-cell office:value-type="float" office:value="44.2395833333333" calcext:value-type="float">
            <text:p>44.2395833333333</text:p>
          </table:table-cell>
          <table:table-cell table:number-columns-repeated="2"/>
          <table:table-cell office:value-type="float" office:value="44.0333333333333" calcext:value-type="float">
            <text:p>44.0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1.59154" calcext:value-type="float">
            <text:p>91.59154</text:p>
          </table:table-cell>
          <table:table-cell office:value-type="float" office:value="44.3125" calcext:value-type="float">
            <text:p>44.3125</text:p>
          </table:table-cell>
          <table:table-cell office:value-type="float" office:value="42.0813251845776" calcext:value-type="float">
            <text:p>42.0813251845776</text:p>
          </table:table-cell>
          <table:table-cell office:value-type="float" office:value="41.6770833333333" calcext:value-type="float">
            <text:p>41.6770833333333</text:p>
          </table:table-cell>
          <table:table-cell table:number-columns-repeated="2"/>
          <table:table-cell office:value-type="float" office:value="44.9947916666667" calcext:value-type="float">
            <text:p>44.994791666666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0.796196" calcext:value-type="float">
            <text:p>90.796196</text:p>
          </table:table-cell>
          <table:table-cell office:value-type="float" office:value="42.625" calcext:value-type="float">
            <text:p>42.625</text:p>
          </table:table-cell>
          <table:table-cell office:value-type="float" office:value="40.7146200250962" calcext:value-type="float">
            <text:p>40.7146200250962</text:p>
          </table:table-cell>
          <table:table-cell office:value-type="float" office:value="40.1875" calcext:value-type="float">
            <text:p>40.1875</text:p>
          </table:table-cell>
          <table:table-cell table:number-columns-repeated="2"/>
          <table:table-cell office:value-type="float" office:value="45.95625" calcext:value-type="float">
            <text:p>45.9562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4.32062" calcext:value-type="float">
            <text:p>94.32062</text:p>
          </table:table-cell>
          <table:table-cell office:value-type="float" office:value="45.9375" calcext:value-type="float">
            <text:p>45.9375</text:p>
          </table:table-cell>
          <table:table-cell office:value-type="float" office:value="43.8572966027395" calcext:value-type="float">
            <text:p>43.8572966027395</text:p>
          </table:table-cell>
          <table:table-cell office:value-type="float" office:value="43.3229166666667" calcext:value-type="float">
            <text:p>43.3229166666667</text:p>
          </table:table-cell>
          <table:table-cell table:number-columns-repeated="2"/>
          <table:table-cell office:value-type="float" office:value="46.9177083333333" calcext:value-type="float">
            <text:p>46.91770833333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0.589294" calcext:value-type="float">
            <text:p>90.589294</text:p>
          </table:table-cell>
          <table:table-cell office:value-type="float" office:value="42.125" calcext:value-type="float">
            <text:p>42.125</text:p>
          </table:table-cell>
          <table:table-cell office:value-type="float" office:value="44.0226556155396" calcext:value-type="float">
            <text:p>44.0226556155396</text:p>
          </table:table-cell>
          <table:table-cell office:value-type="float" office:value="43.65625" calcext:value-type="float">
            <text:p>43.65625</text:p>
          </table:table-cell>
          <table:table-cell table:number-columns-repeated="2"/>
          <table:table-cell office:value-type="float" office:value="47.8791666666667" calcext:value-type="float">
            <text:p>47.879166666666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4.162384" calcext:value-type="float">
            <text:p>94.162384</text:p>
          </table:table-cell>
          <table:table-cell office:value-type="float" office:value="45.25" calcext:value-type="float">
            <text:p>45.25</text:p>
          </table:table-cell>
          <table:table-cell office:value-type="float" office:value="46.4701145104535" calcext:value-type="float">
            <text:p>46.4701145104535</text:p>
          </table:table-cell>
          <table:table-cell office:value-type="float" office:value="44.5208333333333" calcext:value-type="float">
            <text:p>44.5208333333333</text:p>
          </table:table-cell>
          <table:table-cell table:number-columns-repeated="2"/>
          <table:table-cell office:value-type="float" office:value="48.840625" calcext:value-type="float">
            <text:p>48.84062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1.41442" calcext:value-type="float">
            <text:p>91.41442</text:p>
          </table:table-cell>
          <table:table-cell office:value-type="float" office:value="42.8125" calcext:value-type="float">
            <text:p>42.8125</text:p>
          </table:table-cell>
          <table:table-cell office:value-type="float" office:value="44.1331824099242" calcext:value-type="float">
            <text:p>44.1331824099242</text:p>
          </table:table-cell>
          <table:table-cell office:value-type="float" office:value="43.8958333333333" calcext:value-type="float">
            <text:p>43.8958333333333</text:p>
          </table:table-cell>
          <table:table-cell table:number-columns-repeated="2"/>
          <table:table-cell office:value-type="float" office:value="49.8020833333333" calcext:value-type="float">
            <text:p>49.802083333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92.53547" calcext:value-type="float">
            <text:p>92.53547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44.7595350244461" calcext:value-type="float">
            <text:p>44.7595350244461</text:p>
          </table:table-cell>
          <table:table-cell office:value-type="float" office:value="44.09375" calcext:value-type="float">
            <text:p>44.0937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2.65285" calcext:value-type="float">
            <text:p>92.65285</text:p>
          </table:table-cell>
          <table:table-cell office:value-type="float" office:value="44.75" calcext:value-type="float">
            <text:p>44.75</text:p>
          </table:table-cell>
          <table:table-cell office:value-type="float" office:value="44.1241671116212" calcext:value-type="float">
            <text:p>44.1241671116212</text:p>
          </table:table-cell>
          <table:table-cell office:value-type="float" office:value="42.4479166666667" calcext:value-type="float">
            <text:p>42.447916666666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2.68007" calcext:value-type="float">
            <text:p>92.68007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43.2294232595365" calcext:value-type="float">
            <text:p>43.2294232595365</text:p>
          </table:table-cell>
          <table:table-cell office:value-type="float" office:value="42.71875" calcext:value-type="float">
            <text:p>42.71875</text:p>
          </table:table-cell>
          <table:table-cell/>
          <table:table-cell office:value-type="float" office:value="0.713916263690979" calcext:value-type="float">
            <text:p>0.713916263690979</text:p>
          </table:table-cell>
          <table:table-cell office:value-type="float" office:value="40.674843641606" calcext:value-type="float">
            <text:p>40.6748436416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7.304825" calcext:value-type="float">
            <text:p>97.304825</text:p>
          </table:table-cell>
          <table:table-cell office:value-type="float" office:value="51" calcext:value-type="float">
            <text:p>51</text:p>
          </table:table-cell>
          <table:table-cell office:value-type="float" office:value="41.674240695882" calcext:value-type="float">
            <text:p>41.674240695882</text:p>
          </table:table-cell>
          <table:table-cell office:value-type="float" office:value="40.9375" calcext:value-type="float">
            <text:p>40.9375</text:p>
          </table:table-cell>
          <table:table-cell/>
          <table:table-cell office:value-type="float" office:value="40.674843641606" calcext:value-type="float">
            <text:p>40.674843641606</text:p>
          </table:table-cell>
          <table:table-cell office:value-type="float" office:value="41.3887599052969" calcext:value-type="float">
            <text:p>41.388759905296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3.10693" calcext:value-type="float">
            <text:p>93.10693</text:p>
          </table:table-cell>
          <table:table-cell office:value-type="float" office:value="45.4375" calcext:value-type="float">
            <text:p>45.4375</text:p>
          </table:table-cell>
          <table:table-cell office:value-type="float" office:value="43.5573801148111" calcext:value-type="float">
            <text:p>43.5573801148111</text:p>
          </table:table-cell>
          <table:table-cell office:value-type="float" office:value="43.4583333333333" calcext:value-type="float">
            <text:p>43.4583333333333</text:p>
          </table:table-cell>
          <table:table-cell/>
          <table:table-cell office:value-type="float" office:value="47.8140062785157" calcext:value-type="float">
            <text:p>47.8140062785157</text:p>
          </table:table-cell>
          <table:table-cell office:value-type="float" office:value="42.1026761689879" calcext:value-type="float">
            <text:p>42.102676168987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9.03091" calcext:value-type="float">
            <text:p>89.03091</text:p>
          </table:table-cell>
          <table:table-cell office:value-type="float" office:value="40.3125" calcext:value-type="float">
            <text:p>40.3125</text:p>
          </table:table-cell>
          <table:table-cell office:value-type="float" office:value="46.2814051847469" calcext:value-type="float">
            <text:p>46.2814051847469</text:p>
          </table:table-cell>
          <table:table-cell office:value-type="float" office:value="44.6354166666667" calcext:value-type="float">
            <text:p>44.6354166666667</text:p>
          </table:table-cell>
          <table:table-cell table:number-columns-repeated="2"/>
          <table:table-cell office:value-type="float" office:value="42.8165924326789" calcext:value-type="float">
            <text:p>42.816592432678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99.064606" calcext:value-type="float">
            <text:p>99.064606</text:p>
          </table:table-cell>
          <table:table-cell office:value-type="float" office:value="52.3125" calcext:value-type="float">
            <text:p>52.3125</text:p>
          </table:table-cell>
          <table:table-cell office:value-type="float" office:value="42.8106716192258" calcext:value-type="float">
            <text:p>42.8106716192258</text:p>
          </table:table-cell>
          <table:table-cell office:value-type="float" office:value="41.9270833333333" calcext:value-type="float">
            <text:p>41.9270833333333</text:p>
          </table:table-cell>
          <table:table-cell table:number-columns-repeated="2"/>
          <table:table-cell office:value-type="float" office:value="43.5305086963699" calcext:value-type="float">
            <text:p>43.530508696369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6.11629" calcext:value-type="float">
            <text:p>96.11629</text:p>
          </table:table-cell>
          <table:table-cell office:value-type="float" office:value="48.3125" calcext:value-type="float">
            <text:p>48.3125</text:p>
          </table:table-cell>
          <table:table-cell office:value-type="float" office:value="43.2760726893262" calcext:value-type="float">
            <text:p>43.2760726893262</text:p>
          </table:table-cell>
          <table:table-cell office:value-type="float" office:value="42.6875" calcext:value-type="float">
            <text:p>42.6875</text:p>
          </table:table-cell>
          <table:table-cell table:number-columns-repeated="2"/>
          <table:table-cell office:value-type="float" office:value="44.2444249600608" calcext:value-type="float">
            <text:p>44.244424960060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1.78903" calcext:value-type="float">
            <text:p>91.78903</text:p>
          </table:table-cell>
          <table:table-cell office:value-type="float" office:value="43.1875" calcext:value-type="float">
            <text:p>43.1875</text:p>
          </table:table-cell>
          <table:table-cell office:value-type="float" office:value="42.8738635488572" calcext:value-type="float">
            <text:p>42.8738635488572</text:p>
          </table:table-cell>
          <table:table-cell office:value-type="float" office:value="41.84375" calcext:value-type="float">
            <text:p>41.84375</text:p>
          </table:table-cell>
          <table:table-cell table:number-columns-repeated="2"/>
          <table:table-cell office:value-type="float" office:value="44.9583412237518" calcext:value-type="float">
            <text:p>44.958341223751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0.82611" calcext:value-type="float">
            <text:p>90.82611</text:p>
          </table:table-cell>
          <table:table-cell office:value-type="float" office:value="41.9375" calcext:value-type="float">
            <text:p>41.9375</text:p>
          </table:table-cell>
          <table:table-cell office:value-type="float" office:value="40.674843641606" calcext:value-type="float">
            <text:p>40.674843641606</text:p>
          </table:table-cell>
          <table:table-cell office:value-type="float" office:value="40.625" calcext:value-type="float">
            <text:p>40.625</text:p>
          </table:table-cell>
          <table:table-cell table:number-columns-repeated="2"/>
          <table:table-cell office:value-type="float" office:value="45.6722574874428" calcext:value-type="float">
            <text:p>45.6722574874428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93.3479" calcext:value-type="float">
            <text:p>93.3479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44.7505539564886" calcext:value-type="float">
            <text:p>44.7505539564886</text:p>
          </table:table-cell>
          <table:table-cell office:value-type="float" office:value="43.46875" calcext:value-type="float">
            <text:p>43.46875</text:p>
          </table:table-cell>
          <table:table-cell table:number-columns-repeated="2"/>
          <table:table-cell office:value-type="float" office:value="46.3861737511338" calcext:value-type="float">
            <text:p>46.386173751133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94.10873" calcext:value-type="float">
            <text:p>94.10873</text:p>
          </table:table-cell>
          <table:table-cell office:value-type="float" office:value="46.4375" calcext:value-type="float">
            <text:p>46.4375</text:p>
          </table:table-cell>
          <table:table-cell office:value-type="float" office:value="46.2592438862446" calcext:value-type="float">
            <text:p>46.2592438862446</text:p>
          </table:table-cell>
          <table:table-cell office:value-type="float" office:value="44.8541666666667" calcext:value-type="float">
            <text:p>44.8541666666667</text:p>
          </table:table-cell>
          <table:table-cell table:number-columns-repeated="2"/>
          <table:table-cell office:value-type="float" office:value="47.1000900148247" calcext:value-type="float">
            <text:p>47.10009001482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1.66828" calcext:value-type="float">
            <text:p>91.66828</text:p>
          </table:table-cell>
          <table:table-cell office:value-type="float" office:value="43.4375" calcext:value-type="float">
            <text:p>43.4375</text:p>
          </table:table-cell>
          <table:table-cell office:value-type="float" office:value="44.8581305014616" calcext:value-type="float">
            <text:p>44.8581305014616</text:p>
          </table:table-cell>
          <table:table-cell office:value-type="float" office:value="44.125" calcext:value-type="float">
            <text:p>44.125</text:p>
          </table:table-cell>
          <table:table-cell table:number-columns-repeated="2"/>
          <table:table-cell office:value-type="float" office:value="47.8140062785157" calcext:value-type="float">
            <text:p>47.81400627851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0.09768" calcext:value-type="float">
            <text:p>90.09768</text:p>
          </table:table-cell>
          <table:table-cell office:value-type="float" office:value="41.375" calcext:value-type="float">
            <text:p>41.375</text:p>
          </table:table-cell>
          <table:table-cell office:value-type="float" office:value="42.7460717386932" calcext:value-type="float">
            <text:p>42.7460717386932</text:p>
          </table:table-cell>
          <table:table-cell office:value-type="float" office:value="41.40625" calcext:value-type="float">
            <text:p>41.4062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1.311584" calcext:value-type="float">
            <text:p>91.311584</text:p>
          </table:table-cell>
          <table:table-cell office:value-type="float" office:value="43.75" calcext:value-type="float">
            <text:p>43.75</text:p>
          </table:table-cell>
          <table:table-cell office:value-type="float" office:value="45.5307967539778" calcext:value-type="float">
            <text:p>45.5307967539778</text:p>
          </table:table-cell>
          <table:table-cell office:value-type="float" office:value="45.0104166666667" calcext:value-type="float">
            <text:p>45.010416666666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0.11734" calcext:value-type="float">
            <text:p>90.11734</text:p>
          </table:table-cell>
          <table:table-cell office:value-type="float" office:value="42.75" calcext:value-type="float">
            <text:p>42.75</text:p>
          </table:table-cell>
          <table:table-cell office:value-type="float" office:value="44.482943493073" calcext:value-type="float">
            <text:p>44.482943493073</text:p>
          </table:table-cell>
          <table:table-cell office:value-type="float" office:value="44.15625" calcext:value-type="float">
            <text:p>44.1562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88.727905" calcext:value-type="float">
            <text:p>88.727905</text:p>
          </table:table-cell>
          <table:table-cell office:value-type="float" office:value="41.25" calcext:value-type="float">
            <text:p>41.25</text:p>
          </table:table-cell>
          <table:table-cell office:value-type="float" office:value="44.1106832886478" calcext:value-type="float">
            <text:p>44.1106832886478</text:p>
          </table:table-cell>
          <table:table-cell office:value-type="float" office:value="43.3229166666667" calcext:value-type="float">
            <text:p>43.32291666666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2.07857" calcext:value-type="float">
            <text:p>92.07857</text:p>
          </table:table-cell>
          <table:table-cell office:value-type="float" office:value="43.625" calcext:value-type="float">
            <text:p>43.625</text:p>
          </table:table-cell>
          <table:table-cell office:value-type="float" office:value="42.3310845038343" calcext:value-type="float">
            <text:p>42.3310845038343</text:p>
          </table:table-cell>
          <table:table-cell office:value-type="float" office:value="41.625" calcext:value-type="float">
            <text:p>41.62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9.166794" calcext:value-type="float">
            <text:p>89.166794</text:p>
          </table:table-cell>
          <table:table-cell office:value-type="float" office:value="40.5" calcext:value-type="float">
            <text:p>40.5</text:p>
          </table:table-cell>
          <table:table-cell office:value-type="float" office:value="46.2068216978823" calcext:value-type="float">
            <text:p>46.2068216978823</text:p>
          </table:table-cell>
          <table:table-cell office:value-type="float" office:value="44.9166666666667" calcext:value-type="float">
            <text:p>44.91666666666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94.47377" calcext:value-type="float">
            <text:p>94.47377</text:p>
          </table:table-cell>
          <table:table-cell office:value-type="float" office:value="46.1875" calcext:value-type="float">
            <text:p>46.1875</text:p>
          </table:table-cell>
          <table:table-cell office:value-type="float" office:value="42.3827189558272" calcext:value-type="float">
            <text:p>42.3827189558272</text:p>
          </table:table-cell>
          <table:table-cell office:value-type="float" office:value="41.7395833333333" calcext:value-type="float">
            <text:p>41.73958333333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92.54747" calcext:value-type="float">
            <text:p>92.54747</text:p>
          </table:table-cell>
          <table:table-cell office:value-type="float" office:value="44.75" calcext:value-type="float">
            <text:p>44.75</text:p>
          </table:table-cell>
          <table:table-cell office:value-type="float" office:value="43.8374629926349" calcext:value-type="float">
            <text:p>43.8374629926349</text:p>
          </table:table-cell>
          <table:table-cell office:value-type="float" office:value="43.8125" calcext:value-type="float">
            <text:p>43.812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0.77463" calcext:value-type="float">
            <text:p>90.77463</text:p>
          </table:table-cell>
          <table:table-cell office:value-type="float" office:value="42.3125" calcext:value-type="float">
            <text:p>42.3125</text:p>
          </table:table-cell>
          <table:table-cell office:value-type="float" office:value="47.8140062785157" calcext:value-type="float">
            <text:p>47.8140062785157</text:p>
          </table:table-cell>
          <table:table-cell office:value-type="float" office:value="46.6145833333333" calcext:value-type="float">
            <text:p>46.614583333333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8.02029" calcext:value-type="float">
            <text:p>88.02029</text:p>
          </table:table-cell>
          <table:table-cell office:value-type="float" office:value="40.0625" calcext:value-type="float">
            <text:p>40.0625</text:p>
          </table:table-cell>
          <table:table-cell office:value-type="float" office:value="42.4443366322313" calcext:value-type="float">
            <text:p>42.4443366322313</text:p>
          </table:table-cell>
          <table:table-cell office:value-type="float" office:value="42.2395833333333" calcext:value-type="float">
            <text:p>42.239583333333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4.24448" calcext:value-type="float">
            <text:p>94.24448</text:p>
          </table:table-cell>
          <table:table-cell office:value-type="float" office:value="46" calcext:value-type="float">
            <text:p>46</text:p>
          </table:table-cell>
          <table:table-cell office:value-type="float" office:value="47.6705443830222" calcext:value-type="float">
            <text:p>47.6705443830222</text:p>
          </table:table-cell>
          <table:table-cell office:value-type="float" office:value="46.1458333333333" calcext:value-type="float">
            <text:p>46.145833333333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5.9173" calcext:value-type="float">
            <text:p>95.9173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4.8722827649958" calcext:value-type="float">
            <text:p>44.8722827649958</text:p>
          </table:table-cell>
          <table:table-cell office:value-type="float" office:value="44.28125" calcext:value-type="float">
            <text:p>44.2812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7.22249" calcext:value-type="float">
            <text:p>87.22249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45.5783272978836" calcext:value-type="float">
            <text:p>45.5783272978836</text:p>
          </table:table-cell>
          <table:table-cell office:value-type="float" office:value="44.1354166666667" calcext:value-type="float">
            <text:p>44.135416666666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94.09102" calcext:value-type="float">
            <text:p>94.09102</text:p>
          </table:table-cell>
          <table:table-cell office:value-type="float" office:value="46.75" calcext:value-type="float">
            <text:p>46.75</text:p>
          </table:table-cell>
          <table:table-cell office:value-type="float" office:value="45.1033704266445" calcext:value-type="float">
            <text:p>45.1033704266445</text:p>
          </table:table-cell>
          <table:table-cell office:value-type="float" office:value="44.0625" calcext:value-type="float">
            <text:p>44.062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90.91902" calcext:value-type="float">
            <text:p>90.91902</text:p>
          </table:table-cell>
          <table:table-cell office:value-type="float" office:value="43.0625" calcext:value-type="float">
            <text:p>43.0625</text:p>
          </table:table-cell>
          <table:table-cell office:value-type="float" office:value="41.9601702492771" calcext:value-type="float">
            <text:p>41.9601702492771</text:p>
          </table:table-cell>
          <table:table-cell office:value-type="float" office:value="41.7708333333333" calcext:value-type="float">
            <text:p>41.770833333333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6.8916" calcext:value-type="float">
            <text:p>96.8916</text:p>
          </table:table-cell>
          <table:table-cell office:value-type="float" office:value="48.3125" calcext:value-type="float">
            <text:p>48.3125</text:p>
          </table:table-cell>
          <table:table-cell office:value-type="float" office:value="44.3871388493229" calcext:value-type="float">
            <text:p>44.3871388493229</text:p>
          </table:table-cell>
          <table:table-cell office:value-type="float" office:value="43.1666666666667" calcext:value-type="float">
            <text:p>43.166666666666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5.036" calcext:value-type="float">
            <text:p>95.036</text:p>
          </table:table-cell>
          <table:table-cell office:value-type="float" office:value="47.1875" calcext:value-type="float">
            <text:p>47.1875</text:p>
          </table:table-cell>
          <table:table-cell office:value-type="float" office:value="45.30251632491" calcext:value-type="float">
            <text:p>45.30251632491</text:p>
          </table:table-cell>
          <table:table-cell office:value-type="float" office:value="44.6354166666667" calcext:value-type="float">
            <text:p>44.635416666666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90.4133" calcext:value-type="float">
            <text:p>90.4133</text:p>
          </table:table-cell>
          <table:table-cell office:value-type="float" office:value="42.0625" calcext:value-type="float">
            <text:p>42.0625</text:p>
          </table:table-cell>
          <table:table-cell office:value-type="float" office:value="45.6132636380843" calcext:value-type="float">
            <text:p>45.6132636380843</text:p>
          </table:table-cell>
          <table:table-cell office:value-type="float" office:value="44.3333333333333" calcext:value-type="float">
            <text:p>44.333333333333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1.659195" calcext:value-type="float">
            <text:p>91.659195</text:p>
          </table:table-cell>
          <table:table-cell office:value-type="float" office:value="43.375" calcext:value-type="float">
            <text:p>43.375</text:p>
          </table:table-cell>
          <table:table-cell office:value-type="float" office:value="42.0646526848495" calcext:value-type="float">
            <text:p>42.0646526848495</text:p>
          </table:table-cell>
          <table:table-cell office:value-type="float" office:value="41.4479166666667" calcext:value-type="float">
            <text:p>41.447916666666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3.54018" calcext:value-type="float">
            <text:p>93.54018</text:p>
          </table:table-cell>
          <table:table-cell office:value-type="float" office:value="45.875" calcext:value-type="float">
            <text:p>45.875</text:p>
          </table:table-cell>
          <table:table-cell office:value-type="float" office:value="44.4783486096445" calcext:value-type="float">
            <text:p>44.4783486096445</text:p>
          </table:table-cell>
          <table:table-cell office:value-type="float" office:value="43.6770833333333" calcext:value-type="float">
            <text:p>43.677083333333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1.63188" calcext:value-type="float">
            <text:p>91.63188</text:p>
          </table:table-cell>
          <table:table-cell office:value-type="float" office:value="43.25" calcext:value-type="float">
            <text:p>43.25</text:p>
          </table:table-cell>
          <table:table-cell office:value-type="float" office:value="45.7997835465295" calcext:value-type="float">
            <text:p>45.7997835465295</text:p>
          </table:table-cell>
          <table:table-cell office:value-type="float" office:value="44.125" calcext:value-type="float">
            <text:p>44.12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5.44357" calcext:value-type="float">
            <text:p>95.44357</text:p>
          </table:table-cell>
          <table:table-cell office:value-type="float" office:value="49" calcext:value-type="float">
            <text:p>49</text:p>
          </table:table-cell>
          <table:table-cell office:value-type="float" office:value="44.5581720138753" calcext:value-type="float">
            <text:p>44.5581720138753</text:p>
          </table:table-cell>
          <table:table-cell office:value-type="float" office:value="43.4895833333333" calcext:value-type="float">
            <text:p>43.489583333333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5.21854" calcext:value-type="float">
            <text:p>95.21854</text:p>
          </table:table-cell>
          <table:table-cell office:value-type="float" office:value="48.1875" calcext:value-type="float">
            <text:p>48.1875</text:p>
          </table:table-cell>
          <table:table-cell office:value-type="float" office:value="44.141902124144" calcext:value-type="float">
            <text:p>44.141902124144</text:p>
          </table:table-cell>
          <table:table-cell office:value-type="float" office:value="42.4270833333333" calcext:value-type="float">
            <text:p>42.427083333333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88.76868" calcext:value-type="float">
            <text:p>88.76868</text:p>
          </table:table-cell>
          <table:table-cell office:value-type="float" office:value="40.0625" calcext:value-type="float">
            <text:p>40.0625</text:p>
          </table:table-cell>
          <table:table-cell office:value-type="float" office:value="44.7267264506279" calcext:value-type="float">
            <text:p>44.7267264506279</text:p>
          </table:table-cell>
          <table:table-cell office:value-type="float" office:value="43.6354166666667" calcext:value-type="float">
            <text:p>43.635416666666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6.304825" calcext:value-type="float">
            <text:p>96.304825</text:p>
          </table:table-cell>
          <table:table-cell office:value-type="float" office:value="49.0625" calcext:value-type="float">
            <text:p>49.0625</text:p>
          </table:table-cell>
          <table:table-cell office:value-type="float" office:value="43.1632443230549" calcext:value-type="float">
            <text:p>43.1632443230549</text:p>
          </table:table-cell>
          <table:table-cell office:value-type="float" office:value="41.59375" calcext:value-type="float">
            <text:p>41.5937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7.810455" calcext:value-type="float">
            <text:p>97.810455</text:p>
          </table:table-cell>
          <table:table-cell office:value-type="float" office:value="51.75" calcext:value-type="float">
            <text:p>51.75</text:p>
          </table:table-cell>
          <table:table-cell office:value-type="float" office:value="43.5888740223547" calcext:value-type="float">
            <text:p>43.5888740223547</text:p>
          </table:table-cell>
          <table:table-cell office:value-type="float" office:value="41.6458333333333" calcext:value-type="float">
            <text:p>41.645833333333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4.480835" calcext:value-type="float">
            <text:p>94.480835</text:p>
          </table:table-cell>
          <table:table-cell office:value-type="float" office:value="47.1875" calcext:value-type="float">
            <text:p>47.1875</text:p>
          </table:table-cell>
          <table:table-cell office:value-type="float" office:value="44.4801874848867" calcext:value-type="float">
            <text:p>44.4801874848867</text:p>
          </table:table-cell>
          <table:table-cell office:value-type="float" office:value="43.4895833333333" calcext:value-type="float">
            <text:p>43.489583333333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93.4157" calcext:value-type="float">
            <text:p>93.4157</text:p>
          </table:table-cell>
          <table:table-cell office:value-type="float" office:value="46.625" calcext:value-type="float">
            <text:p>46.625</text:p>
          </table:table-cell>
          <table:table-cell office:value-type="float" office:value="41.8016719056866" calcext:value-type="float">
            <text:p>41.8016719056866</text:p>
          </table:table-cell>
          <table:table-cell office:value-type="float" office:value="41.6354166666667" calcext:value-type="float">
            <text:p>41.63541666666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95.14991" calcext:value-type="float">
            <text:p>95.14991</text:p>
          </table:table-cell>
          <table:table-cell office:value-type="float" office:value="48.9375" calcext:value-type="float">
            <text:p>48.9375</text:p>
          </table:table-cell>
          <table:table-cell office:value-type="float" office:value="46.339619757409" calcext:value-type="float">
            <text:p>46.339619757409</text:p>
          </table:table-cell>
          <table:table-cell office:value-type="float" office:value="45.0208333333333" calcext:value-type="float">
            <text:p>45.020833333333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90.64519" calcext:value-type="float">
            <text:p>90.64519</text:p>
          </table:table-cell>
          <table:table-cell office:value-type="float" office:value="42.125" calcext:value-type="float">
            <text:p>42.125</text:p>
          </table:table-cell>
          <table:table-cell office:value-type="float" office:value="43.7650836127062" calcext:value-type="float">
            <text:p>43.7650836127062</text:p>
          </table:table-cell>
          <table:table-cell office:value-type="float" office:value="43.6041666666667" calcext:value-type="float">
            <text:p>43.604166666666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1.08191" calcext:value-type="float">
            <text:p>91.08191</text:p>
          </table:table-cell>
          <table:table-cell office:value-type="float" office:value="43.3125" calcext:value-type="float">
            <text:p>43.3125</text:p>
          </table:table-cell>
          <table:table-cell office:value-type="float" office:value="43.0848394569581" calcext:value-type="float">
            <text:p>43.0848394569581</text:p>
          </table:table-cell>
          <table:table-cell office:value-type="float" office:value="42.0104166666667" calcext:value-type="float">
            <text:p>42.0104166666667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93.62345" calcext:value-type="float">
            <text:p>93.62345</text:p>
          </table:table-cell>
          <table:table-cell office:value-type="float" office:value="44.8125" calcext:value-type="float">
            <text:p>44.8125</text:p>
          </table:table-cell>
          <table:table-cell office:value-type="float" office:value="46.1307152593232" calcext:value-type="float">
            <text:p>46.1307152593232</text:p>
          </table:table-cell>
          <table:table-cell office:value-type="float" office:value="45.0208333333333" calcext:value-type="float">
            <text:p>45.020833333333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2.2787" calcext:value-type="float">
            <text:p>92.2787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43.8163175117509" calcext:value-type="float">
            <text:p>43.8163175117509</text:p>
          </table:table-cell>
          <table:table-cell office:value-type="float" office:value="43.5520833333333" calcext:value-type="float">
            <text:p>43.552083333333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92.25345" calcext:value-type="float">
            <text:p>92.25345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43.9842435615545" calcext:value-type="float">
            <text:p>43.9842435615545</text:p>
          </table:table-cell>
          <table:table-cell office:value-type="float" office:value="43.8020833333333" calcext:value-type="float">
            <text:p>43.802083333333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1.610504" calcext:value-type="float">
            <text:p>91.610504</text:p>
          </table:table-cell>
          <table:table-cell office:value-type="float" office:value="44.8125" calcext:value-type="float">
            <text:p>44.8125</text:p>
          </table:table-cell>
          <table:table-cell office:value-type="float" office:value="44.4137462131879" calcext:value-type="float">
            <text:p>44.4137462131879</text:p>
          </table:table-cell>
          <table:table-cell office:value-type="float" office:value="43.0625" calcext:value-type="float">
            <text:p>43.062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8.977905" calcext:value-type="float">
            <text:p>98.977905</text:p>
          </table:table-cell>
          <table:table-cell office:value-type="float" office:value="52.375" calcext:value-type="float">
            <text:p>52.375</text:p>
          </table:table-cell>
          <table:table-cell office:value-type="float" office:value="45.6739582333999" calcext:value-type="float">
            <text:p>45.6739582333999</text:p>
          </table:table-cell>
          <table:table-cell office:value-type="float" office:value="44.4583333333333" calcext:value-type="float">
            <text:p>44.4583333333333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4.558876" calcext:value-type="float">
            <text:p>94.558876</text:p>
          </table:table-cell>
          <table:table-cell office:value-type="float" office:value="47.4375" calcext:value-type="float">
            <text:p>47.4375</text:p>
          </table:table-cell>
          <table:table-cell office:value-type="float" office:value="43.7613109898096" calcext:value-type="float">
            <text:p>43.7613109898096</text:p>
          </table:table-cell>
          <table:table-cell office:value-type="float" office:value="42.7916666666667" calcext:value-type="float">
            <text:p>42.791666666666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92.74929" calcext:value-type="float">
            <text:p>92.74929</text:p>
          </table:table-cell>
          <table:table-cell office:value-type="float" office:value="44.25" calcext:value-type="float">
            <text:p>44.25</text:p>
          </table:table-cell>
          <table:table-cell office:value-type="float" office:value="45.3221650304277" calcext:value-type="float">
            <text:p>45.3221650304277</text:p>
          </table:table-cell>
          <table:table-cell office:value-type="float" office:value="44.15625" calcext:value-type="float">
            <text:p>44.1562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5.02561" calcext:value-type="float">
            <text:p>95.02561</text:p>
          </table:table-cell>
          <table:table-cell office:value-type="float" office:value="47.6875" calcext:value-type="float">
            <text:p>47.6875</text:p>
          </table:table-cell>
          <table:table-cell office:value-type="float" office:value="45.9975853439636" calcext:value-type="float">
            <text:p>45.9975853439636</text:p>
          </table:table-cell>
          <table:table-cell office:value-type="float" office:value="44.1458333333333" calcext:value-type="float">
            <text:p>44.145833333333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9.212555" calcext:value-type="float">
            <text:p>89.212555</text:p>
          </table:table-cell>
          <table:table-cell office:value-type="float" office:value="39.8125" calcext:value-type="float">
            <text:p>39.8125</text:p>
          </table:table-cell>
          <table:table-cell office:value-type="float" office:value="45.4221738811429" calcext:value-type="float">
            <text:p>45.4221738811429</text:p>
          </table:table-cell>
          <table:table-cell office:value-type="float" office:value="44.3854166666667" calcext:value-type="float">
            <text:p>44.385416666666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2.309364" calcext:value-type="float">
            <text:p>92.309364</text:p>
          </table:table-cell>
          <table:table-cell office:value-type="float" office:value="44.5" calcext:value-type="float">
            <text:p>44.5</text:p>
          </table:table-cell>
          <table:table-cell office:value-type="float" office:value="44.6586352722699" calcext:value-type="float">
            <text:p>44.6586352722699</text:p>
          </table:table-cell>
          <table:table-cell office:value-type="float" office:value="43.5729166666667" calcext:value-type="float">
            <text:p>43.572916666666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92.69529" calcext:value-type="float">
            <text:p>92.69529</text:p>
          </table:table-cell>
          <table:table-cell office:value-type="float" office:value="44.875" calcext:value-type="float">
            <text:p>44.875</text:p>
          </table:table-cell>
          <table:table-cell office:value-type="float" office:value="43.7923990075357" calcext:value-type="float">
            <text:p>43.7923990075357</text:p>
          </table:table-cell>
          <table:table-cell office:value-type="float" office:value="43.3645833333333" calcext:value-type="float">
            <text:p>43.364583333333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93.790985" calcext:value-type="float">
            <text:p>93.790985</text:p>
          </table:table-cell>
          <table:table-cell office:value-type="float" office:value="46" calcext:value-type="float">
            <text:p>46</text:p>
          </table:table-cell>
          <table:table-cell office:value-type="float" office:value="45.3956927254877" calcext:value-type="float">
            <text:p>45.3956927254877</text:p>
          </table:table-cell>
          <table:table-cell office:value-type="float" office:value="44.3958333333333" calcext:value-type="float">
            <text:p>44.395833333333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96.30442" calcext:value-type="float">
            <text:p>96.30442</text:p>
          </table:table-cell>
          <table:table-cell office:value-type="float" office:value="49.4375" calcext:value-type="float">
            <text:p>49.4375</text:p>
          </table:table-cell>
          <table:table-cell office:value-type="float" office:value="44.5243404718732" calcext:value-type="float">
            <text:p>44.5243404718732</text:p>
          </table:table-cell>
          <table:table-cell office:value-type="float" office:value="43.96875" calcext:value-type="float">
            <text:p>43.9687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97.57603" calcext:value-type="float">
            <text:p>97.57603</text:p>
          </table:table-cell>
          <table:table-cell office:value-type="float" office:value="50.625" calcext:value-type="float">
            <text:p>50.625</text:p>
          </table:table-cell>
          <table:table-cell office:value-type="float" office:value="44.497646231033" calcext:value-type="float">
            <text:p>44.497646231033</text:p>
          </table:table-cell>
          <table:table-cell office:value-type="float" office:value="43.0416666666667" calcext:value-type="float">
            <text:p>43.041666666666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7.23335" calcext:value-type="float">
            <text:p>87.23335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43.160741260801" calcext:value-type="float">
            <text:p>43.160741260801</text:p>
          </table:table-cell>
          <table:table-cell office:value-type="float" office:value="42.8854166666667" calcext:value-type="float">
            <text:p>42.8854166666667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89.45389" calcext:value-type="float">
            <text:p>89.45389</text:p>
          </table:table-cell>
          <table:table-cell office:value-type="float" office:value="41.9375" calcext:value-type="float">
            <text:p>41.9375</text:p>
          </table:table-cell>
          <table:table-cell office:value-type="float" office:value="46.7652548861155" calcext:value-type="float">
            <text:p>46.7652548861155</text:p>
          </table:table-cell>
          <table:table-cell office:value-type="float" office:value="45.1041666666667" calcext:value-type="float">
            <text:p>45.104166666666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93.39527" calcext:value-type="float">
            <text:p>93.39527</text:p>
          </table:table-cell>
          <table:table-cell office:value-type="float" office:value="45.625" calcext:value-type="float">
            <text:p>45.625</text:p>
          </table:table-cell>
          <table:table-cell office:value-type="float" office:value="46.5384285267284" calcext:value-type="float">
            <text:p>46.5384285267284</text:p>
          </table:table-cell>
          <table:table-cell office:value-type="float" office:value="45.46875" calcext:value-type="float">
            <text:p>45.4687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7.09232" calcext:value-type="float">
            <text:p>87.09232</text:p>
          </table:table-cell>
          <table:table-cell office:value-type="float" office:value="40.25" calcext:value-type="float">
            <text:p>40.25</text:p>
          </table:table-cell>
          <table:table-cell office:value-type="float" office:value="41.5429948613711" calcext:value-type="float">
            <text:p>41.5429948613711</text:p>
          </table:table-cell>
          <table:table-cell office:value-type="float" office:value="40.8333333333333" calcext:value-type="float">
            <text:p>40.833333333333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89.71353" calcext:value-type="float">
            <text:p>89.71353</text:p>
          </table:table-cell>
          <table:table-cell office:value-type="float" office:value="42.6875" calcext:value-type="float">
            <text:p>42.6875</text:p>
          </table:table-cell>
          <table:table-cell office:value-type="float" office:value="44.6938681158822" calcext:value-type="float">
            <text:p>44.6938681158822</text:p>
          </table:table-cell>
          <table:table-cell office:value-type="float" office:value="42.9270833333333" calcext:value-type="float">
            <text:p>42.927083333333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7.04641" calcext:value-type="float">
            <text:p>97.04641</text:p>
          </table:table-cell>
          <table:table-cell office:value-type="float" office:value="48.5625" calcext:value-type="float">
            <text:p>48.5625</text:p>
          </table:table-cell>
          <table:table-cell office:value-type="float" office:value="44.2895684968575" calcext:value-type="float">
            <text:p>44.2895684968575</text:p>
          </table:table-cell>
          <table:table-cell office:value-type="float" office:value="43.46875" calcext:value-type="float">
            <text:p>43.4687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89.605515" calcext:value-type="float">
            <text:p>89.605515</text:p>
          </table:table-cell>
          <table:table-cell office:value-type="float" office:value="42.375" calcext:value-type="float">
            <text:p>42.375</text:p>
          </table:table-cell>
          <table:table-cell office:value-type="float" office:value="44.1738349712108" calcext:value-type="float">
            <text:p>44.1738349712108</text:p>
          </table:table-cell>
          <table:table-cell office:value-type="float" office:value="42.75" calcext:value-type="float">
            <text:p>42.7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1.65227" calcext:value-type="float">
            <text:p>91.65227</text:p>
          </table:table-cell>
          <table:table-cell office:value-type="float" office:value="44.875" calcext:value-type="float">
            <text:p>44.875</text:p>
          </table:table-cell>
          <table:table-cell office:value-type="float" office:value="42.5588839060272" calcext:value-type="float">
            <text:p>42.5588839060272</text:p>
          </table:table-cell>
          <table:table-cell office:value-type="float" office:value="42.0208333333333" calcext:value-type="float">
            <text:p>42.020833333333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96.16594" calcext:value-type="float">
            <text:p>96.16594</text:p>
          </table:table-cell>
          <table:table-cell office:value-type="float" office:value="48.625" calcext:value-type="float">
            <text:p>48.625</text:p>
          </table:table-cell>
          <table:table-cell office:value-type="float" office:value="43.2520054574896" calcext:value-type="float">
            <text:p>43.2520054574896</text:p>
          </table:table-cell>
          <table:table-cell office:value-type="float" office:value="42.0416666666667" calcext:value-type="float">
            <text:p>42.041666666666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6.62921" calcext:value-type="float">
            <text:p>86.62921</text:p>
          </table:table-cell>
          <table:table-cell office:value-type="float" office:value="37.4375" calcext:value-type="float">
            <text:p>37.4375</text:p>
          </table:table-cell>
          <table:table-cell office:value-type="float" office:value="47.4253094427972" calcext:value-type="float">
            <text:p>47.4253094427972</text:p>
          </table:table-cell>
          <table:table-cell office:value-type="float" office:value="47.0520833333333" calcext:value-type="float">
            <text:p>47.05208333333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2.49709" calcext:value-type="float">
            <text:p>92.49709</text:p>
          </table:table-cell>
          <table:table-cell office:value-type="float" office:value="45.6875" calcext:value-type="float">
            <text:p>45.6875</text:p>
          </table:table-cell>
          <table:table-cell office:value-type="float" office:value="45.1205286101584" calcext:value-type="float">
            <text:p>45.1205286101584</text:p>
          </table:table-cell>
          <table:table-cell office:value-type="float" office:value="44.5520833333333" calcext:value-type="float">
            <text:p>44.552083333333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92.26918" calcext:value-type="float">
            <text:p>92.26918</text:p>
          </table:table-cell>
          <table:table-cell office:value-type="float" office:value="45.4375" calcext:value-type="float">
            <text:p>45.4375</text:p>
          </table:table-cell>
          <table:table-cell office:value-type="float" office:value="44.2728954803463" calcext:value-type="float">
            <text:p>44.2728954803463</text:p>
          </table:table-cell>
          <table:table-cell office:value-type="float" office:value="43.6354166666667" calcext:value-type="float">
            <text:p>43.635416666666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91.3512" calcext:value-type="float">
            <text:p>91.3512</text:p>
          </table:table-cell>
          <table:table-cell office:value-type="float" office:value="44.375" calcext:value-type="float">
            <text:p>44.375</text:p>
          </table:table-cell>
          <table:table-cell office:value-type="float" office:value="42.892729898913" calcext:value-type="float">
            <text:p>42.892729898913</text:p>
          </table:table-cell>
          <table:table-cell office:value-type="float" office:value="42.8645833333333" calcext:value-type="float">
            <text:p>42.864583333333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96.995476" calcext:value-type="float">
            <text:p>96.995476</text:p>
          </table:table-cell>
          <table:table-cell office:value-type="float" office:value="49.5625" calcext:value-type="float">
            <text:p>49.5625</text:p>
          </table:table-cell>
          <table:table-cell office:value-type="float" office:value="43.4821682011072" calcext:value-type="float">
            <text:p>43.4821682011072</text:p>
          </table:table-cell>
          <table:table-cell office:value-type="float" office:value="42.5729166666667" calcext:value-type="float">
            <text:p>42.57291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87.523476" calcext:value-type="float">
            <text:p>87.523476</text:p>
          </table:table-cell>
          <table:table-cell office:value-type="float" office:value="40.3125" calcext:value-type="float">
            <text:p>40.3125</text:p>
          </table:table-cell>
          <table:table-cell office:value-type="float" office:value="43.6793136732914" calcext:value-type="float">
            <text:p>43.6793136732914</text:p>
          </table:table-cell>
          <table:table-cell office:value-type="float" office:value="43.2083333333333" calcext:value-type="float">
            <text:p>43.2083333333333</text:p>
          </table:table-cell>
          <table:table-cell table:number-columns-repeated="5"/>
        </table:table-row>
        <table:table-row table:style-name="ro1" table:number-rows-repeated="401">
          <table:table-cell table:number-columns-repeated="11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6"/>
        </table:table-row>
      </table:table>
      <table:table table:name="8" table:style-name="ta1">
        <table:shapes>
          <draw:frame draw:z-index="0" draw:style-name="gr1" draw:text-style-name="P1" svg:width="253.76pt" svg:height="142.72pt" svg:x="767.2pt" svg:y="0pt">
            <draw:object draw:notify-on-update-of-ranges="'8'.K1:'8'.K11 '6'.J1:'6'.J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253.76pt" svg:height="142.72pt" svg:x="776.21pt" svg:y="166.45pt">
            <draw:object draw:notify-on-update-of-ranges="'8'.K14:'8'.K24 '8'.J14:'8'.J2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" draw:style-name="gr1" draw:text-style-name="P1" svg:width="253.76pt" svg:height="142.72pt" svg:x="773.74pt" svg:y="331.23pt">
            <draw:object draw:notify-on-update-of-ranges="'8'.K26:'8'.K36 '8'.J26:'8'.J36 '8'.J26:'8'.J36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1.05313" calcext:value-type="float">
            <text:p>111.05313</text:p>
          </table:table-cell>
          <table:table-cell office:value-type="float" office:value="86.6875" calcext:value-type="float">
            <text:p>86.6875</text:p>
          </table:table-cell>
          <table:table-cell office:value-type="float" office:value="43.6382866056283" calcext:value-type="float">
            <text:p>43.6382866056283</text:p>
          </table:table-cell>
          <table:table-cell office:value-type="float" office:value="41.7708333333333" calcext:value-type="float">
            <text:p>41.7708333333333</text:p>
          </table:table-cell>
          <table:table-cell/>
          <table:table-cell office:value-type="float" office:value="3.0360946" calcext:value-type="float">
            <text:p>3.0360946</text:p>
          </table:table-cell>
          <table:table-cell office:value-type="float" office:value="80.692184" calcext:value-type="float">
            <text:p>80.69218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0.55026" calcext:value-type="float">
            <text:p>110.55026</text:p>
          </table:table-cell>
          <table:table-cell office:value-type="float" office:value="50.0625" calcext:value-type="float">
            <text:p>50.0625</text:p>
          </table:table-cell>
          <table:table-cell office:value-type="float" office:value="45.7484120317466" calcext:value-type="float">
            <text:p>45.7484120317466</text:p>
          </table:table-cell>
          <table:table-cell office:value-type="float" office:value="44.8854166666667" calcext:value-type="float">
            <text:p>44.8854166666667</text:p>
          </table:table-cell>
          <table:table-cell/>
          <table:table-cell office:value-type="float" office:value="80.692184" calcext:value-type="float">
            <text:p>80.692184</text:p>
          </table:table-cell>
          <table:table-cell office:value-type="float" office:value="83.7282786" calcext:value-type="float">
            <text:p>83.728278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0.26833" calcext:value-type="float">
            <text:p>110.26833</text:p>
          </table:table-cell>
          <table:table-cell office:value-type="float" office:value="48.875" calcext:value-type="float">
            <text:p>48.875</text:p>
          </table:table-cell>
          <table:table-cell office:value-type="float" office:value="42.2853189841059" calcext:value-type="float">
            <text:p>42.2853189841059</text:p>
          </table:table-cell>
          <table:table-cell office:value-type="float" office:value="41.78125" calcext:value-type="float">
            <text:p>41.78125</text:p>
          </table:table-cell>
          <table:table-cell/>
          <table:table-cell office:value-type="float" office:value="111.05313" calcext:value-type="float">
            <text:p>111.05313</text:p>
          </table:table-cell>
          <table:table-cell office:value-type="float" office:value="86.7643732" calcext:value-type="float">
            <text:p>86.764373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9.71216" calcext:value-type="float">
            <text:p>109.71216</text:p>
          </table:table-cell>
          <table:table-cell office:value-type="float" office:value="50.25" calcext:value-type="float">
            <text:p>50.25</text:p>
          </table:table-cell>
          <table:table-cell office:value-type="float" office:value="45.6381879673439" calcext:value-type="float">
            <text:p>45.6381879673439</text:p>
          </table:table-cell>
          <table:table-cell office:value-type="float" office:value="44.6145833333333" calcext:value-type="float">
            <text:p>44.6145833333333</text:p>
          </table:table-cell>
          <table:table-cell table:number-columns-repeated="2"/>
          <table:table-cell office:value-type="float" office:value="89.8004678" calcext:value-type="float">
            <text:p>89.8004678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9.30264" calcext:value-type="float">
            <text:p>109.30264</text:p>
          </table:table-cell>
          <table:table-cell office:value-type="float" office:value="50.3125" calcext:value-type="float">
            <text:p>50.3125</text:p>
          </table:table-cell>
          <table:table-cell office:value-type="float" office:value="42.6855429035079" calcext:value-type="float">
            <text:p>42.6855429035079</text:p>
          </table:table-cell>
          <table:table-cell office:value-type="float" office:value="41.5833333333333" calcext:value-type="float">
            <text:p>41.5833333333333</text:p>
          </table:table-cell>
          <table:table-cell table:number-columns-repeated="2"/>
          <table:table-cell office:value-type="float" office:value="92.8365624" calcext:value-type="float">
            <text:p>92.8365624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9.02192" calcext:value-type="float">
            <text:p>109.02192</text:p>
          </table:table-cell>
          <table:table-cell office:value-type="float" office:value="54.875" calcext:value-type="float">
            <text:p>54.875</text:p>
          </table:table-cell>
          <table:table-cell office:value-type="float" office:value="44.3313474933307" calcext:value-type="float">
            <text:p>44.3313474933307</text:p>
          </table:table-cell>
          <table:table-cell office:value-type="float" office:value="43.4895833333333" calcext:value-type="float">
            <text:p>43.4895833333333</text:p>
          </table:table-cell>
          <table:table-cell table:number-columns-repeated="2"/>
          <table:table-cell office:value-type="float" office:value="95.872657" calcext:value-type="float">
            <text:p>95.872657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7.5876" calcext:value-type="float">
            <text:p>107.5876</text:p>
          </table:table-cell>
          <table:table-cell office:value-type="float" office:value="46.5625" calcext:value-type="float">
            <text:p>46.5625</text:p>
          </table:table-cell>
          <table:table-cell office:value-type="float" office:value="40.1914306519779" calcext:value-type="float">
            <text:p>40.1914306519779</text:p>
          </table:table-cell>
          <table:table-cell office:value-type="float" office:value="38.8020833333333" calcext:value-type="float">
            <text:p>38.8020833333333</text:p>
          </table:table-cell>
          <table:table-cell table:number-columns-repeated="2"/>
          <table:table-cell office:value-type="float" office:value="98.9087516" calcext:value-type="float">
            <text:p>98.908751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6.96113" calcext:value-type="float">
            <text:p>106.96113</text:p>
          </table:table-cell>
          <table:table-cell office:value-type="float" office:value="50.6875" calcext:value-type="float">
            <text:p>50.6875</text:p>
          </table:table-cell>
          <table:table-cell office:value-type="float" office:value="43.8156292217167" calcext:value-type="float">
            <text:p>43.8156292217167</text:p>
          </table:table-cell>
          <table:table-cell office:value-type="float" office:value="42.1875" calcext:value-type="float">
            <text:p>42.1875</text:p>
          </table:table-cell>
          <table:table-cell table:number-columns-repeated="2"/>
          <table:table-cell office:value-type="float" office:value="101.9448462" calcext:value-type="float">
            <text:p>101.944846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4.9478" calcext:value-type="float">
            <text:p>104.9478</text:p>
          </table:table-cell>
          <table:table-cell office:value-type="float" office:value="46.125" calcext:value-type="float">
            <text:p>46.125</text:p>
          </table:table-cell>
          <table:table-cell office:value-type="float" office:value="44.9071330725834" calcext:value-type="float">
            <text:p>44.9071330725834</text:p>
          </table:table-cell>
          <table:table-cell office:value-type="float" office:value="44.0833333333333" calcext:value-type="float">
            <text:p>44.0833333333333</text:p>
          </table:table-cell>
          <table:table-cell table:number-columns-repeated="2"/>
          <table:table-cell office:value-type="float" office:value="104.9809408" calcext:value-type="float">
            <text:p>104.9809408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3.2345" calcext:value-type="float">
            <text:p>103.2345</text:p>
          </table:table-cell>
          <table:table-cell office:value-type="float" office:value="53.125" calcext:value-type="float">
            <text:p>53.125</text:p>
          </table:table-cell>
          <table:table-cell office:value-type="float" office:value="42.807881608105" calcext:value-type="float">
            <text:p>42.807881608105</text:p>
          </table:table-cell>
          <table:table-cell office:value-type="float" office:value="41.875" calcext:value-type="float">
            <text:p>41.875</text:p>
          </table:table-cell>
          <table:table-cell table:number-columns-repeated="2"/>
          <table:table-cell office:value-type="float" office:value="108.0170354" calcext:value-type="float">
            <text:p>108.0170354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9.8211" calcext:value-type="float">
            <text:p>99.8211</text:p>
          </table:table-cell>
          <table:table-cell office:value-type="float" office:value="50.8125" calcext:value-type="float">
            <text:p>50.8125</text:p>
          </table:table-cell>
          <table:table-cell office:value-type="float" office:value="42.1105690764025" calcext:value-type="float">
            <text:p>42.1105690764025</text:p>
          </table:table-cell>
          <table:table-cell office:value-type="float" office:value="41.71875" calcext:value-type="float">
            <text:p>41.71875</text:p>
          </table:table-cell>
          <table:table-cell table:number-columns-repeated="2"/>
          <table:table-cell office:value-type="float" office:value="111.05313" calcext:value-type="float">
            <text:p>111.05313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3.72777" calcext:value-type="float">
            <text:p>93.72777</text:p>
          </table:table-cell>
          <table:table-cell office:value-type="float" office:value="47.25" calcext:value-type="float">
            <text:p>47.25</text:p>
          </table:table-cell>
          <table:table-cell office:value-type="float" office:value="42.3456223781465" calcext:value-type="float">
            <text:p>42.3456223781465</text:p>
          </table:table-cell>
          <table:table-cell office:value-type="float" office:value="40.8645833333333" calcext:value-type="float">
            <text:p>40.86458333333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2.672516" calcext:value-type="float">
            <text:p>102.672516</text:p>
          </table:table-cell>
          <table:table-cell office:value-type="float" office:value="52" calcext:value-type="float">
            <text:p>52</text:p>
          </table:table-cell>
          <table:table-cell office:value-type="float" office:value="43.6376270394495" calcext:value-type="float">
            <text:p>43.6376270394495</text:p>
          </table:table-cell>
          <table:table-cell office:value-type="float" office:value="42.9583333333333" calcext:value-type="float">
            <text:p>42.95833333333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5.12816" calcext:value-type="float">
            <text:p>95.12816</text:p>
          </table:table-cell>
          <table:table-cell office:value-type="float" office:value="45.5" calcext:value-type="float">
            <text:p>45.5</text:p>
          </table:table-cell>
          <table:table-cell office:value-type="float" office:value="43.2874972927381" calcext:value-type="float">
            <text:p>43.2874972927381</text:p>
          </table:table-cell>
          <table:table-cell office:value-type="float" office:value="43.09375" calcext:value-type="float">
            <text:p>43.09375</text:p>
          </table:table-cell>
          <table:table-cell/>
          <table:table-cell office:value-type="float" office:value="0.91458333333333" calcext:value-type="float">
            <text:p>0.91458333333333</text:p>
          </table:table-cell>
          <table:table-cell office:value-type="float" office:value="38.8020833333333" calcext:value-type="float">
            <text:p>38.802083333333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7.043045" calcext:value-type="float">
            <text:p>97.043045</text:p>
          </table:table-cell>
          <table:table-cell office:value-type="float" office:value="48" calcext:value-type="float">
            <text:p>48</text:p>
          </table:table-cell>
          <table:table-cell office:value-type="float" office:value="43.6633096109398" calcext:value-type="float">
            <text:p>43.6633096109398</text:p>
          </table:table-cell>
          <table:table-cell office:value-type="float" office:value="42.7395833333333" calcext:value-type="float">
            <text:p>42.7395833333333</text:p>
          </table:table-cell>
          <table:table-cell/>
          <table:table-cell office:value-type="float" office:value="38.8020833333333" calcext:value-type="float">
            <text:p>38.8020833333333</text:p>
          </table:table-cell>
          <table:table-cell office:value-type="float" office:value="39.7166666666666" calcext:value-type="float">
            <text:p>39.71666666666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9.473465" calcext:value-type="float">
            <text:p>89.473465</text:p>
          </table:table-cell>
          <table:table-cell office:value-type="float" office:value="41.125" calcext:value-type="float">
            <text:p>41.125</text:p>
          </table:table-cell>
          <table:table-cell office:value-type="float" office:value="42.1622078929134" calcext:value-type="float">
            <text:p>42.1622078929134</text:p>
          </table:table-cell>
          <table:table-cell office:value-type="float" office:value="41.8541666666667" calcext:value-type="float">
            <text:p>41.8541666666667</text:p>
          </table:table-cell>
          <table:table-cell/>
          <table:table-cell office:value-type="float" office:value="45.1458333333333" calcext:value-type="float">
            <text:p>45.1458333333333</text:p>
          </table:table-cell>
          <table:table-cell office:value-type="float" office:value="40.63125" calcext:value-type="float">
            <text:p>40.6312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3.57346" calcext:value-type="float">
            <text:p>93.57346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41.1128983642926" calcext:value-type="float">
            <text:p>41.1128983642926</text:p>
          </table:table-cell>
          <table:table-cell office:value-type="float" office:value="40.90625" calcext:value-type="float">
            <text:p>40.90625</text:p>
          </table:table-cell>
          <table:table-cell table:number-columns-repeated="2"/>
          <table:table-cell office:value-type="float" office:value="41.5458333333333" calcext:value-type="float">
            <text:p>41.545833333333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0.63771" calcext:value-type="float">
            <text:p>90.63771</text:p>
          </table:table-cell>
          <table:table-cell office:value-type="float" office:value="41.8125" calcext:value-type="float">
            <text:p>41.8125</text:p>
          </table:table-cell>
          <table:table-cell office:value-type="float" office:value="46.5288519525368" calcext:value-type="float">
            <text:p>46.5288519525368</text:p>
          </table:table-cell>
          <table:table-cell office:value-type="float" office:value="45.1458333333333" calcext:value-type="float">
            <text:p>45.1458333333333</text:p>
          </table:table-cell>
          <table:table-cell table:number-columns-repeated="2"/>
          <table:table-cell office:value-type="float" office:value="42.4604166666666" calcext:value-type="float">
            <text:p>42.460416666666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0.89817" calcext:value-type="float">
            <text:p>90.89817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42.4474771011873" calcext:value-type="float">
            <text:p>42.4474771011873</text:p>
          </table:table-cell>
          <table:table-cell office:value-type="float" office:value="42.34375" calcext:value-type="float">
            <text:p>42.34375</text:p>
          </table:table-cell>
          <table:table-cell table:number-columns-repeated="2"/>
          <table:table-cell office:value-type="float" office:value="43.375" calcext:value-type="float">
            <text:p>43.37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0.84753" calcext:value-type="float">
            <text:p>90.84753</text:p>
          </table:table-cell>
          <table:table-cell office:value-type="float" office:value="42.8125" calcext:value-type="float">
            <text:p>42.8125</text:p>
          </table:table-cell>
          <table:table-cell office:value-type="float" office:value="43.5761231521895" calcext:value-type="float">
            <text:p>43.5761231521895</text:p>
          </table:table-cell>
          <table:table-cell office:value-type="float" office:value="42.40625" calcext:value-type="float">
            <text:p>42.40625</text:p>
          </table:table-cell>
          <table:table-cell table:number-columns-repeated="2"/>
          <table:table-cell office:value-type="float" office:value="44.2895833333333" calcext:value-type="float">
            <text:p>44.289583333333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2.07104" calcext:value-type="float">
            <text:p>92.07104</text:p>
          </table:table-cell>
          <table:table-cell office:value-type="float" office:value="43.3125" calcext:value-type="float">
            <text:p>43.3125</text:p>
          </table:table-cell>
          <table:table-cell office:value-type="float" office:value="43.3542085388787" calcext:value-type="float">
            <text:p>43.3542085388787</text:p>
          </table:table-cell>
          <table:table-cell office:value-type="float" office:value="42.15625" calcext:value-type="float">
            <text:p>42.15625</text:p>
          </table:table-cell>
          <table:table-cell table:number-columns-repeated="2"/>
          <table:table-cell office:value-type="float" office:value="45.2041666666666" calcext:value-type="float">
            <text:p>45.204166666666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7.70935" calcext:value-type="float">
            <text:p>97.70935</text:p>
          </table:table-cell>
          <table:table-cell office:value-type="float" office:value="50.6875" calcext:value-type="float">
            <text:p>50.6875</text:p>
          </table:table-cell>
          <table:table-cell office:value-type="float" office:value="43.6261838188467" calcext:value-type="float">
            <text:p>43.6261838188467</text:p>
          </table:table-cell>
          <table:table-cell office:value-type="float" office:value="42.1979166666667" calcext:value-type="float">
            <text:p>42.1979166666667</text:p>
          </table:table-cell>
          <table:table-cell table:number-columns-repeated="2"/>
          <table:table-cell office:value-type="float" office:value="46.11875" calcext:value-type="float">
            <text:p>46.1187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5.7675" calcext:value-type="float">
            <text:p>95.7675</text:p>
          </table:table-cell>
          <table:table-cell office:value-type="float" office:value="49" calcext:value-type="float">
            <text:p>49</text:p>
          </table:table-cell>
          <table:table-cell office:value-type="float" office:value="42.7111063817306" calcext:value-type="float">
            <text:p>42.7111063817306</text:p>
          </table:table-cell>
          <table:table-cell office:value-type="float" office:value="42.2604166666667" calcext:value-type="float">
            <text:p>42.2604166666667</text:p>
          </table:table-cell>
          <table:table-cell table:number-columns-repeated="2"/>
          <table:table-cell office:value-type="float" office:value="47.0333333333333" calcext:value-type="float">
            <text:p>47.0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2.75175" calcext:value-type="float">
            <text:p>92.75175</text:p>
          </table:table-cell>
          <table:table-cell office:value-type="float" office:value="44.0625" calcext:value-type="float">
            <text:p>44.0625</text:p>
          </table:table-cell>
          <table:table-cell office:value-type="float" office:value="41.5392474214831" calcext:value-type="float">
            <text:p>41.5392474214831</text:p>
          </table:table-cell>
          <table:table-cell office:value-type="float" office:value="40.1145833333333" calcext:value-type="float">
            <text:p>40.1145833333333</text:p>
          </table:table-cell>
          <table:table-cell table:number-columns-repeated="2"/>
          <table:table-cell office:value-type="float" office:value="47.9479166666666" calcext:value-type="float">
            <text:p>47.947916666666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4.38055" calcext:value-type="float">
            <text:p>94.38055</text:p>
          </table:table-cell>
          <table:table-cell office:value-type="float" office:value="46.125" calcext:value-type="float">
            <text:p>46.125</text:p>
          </table:table-cell>
          <table:table-cell office:value-type="float" office:value="43.4544671820207" calcext:value-type="float">
            <text:p>43.4544671820207</text:p>
          </table:table-cell>
          <table:table-cell office:value-type="float" office:value="42.3125" calcext:value-type="float">
            <text:p>42.31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2.854614" calcext:value-type="float">
            <text:p>92.854614</text:p>
          </table:table-cell>
          <table:table-cell office:value-type="float" office:value="46.0625" calcext:value-type="float">
            <text:p>46.0625</text:p>
          </table:table-cell>
          <table:table-cell office:value-type="float" office:value="43.5404822342746" calcext:value-type="float">
            <text:p>43.5404822342746</text:p>
          </table:table-cell>
          <table:table-cell office:value-type="float" office:value="43.4479166666667" calcext:value-type="float">
            <text:p>43.4479166666667</text:p>
          </table:table-cell>
          <table:table-cell/>
          <table:table-cell office:value-type="float" office:value="0.652129677304644" calcext:value-type="float">
            <text:p>0.652129677304644</text:p>
          </table:table-cell>
          <table:table-cell office:value-type="float" office:value="40.1914306519779" calcext:value-type="float">
            <text:p>40.19143065197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89.31418" calcext:value-type="float">
            <text:p>89.31418</text:p>
          </table:table-cell>
          <table:table-cell office:value-type="float" office:value="41.0625" calcext:value-type="float">
            <text:p>41.0625</text:p>
          </table:table-cell>
          <table:table-cell office:value-type="float" office:value="42.4139342937158" calcext:value-type="float">
            <text:p>42.4139342937158</text:p>
          </table:table-cell>
          <table:table-cell office:value-type="float" office:value="41.2291666666667" calcext:value-type="float">
            <text:p>41.2291666666667</text:p>
          </table:table-cell>
          <table:table-cell/>
          <table:table-cell office:value-type="float" office:value="40.1914306519779" calcext:value-type="float">
            <text:p>40.1914306519779</text:p>
          </table:table-cell>
          <table:table-cell office:value-type="float" office:value="40.8435603292826" calcext:value-type="float">
            <text:p>40.843560329282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94.677986" calcext:value-type="float">
            <text:p>94.677986</text:p>
          </table:table-cell>
          <table:table-cell office:value-type="float" office:value="47.5" calcext:value-type="float">
            <text:p>47.5</text:p>
          </table:table-cell>
          <table:table-cell office:value-type="float" office:value="46.0512169156207" calcext:value-type="float">
            <text:p>46.0512169156207</text:p>
          </table:table-cell>
          <table:table-cell office:value-type="float" office:value="44.15625" calcext:value-type="float">
            <text:p>44.15625</text:p>
          </table:table-cell>
          <table:table-cell/>
          <table:table-cell office:value-type="float" office:value="46.7127274250244" calcext:value-type="float">
            <text:p>46.7127274250244</text:p>
          </table:table-cell>
          <table:table-cell office:value-type="float" office:value="41.4956900065872" calcext:value-type="float">
            <text:p>41.495690006587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0.36546" calcext:value-type="float">
            <text:p>90.36546</text:p>
          </table:table-cell>
          <table:table-cell office:value-type="float" office:value="42.8125" calcext:value-type="float">
            <text:p>42.8125</text:p>
          </table:table-cell>
          <table:table-cell office:value-type="float" office:value="40.840633023468" calcext:value-type="float">
            <text:p>40.840633023468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42.1478196838919" calcext:value-type="float">
            <text:p>42.147819683891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3.51366" calcext:value-type="float">
            <text:p>93.51366</text:p>
          </table:table-cell>
          <table:table-cell office:value-type="float" office:value="45.875" calcext:value-type="float">
            <text:p>45.875</text:p>
          </table:table-cell>
          <table:table-cell office:value-type="float" office:value="41.9991645237193" calcext:value-type="float">
            <text:p>41.9991645237193</text:p>
          </table:table-cell>
          <table:table-cell office:value-type="float" office:value="41.3645833333333" calcext:value-type="float">
            <text:p>41.3645833333333</text:p>
          </table:table-cell>
          <table:table-cell table:number-columns-repeated="2"/>
          <table:table-cell office:value-type="float" office:value="42.7999493611965" calcext:value-type="float">
            <text:p>42.799949361196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0.991455" calcext:value-type="float">
            <text:p>90.991455</text:p>
          </table:table-cell>
          <table:table-cell office:value-type="float" office:value="43.75" calcext:value-type="float">
            <text:p>43.75</text:p>
          </table:table-cell>
          <table:table-cell office:value-type="float" office:value="41.6456815011403" calcext:value-type="float">
            <text:p>41.6456815011403</text:p>
          </table:table-cell>
          <table:table-cell office:value-type="float" office:value="40.59375" calcext:value-type="float">
            <text:p>40.59375</text:p>
          </table:table-cell>
          <table:table-cell table:number-columns-repeated="2"/>
          <table:table-cell office:value-type="float" office:value="43.4520790385011" calcext:value-type="float">
            <text:p>43.452079038501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1.44325" calcext:value-type="float">
            <text:p>91.44325</text:p>
          </table:table-cell>
          <table:table-cell office:value-type="float" office:value="43.5" calcext:value-type="float">
            <text:p>43.5</text:p>
          </table:table-cell>
          <table:table-cell office:value-type="float" office:value="42.8865286754254" calcext:value-type="float">
            <text:p>42.8865286754254</text:p>
          </table:table-cell>
          <table:table-cell office:value-type="float" office:value="41.1979166666667" calcext:value-type="float">
            <text:p>41.1979166666667</text:p>
          </table:table-cell>
          <table:table-cell table:number-columns-repeated="2"/>
          <table:table-cell office:value-type="float" office:value="44.1042087158058" calcext:value-type="float">
            <text:p>44.104208715805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2.51932" calcext:value-type="float">
            <text:p>92.51932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2.4408762491589" calcext:value-type="float">
            <text:p>42.4408762491589</text:p>
          </table:table-cell>
          <table:table-cell office:value-type="float" office:value="41.21875" calcext:value-type="float">
            <text:p>41.21875</text:p>
          </table:table-cell>
          <table:table-cell table:number-columns-repeated="2"/>
          <table:table-cell office:value-type="float" office:value="44.7563383931104" calcext:value-type="float">
            <text:p>44.756338393110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94.59889" calcext:value-type="float">
            <text:p>94.59889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3.9337573118587" calcext:value-type="float">
            <text:p>43.9337573118587</text:p>
          </table:table-cell>
          <table:table-cell office:value-type="float" office:value="43.3854166666667" calcext:value-type="float">
            <text:p>43.3854166666667</text:p>
          </table:table-cell>
          <table:table-cell table:number-columns-repeated="2"/>
          <table:table-cell office:value-type="float" office:value="45.4084680704151" calcext:value-type="float">
            <text:p>45.408468070415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4.34088" calcext:value-type="float">
            <text:p>94.34088</text:p>
          </table:table-cell>
          <table:table-cell office:value-type="float" office:value="46.0625" calcext:value-type="float">
            <text:p>46.0625</text:p>
          </table:table-cell>
          <table:table-cell office:value-type="float" office:value="43.1441591282446" calcext:value-type="float">
            <text:p>43.1441591282446</text:p>
          </table:table-cell>
          <table:table-cell office:value-type="float" office:value="41.375" calcext:value-type="float">
            <text:p>41.375</text:p>
          </table:table-cell>
          <table:table-cell table:number-columns-repeated="2"/>
          <table:table-cell office:value-type="float" office:value="46.0605977477197" calcext:value-type="float">
            <text:p>46.060597747719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8.79869" calcext:value-type="float">
            <text:p>98.79869</text:p>
          </table:table-cell>
          <table:table-cell office:value-type="float" office:value="51.0625" calcext:value-type="float">
            <text:p>51.0625</text:p>
          </table:table-cell>
          <table:table-cell office:value-type="float" office:value="43.249538934738" calcext:value-type="float">
            <text:p>43.249538934738</text:p>
          </table:table-cell>
          <table:table-cell office:value-type="float" office:value="42.0833333333333" calcext:value-type="float">
            <text:p>42.0833333333333</text:p>
          </table:table-cell>
          <table:table-cell table:number-columns-repeated="2"/>
          <table:table-cell office:value-type="float" office:value="46.7127274250244" calcext:value-type="float">
            <text:p>46.71272742502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89.72216" calcext:value-type="float">
            <text:p>89.72216</text:p>
          </table:table-cell>
          <table:table-cell office:value-type="float" office:value="41.625" calcext:value-type="float">
            <text:p>41.625</text:p>
          </table:table-cell>
          <table:table-cell office:value-type="float" office:value="44.0182469533866" calcext:value-type="float">
            <text:p>44.0182469533866</text:p>
          </table:table-cell>
          <table:table-cell office:value-type="float" office:value="42.53125" calcext:value-type="float">
            <text:p>42.531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8.77159" calcext:value-type="float">
            <text:p>88.77159</text:p>
          </table:table-cell>
          <table:table-cell office:value-type="float" office:value="39.875" calcext:value-type="float">
            <text:p>39.875</text:p>
          </table:table-cell>
          <table:table-cell office:value-type="float" office:value="43.9586541708706" calcext:value-type="float">
            <text:p>43.9586541708706</text:p>
          </table:table-cell>
          <table:table-cell office:value-type="float" office:value="43.46875" calcext:value-type="float">
            <text:p>43.4687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90.34064" calcext:value-type="float">
            <text:p>90.34064</text:p>
          </table:table-cell>
          <table:table-cell office:value-type="float" office:value="42" calcext:value-type="float">
            <text:p>42</text:p>
          </table:table-cell>
          <table:table-cell office:value-type="float" office:value="43.4681461749635" calcext:value-type="float">
            <text:p>43.4681461749635</text:p>
          </table:table-cell>
          <table:table-cell office:value-type="float" office:value="43.09375" calcext:value-type="float">
            <text:p>43.0937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0.705666" calcext:value-type="float">
            <text:p>90.705666</text:p>
          </table:table-cell>
          <table:table-cell office:value-type="float" office:value="42.625" calcext:value-type="float">
            <text:p>42.625</text:p>
          </table:table-cell>
          <table:table-cell office:value-type="float" office:value="41.6448370150616" calcext:value-type="float">
            <text:p>41.6448370150616</text:p>
          </table:table-cell>
          <table:table-cell office:value-type="float" office:value="41.5729166666667" calcext:value-type="float">
            <text:p>41.572916666666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7.766556" calcext:value-type="float">
            <text:p>87.766556</text:p>
          </table:table-cell>
          <table:table-cell office:value-type="float" office:value="40.625" calcext:value-type="float">
            <text:p>40.625</text:p>
          </table:table-cell>
          <table:table-cell office:value-type="float" office:value="41.5496264516192" calcext:value-type="float">
            <text:p>41.5496264516192</text:p>
          </table:table-cell>
          <table:table-cell office:value-type="float" office:value="41.1041666666667" calcext:value-type="float">
            <text:p>41.104166666666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7.3524" calcext:value-type="float">
            <text:p>87.3524</text:p>
          </table:table-cell>
          <table:table-cell office:value-type="float" office:value="39.8125" calcext:value-type="float">
            <text:p>39.8125</text:p>
          </table:table-cell>
          <table:table-cell office:value-type="float" office:value="42.8484301955245" calcext:value-type="float">
            <text:p>42.8484301955245</text:p>
          </table:table-cell>
          <table:table-cell office:value-type="float" office:value="41.9479166666667" calcext:value-type="float">
            <text:p>41.947916666666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8.06319" calcext:value-type="float">
            <text:p>88.06319</text:p>
          </table:table-cell>
          <table:table-cell office:value-type="float" office:value="40.25" calcext:value-type="float">
            <text:p>40.25</text:p>
          </table:table-cell>
          <table:table-cell office:value-type="float" office:value="42.4338542803141" calcext:value-type="float">
            <text:p>42.4338542803141</text:p>
          </table:table-cell>
          <table:table-cell office:value-type="float" office:value="42.2291666666667" calcext:value-type="float">
            <text:p>42.229166666666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2.59208" calcext:value-type="float">
            <text:p>92.59208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43.0715596300257" calcext:value-type="float">
            <text:p>43.0715596300257</text:p>
          </table:table-cell>
          <table:table-cell office:value-type="float" office:value="42.2604166666667" calcext:value-type="float">
            <text:p>42.26041666666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89.55086" calcext:value-type="float">
            <text:p>89.55086</text:p>
          </table:table-cell>
          <table:table-cell office:value-type="float" office:value="42.25" calcext:value-type="float">
            <text:p>42.25</text:p>
          </table:table-cell>
          <table:table-cell office:value-type="float" office:value="44.7118486022917" calcext:value-type="float">
            <text:p>44.7118486022917</text:p>
          </table:table-cell>
          <table:table-cell office:value-type="float" office:value="44.53125" calcext:value-type="float">
            <text:p>44.5312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2.112686" calcext:value-type="float">
            <text:p>92.112686</text:p>
          </table:table-cell>
          <table:table-cell office:value-type="float" office:value="45.25" calcext:value-type="float">
            <text:p>45.25</text:p>
          </table:table-cell>
          <table:table-cell office:value-type="float" office:value="42.9638988638474" calcext:value-type="float">
            <text:p>42.9638988638474</text:p>
          </table:table-cell>
          <table:table-cell office:value-type="float" office:value="42.0416666666667" calcext:value-type="float">
            <text:p>42.04166666666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92.26737" calcext:value-type="float">
            <text:p>92.26737</text:p>
          </table:table-cell>
          <table:table-cell office:value-type="float" office:value="44.875" calcext:value-type="float">
            <text:p>44.875</text:p>
          </table:table-cell>
          <table:table-cell office:value-type="float" office:value="43.277136542005" calcext:value-type="float">
            <text:p>43.277136542005</text:p>
          </table:table-cell>
          <table:table-cell office:value-type="float" office:value="42.1354166666667" calcext:value-type="float">
            <text:p>42.135416666666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89.1546" calcext:value-type="float">
            <text:p>89.1546</text:p>
          </table:table-cell>
          <table:table-cell office:value-type="float" office:value="41.5" calcext:value-type="float">
            <text:p>41.5</text:p>
          </table:table-cell>
          <table:table-cell office:value-type="float" office:value="42.992274049292" calcext:value-type="float">
            <text:p>42.992274049292</text:p>
          </table:table-cell>
          <table:table-cell office:value-type="float" office:value="41.5" calcext:value-type="float">
            <text:p>41.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0.83333" calcext:value-type="float">
            <text:p>90.83333</text:p>
          </table:table-cell>
          <table:table-cell office:value-type="float" office:value="43.625" calcext:value-type="float">
            <text:p>43.625</text:p>
          </table:table-cell>
          <table:table-cell office:value-type="float" office:value="43.2516925650616" calcext:value-type="float">
            <text:p>43.2516925650616</text:p>
          </table:table-cell>
          <table:table-cell office:value-type="float" office:value="42.0416666666667" calcext:value-type="float">
            <text:p>42.041666666666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0.69723" calcext:value-type="float">
            <text:p>90.69723</text:p>
          </table:table-cell>
          <table:table-cell office:value-type="float" office:value="43.25" calcext:value-type="float">
            <text:p>43.25</text:p>
          </table:table-cell>
          <table:table-cell office:value-type="float" office:value="42.4116909700537" calcext:value-type="float">
            <text:p>42.4116909700537</text:p>
          </table:table-cell>
          <table:table-cell office:value-type="float" office:value="41.1770833333333" calcext:value-type="float">
            <text:p>41.177083333333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2.76622" calcext:value-type="float">
            <text:p>92.76622</text:p>
          </table:table-cell>
          <table:table-cell office:value-type="float" office:value="45.5" calcext:value-type="float">
            <text:p>45.5</text:p>
          </table:table-cell>
          <table:table-cell office:value-type="float" office:value="42.2446637516316" calcext:value-type="float">
            <text:p>42.2446637516316</text:p>
          </table:table-cell>
          <table:table-cell office:value-type="float" office:value="42.0104166666667" calcext:value-type="float">
            <text:p>42.010416666666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87.22554" calcext:value-type="float">
            <text:p>87.22554</text:p>
          </table:table-cell>
          <table:table-cell office:value-type="float" office:value="39.4375" calcext:value-type="float">
            <text:p>39.4375</text:p>
          </table:table-cell>
          <table:table-cell office:value-type="float" office:value="41.7331164669405" calcext:value-type="float">
            <text:p>41.7331164669405</text:p>
          </table:table-cell>
          <table:table-cell office:value-type="float" office:value="41.6145833333333" calcext:value-type="float">
            <text:p>41.614583333333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4.96974" calcext:value-type="float">
            <text:p>94.96974</text:p>
          </table:table-cell>
          <table:table-cell office:value-type="float" office:value="46.25" calcext:value-type="float">
            <text:p>46.25</text:p>
          </table:table-cell>
          <table:table-cell office:value-type="float" office:value="43.2368263269347" calcext:value-type="float">
            <text:p>43.2368263269347</text:p>
          </table:table-cell>
          <table:table-cell office:value-type="float" office:value="42.8854166666667" calcext:value-type="float">
            <text:p>42.885416666666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85.364426" calcext:value-type="float">
            <text:p>85.364426</text:p>
          </table:table-cell>
          <table:table-cell office:value-type="float" office:value="38.25" calcext:value-type="float">
            <text:p>38.25</text:p>
          </table:table-cell>
          <table:table-cell office:value-type="float" office:value="43.247096127842" calcext:value-type="float">
            <text:p>43.247096127842</text:p>
          </table:table-cell>
          <table:table-cell office:value-type="float" office:value="43.1666666666667" calcext:value-type="float">
            <text:p>43.166666666666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95.98793" calcext:value-type="float">
            <text:p>95.98793</text:p>
          </table:table-cell>
          <table:table-cell office:value-type="float" office:value="49.875" calcext:value-type="float">
            <text:p>49.875</text:p>
          </table:table-cell>
          <table:table-cell office:value-type="float" office:value="41.8646496974638" calcext:value-type="float">
            <text:p>41.8646496974638</text:p>
          </table:table-cell>
          <table:table-cell office:value-type="float" office:value="40.7291666666667" calcext:value-type="float">
            <text:p>40.729166666666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2.8495" calcext:value-type="float">
            <text:p>92.8495</text:p>
          </table:table-cell>
          <table:table-cell office:value-type="float" office:value="46.1875" calcext:value-type="float">
            <text:p>46.1875</text:p>
          </table:table-cell>
          <table:table-cell office:value-type="float" office:value="44.3571995219451" calcext:value-type="float">
            <text:p>44.3571995219451</text:p>
          </table:table-cell>
          <table:table-cell office:value-type="float" office:value="42.65625" calcext:value-type="float">
            <text:p>42.6562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3.743286" calcext:value-type="float">
            <text:p>93.743286</text:p>
          </table:table-cell>
          <table:table-cell office:value-type="float" office:value="46.6875" calcext:value-type="float">
            <text:p>46.6875</text:p>
          </table:table-cell>
          <table:table-cell office:value-type="float" office:value="43.4918688865499" calcext:value-type="float">
            <text:p>43.4918688865499</text:p>
          </table:table-cell>
          <table:table-cell office:value-type="float" office:value="43.1354166666667" calcext:value-type="float">
            <text:p>43.135416666666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89.48187" calcext:value-type="float">
            <text:p>89.48187</text:p>
          </table:table-cell>
          <table:table-cell office:value-type="float" office:value="44.375" calcext:value-type="float">
            <text:p>44.375</text:p>
          </table:table-cell>
          <table:table-cell office:value-type="float" office:value="43.0002420878633" calcext:value-type="float">
            <text:p>43.0002420878633</text:p>
          </table:table-cell>
          <table:table-cell office:value-type="float" office:value="42.8958333333333" calcext:value-type="float">
            <text:p>42.895833333333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6.97738" calcext:value-type="float">
            <text:p>96.97738</text:p>
          </table:table-cell>
          <table:table-cell office:value-type="float" office:value="51.75" calcext:value-type="float">
            <text:p>51.75</text:p>
          </table:table-cell>
          <table:table-cell office:value-type="float" office:value="41.323652231867" calcext:value-type="float">
            <text:p>41.323652231867</text:p>
          </table:table-cell>
          <table:table-cell office:value-type="float" office:value="40.75" calcext:value-type="float">
            <text:p>40.7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0.11621" calcext:value-type="float">
            <text:p>90.11621</text:p>
          </table:table-cell>
          <table:table-cell office:value-type="float" office:value="44.5625" calcext:value-type="float">
            <text:p>44.5625</text:p>
          </table:table-cell>
          <table:table-cell office:value-type="float" office:value="44.4408070354" calcext:value-type="float">
            <text:p>44.4408070354</text:p>
          </table:table-cell>
          <table:table-cell office:value-type="float" office:value="43.5" calcext:value-type="float">
            <text:p>43.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7.09494" calcext:value-type="float">
            <text:p>97.09494</text:p>
          </table:table-cell>
          <table:table-cell office:value-type="float" office:value="49.1875" calcext:value-type="float">
            <text:p>49.1875</text:p>
          </table:table-cell>
          <table:table-cell office:value-type="float" office:value="44.0781115732656" calcext:value-type="float">
            <text:p>44.0781115732656</text:p>
          </table:table-cell>
          <table:table-cell office:value-type="float" office:value="43.4479166666667" calcext:value-type="float">
            <text:p>43.447916666666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7.232506" calcext:value-type="float">
            <text:p>97.232506</text:p>
          </table:table-cell>
          <table:table-cell office:value-type="float" office:value="51.8125" calcext:value-type="float">
            <text:p>51.8125</text:p>
          </table:table-cell>
          <table:table-cell office:value-type="float" office:value="44.6120096706314" calcext:value-type="float">
            <text:p>44.6120096706314</text:p>
          </table:table-cell>
          <table:table-cell office:value-type="float" office:value="44.59375" calcext:value-type="float">
            <text:p>44.5937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2.24726" calcext:value-type="float">
            <text:p>92.24726</text:p>
          </table:table-cell>
          <table:table-cell office:value-type="float" office:value="46.6875" calcext:value-type="float">
            <text:p>46.6875</text:p>
          </table:table-cell>
          <table:table-cell office:value-type="float" office:value="44.2622928973779" calcext:value-type="float">
            <text:p>44.2622928973779</text:p>
          </table:table-cell>
          <table:table-cell office:value-type="float" office:value="42.4375" calcext:value-type="float">
            <text:p>42.437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93.40712" calcext:value-type="float">
            <text:p>93.40712</text:p>
          </table:table-cell>
          <table:table-cell office:value-type="float" office:value="46.8125" calcext:value-type="float">
            <text:p>46.8125</text:p>
          </table:table-cell>
          <table:table-cell office:value-type="float" office:value="45.71714650918" calcext:value-type="float">
            <text:p>45.71714650918</text:p>
          </table:table-cell>
          <table:table-cell office:value-type="float" office:value="44.1666666666667" calcext:value-type="float">
            <text:p>44.166666666666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3.38372" calcext:value-type="float">
            <text:p>93.38372</text:p>
          </table:table-cell>
          <table:table-cell office:value-type="float" office:value="46.25" calcext:value-type="float">
            <text:p>46.25</text:p>
          </table:table-cell>
          <table:table-cell office:value-type="float" office:value="44.0045131257766" calcext:value-type="float">
            <text:p>44.0045131257766</text:p>
          </table:table-cell>
          <table:table-cell office:value-type="float" office:value="43.8854166666667" calcext:value-type="float">
            <text:p>43.88541666666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3.34425" calcext:value-type="float">
            <text:p>93.34425</text:p>
          </table:table-cell>
          <table:table-cell office:value-type="float" office:value="47.375" calcext:value-type="float">
            <text:p>47.375</text:p>
          </table:table-cell>
          <table:table-cell office:value-type="float" office:value="44.3934338715125" calcext:value-type="float">
            <text:p>44.3934338715125</text:p>
          </table:table-cell>
          <table:table-cell office:value-type="float" office:value="43.7083333333333" calcext:value-type="float">
            <text:p>43.708333333333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88.5063" calcext:value-type="float">
            <text:p>88.5063</text:p>
          </table:table-cell>
          <table:table-cell office:value-type="float" office:value="42.5" calcext:value-type="float">
            <text:p>42.5</text:p>
          </table:table-cell>
          <table:table-cell office:value-type="float" office:value="40.908082880878" calcext:value-type="float">
            <text:p>40.908082880878</text:p>
          </table:table-cell>
          <table:table-cell office:value-type="float" office:value="40.6666666666667" calcext:value-type="float">
            <text:p>40.66666666666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9.57832" calcext:value-type="float">
            <text:p>89.57832</text:p>
          </table:table-cell>
          <table:table-cell office:value-type="float" office:value="42" calcext:value-type="float">
            <text:p>42</text:p>
          </table:table-cell>
          <table:table-cell office:value-type="float" office:value="42.8881660846106" calcext:value-type="float">
            <text:p>42.8881660846106</text:p>
          </table:table-cell>
          <table:table-cell office:value-type="float" office:value="42.2291666666667" calcext:value-type="float">
            <text:p>42.22916666666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89.07837" calcext:value-type="float">
            <text:p>89.07837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4.3692968286416" calcext:value-type="float">
            <text:p>44.3692968286416</text:p>
          </table:table-cell>
          <table:table-cell office:value-type="float" office:value="43.8958333333333" calcext:value-type="float">
            <text:p>43.895833333333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91.76618" calcext:value-type="float">
            <text:p>91.76618</text:p>
          </table:table-cell>
          <table:table-cell office:value-type="float" office:value="44.5625" calcext:value-type="float">
            <text:p>44.5625</text:p>
          </table:table-cell>
          <table:table-cell office:value-type="float" office:value="42.9537812856833" calcext:value-type="float">
            <text:p>42.9537812856833</text:p>
          </table:table-cell>
          <table:table-cell office:value-type="float" office:value="42.3020833333333" calcext:value-type="float">
            <text:p>42.302083333333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.692184" calcext:value-type="float">
            <text:p>80.692184</text:p>
          </table:table-cell>
          <table:table-cell office:value-type="float" office:value="36" calcext:value-type="float">
            <text:p>36</text:p>
          </table:table-cell>
          <table:table-cell office:value-type="float" office:value="42.3203755627281" calcext:value-type="float">
            <text:p>42.3203755627281</text:p>
          </table:table-cell>
          <table:table-cell office:value-type="float" office:value="41.3854166666667" calcext:value-type="float">
            <text:p>41.3854166666667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83.496475" calcext:value-type="float">
            <text:p>83.496475</text:p>
          </table:table-cell>
          <table:table-cell office:value-type="float" office:value="37.8125" calcext:value-type="float">
            <text:p>37.8125</text:p>
          </table:table-cell>
          <table:table-cell office:value-type="float" office:value="45.0133869704802" calcext:value-type="float">
            <text:p>45.0133869704802</text:p>
          </table:table-cell>
          <table:table-cell office:value-type="float" office:value="43.2708333333333" calcext:value-type="float">
            <text:p>43.270833333333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89.98591" calcext:value-type="float">
            <text:p>89.98591</text:p>
          </table:table-cell>
          <table:table-cell office:value-type="float" office:value="43.6875" calcext:value-type="float">
            <text:p>43.6875</text:p>
          </table:table-cell>
          <table:table-cell office:value-type="float" office:value="45.4884997687832" calcext:value-type="float">
            <text:p>45.4884997687832</text:p>
          </table:table-cell>
          <table:table-cell office:value-type="float" office:value="43.59375" calcext:value-type="float">
            <text:p>43.593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89.25604" calcext:value-type="float">
            <text:p>89.25604</text:p>
          </table:table-cell>
          <table:table-cell office:value-type="float" office:value="44.625" calcext:value-type="float">
            <text:p>44.625</text:p>
          </table:table-cell>
          <table:table-cell office:value-type="float" office:value="45.6485209627392" calcext:value-type="float">
            <text:p>45.6485209627392</text:p>
          </table:table-cell>
          <table:table-cell office:value-type="float" office:value="43.7083333333333" calcext:value-type="float">
            <text:p>43.708333333333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1.54535" calcext:value-type="float">
            <text:p>91.54535</text:p>
          </table:table-cell>
          <table:table-cell office:value-type="float" office:value="46.5" calcext:value-type="float">
            <text:p>46.5</text:p>
          </table:table-cell>
          <table:table-cell office:value-type="float" office:value="43.4011261150881" calcext:value-type="float">
            <text:p>43.4011261150881</text:p>
          </table:table-cell>
          <table:table-cell office:value-type="float" office:value="41.7291666666667" calcext:value-type="float">
            <text:p>41.729166666666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3.09381" calcext:value-type="float">
            <text:p>93.09381</text:p>
          </table:table-cell>
          <table:table-cell office:value-type="float" office:value="48.5625" calcext:value-type="float">
            <text:p>48.5625</text:p>
          </table:table-cell>
          <table:table-cell office:value-type="float" office:value="43.0033552945395" calcext:value-type="float">
            <text:p>43.0033552945395</text:p>
          </table:table-cell>
          <table:table-cell office:value-type="float" office:value="41.7604166666667" calcext:value-type="float">
            <text:p>41.760416666666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87.844345" calcext:value-type="float">
            <text:p>87.844345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42.8220189045664" calcext:value-type="float">
            <text:p>42.8220189045664</text:p>
          </table:table-cell>
          <table:table-cell office:value-type="float" office:value="42.375" calcext:value-type="float">
            <text:p>42.37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91.54964" calcext:value-type="float">
            <text:p>91.54964</text:p>
          </table:table-cell>
          <table:table-cell office:value-type="float" office:value="46.8125" calcext:value-type="float">
            <text:p>46.8125</text:p>
          </table:table-cell>
          <table:table-cell office:value-type="float" office:value="44.4411460302623" calcext:value-type="float">
            <text:p>44.4411460302623</text:p>
          </table:table-cell>
          <table:table-cell office:value-type="float" office:value="43.59375" calcext:value-type="float">
            <text:p>43.5937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2.25127" calcext:value-type="float">
            <text:p>92.25127</text:p>
          </table:table-cell>
          <table:table-cell office:value-type="float" office:value="46.625" calcext:value-type="float">
            <text:p>46.625</text:p>
          </table:table-cell>
          <table:table-cell office:value-type="float" office:value="41.2163172765073" calcext:value-type="float">
            <text:p>41.2163172765073</text:p>
          </table:table-cell>
          <table:table-cell office:value-type="float" office:value="40.8125" calcext:value-type="float">
            <text:p>40.812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93.75322" calcext:value-type="float">
            <text:p>93.75322</text:p>
          </table:table-cell>
          <table:table-cell office:value-type="float" office:value="47.625" calcext:value-type="float">
            <text:p>47.625</text:p>
          </table:table-cell>
          <table:table-cell office:value-type="float" office:value="43.230086584907" calcext:value-type="float">
            <text:p>43.230086584907</text:p>
          </table:table-cell>
          <table:table-cell office:value-type="float" office:value="42.8645833333333" calcext:value-type="float">
            <text:p>42.864583333333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9.48662" calcext:value-type="float">
            <text:p>89.48662</text:p>
          </table:table-cell>
          <table:table-cell office:value-type="float" office:value="44.3125" calcext:value-type="float">
            <text:p>44.3125</text:p>
          </table:table-cell>
          <table:table-cell office:value-type="float" office:value="42.7279580654239" calcext:value-type="float">
            <text:p>42.7279580654239</text:p>
          </table:table-cell>
          <table:table-cell office:value-type="float" office:value="41.1041666666667" calcext:value-type="float">
            <text:p>41.104166666666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87.053" calcext:value-type="float">
            <text:p>87.053</text:p>
          </table:table-cell>
          <table:table-cell office:value-type="float" office:value="41" calcext:value-type="float">
            <text:p>41</text:p>
          </table:table-cell>
          <table:table-cell office:value-type="float" office:value="43.3340543270622" calcext:value-type="float">
            <text:p>43.3340543270622</text:p>
          </table:table-cell>
          <table:table-cell office:value-type="float" office:value="41.40625" calcext:value-type="float">
            <text:p>41.4062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8.674866" calcext:value-type="float">
            <text:p>88.674866</text:p>
          </table:table-cell>
          <table:table-cell office:value-type="float" office:value="42.4375" calcext:value-type="float">
            <text:p>42.4375</text:p>
          </table:table-cell>
          <table:table-cell office:value-type="float" office:value="46.7127274250244" calcext:value-type="float">
            <text:p>46.7127274250244</text:p>
          </table:table-cell>
          <table:table-cell office:value-type="float" office:value="44.7395833333333" calcext:value-type="float">
            <text:p>44.739583333333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85.33888" calcext:value-type="float">
            <text:p>85.33888</text:p>
          </table:table-cell>
          <table:table-cell office:value-type="float" office:value="40.25" calcext:value-type="float">
            <text:p>40.25</text:p>
          </table:table-cell>
          <table:table-cell office:value-type="float" office:value="43.0120022273494" calcext:value-type="float">
            <text:p>43.0120022273494</text:p>
          </table:table-cell>
          <table:table-cell office:value-type="float" office:value="41.4479166666667" calcext:value-type="float">
            <text:p>41.447916666666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85.045654" calcext:value-type="float">
            <text:p>85.045654</text:p>
          </table:table-cell>
          <table:table-cell office:value-type="float" office:value="39.5" calcext:value-type="float">
            <text:p>39.5</text:p>
          </table:table-cell>
          <table:table-cell office:value-type="float" office:value="43.0110380038487" calcext:value-type="float">
            <text:p>43.0110380038487</text:p>
          </table:table-cell>
          <table:table-cell office:value-type="float" office:value="42.125" calcext:value-type="float">
            <text:p>42.12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90.978134" calcext:value-type="float">
            <text:p>90.978134</text:p>
          </table:table-cell>
          <table:table-cell office:value-type="float" office:value="45.375" calcext:value-type="float">
            <text:p>45.375</text:p>
          </table:table-cell>
          <table:table-cell office:value-type="float" office:value="43.5517590682161" calcext:value-type="float">
            <text:p>43.5517590682161</text:p>
          </table:table-cell>
          <table:table-cell office:value-type="float" office:value="41.6354166666667" calcext:value-type="float">
            <text:p>41.6354166666667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87.11139" calcext:value-type="float">
            <text:p>87.11139</text:p>
          </table:table-cell>
          <table:table-cell office:value-type="float" office:value="42.4375" calcext:value-type="float">
            <text:p>42.4375</text:p>
          </table:table-cell>
          <table:table-cell office:value-type="float" office:value="45.8737914515074" calcext:value-type="float">
            <text:p>45.8737914515074</text:p>
          </table:table-cell>
          <table:table-cell office:value-type="float" office:value="44.7916666666667" calcext:value-type="float">
            <text:p>44.791666666666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94.246475" calcext:value-type="float">
            <text:p>94.246475</text:p>
          </table:table-cell>
          <table:table-cell office:value-type="float" office:value="48.75" calcext:value-type="float">
            <text:p>48.75</text:p>
          </table:table-cell>
          <table:table-cell office:value-type="float" office:value="44.5454384067097" calcext:value-type="float">
            <text:p>44.5454384067097</text:p>
          </table:table-cell>
          <table:table-cell office:value-type="float" office:value="42.8333333333333" calcext:value-type="float">
            <text:p>42.833333333333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6.7077" calcext:value-type="float">
            <text:p>86.7077</text:p>
          </table:table-cell>
          <table:table-cell office:value-type="float" office:value="42.0625" calcext:value-type="float">
            <text:p>42.0625</text:p>
          </table:table-cell>
          <table:table-cell office:value-type="float" office:value="43.2007409782373" calcext:value-type="float">
            <text:p>43.2007409782373</text:p>
          </table:table-cell>
          <table:table-cell office:value-type="float" office:value="42.2291666666667" calcext:value-type="float">
            <text:p>42.2291666666667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90.65146" calcext:value-type="float">
            <text:p>90.65146</text:p>
          </table:table-cell>
          <table:table-cell office:value-type="float" office:value="46.125" calcext:value-type="float">
            <text:p>46.125</text:p>
          </table:table-cell>
          <table:table-cell office:value-type="float" office:value="41.3217319250754" calcext:value-type="float">
            <text:p>41.3217319250754</text:p>
          </table:table-cell>
          <table:table-cell office:value-type="float" office:value="40.4166666666667" calcext:value-type="float">
            <text:p>40.416666666666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.53705" calcext:value-type="float">
            <text:p>90.53705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43.4301880552915" calcext:value-type="float">
            <text:p>43.4301880552915</text:p>
          </table:table-cell>
          <table:table-cell office:value-type="float" office:value="43.3125" calcext:value-type="float">
            <text:p>43.312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1.83136" calcext:value-type="float">
            <text:p>91.83136</text:p>
          </table:table-cell>
          <table:table-cell office:value-type="float" office:value="45.75" calcext:value-type="float">
            <text:p>45.75</text:p>
          </table:table-cell>
          <table:table-cell office:value-type="float" office:value="45.0307060405809" calcext:value-type="float">
            <text:p>45.0307060405809</text:p>
          </table:table-cell>
          <table:table-cell office:value-type="float" office:value="43.1041666666667" calcext:value-type="float">
            <text:p>43.104166666666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89.64809" calcext:value-type="float">
            <text:p>89.64809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42.0619588970148" calcext:value-type="float">
            <text:p>42.0619588970148</text:p>
          </table:table-cell>
          <table:table-cell office:value-type="float" office:value="41.2916666666667" calcext:value-type="float">
            <text:p>41.291666666666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91.92624" calcext:value-type="float">
            <text:p>91.92624</text:p>
          </table:table-cell>
          <table:table-cell office:value-type="float" office:value="45.375" calcext:value-type="float">
            <text:p>45.375</text:p>
          </table:table-cell>
          <table:table-cell office:value-type="float" office:value="42.5397100534096" calcext:value-type="float">
            <text:p>42.5397100534096</text:p>
          </table:table-cell>
          <table:table-cell office:value-type="float" office:value="40.6458333333333" calcext:value-type="float">
            <text:p>40.645833333333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9.78" calcext:value-type="float">
            <text:p>89.78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42.5890199336206" calcext:value-type="float">
            <text:p>42.5890199336206</text:p>
          </table:table-cell>
          <table:table-cell office:value-type="float" office:value="40.8333333333333" calcext:value-type="float">
            <text:p>40.83333333333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87.710754" calcext:value-type="float">
            <text:p>87.710754</text:p>
          </table:table-cell>
          <table:table-cell office:value-type="float" office:value="42.625" calcext:value-type="float">
            <text:p>42.625</text:p>
          </table:table-cell>
          <table:table-cell office:value-type="float" office:value="44.8702556279233" calcext:value-type="float">
            <text:p>44.8702556279233</text:p>
          </table:table-cell>
          <table:table-cell office:value-type="float" office:value="42.9583333333333" calcext:value-type="float">
            <text:p>42.958333333333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93.456535" calcext:value-type="float">
            <text:p>93.456535</text:p>
          </table:table-cell>
          <table:table-cell office:value-type="float" office:value="48.75" calcext:value-type="float">
            <text:p>48.75</text:p>
          </table:table-cell>
          <table:table-cell office:value-type="float" office:value="46.4506121421345" calcext:value-type="float">
            <text:p>46.4506121421345</text:p>
          </table:table-cell>
          <table:table-cell office:value-type="float" office:value="44.9583333333333" calcext:value-type="float">
            <text:p>44.958333333333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89.84491" calcext:value-type="float">
            <text:p>89.84491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42.3832630433044" calcext:value-type="float">
            <text:p>42.3832630433044</text:p>
          </table:table-cell>
          <table:table-cell office:value-type="float" office:value="42.3645833333333" calcext:value-type="float">
            <text:p>42.364583333333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87.62178" calcext:value-type="float">
            <text:p>87.62178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45.5709737842594" calcext:value-type="float">
            <text:p>45.5709737842594</text:p>
          </table:table-cell>
          <table:table-cell office:value-type="float" office:value="44.84375" calcext:value-type="float">
            <text:p>44.8437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91.713196" calcext:value-type="float">
            <text:p>91.713196</text:p>
          </table:table-cell>
          <table:table-cell office:value-type="float" office:value="45.9375" calcext:value-type="float">
            <text:p>45.9375</text:p>
          </table:table-cell>
          <table:table-cell office:value-type="float" office:value="41.3219657449969" calcext:value-type="float">
            <text:p>41.3219657449969</text:p>
          </table:table-cell>
          <table:table-cell office:value-type="float" office:value="40.6979166666667" calcext:value-type="float">
            <text:p>40.6979166666667</text:p>
          </table:table-cell>
          <table:table-cell table:number-columns-repeated="5"/>
        </table:table-row>
        <table:table-row table:style-name="ro1" table:number-rows-repeated="401">
          <table:table-cell table:number-columns-repeated="11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6"/>
        </table:table-row>
      </table:table>
      <table:table table:name="9" table:style-name="ta1">
        <table:shapes>
          <draw:frame draw:z-index="0" draw:style-name="gr1" draw:text-style-name="P1" svg:width="253.76pt" svg:height="142.72pt" svg:x="767.2pt" svg:y="0pt">
            <draw:object draw:notify-on-update-of-ranges="'9'.K1:'9'.K11 '9'.J1:'9'.J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253.76pt" svg:height="142.72pt" svg:x="776.21pt" svg:y="166.45pt">
            <draw:object draw:notify-on-update-of-ranges="'9'.K14:'9'.K24 '9'.J14:'9'.J24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" draw:style-name="gr1" draw:text-style-name="P1" svg:width="253.76pt" svg:height="142.72pt" svg:x="773.74pt" svg:y="331.23pt">
            <draw:object draw:notify-on-update-of-ranges="'9'.K26:'9'.K36 '9'.J26:'9'.J36 '9'.J26:'9'.J36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.55006" calcext:value-type="float">
            <text:p>110.55006</text:p>
          </table:table-cell>
          <table:table-cell office:value-type="float" office:value="67.25" calcext:value-type="float">
            <text:p>67.25</text:p>
          </table:table-cell>
          <table:table-cell office:value-type="float" office:value="42.5991681411343" calcext:value-type="float">
            <text:p>42.5991681411343</text:p>
          </table:table-cell>
          <table:table-cell office:value-type="float" office:value="41.1875" calcext:value-type="float">
            <text:p>41.1875</text:p>
          </table:table-cell>
          <table:table-cell/>
          <table:table-cell office:value-type="float" office:value="2.706659" calcext:value-type="float">
            <text:p>2.706659</text:p>
          </table:table-cell>
          <table:table-cell office:value-type="float" office:value="83.48347" calcext:value-type="float">
            <text:p>83.4834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0.290985" calcext:value-type="float">
            <text:p>110.290985</text:p>
          </table:table-cell>
          <table:table-cell office:value-type="float" office:value="58.4375" calcext:value-type="float">
            <text:p>58.4375</text:p>
          </table:table-cell>
          <table:table-cell office:value-type="float" office:value="44.253562078376" calcext:value-type="float">
            <text:p>44.253562078376</text:p>
          </table:table-cell>
          <table:table-cell office:value-type="float" office:value="43.9479166666667" calcext:value-type="float">
            <text:p>43.9479166666667</text:p>
          </table:table-cell>
          <table:table-cell/>
          <table:table-cell office:value-type="float" office:value="83.48347" calcext:value-type="float">
            <text:p>83.48347</text:p>
          </table:table-cell>
          <table:table-cell office:value-type="float" office:value="86.190129" calcext:value-type="float">
            <text:p>86.190129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9.71806" calcext:value-type="float">
            <text:p>109.71806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45.0126211821461" calcext:value-type="float">
            <text:p>45.0126211821461</text:p>
          </table:table-cell>
          <table:table-cell office:value-type="float" office:value="43.6875" calcext:value-type="float">
            <text:p>43.6875</text:p>
          </table:table-cell>
          <table:table-cell/>
          <table:table-cell office:value-type="float" office:value="110.55006" calcext:value-type="float">
            <text:p>110.55006</text:p>
          </table:table-cell>
          <table:table-cell office:value-type="float" office:value="88.896788" calcext:value-type="float">
            <text:p>88.896788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9.015816" calcext:value-type="float">
            <text:p>109.015816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43.4600170434664" calcext:value-type="float">
            <text:p>43.4600170434664</text:p>
          </table:table-cell>
          <table:table-cell office:value-type="float" office:value="42.1666666666667" calcext:value-type="float">
            <text:p>42.1666666666667</text:p>
          </table:table-cell>
          <table:table-cell table:number-columns-repeated="2"/>
          <table:table-cell office:value-type="float" office:value="91.603447" calcext:value-type="float">
            <text:p>91.603447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7.54085" calcext:value-type="float">
            <text:p>107.54085</text:p>
          </table:table-cell>
          <table:table-cell office:value-type="float" office:value="42.0625" calcext:value-type="float">
            <text:p>42.0625</text:p>
          </table:table-cell>
          <table:table-cell office:value-type="float" office:value="45.7915509213551" calcext:value-type="float">
            <text:p>45.7915509213551</text:p>
          </table:table-cell>
          <table:table-cell office:value-type="float" office:value="45.2916666666667" calcext:value-type="float">
            <text:p>45.2916666666667</text:p>
          </table:table-cell>
          <table:table-cell table:number-columns-repeated="2"/>
          <table:table-cell office:value-type="float" office:value="94.310106" calcext:value-type="float">
            <text:p>94.310106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6.58655" calcext:value-type="float">
            <text:p>106.58655</text:p>
          </table:table-cell>
          <table:table-cell office:value-type="float" office:value="44.5" calcext:value-type="float">
            <text:p>44.5</text:p>
          </table:table-cell>
          <table:table-cell office:value-type="float" office:value="44.2353870523771" calcext:value-type="float">
            <text:p>44.2353870523771</text:p>
          </table:table-cell>
          <table:table-cell office:value-type="float" office:value="42.9791666666667" calcext:value-type="float">
            <text:p>42.9791666666667</text:p>
          </table:table-cell>
          <table:table-cell table:number-columns-repeated="2"/>
          <table:table-cell office:value-type="float" office:value="97.016765" calcext:value-type="float">
            <text:p>97.016765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4.95425" calcext:value-type="float">
            <text:p>104.95425</text:p>
          </table:table-cell>
          <table:table-cell office:value-type="float" office:value="47.875" calcext:value-type="float">
            <text:p>47.875</text:p>
          </table:table-cell>
          <table:table-cell office:value-type="float" office:value="40.4529865721447" calcext:value-type="float">
            <text:p>40.4529865721447</text:p>
          </table:table-cell>
          <table:table-cell office:value-type="float" office:value="39.7395833333333" calcext:value-type="float">
            <text:p>39.7395833333333</text:p>
          </table:table-cell>
          <table:table-cell table:number-columns-repeated="2"/>
          <table:table-cell office:value-type="float" office:value="99.723424" calcext:value-type="float">
            <text:p>99.72342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1.810165" calcext:value-type="float">
            <text:p>101.810165</text:p>
          </table:table-cell>
          <table:table-cell office:value-type="float" office:value="46.1875" calcext:value-type="float">
            <text:p>46.1875</text:p>
          </table:table-cell>
          <table:table-cell office:value-type="float" office:value="44.5740040319683" calcext:value-type="float">
            <text:p>44.5740040319683</text:p>
          </table:table-cell>
          <table:table-cell office:value-type="float" office:value="42.6041666666667" calcext:value-type="float">
            <text:p>42.6041666666667</text:p>
          </table:table-cell>
          <table:table-cell table:number-columns-repeated="2"/>
          <table:table-cell office:value-type="float" office:value="102.430083" calcext:value-type="float">
            <text:p>102.43008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7.18824" calcext:value-type="float">
            <text:p>97.18824</text:p>
          </table:table-cell>
          <table:table-cell office:value-type="float" office:value="41.875" calcext:value-type="float">
            <text:p>41.875</text:p>
          </table:table-cell>
          <table:table-cell office:value-type="float" office:value="42.2354752827373" calcext:value-type="float">
            <text:p>42.2354752827373</text:p>
          </table:table-cell>
          <table:table-cell office:value-type="float" office:value="40.6979166666667" calcext:value-type="float">
            <text:p>40.6979166666667</text:p>
          </table:table-cell>
          <table:table-cell table:number-columns-repeated="2"/>
          <table:table-cell office:value-type="float" office:value="105.136742" calcext:value-type="float">
            <text:p>105.13674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6.83341" calcext:value-type="float">
            <text:p>96.83341</text:p>
          </table:table-cell>
          <table:table-cell office:value-type="float" office:value="47.8125" calcext:value-type="float">
            <text:p>47.8125</text:p>
          </table:table-cell>
          <table:table-cell office:value-type="float" office:value="44.920228399204" calcext:value-type="float">
            <text:p>44.920228399204</text:p>
          </table:table-cell>
          <table:table-cell office:value-type="float" office:value="43.6770833333333" calcext:value-type="float">
            <text:p>43.6770833333333</text:p>
          </table:table-cell>
          <table:table-cell table:number-columns-repeated="2"/>
          <table:table-cell office:value-type="float" office:value="107.843401" calcext:value-type="float">
            <text:p>107.84340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.25504" calcext:value-type="float">
            <text:p>90.25504</text:p>
          </table:table-cell>
          <table:table-cell office:value-type="float" office:value="41.125" calcext:value-type="float">
            <text:p>41.125</text:p>
          </table:table-cell>
          <table:table-cell office:value-type="float" office:value="46.1269397072283" calcext:value-type="float">
            <text:p>46.1269397072283</text:p>
          </table:table-cell>
          <table:table-cell office:value-type="float" office:value="44.8229166666667" calcext:value-type="float">
            <text:p>44.8229166666667</text:p>
          </table:table-cell>
          <table:table-cell table:number-columns-repeated="2"/>
          <table:table-cell office:value-type="float" office:value="110.55006" calcext:value-type="float">
            <text:p>110.55006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1.26492" calcext:value-type="float">
            <text:p>91.26492</text:p>
          </table:table-cell>
          <table:table-cell office:value-type="float" office:value="43.0625" calcext:value-type="float">
            <text:p>43.0625</text:p>
          </table:table-cell>
          <table:table-cell office:value-type="float" office:value="44.5837501346455" calcext:value-type="float">
            <text:p>44.5837501346455</text:p>
          </table:table-cell>
          <table:table-cell office:value-type="float" office:value="43.21875" calcext:value-type="float">
            <text:p>43.2187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6.45388" calcext:value-type="float">
            <text:p>96.45388</text:p>
          </table:table-cell>
          <table:table-cell office:value-type="float" office:value="47.4375" calcext:value-type="float">
            <text:p>47.4375</text:p>
          </table:table-cell>
          <table:table-cell office:value-type="float" office:value="44.3258754527603" calcext:value-type="float">
            <text:p>44.3258754527603</text:p>
          </table:table-cell>
          <table:table-cell office:value-type="float" office:value="42.3854166666667" calcext:value-type="float">
            <text:p>42.385416666666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9.31679" calcext:value-type="float">
            <text:p>89.31679</text:p>
          </table:table-cell>
          <table:table-cell office:value-type="float" office:value="40.8125" calcext:value-type="float">
            <text:p>40.8125</text:p>
          </table:table-cell>
          <table:table-cell office:value-type="float" office:value="44.1794659440921" calcext:value-type="float">
            <text:p>44.1794659440921</text:p>
          </table:table-cell>
          <table:table-cell office:value-type="float" office:value="42.625" calcext:value-type="float">
            <text:p>42.625</text:p>
          </table:table-cell>
          <table:table-cell/>
          <table:table-cell office:value-type="float" office:value="0.8625" calcext:value-type="float">
            <text:p>0.8625</text:p>
          </table:table-cell>
          <table:table-cell office:value-type="float" office:value="39.7395833333333" calcext:value-type="float">
            <text:p>39.739583333333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9.98079" calcext:value-type="float">
            <text:p>89.98079</text:p>
          </table:table-cell>
          <table:table-cell office:value-type="float" office:value="40.6875" calcext:value-type="float">
            <text:p>40.6875</text:p>
          </table:table-cell>
          <table:table-cell office:value-type="float" office:value="43.0816328566726" calcext:value-type="float">
            <text:p>43.0816328566726</text:p>
          </table:table-cell>
          <table:table-cell office:value-type="float" office:value="42.3645833333333" calcext:value-type="float">
            <text:p>42.3645833333333</text:p>
          </table:table-cell>
          <table:table-cell/>
          <table:table-cell office:value-type="float" office:value="39.7395833333333" calcext:value-type="float">
            <text:p>39.7395833333333</text:p>
          </table:table-cell>
          <table:table-cell office:value-type="float" office:value="40.6020833333333" calcext:value-type="float">
            <text:p>40.602083333333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.13695" calcext:value-type="float">
            <text:p>99.13695</text:p>
          </table:table-cell>
          <table:table-cell office:value-type="float" office:value="50.5625" calcext:value-type="float">
            <text:p>50.5625</text:p>
          </table:table-cell>
          <table:table-cell office:value-type="float" office:value="42.9809181470934" calcext:value-type="float">
            <text:p>42.9809181470934</text:p>
          </table:table-cell>
          <table:table-cell office:value-type="float" office:value="42.71875" calcext:value-type="float">
            <text:p>42.71875</text:p>
          </table:table-cell>
          <table:table-cell/>
          <table:table-cell office:value-type="float" office:value="45.4375" calcext:value-type="float">
            <text:p>45.4375</text:p>
          </table:table-cell>
          <table:table-cell office:value-type="float" office:value="41.4645833333333" calcext:value-type="float">
            <text:p>41.464583333333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6.3956" calcext:value-type="float">
            <text:p>96.3956</text:p>
          </table:table-cell>
          <table:table-cell office:value-type="float" office:value="48.6875" calcext:value-type="float">
            <text:p>48.6875</text:p>
          </table:table-cell>
          <table:table-cell office:value-type="float" office:value="43.8187461783704" calcext:value-type="float">
            <text:p>43.8187461783704</text:p>
          </table:table-cell>
          <table:table-cell office:value-type="float" office:value="42.78125" calcext:value-type="float">
            <text:p>42.78125</text:p>
          </table:table-cell>
          <table:table-cell table:number-columns-repeated="2"/>
          <table:table-cell office:value-type="float" office:value="42.3270833333333" calcext:value-type="float">
            <text:p>42.327083333333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9.03093" calcext:value-type="float">
            <text:p>89.03093</text:p>
          </table:table-cell>
          <table:table-cell office:value-type="float" office:value="40.8125" calcext:value-type="float">
            <text:p>40.8125</text:p>
          </table:table-cell>
          <table:table-cell office:value-type="float" office:value="43.354063194996" calcext:value-type="float">
            <text:p>43.354063194996</text:p>
          </table:table-cell>
          <table:table-cell office:value-type="float" office:value="42.6875" calcext:value-type="float">
            <text:p>42.6875</text:p>
          </table:table-cell>
          <table:table-cell table:number-columns-repeated="2"/>
          <table:table-cell office:value-type="float" office:value="43.1895833333333" calcext:value-type="float">
            <text:p>43.18958333333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7.64211" calcext:value-type="float">
            <text:p>87.64211</text:p>
          </table:table-cell>
          <table:table-cell office:value-type="float" office:value="39.6875" calcext:value-type="float">
            <text:p>39.6875</text:p>
          </table:table-cell>
          <table:table-cell office:value-type="float" office:value="43.4651531866515" calcext:value-type="float">
            <text:p>43.4651531866515</text:p>
          </table:table-cell>
          <table:table-cell office:value-type="float" office:value="42.6458333333333" calcext:value-type="float">
            <text:p>42.6458333333333</text:p>
          </table:table-cell>
          <table:table-cell table:number-columns-repeated="2"/>
          <table:table-cell office:value-type="float" office:value="44.0520833333333" calcext:value-type="float">
            <text:p>44.052083333333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5.410576" calcext:value-type="float">
            <text:p>95.410576</text:p>
          </table:table-cell>
          <table:table-cell office:value-type="float" office:value="47.625" calcext:value-type="float">
            <text:p>47.625</text:p>
          </table:table-cell>
          <table:table-cell office:value-type="float" office:value="43.702075155112" calcext:value-type="float">
            <text:p>43.702075155112</text:p>
          </table:table-cell>
          <table:table-cell office:value-type="float" office:value="42.3645833333333" calcext:value-type="float">
            <text:p>42.3645833333333</text:p>
          </table:table-cell>
          <table:table-cell table:number-columns-repeated="2"/>
          <table:table-cell office:value-type="float" office:value="44.9145833333333" calcext:value-type="float">
            <text:p>44.914583333333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1.08194" calcext:value-type="float">
            <text:p>91.08194</text:p>
          </table:table-cell>
          <table:table-cell office:value-type="float" office:value="43.6875" calcext:value-type="float">
            <text:p>43.6875</text:p>
          </table:table-cell>
          <table:table-cell office:value-type="float" office:value="44.3746050205695" calcext:value-type="float">
            <text:p>44.3746050205695</text:p>
          </table:table-cell>
          <table:table-cell office:value-type="float" office:value="42.6458333333333" calcext:value-type="float">
            <text:p>42.6458333333333</text:p>
          </table:table-cell>
          <table:table-cell table:number-columns-repeated="2"/>
          <table:table-cell office:value-type="float" office:value="45.7770833333333" calcext:value-type="float">
            <text:p>45.77708333333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4.92906" calcext:value-type="float">
            <text:p>94.92906</text:p>
          </table:table-cell>
          <table:table-cell office:value-type="float" office:value="46.6875" calcext:value-type="float">
            <text:p>46.6875</text:p>
          </table:table-cell>
          <table:table-cell office:value-type="float" office:value="42.8514805258081" calcext:value-type="float">
            <text:p>42.8514805258081</text:p>
          </table:table-cell>
          <table:table-cell office:value-type="float" office:value="41.5208333333333" calcext:value-type="float">
            <text:p>41.5208333333333</text:p>
          </table:table-cell>
          <table:table-cell table:number-columns-repeated="2"/>
          <table:table-cell office:value-type="float" office:value="46.6395833333333" calcext:value-type="float">
            <text:p>46.63958333333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1.58745" calcext:value-type="float">
            <text:p>91.58745</text:p>
          </table:table-cell>
          <table:table-cell office:value-type="float" office:value="44.125" calcext:value-type="float">
            <text:p>44.125</text:p>
          </table:table-cell>
          <table:table-cell office:value-type="float" office:value="43.9132153601498" calcext:value-type="float">
            <text:p>43.9132153601498</text:p>
          </table:table-cell>
          <table:table-cell office:value-type="float" office:value="43.1666666666667" calcext:value-type="float">
            <text:p>43.1666666666667</text:p>
          </table:table-cell>
          <table:table-cell table:number-columns-repeated="2"/>
          <table:table-cell office:value-type="float" office:value="47.5020833333333" calcext:value-type="float">
            <text:p>47.50208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0.15258" calcext:value-type="float">
            <text:p>90.15258</text:p>
          </table:table-cell>
          <table:table-cell office:value-type="float" office:value="42.875" calcext:value-type="float">
            <text:p>42.875</text:p>
          </table:table-cell>
          <table:table-cell office:value-type="float" office:value="44.0513916730693" calcext:value-type="float">
            <text:p>44.0513916730693</text:p>
          </table:table-cell>
          <table:table-cell office:value-type="float" office:value="42.875" calcext:value-type="float">
            <text:p>42.875</text:p>
          </table:table-cell>
          <table:table-cell table:number-columns-repeated="2"/>
          <table:table-cell office:value-type="float" office:value="48.3645833333333" calcext:value-type="float">
            <text:p>48.36458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1.81317" calcext:value-type="float">
            <text:p>91.81317</text:p>
          </table:table-cell>
          <table:table-cell office:value-type="float" office:value="43.75" calcext:value-type="float">
            <text:p>43.75</text:p>
          </table:table-cell>
          <table:table-cell office:value-type="float" office:value="42.3375256221609" calcext:value-type="float">
            <text:p>42.3375256221609</text:p>
          </table:table-cell>
          <table:table-cell office:value-type="float" office:value="42.3229166666667" calcext:value-type="float">
            <text:p>42.322916666666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4.277405" calcext:value-type="float">
            <text:p>94.277405</text:p>
          </table:table-cell>
          <table:table-cell office:value-type="float" office:value="47.625" calcext:value-type="float">
            <text:p>47.625</text:p>
          </table:table-cell>
          <table:table-cell office:value-type="float" office:value="42.8981057863762" calcext:value-type="float">
            <text:p>42.8981057863762</text:p>
          </table:table-cell>
          <table:table-cell office:value-type="float" office:value="41.8854166666667" calcext:value-type="float">
            <text:p>41.8854166666667</text:p>
          </table:table-cell>
          <table:table-cell/>
          <table:table-cell office:value-type="float" office:value="0.675896998845972" calcext:value-type="float">
            <text:p>0.675896998845972</text:p>
          </table:table-cell>
          <table:table-cell office:value-type="float" office:value="40.4529865721447" calcext:value-type="float">
            <text:p>40.452986572144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0.83838" calcext:value-type="float">
            <text:p>90.83838</text:p>
          </table:table-cell>
          <table:table-cell office:value-type="float" office:value="42.875" calcext:value-type="float">
            <text:p>42.875</text:p>
          </table:table-cell>
          <table:table-cell office:value-type="float" office:value="41.4251270943646" calcext:value-type="float">
            <text:p>41.4251270943646</text:p>
          </table:table-cell>
          <table:table-cell office:value-type="float" office:value="40.8958333333333" calcext:value-type="float">
            <text:p>40.8958333333333</text:p>
          </table:table-cell>
          <table:table-cell/>
          <table:table-cell office:value-type="float" office:value="40.4529865721447" calcext:value-type="float">
            <text:p>40.4529865721447</text:p>
          </table:table-cell>
          <table:table-cell office:value-type="float" office:value="41.1288835709907" calcext:value-type="float">
            <text:p>41.128883570990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93.22115" calcext:value-type="float">
            <text:p>93.22115</text:p>
          </table:table-cell>
          <table:table-cell office:value-type="float" office:value="45.375" calcext:value-type="float">
            <text:p>45.375</text:p>
          </table:table-cell>
          <table:table-cell office:value-type="float" office:value="45.1125687862076" calcext:value-type="float">
            <text:p>45.1125687862076</text:p>
          </table:table-cell>
          <table:table-cell office:value-type="float" office:value="44.46875" calcext:value-type="float">
            <text:p>44.46875</text:p>
          </table:table-cell>
          <table:table-cell/>
          <table:table-cell office:value-type="float" office:value="47.2119565606045" calcext:value-type="float">
            <text:p>47.2119565606045</text:p>
          </table:table-cell>
          <table:table-cell office:value-type="float" office:value="41.8047805698367" calcext:value-type="float">
            <text:p>41.804780569836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3.77122" calcext:value-type="float">
            <text:p>93.77122</text:p>
          </table:table-cell>
          <table:table-cell office:value-type="float" office:value="46.3125" calcext:value-type="float">
            <text:p>46.3125</text:p>
          </table:table-cell>
          <table:table-cell office:value-type="float" office:value="43.4542564843421" calcext:value-type="float">
            <text:p>43.4542564843421</text:p>
          </table:table-cell>
          <table:table-cell office:value-type="float" office:value="41.5729166666667" calcext:value-type="float">
            <text:p>41.5729166666667</text:p>
          </table:table-cell>
          <table:table-cell table:number-columns-repeated="2"/>
          <table:table-cell office:value-type="float" office:value="42.4806775686827" calcext:value-type="float">
            <text:p>42.480677568682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5.24971" calcext:value-type="float">
            <text:p>95.24971</text:p>
          </table:table-cell>
          <table:table-cell office:value-type="float" office:value="47.625" calcext:value-type="float">
            <text:p>47.625</text:p>
          </table:table-cell>
          <table:table-cell office:value-type="float" office:value="44.5299426644721" calcext:value-type="float">
            <text:p>44.5299426644721</text:p>
          </table:table-cell>
          <table:table-cell office:value-type="float" office:value="43.9166666666667" calcext:value-type="float">
            <text:p>43.9166666666667</text:p>
          </table:table-cell>
          <table:table-cell table:number-columns-repeated="2"/>
          <table:table-cell office:value-type="float" office:value="43.1565745675286" calcext:value-type="float">
            <text:p>43.156574567528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3.29837" calcext:value-type="float">
            <text:p>93.29837</text:p>
          </table:table-cell>
          <table:table-cell office:value-type="float" office:value="45.75" calcext:value-type="float">
            <text:p>45.75</text:p>
          </table:table-cell>
          <table:table-cell office:value-type="float" office:value="44.3081826004753" calcext:value-type="float">
            <text:p>44.3081826004753</text:p>
          </table:table-cell>
          <table:table-cell office:value-type="float" office:value="42.4895833333333" calcext:value-type="float">
            <text:p>42.4895833333333</text:p>
          </table:table-cell>
          <table:table-cell table:number-columns-repeated="2"/>
          <table:table-cell office:value-type="float" office:value="43.8324715663746" calcext:value-type="float">
            <text:p>43.832471566374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5.22828" calcext:value-type="float">
            <text:p>95.22828</text:p>
          </table:table-cell>
          <table:table-cell office:value-type="float" office:value="48.375" calcext:value-type="float">
            <text:p>48.375</text:p>
          </table:table-cell>
          <table:table-cell office:value-type="float" office:value="43.5070245547914" calcext:value-type="float">
            <text:p>43.5070245547914</text:p>
          </table:table-cell>
          <table:table-cell office:value-type="float" office:value="41.84375" calcext:value-type="float">
            <text:p>41.84375</text:p>
          </table:table-cell>
          <table:table-cell table:number-columns-repeated="2"/>
          <table:table-cell office:value-type="float" office:value="44.5083685652206" calcext:value-type="float">
            <text:p>44.508368565220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4.65219" calcext:value-type="float">
            <text:p>94.65219</text:p>
          </table:table-cell>
          <table:table-cell office:value-type="float" office:value="46.6875" calcext:value-type="float">
            <text:p>46.6875</text:p>
          </table:table-cell>
          <table:table-cell office:value-type="float" office:value="44.1135397603705" calcext:value-type="float">
            <text:p>44.1135397603705</text:p>
          </table:table-cell>
          <table:table-cell office:value-type="float" office:value="43.8333333333333" calcext:value-type="float">
            <text:p>43.8333333333333</text:p>
          </table:table-cell>
          <table:table-cell table:number-columns-repeated="2"/>
          <table:table-cell office:value-type="float" office:value="45.1842655640665" calcext:value-type="float">
            <text:p>45.184265564066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93.35259" calcext:value-type="float">
            <text:p>93.35259</text:p>
          </table:table-cell>
          <table:table-cell office:value-type="float" office:value="46.125" calcext:value-type="float">
            <text:p>46.125</text:p>
          </table:table-cell>
          <table:table-cell office:value-type="float" office:value="43.0275737983545" calcext:value-type="float">
            <text:p>43.0275737983545</text:p>
          </table:table-cell>
          <table:table-cell office:value-type="float" office:value="42.2708333333333" calcext:value-type="float">
            <text:p>42.2708333333333</text:p>
          </table:table-cell>
          <table:table-cell table:number-columns-repeated="2"/>
          <table:table-cell office:value-type="float" office:value="45.8601625629125" calcext:value-type="float">
            <text:p>45.860162562912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2.65179" calcext:value-type="float">
            <text:p>92.65179</text:p>
          </table:table-cell>
          <table:table-cell office:value-type="float" office:value="45" calcext:value-type="float">
            <text:p>45</text:p>
          </table:table-cell>
          <table:table-cell office:value-type="float" office:value="44.4966418393166" calcext:value-type="float">
            <text:p>44.4966418393166</text:p>
          </table:table-cell>
          <table:table-cell office:value-type="float" office:value="42.9375" calcext:value-type="float">
            <text:p>42.9375</text:p>
          </table:table-cell>
          <table:table-cell table:number-columns-repeated="2"/>
          <table:table-cell office:value-type="float" office:value="46.5360595617585" calcext:value-type="float">
            <text:p>46.536059561758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4.32005" calcext:value-type="float">
            <text:p>94.32005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2.5601199241346" calcext:value-type="float">
            <text:p>42.560119924134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7.2119565606045" calcext:value-type="float">
            <text:p>47.211956560604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4.7314" calcext:value-type="float">
            <text:p>94.7314</text:p>
          </table:table-cell>
          <table:table-cell office:value-type="float" office:value="48.75" calcext:value-type="float">
            <text:p>48.75</text:p>
          </table:table-cell>
          <table:table-cell office:value-type="float" office:value="43.6020206974177" calcext:value-type="float">
            <text:p>43.6020206974177</text:p>
          </table:table-cell>
          <table:table-cell office:value-type="float" office:value="42.5" calcext:value-type="float">
            <text:p>42.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8.899704" calcext:value-type="float">
            <text:p>88.899704</text:p>
          </table:table-cell>
          <table:table-cell office:value-type="float" office:value="40.375" calcext:value-type="float">
            <text:p>40.375</text:p>
          </table:table-cell>
          <table:table-cell office:value-type="float" office:value="42.6389978081581" calcext:value-type="float">
            <text:p>42.6389978081581</text:p>
          </table:table-cell>
          <table:table-cell office:value-type="float" office:value="40.9270833333333" calcext:value-type="float">
            <text:p>40.927083333333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91.882126" calcext:value-type="float">
            <text:p>91.882126</text:p>
          </table:table-cell>
          <table:table-cell office:value-type="float" office:value="44.75" calcext:value-type="float">
            <text:p>44.75</text:p>
          </table:table-cell>
          <table:table-cell office:value-type="float" office:value="43.4392850807173" calcext:value-type="float">
            <text:p>43.4392850807173</text:p>
          </table:table-cell>
          <table:table-cell office:value-type="float" office:value="42.8020833333333" calcext:value-type="float">
            <text:p>42.802083333333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3.23414" calcext:value-type="float">
            <text:p>93.23414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45.254311454235" calcext:value-type="float">
            <text:p>45.254311454235</text:p>
          </table:table-cell>
          <table:table-cell office:value-type="float" office:value="44.6875" calcext:value-type="float">
            <text:p>44.68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7.571945" calcext:value-type="float">
            <text:p>87.571945</text:p>
          </table:table-cell>
          <table:table-cell office:value-type="float" office:value="39.8125" calcext:value-type="float">
            <text:p>39.8125</text:p>
          </table:table-cell>
          <table:table-cell office:value-type="float" office:value="42.3826781707961" calcext:value-type="float">
            <text:p>42.3826781707961</text:p>
          </table:table-cell>
          <table:table-cell office:value-type="float" office:value="41.4583333333333" calcext:value-type="float">
            <text:p>41.458333333333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0.05191" calcext:value-type="float">
            <text:p>90.05191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41.2711130182037" calcext:value-type="float">
            <text:p>41.2711130182037</text:p>
          </table:table-cell>
          <table:table-cell office:value-type="float" office:value="40.3125" calcext:value-type="float">
            <text:p>40.312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0.42403" calcext:value-type="float">
            <text:p>90.42403</text:p>
          </table:table-cell>
          <table:table-cell office:value-type="float" office:value="41.3125" calcext:value-type="float">
            <text:p>41.3125</text:p>
          </table:table-cell>
          <table:table-cell office:value-type="float" office:value="45.0027222534063" calcext:value-type="float">
            <text:p>45.0027222534063</text:p>
          </table:table-cell>
          <table:table-cell office:value-type="float" office:value="43.1145833333333" calcext:value-type="float">
            <text:p>43.114583333333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88.36562" calcext:value-type="float">
            <text:p>88.36562</text:p>
          </table:table-cell>
          <table:table-cell office:value-type="float" office:value="40" calcext:value-type="float">
            <text:p>40</text:p>
          </table:table-cell>
          <table:table-cell office:value-type="float" office:value="43.5765957064139" calcext:value-type="float">
            <text:p>43.5765957064139</text:p>
          </table:table-cell>
          <table:table-cell office:value-type="float" office:value="43.3958333333333" calcext:value-type="float">
            <text:p>43.395833333333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2.046585" calcext:value-type="float">
            <text:p>92.046585</text:p>
          </table:table-cell>
          <table:table-cell office:value-type="float" office:value="43.6875" calcext:value-type="float">
            <text:p>43.6875</text:p>
          </table:table-cell>
          <table:table-cell office:value-type="float" office:value="42.3913000298819" calcext:value-type="float">
            <text:p>42.3913000298819</text:p>
          </table:table-cell>
          <table:table-cell office:value-type="float" office:value="40.4270833333333" calcext:value-type="float">
            <text:p>40.42708333333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0.944" calcext:value-type="float">
            <text:p>90.944</text:p>
          </table:table-cell>
          <table:table-cell office:value-type="float" office:value="43.5" calcext:value-type="float">
            <text:p>43.5</text:p>
          </table:table-cell>
          <table:table-cell office:value-type="float" office:value="43.179503372941" calcext:value-type="float">
            <text:p>43.179503372941</text:p>
          </table:table-cell>
          <table:table-cell office:value-type="float" office:value="41.4375" calcext:value-type="float">
            <text:p>41.437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88.38144" calcext:value-type="float">
            <text:p>88.38144</text:p>
          </table:table-cell>
          <table:table-cell office:value-type="float" office:value="41.25" calcext:value-type="float">
            <text:p>41.25</text:p>
          </table:table-cell>
          <table:table-cell office:value-type="float" office:value="43.3451601834372" calcext:value-type="float">
            <text:p>43.3451601834372</text:p>
          </table:table-cell>
          <table:table-cell office:value-type="float" office:value="42.2395833333333" calcext:value-type="float">
            <text:p>42.23958333333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94.89162" calcext:value-type="float">
            <text:p>94.89162</text:p>
          </table:table-cell>
          <table:table-cell office:value-type="float" office:value="47" calcext:value-type="float">
            <text:p>47</text:p>
          </table:table-cell>
          <table:table-cell office:value-type="float" office:value="44.1384995653892" calcext:value-type="float">
            <text:p>44.1384995653892</text:p>
          </table:table-cell>
          <table:table-cell office:value-type="float" office:value="42.75" calcext:value-type="float">
            <text:p>42.7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2.16641" calcext:value-type="float">
            <text:p>92.16641</text:p>
          </table:table-cell>
          <table:table-cell office:value-type="float" office:value="44.8125" calcext:value-type="float">
            <text:p>44.8125</text:p>
          </table:table-cell>
          <table:table-cell office:value-type="float" office:value="45.2845252291373" calcext:value-type="float">
            <text:p>45.2845252291373</text:p>
          </table:table-cell>
          <table:table-cell office:value-type="float" office:value="43.3958333333333" calcext:value-type="float">
            <text:p>43.395833333333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4.38431" calcext:value-type="float">
            <text:p>94.38431</text:p>
          </table:table-cell>
          <table:table-cell office:value-type="float" office:value="46.75" calcext:value-type="float">
            <text:p>46.75</text:p>
          </table:table-cell>
          <table:table-cell office:value-type="float" office:value="43.6524331273756" calcext:value-type="float">
            <text:p>43.6524331273756</text:p>
          </table:table-cell>
          <table:table-cell office:value-type="float" office:value="43.4791666666667" calcext:value-type="float">
            <text:p>43.47916666666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2.1685" calcext:value-type="float">
            <text:p>92.1685</text:p>
          </table:table-cell>
          <table:table-cell office:value-type="float" office:value="45.4375" calcext:value-type="float">
            <text:p>45.4375</text:p>
          </table:table-cell>
          <table:table-cell office:value-type="float" office:value="42.925596243411" calcext:value-type="float">
            <text:p>42.925596243411</text:p>
          </table:table-cell>
          <table:table-cell office:value-type="float" office:value="42.4895833333333" calcext:value-type="float">
            <text:p>42.489583333333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2.56078" calcext:value-type="float">
            <text:p>92.56078</text:p>
          </table:table-cell>
          <table:table-cell office:value-type="float" office:value="46.25" calcext:value-type="float">
            <text:p>46.25</text:p>
          </table:table-cell>
          <table:table-cell office:value-type="float" office:value="43.2443154363447" calcext:value-type="float">
            <text:p>43.2443154363447</text:p>
          </table:table-cell>
          <table:table-cell office:value-type="float" office:value="42.6354166666667" calcext:value-type="float">
            <text:p>42.635416666666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9.281166" calcext:value-type="float">
            <text:p>89.281166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43.2772954784242" calcext:value-type="float">
            <text:p>43.2772954784242</text:p>
          </table:table-cell>
          <table:table-cell office:value-type="float" office:value="42.28125" calcext:value-type="float">
            <text:p>42.2812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84.041275" calcext:value-type="float">
            <text:p>84.041275</text:p>
          </table:table-cell>
          <table:table-cell office:value-type="float" office:value="37.0625" calcext:value-type="float">
            <text:p>37.0625</text:p>
          </table:table-cell>
          <table:table-cell office:value-type="float" office:value="43.8569219798097" calcext:value-type="float">
            <text:p>43.8569219798097</text:p>
          </table:table-cell>
          <table:table-cell office:value-type="float" office:value="42.8854166666667" calcext:value-type="float">
            <text:p>42.885416666666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98.37573" calcext:value-type="float">
            <text:p>98.37573</text:p>
          </table:table-cell>
          <table:table-cell office:value-type="float" office:value="52.1875" calcext:value-type="float">
            <text:p>52.1875</text:p>
          </table:table-cell>
          <table:table-cell office:value-type="float" office:value="45.8522177988247" calcext:value-type="float">
            <text:p>45.8522177988247</text:p>
          </table:table-cell>
          <table:table-cell office:value-type="float" office:value="44.875" calcext:value-type="float">
            <text:p>44.87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4.87073" calcext:value-type="float">
            <text:p>94.87073</text:p>
          </table:table-cell>
          <table:table-cell office:value-type="float" office:value="48.1875" calcext:value-type="float">
            <text:p>48.1875</text:p>
          </table:table-cell>
          <table:table-cell office:value-type="float" office:value="43.6886786275899" calcext:value-type="float">
            <text:p>43.6886786275899</text:p>
          </table:table-cell>
          <table:table-cell office:value-type="float" office:value="42.9375" calcext:value-type="float">
            <text:p>42.937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3.26197" calcext:value-type="float">
            <text:p>93.26197</text:p>
          </table:table-cell>
          <table:table-cell office:value-type="float" office:value="46.75" calcext:value-type="float">
            <text:p>46.75</text:p>
          </table:table-cell>
          <table:table-cell office:value-type="float" office:value="42.3001273425219" calcext:value-type="float">
            <text:p>42.3001273425219</text:p>
          </table:table-cell>
          <table:table-cell office:value-type="float" office:value="42.1458333333333" calcext:value-type="float">
            <text:p>42.145833333333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91.36453" calcext:value-type="float">
            <text:p>91.36453</text:p>
          </table:table-cell>
          <table:table-cell office:value-type="float" office:value="44.0625" calcext:value-type="float">
            <text:p>44.0625</text:p>
          </table:table-cell>
          <table:table-cell office:value-type="float" office:value="44.330442462178" calcext:value-type="float">
            <text:p>44.330442462178</text:p>
          </table:table-cell>
          <table:table-cell office:value-type="float" office:value="43.6041666666667" calcext:value-type="float">
            <text:p>43.604166666666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1.8779" calcext:value-type="float">
            <text:p>91.8779</text:p>
          </table:table-cell>
          <table:table-cell office:value-type="float" office:value="43.125" calcext:value-type="float">
            <text:p>43.125</text:p>
          </table:table-cell>
          <table:table-cell office:value-type="float" office:value="42.2021829030757" calcext:value-type="float">
            <text:p>42.2021829030757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0.473755" calcext:value-type="float">
            <text:p>90.473755</text:p>
          </table:table-cell>
          <table:table-cell office:value-type="float" office:value="44.5" calcext:value-type="float">
            <text:p>44.5</text:p>
          </table:table-cell>
          <table:table-cell office:value-type="float" office:value="41.8754290738692" calcext:value-type="float">
            <text:p>41.8754290738692</text:p>
          </table:table-cell>
          <table:table-cell office:value-type="float" office:value="41.7708333333333" calcext:value-type="float">
            <text:p>41.770833333333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2.56995" calcext:value-type="float">
            <text:p>92.56995</text:p>
          </table:table-cell>
          <table:table-cell office:value-type="float" office:value="45.25" calcext:value-type="float">
            <text:p>45.25</text:p>
          </table:table-cell>
          <table:table-cell office:value-type="float" office:value="44.8515871877689" calcext:value-type="float">
            <text:p>44.8515871877689</text:p>
          </table:table-cell>
          <table:table-cell office:value-type="float" office:value="43.4166666666667" calcext:value-type="float">
            <text:p>43.416666666666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0.534" calcext:value-type="float">
            <text:p>90.534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2.6721168737651" calcext:value-type="float">
            <text:p>42.6721168737651</text:p>
          </table:table-cell>
          <table:table-cell office:value-type="float" office:value="42.3125" calcext:value-type="float">
            <text:p>42.312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1.5648" calcext:value-type="float">
            <text:p>91.5648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43.5107171706917" calcext:value-type="float">
            <text:p>43.5107171706917</text:p>
          </table:table-cell>
          <table:table-cell office:value-type="float" office:value="42.2083333333333" calcext:value-type="float">
            <text:p>42.208333333333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93.497185" calcext:value-type="float">
            <text:p>93.497185</text:p>
          </table:table-cell>
          <table:table-cell office:value-type="float" office:value="46.9375" calcext:value-type="float">
            <text:p>46.9375</text:p>
          </table:table-cell>
          <table:table-cell office:value-type="float" office:value="44.7656513317005" calcext:value-type="float">
            <text:p>44.7656513317005</text:p>
          </table:table-cell>
          <table:table-cell office:value-type="float" office:value="44.40625" calcext:value-type="float">
            <text:p>44.4062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2.58186" calcext:value-type="float">
            <text:p>92.58186</text:p>
          </table:table-cell>
          <table:table-cell office:value-type="float" office:value="45.5" calcext:value-type="float">
            <text:p>45.5</text:p>
          </table:table-cell>
          <table:table-cell office:value-type="float" office:value="44.9811139114668" calcext:value-type="float">
            <text:p>44.9811139114668</text:p>
          </table:table-cell>
          <table:table-cell office:value-type="float" office:value="44.1875" calcext:value-type="float">
            <text:p>44.187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9.96422" calcext:value-type="float">
            <text:p>89.96422</text:p>
          </table:table-cell>
          <table:table-cell office:value-type="float" office:value="44" calcext:value-type="float">
            <text:p>44</text:p>
          </table:table-cell>
          <table:table-cell office:value-type="float" office:value="45.8253362383441" calcext:value-type="float">
            <text:p>45.8253362383441</text:p>
          </table:table-cell>
          <table:table-cell office:value-type="float" office:value="43.9895833333333" calcext:value-type="float">
            <text:p>43.989583333333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89.43598" calcext:value-type="float">
            <text:p>89.43598</text:p>
          </table:table-cell>
          <table:table-cell office:value-type="float" office:value="42.625" calcext:value-type="float">
            <text:p>42.625</text:p>
          </table:table-cell>
          <table:table-cell office:value-type="float" office:value="43.7010268419674" calcext:value-type="float">
            <text:p>43.7010268419674</text:p>
          </table:table-cell>
          <table:table-cell office:value-type="float" office:value="43.5520833333333" calcext:value-type="float">
            <text:p>43.552083333333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3.48347" calcext:value-type="float">
            <text:p>83.48347</text:p>
          </table:table-cell>
          <table:table-cell office:value-type="float" office:value="36.8125" calcext:value-type="float">
            <text:p>36.8125</text:p>
          </table:table-cell>
          <table:table-cell office:value-type="float" office:value="45.4009032877777" calcext:value-type="float">
            <text:p>45.4009032877777</text:p>
          </table:table-cell>
          <table:table-cell office:value-type="float" office:value="44.4166666666667" calcext:value-type="float">
            <text:p>44.41666666666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95.18276" calcext:value-type="float">
            <text:p>95.18276</text:p>
          </table:table-cell>
          <table:table-cell office:value-type="float" office:value="49.8125" calcext:value-type="float">
            <text:p>49.8125</text:p>
          </table:table-cell>
          <table:table-cell office:value-type="float" office:value="43.1619677345624" calcext:value-type="float">
            <text:p>43.1619677345624</text:p>
          </table:table-cell>
          <table:table-cell office:value-type="float" office:value="41.4375" calcext:value-type="float">
            <text:p>41.437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90.595215" calcext:value-type="float">
            <text:p>90.595215</text:p>
          </table:table-cell>
          <table:table-cell office:value-type="float" office:value="45" calcext:value-type="float">
            <text:p>45</text:p>
          </table:table-cell>
          <table:table-cell office:value-type="float" office:value="43.7863830714809" calcext:value-type="float">
            <text:p>43.7863830714809</text:p>
          </table:table-cell>
          <table:table-cell office:value-type="float" office:value="42.5" calcext:value-type="float">
            <text:p>4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9.46602" calcext:value-type="float">
            <text:p>89.46602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42.9804121050775" calcext:value-type="float">
            <text:p>42.9804121050775</text:p>
          </table:table-cell>
          <table:table-cell office:value-type="float" office:value="41.9375" calcext:value-type="float">
            <text:p>41.937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88.539505" calcext:value-type="float">
            <text:p>88.539505</text:p>
          </table:table-cell>
          <table:table-cell office:value-type="float" office:value="43.0625" calcext:value-type="float">
            <text:p>43.0625</text:p>
          </table:table-cell>
          <table:table-cell office:value-type="float" office:value="43.7918894552101" calcext:value-type="float">
            <text:p>43.7918894552101</text:p>
          </table:table-cell>
          <table:table-cell office:value-type="float" office:value="41.8645833333333" calcext:value-type="float">
            <text:p>41.864583333333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87.29263" calcext:value-type="float">
            <text:p>87.29263</text:p>
          </table:table-cell>
          <table:table-cell office:value-type="float" office:value="41.375" calcext:value-type="float">
            <text:p>41.375</text:p>
          </table:table-cell>
          <table:table-cell office:value-type="float" office:value="43.1253254071253" calcext:value-type="float">
            <text:p>43.1253254071253</text:p>
          </table:table-cell>
          <table:table-cell office:value-type="float" office:value="42.0208333333333" calcext:value-type="float">
            <text:p>42.020833333333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92.06424" calcext:value-type="float">
            <text:p>92.06424</text:p>
          </table:table-cell>
          <table:table-cell office:value-type="float" office:value="47.4375" calcext:value-type="float">
            <text:p>47.4375</text:p>
          </table:table-cell>
          <table:table-cell office:value-type="float" office:value="43.3614613063964" calcext:value-type="float">
            <text:p>43.3614613063964</text:p>
          </table:table-cell>
          <table:table-cell office:value-type="float" office:value="42.1770833333333" calcext:value-type="float">
            <text:p>42.177083333333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7.607925" calcext:value-type="float">
            <text:p>87.607925</text:p>
          </table:table-cell>
          <table:table-cell office:value-type="float" office:value="40.5" calcext:value-type="float">
            <text:p>40.5</text:p>
          </table:table-cell>
          <table:table-cell office:value-type="float" office:value="42.9776322559374" calcext:value-type="float">
            <text:p>42.9776322559374</text:p>
          </table:table-cell>
          <table:table-cell office:value-type="float" office:value="41.1875" calcext:value-type="float">
            <text:p>41.187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3.723526" calcext:value-type="float">
            <text:p>93.723526</text:p>
          </table:table-cell>
          <table:table-cell office:value-type="float" office:value="50.5625" calcext:value-type="float">
            <text:p>50.5625</text:p>
          </table:table-cell>
          <table:table-cell office:value-type="float" office:value="43.7040551764956" calcext:value-type="float">
            <text:p>43.7040551764956</text:p>
          </table:table-cell>
          <table:table-cell office:value-type="float" office:value="42.78125" calcext:value-type="float">
            <text:p>42.7812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0.56173" calcext:value-type="float">
            <text:p>90.56173</text:p>
          </table:table-cell>
          <table:table-cell office:value-type="float" office:value="44.25" calcext:value-type="float">
            <text:p>44.25</text:p>
          </table:table-cell>
          <table:table-cell office:value-type="float" office:value="42.6154725290558" calcext:value-type="float">
            <text:p>42.6154725290558</text:p>
          </table:table-cell>
          <table:table-cell office:value-type="float" office:value="41.1145833333333" calcext:value-type="float">
            <text:p>41.114583333333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91.57105" calcext:value-type="float">
            <text:p>91.57105</text:p>
          </table:table-cell>
          <table:table-cell office:value-type="float" office:value="46.5625" calcext:value-type="float">
            <text:p>46.5625</text:p>
          </table:table-cell>
          <table:table-cell office:value-type="float" office:value="46.2137477590001" calcext:value-type="float">
            <text:p>46.2137477590001</text:p>
          </table:table-cell>
          <table:table-cell office:value-type="float" office:value="44.28125" calcext:value-type="float">
            <text:p>44.2812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1.59101" calcext:value-type="float">
            <text:p>91.59101</text:p>
          </table:table-cell>
          <table:table-cell office:value-type="float" office:value="46.8125" calcext:value-type="float">
            <text:p>46.8125</text:p>
          </table:table-cell>
          <table:table-cell office:value-type="float" office:value="44.7227823221605" calcext:value-type="float">
            <text:p>44.7227823221605</text:p>
          </table:table-cell>
          <table:table-cell office:value-type="float" office:value="43.4166666666667" calcext:value-type="float">
            <text:p>43.416666666666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90.26647" calcext:value-type="float">
            <text:p>90.26647</text:p>
          </table:table-cell>
          <table:table-cell office:value-type="float" office:value="44" calcext:value-type="float">
            <text:p>44</text:p>
          </table:table-cell>
          <table:table-cell office:value-type="float" office:value="44.7751147955732" calcext:value-type="float">
            <text:p>44.7751147955732</text:p>
          </table:table-cell>
          <table:table-cell office:value-type="float" office:value="43.09375" calcext:value-type="float">
            <text:p>43.0937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1.45116" calcext:value-type="float">
            <text:p>91.45116</text:p>
          </table:table-cell>
          <table:table-cell office:value-type="float" office:value="44.3125" calcext:value-type="float">
            <text:p>44.3125</text:p>
          </table:table-cell>
          <table:table-cell office:value-type="float" office:value="43.6821061575082" calcext:value-type="float">
            <text:p>43.6821061575082</text:p>
          </table:table-cell>
          <table:table-cell office:value-type="float" office:value="42.125" calcext:value-type="float">
            <text:p>42.12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83.732864" calcext:value-type="float">
            <text:p>83.732864</text:p>
          </table:table-cell>
          <table:table-cell office:value-type="float" office:value="38.8125" calcext:value-type="float">
            <text:p>38.8125</text:p>
          </table:table-cell>
          <table:table-cell office:value-type="float" office:value="43.5440139313541" calcext:value-type="float">
            <text:p>43.5440139313541</text:p>
          </table:table-cell>
          <table:table-cell office:value-type="float" office:value="42.2083333333333" calcext:value-type="float">
            <text:p>42.208333333333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9.83558" calcext:value-type="float">
            <text:p>89.83558</text:p>
          </table:table-cell>
          <table:table-cell office:value-type="float" office:value="45.4375" calcext:value-type="float">
            <text:p>45.4375</text:p>
          </table:table-cell>
          <table:table-cell office:value-type="float" office:value="43.5024835506148" calcext:value-type="float">
            <text:p>43.5024835506148</text:p>
          </table:table-cell>
          <table:table-cell office:value-type="float" office:value="42.75" calcext:value-type="float">
            <text:p>42.7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90.046005" calcext:value-type="float">
            <text:p>90.046005</text:p>
          </table:table-cell>
          <table:table-cell office:value-type="float" office:value="45" calcext:value-type="float">
            <text:p>45</text:p>
          </table:table-cell>
          <table:table-cell office:value-type="float" office:value="45.1177682892199" calcext:value-type="float">
            <text:p>45.1177682892199</text:p>
          </table:table-cell>
          <table:table-cell office:value-type="float" office:value="44.8125" calcext:value-type="float">
            <text:p>44.812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92.38086" calcext:value-type="float">
            <text:p>92.38086</text:p>
          </table:table-cell>
          <table:table-cell office:value-type="float" office:value="46.4375" calcext:value-type="float">
            <text:p>46.4375</text:p>
          </table:table-cell>
          <table:table-cell office:value-type="float" office:value="43.2747422456518" calcext:value-type="float">
            <text:p>43.2747422456518</text:p>
          </table:table-cell>
          <table:table-cell office:value-type="float" office:value="41.5208333333333" calcext:value-type="float">
            <text:p>41.520833333333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6.222855" calcext:value-type="float">
            <text:p>86.222855</text:p>
          </table:table-cell>
          <table:table-cell office:value-type="float" office:value="40.6875" calcext:value-type="float">
            <text:p>40.6875</text:p>
          </table:table-cell>
          <table:table-cell office:value-type="float" office:value="44.7383979294531" calcext:value-type="float">
            <text:p>44.7383979294531</text:p>
          </table:table-cell>
          <table:table-cell office:value-type="float" office:value="44.6145833333333" calcext:value-type="float">
            <text:p>44.614583333333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90.54636" calcext:value-type="float">
            <text:p>90.54636</text:p>
          </table:table-cell>
          <table:table-cell office:value-type="float" office:value="44.5625" calcext:value-type="float">
            <text:p>44.5625</text:p>
          </table:table-cell>
          <table:table-cell office:value-type="float" office:value="44.9710908568498" calcext:value-type="float">
            <text:p>44.9710908568498</text:p>
          </table:table-cell>
          <table:table-cell office:value-type="float" office:value="43.8958333333333" calcext:value-type="float">
            <text:p>43.895833333333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89.85926" calcext:value-type="float">
            <text:p>89.85926</text:p>
          </table:table-cell>
          <table:table-cell office:value-type="float" office:value="44" calcext:value-type="float">
            <text:p>44</text:p>
          </table:table-cell>
          <table:table-cell office:value-type="float" office:value="44.9336714038193" calcext:value-type="float">
            <text:p>44.9336714038193</text:p>
          </table:table-cell>
          <table:table-cell office:value-type="float" office:value="43.0520833333333" calcext:value-type="float">
            <text:p>43.052083333333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9.38307" calcext:value-type="float">
            <text:p>89.38307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47.2119565606045" calcext:value-type="float">
            <text:p>47.2119565606045</text:p>
          </table:table-cell>
          <table:table-cell office:value-type="float" office:value="45.4375" calcext:value-type="float">
            <text:p>45.437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91.15166" calcext:value-type="float">
            <text:p>91.15166</text:p>
          </table:table-cell>
          <table:table-cell office:value-type="float" office:value="47.1875" calcext:value-type="float">
            <text:p>47.1875</text:p>
          </table:table-cell>
          <table:table-cell office:value-type="float" office:value="43.4080057970458" calcext:value-type="float">
            <text:p>43.4080057970458</text:p>
          </table:table-cell>
          <table:table-cell office:value-type="float" office:value="42.46875" calcext:value-type="float">
            <text:p>42.4687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9.93802" calcext:value-type="float">
            <text:p>89.93802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3.2074148036312" calcext:value-type="float">
            <text:p>43.2074148036312</text:p>
          </table:table-cell>
          <table:table-cell office:value-type="float" office:value="42.03125" calcext:value-type="float">
            <text:p>42.0312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89.361885" calcext:value-type="float">
            <text:p>89.361885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3.3659408080118" calcext:value-type="float">
            <text:p>43.3659408080118</text:p>
          </table:table-cell>
          <table:table-cell office:value-type="float" office:value="41.8854166666667" calcext:value-type="float">
            <text:p>41.885416666666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89.08971" calcext:value-type="float">
            <text:p>89.08971</text:p>
          </table:table-cell>
          <table:table-cell office:value-type="float" office:value="43.25" calcext:value-type="float">
            <text:p>43.25</text:p>
          </table:table-cell>
          <table:table-cell office:value-type="float" office:value="43.4125772788523" calcext:value-type="float">
            <text:p>43.4125772788523</text:p>
          </table:table-cell>
          <table:table-cell office:value-type="float" office:value="42.4166666666667" calcext:value-type="float">
            <text:p>42.416666666666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91.72779" calcext:value-type="float">
            <text:p>91.72779</text:p>
          </table:table-cell>
          <table:table-cell office:value-type="float" office:value="45.75" calcext:value-type="float">
            <text:p>45.75</text:p>
          </table:table-cell>
          <table:table-cell office:value-type="float" office:value="44.4557138204483" calcext:value-type="float">
            <text:p>44.4557138204483</text:p>
          </table:table-cell>
          <table:table-cell office:value-type="float" office:value="44.4375" calcext:value-type="float">
            <text:p>44.437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4.40406" calcext:value-type="float">
            <text:p>94.40406</text:p>
          </table:table-cell>
          <table:table-cell office:value-type="float" office:value="48.4375" calcext:value-type="float">
            <text:p>48.4375</text:p>
          </table:table-cell>
          <table:table-cell office:value-type="float" office:value="43.7787446198188" calcext:value-type="float">
            <text:p>43.7787446198188</text:p>
          </table:table-cell>
          <table:table-cell office:value-type="float" office:value="42.3645833333333" calcext:value-type="float">
            <text:p>42.36458333333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83.73044" calcext:value-type="float">
            <text:p>83.73044</text:p>
          </table:table-cell>
          <table:table-cell office:value-type="float" office:value="39.5625" calcext:value-type="float">
            <text:p>39.5625</text:p>
          </table:table-cell>
          <table:table-cell office:value-type="float" office:value="44.1821990858652" calcext:value-type="float">
            <text:p>44.1821990858652</text:p>
          </table:table-cell>
          <table:table-cell office:value-type="float" office:value="43.90625" calcext:value-type="float">
            <text:p>43.9062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89.30502" calcext:value-type="float">
            <text:p>89.30502</text:p>
          </table:table-cell>
          <table:table-cell office:value-type="float" office:value="45.25" calcext:value-type="float">
            <text:p>45.25</text:p>
          </table:table-cell>
          <table:table-cell office:value-type="float" office:value="45.6614912331738" calcext:value-type="float">
            <text:p>45.6614912331738</text:p>
          </table:table-cell>
          <table:table-cell office:value-type="float" office:value="44.375" calcext:value-type="float">
            <text:p>44.37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92.263275" calcext:value-type="float">
            <text:p>92.263275</text:p>
          </table:table-cell>
          <table:table-cell office:value-type="float" office:value="47.625" calcext:value-type="float">
            <text:p>47.625</text:p>
          </table:table-cell>
          <table:table-cell office:value-type="float" office:value="43.0230883491847" calcext:value-type="float">
            <text:p>43.0230883491847</text:p>
          </table:table-cell>
          <table:table-cell office:value-type="float" office:value="42.7604166666667" calcext:value-type="float">
            <text:p>42.760416666666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90.102554" calcext:value-type="float">
            <text:p>90.102554</text:p>
          </table:table-cell>
          <table:table-cell office:value-type="float" office:value="43.1875" calcext:value-type="float">
            <text:p>43.1875</text:p>
          </table:table-cell>
          <table:table-cell office:value-type="float" office:value="44.5023610088195" calcext:value-type="float">
            <text:p>44.5023610088195</text:p>
          </table:table-cell>
          <table:table-cell office:value-type="float" office:value="42.6041666666667" calcext:value-type="float">
            <text:p>42.60416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92.45945" calcext:value-type="float">
            <text:p>92.45945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3.2526647508134" calcext:value-type="float">
            <text:p>43.2526647508134</text:p>
          </table:table-cell>
          <table:table-cell office:value-type="float" office:value="42.40625" calcext:value-type="float">
            <text:p>42.40625</text:p>
          </table:table-cell>
          <table:table-cell table:number-columns-repeated="5"/>
        </table:table-row>
        <table:table-row table:style-name="ro1" table:number-rows-repeated="401">
          <table:table-cell table:number-columns-repeated="11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6"/>
        </table:table-row>
      </table:table>
      <table:table table:name="10" table:style-name="ta1">
        <table:shapes>
          <draw:frame draw:z-index="0" draw:style-name="gr1" draw:text-style-name="P1" svg:width="253.76pt" svg:height="142.72pt" svg:x="767.2pt" svg:y="0pt">
            <draw:object draw:notify-on-update-of-ranges="'10'.K1:'10'.K11 '10'.J1:'10'.J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53.76pt" svg:height="142.72pt" svg:x="776.21pt" svg:y="166.45pt">
            <draw:object draw:notify-on-update-of-ranges="'10'.K14:'10'.K24 '10'.J14:'10'.J2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2" draw:style-name="gr1" draw:text-style-name="P1" svg:width="253.76pt" svg:height="142.72pt" svg:x="773.74pt" svg:y="331.23pt">
            <draw:object draw:notify-on-update-of-ranges="'10'.K26:'10'.K36 '10'.J26:'10'.J36 '10'.J26:'10'.J36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1.07905" calcext:value-type="float">
            <text:p>111.07905</text:p>
          </table:table-cell>
          <table:table-cell office:value-type="float" office:value="95.75" calcext:value-type="float">
            <text:p>95.75</text:p>
          </table:table-cell>
          <table:table-cell office:value-type="float" office:value="44.7952231437191" calcext:value-type="float">
            <text:p>44.7952231437191</text:p>
          </table:table-cell>
          <table:table-cell office:value-type="float" office:value="44.21875" calcext:value-type="float">
            <text:p>44.21875</text:p>
          </table:table-cell>
          <table:table-cell/>
          <table:table-cell office:value-type="float" office:value="2.844999" calcext:value-type="float">
            <text:p>2.844999</text:p>
          </table:table-cell>
          <table:table-cell office:value-type="float" office:value="82.62906" calcext:value-type="float">
            <text:p>82.6290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0.53234" calcext:value-type="float">
            <text:p>110.53234</text:p>
          </table:table-cell>
          <table:table-cell office:value-type="float" office:value="54.1875" calcext:value-type="float">
            <text:p>54.1875</text:p>
          </table:table-cell>
          <table:table-cell office:value-type="float" office:value="44.8532947272966" calcext:value-type="float">
            <text:p>44.8532947272966</text:p>
          </table:table-cell>
          <table:table-cell office:value-type="float" office:value="42.8645833333333" calcext:value-type="float">
            <text:p>42.8645833333333</text:p>
          </table:table-cell>
          <table:table-cell/>
          <table:table-cell office:value-type="float" office:value="82.62906" calcext:value-type="float">
            <text:p>82.62906</text:p>
          </table:table-cell>
          <table:table-cell office:value-type="float" office:value="85.474059" calcext:value-type="float">
            <text:p>85.47405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9.96977" calcext:value-type="float">
            <text:p>109.96977</text:p>
          </table:table-cell>
          <table:table-cell office:value-type="float" office:value="48.5625" calcext:value-type="float">
            <text:p>48.5625</text:p>
          </table:table-cell>
          <table:table-cell office:value-type="float" office:value="43.4900163867383" calcext:value-type="float">
            <text:p>43.4900163867383</text:p>
          </table:table-cell>
          <table:table-cell office:value-type="float" office:value="42.8125" calcext:value-type="float">
            <text:p>42.8125</text:p>
          </table:table-cell>
          <table:table-cell/>
          <table:table-cell office:value-type="float" office:value="111.07905" calcext:value-type="float">
            <text:p>111.07905</text:p>
          </table:table-cell>
          <table:table-cell office:value-type="float" office:value="88.319058" calcext:value-type="float">
            <text:p>88.319058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9.35346" calcext:value-type="float">
            <text:p>109.35346</text:p>
          </table:table-cell>
          <table:table-cell office:value-type="float" office:value="49.125" calcext:value-type="float">
            <text:p>49.125</text:p>
          </table:table-cell>
          <table:table-cell office:value-type="float" office:value="40.6886334881238" calcext:value-type="float">
            <text:p>40.6886334881238</text:p>
          </table:table-cell>
          <table:table-cell office:value-type="float" office:value="40.5520833333333" calcext:value-type="float">
            <text:p>40.5520833333333</text:p>
          </table:table-cell>
          <table:table-cell table:number-columns-repeated="2"/>
          <table:table-cell office:value-type="float" office:value="91.164057" calcext:value-type="float">
            <text:p>91.164057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8.169495" calcext:value-type="float">
            <text:p>108.169495</text:p>
          </table:table-cell>
          <table:table-cell office:value-type="float" office:value="41.3125" calcext:value-type="float">
            <text:p>41.3125</text:p>
          </table:table-cell>
          <table:table-cell office:value-type="float" office:value="44.367576801284" calcext:value-type="float">
            <text:p>44.367576801284</text:p>
          </table:table-cell>
          <table:table-cell office:value-type="float" office:value="42.7083333333333" calcext:value-type="float">
            <text:p>42.7083333333333</text:p>
          </table:table-cell>
          <table:table-cell table:number-columns-repeated="2"/>
          <table:table-cell office:value-type="float" office:value="94.009056" calcext:value-type="float">
            <text:p>94.009056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7.218994" calcext:value-type="float">
            <text:p>107.218994</text:p>
          </table:table-cell>
          <table:table-cell office:value-type="float" office:value="39.625" calcext:value-type="float">
            <text:p>39.625</text:p>
          </table:table-cell>
          <table:table-cell office:value-type="float" office:value="45.0509803372434" calcext:value-type="float">
            <text:p>45.0509803372434</text:p>
          </table:table-cell>
          <table:table-cell office:value-type="float" office:value="43.1875" calcext:value-type="float">
            <text:p>43.1875</text:p>
          </table:table-cell>
          <table:table-cell table:number-columns-repeated="2"/>
          <table:table-cell office:value-type="float" office:value="96.854055" calcext:value-type="float">
            <text:p>96.854055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5.99193" calcext:value-type="float">
            <text:p>105.99193</text:p>
          </table:table-cell>
          <table:table-cell office:value-type="float" office:value="47.5" calcext:value-type="float">
            <text:p>47.5</text:p>
          </table:table-cell>
          <table:table-cell office:value-type="float" office:value="41.5495982291336" calcext:value-type="float">
            <text:p>41.5495982291336</text:p>
          </table:table-cell>
          <table:table-cell office:value-type="float" office:value="40.7083333333333" calcext:value-type="float">
            <text:p>40.7083333333333</text:p>
          </table:table-cell>
          <table:table-cell table:number-columns-repeated="2"/>
          <table:table-cell office:value-type="float" office:value="99.699054" calcext:value-type="float">
            <text:p>99.69905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3.7791" calcext:value-type="float">
            <text:p>103.7791</text:p>
          </table:table-cell>
          <table:table-cell office:value-type="float" office:value="45" calcext:value-type="float">
            <text:p>45</text:p>
          </table:table-cell>
          <table:table-cell office:value-type="float" office:value="43.583429925512" calcext:value-type="float">
            <text:p>43.583429925512</text:p>
          </table:table-cell>
          <table:table-cell office:value-type="float" office:value="42.2395833333333" calcext:value-type="float">
            <text:p>42.2395833333333</text:p>
          </table:table-cell>
          <table:table-cell table:number-columns-repeated="2"/>
          <table:table-cell office:value-type="float" office:value="102.544053" calcext:value-type="float">
            <text:p>102.54405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.58843" calcext:value-type="float">
            <text:p>100.58843</text:p>
          </table:table-cell>
          <table:table-cell office:value-type="float" office:value="42.5" calcext:value-type="float">
            <text:p>42.5</text:p>
          </table:table-cell>
          <table:table-cell office:value-type="float" office:value="42.0653617959166" calcext:value-type="float">
            <text:p>42.0653617959166</text:p>
          </table:table-cell>
          <table:table-cell office:value-type="float" office:value="40.9791666666667" calcext:value-type="float">
            <text:p>40.9791666666667</text:p>
          </table:table-cell>
          <table:table-cell table:number-columns-repeated="2"/>
          <table:table-cell office:value-type="float" office:value="105.389052" calcext:value-type="float">
            <text:p>105.38905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7.153015" calcext:value-type="float">
            <text:p>97.153015</text:p>
          </table:table-cell>
          <table:table-cell office:value-type="float" office:value="44.875" calcext:value-type="float">
            <text:p>44.875</text:p>
          </table:table-cell>
          <table:table-cell office:value-type="float" office:value="41.6112229129786" calcext:value-type="float">
            <text:p>41.6112229129786</text:p>
          </table:table-cell>
          <table:table-cell office:value-type="float" office:value="40.9791666666667" calcext:value-type="float">
            <text:p>40.9791666666667</text:p>
          </table:table-cell>
          <table:table-cell table:number-columns-repeated="2"/>
          <table:table-cell office:value-type="float" office:value="108.234051" calcext:value-type="float">
            <text:p>108.23405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3.68261" calcext:value-type="float">
            <text:p>93.68261</text:p>
          </table:table-cell>
          <table:table-cell office:value-type="float" office:value="43.125" calcext:value-type="float">
            <text:p>43.125</text:p>
          </table:table-cell>
          <table:table-cell office:value-type="float" office:value="44.7251093695286" calcext:value-type="float">
            <text:p>44.7251093695286</text:p>
          </table:table-cell>
          <table:table-cell office:value-type="float" office:value="43.8020833333333" calcext:value-type="float">
            <text:p>43.8020833333333</text:p>
          </table:table-cell>
          <table:table-cell table:number-columns-repeated="2"/>
          <table:table-cell office:value-type="float" office:value="111.07905" calcext:value-type="float">
            <text:p>111.07905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3.20039" calcext:value-type="float">
            <text:p>93.20039</text:p>
          </table:table-cell>
          <table:table-cell office:value-type="float" office:value="43.75" calcext:value-type="float">
            <text:p>43.75</text:p>
          </table:table-cell>
          <table:table-cell office:value-type="float" office:value="46.3765418152167" calcext:value-type="float">
            <text:p>46.3765418152167</text:p>
          </table:table-cell>
          <table:table-cell office:value-type="float" office:value="44.4583333333333" calcext:value-type="float">
            <text:p>44.45833333333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2.278366" calcext:value-type="float">
            <text:p>92.278366</text:p>
          </table:table-cell>
          <table:table-cell office:value-type="float" office:value="42.875" calcext:value-type="float">
            <text:p>42.875</text:p>
          </table:table-cell>
          <table:table-cell office:value-type="float" office:value="44.2399488131029" calcext:value-type="float">
            <text:p>44.2399488131029</text:p>
          </table:table-cell>
          <table:table-cell office:value-type="float" office:value="42.8645833333333" calcext:value-type="float">
            <text:p>42.86458333333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6.00603" calcext:value-type="float">
            <text:p>96.00603</text:p>
          </table:table-cell>
          <table:table-cell office:value-type="float" office:value="45.5" calcext:value-type="float">
            <text:p>45.5</text:p>
          </table:table-cell>
          <table:table-cell office:value-type="float" office:value="43.8595569068393" calcext:value-type="float">
            <text:p>43.8595569068393</text:p>
          </table:table-cell>
          <table:table-cell office:value-type="float" office:value="42.34375" calcext:value-type="float">
            <text:p>42.34375</text:p>
          </table:table-cell>
          <table:table-cell/>
          <table:table-cell office:value-type="float" office:value="0.95208333333333" calcext:value-type="float">
            <text:p>0.95208333333333</text:p>
          </table:table-cell>
          <table:table-cell office:value-type="float" office:value="39.7708333333333" calcext:value-type="float">
            <text:p>39.770833333333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9.948746" calcext:value-type="float">
            <text:p>89.948746</text:p>
          </table:table-cell>
          <table:table-cell office:value-type="float" office:value="40.8125" calcext:value-type="float">
            <text:p>40.8125</text:p>
          </table:table-cell>
          <table:table-cell office:value-type="float" office:value="42.7586172098477" calcext:value-type="float">
            <text:p>42.7586172098477</text:p>
          </table:table-cell>
          <table:table-cell office:value-type="float" office:value="41.9791666666667" calcext:value-type="float">
            <text:p>41.9791666666667</text:p>
          </table:table-cell>
          <table:table-cell/>
          <table:table-cell office:value-type="float" office:value="39.7708333333333" calcext:value-type="float">
            <text:p>39.7708333333333</text:p>
          </table:table-cell>
          <table:table-cell office:value-type="float" office:value="40.7229166666666" calcext:value-type="float">
            <text:p>40.722916666666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.47781" calcext:value-type="float">
            <text:p>90.47781</text:p>
          </table:table-cell>
          <table:table-cell office:value-type="float" office:value="41.5625" calcext:value-type="float">
            <text:p>41.5625</text:p>
          </table:table-cell>
          <table:table-cell office:value-type="float" office:value="44.2010221260369" calcext:value-type="float">
            <text:p>44.2010221260369</text:p>
          </table:table-cell>
          <table:table-cell office:value-type="float" office:value="43.3645833333333" calcext:value-type="float">
            <text:p>43.3645833333333</text:p>
          </table:table-cell>
          <table:table-cell/>
          <table:table-cell office:value-type="float" office:value="45.3333333333333" calcext:value-type="float">
            <text:p>45.3333333333333</text:p>
          </table:table-cell>
          <table:table-cell office:value-type="float" office:value="41.675" calcext:value-type="float">
            <text:p>41.67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3.36232" calcext:value-type="float">
            <text:p>93.36232</text:p>
          </table:table-cell>
          <table:table-cell office:value-type="float" office:value="44.3125" calcext:value-type="float">
            <text:p>44.3125</text:p>
          </table:table-cell>
          <table:table-cell office:value-type="float" office:value="43.6652640120035" calcext:value-type="float">
            <text:p>43.6652640120035</text:p>
          </table:table-cell>
          <table:table-cell office:value-type="float" office:value="42.0104166666667" calcext:value-type="float">
            <text:p>42.0104166666667</text:p>
          </table:table-cell>
          <table:table-cell table:number-columns-repeated="2"/>
          <table:table-cell office:value-type="float" office:value="42.6270833333333" calcext:value-type="float">
            <text:p>42.627083333333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0.21522" calcext:value-type="float">
            <text:p>90.21522</text:p>
          </table:table-cell>
          <table:table-cell office:value-type="float" office:value="42" calcext:value-type="float">
            <text:p>42</text:p>
          </table:table-cell>
          <table:table-cell office:value-type="float" office:value="40.5120799381698" calcext:value-type="float">
            <text:p>40.5120799381698</text:p>
          </table:table-cell>
          <table:table-cell office:value-type="float" office:value="40.2083333333333" calcext:value-type="float">
            <text:p>40.2083333333333</text:p>
          </table:table-cell>
          <table:table-cell table:number-columns-repeated="2"/>
          <table:table-cell office:value-type="float" office:value="43.5791666666666" calcext:value-type="float">
            <text:p>43.579166666666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4.883545" calcext:value-type="float">
            <text:p>94.883545</text:p>
          </table:table-cell>
          <table:table-cell office:value-type="float" office:value="46.75" calcext:value-type="float">
            <text:p>46.75</text:p>
          </table:table-cell>
          <table:table-cell office:value-type="float" office:value="42.31247457129" calcext:value-type="float">
            <text:p>42.31247457129</text:p>
          </table:table-cell>
          <table:table-cell office:value-type="float" office:value="41.53125" calcext:value-type="float">
            <text:p>41.53125</text:p>
          </table:table-cell>
          <table:table-cell table:number-columns-repeated="2"/>
          <table:table-cell office:value-type="float" office:value="44.5312499999999" calcext:value-type="float">
            <text:p>44.531249999999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2.1476" calcext:value-type="float">
            <text:p>92.1476</text:p>
          </table:table-cell>
          <table:table-cell office:value-type="float" office:value="44.375" calcext:value-type="float">
            <text:p>44.375</text:p>
          </table:table-cell>
          <table:table-cell office:value-type="float" office:value="42.5506688004701" calcext:value-type="float">
            <text:p>42.5506688004701</text:p>
          </table:table-cell>
          <table:table-cell office:value-type="float" office:value="41.3020833333333" calcext:value-type="float">
            <text:p>41.3020833333333</text:p>
          </table:table-cell>
          <table:table-cell table:number-columns-repeated="2"/>
          <table:table-cell office:value-type="float" office:value="45.4833333333333" calcext:value-type="float">
            <text:p>45.483333333333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0.907135" calcext:value-type="float">
            <text:p>90.907135</text:p>
          </table:table-cell>
          <table:table-cell office:value-type="float" office:value="41.9375" calcext:value-type="float">
            <text:p>41.9375</text:p>
          </table:table-cell>
          <table:table-cell office:value-type="float" office:value="43.2294091332835" calcext:value-type="float">
            <text:p>43.2294091332835</text:p>
          </table:table-cell>
          <table:table-cell office:value-type="float" office:value="42.8854166666667" calcext:value-type="float">
            <text:p>42.8854166666667</text:p>
          </table:table-cell>
          <table:table-cell table:number-columns-repeated="2"/>
          <table:table-cell office:value-type="float" office:value="46.4354166666666" calcext:value-type="float">
            <text:p>46.435416666666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2.68643" calcext:value-type="float">
            <text:p>92.68643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796356705884" calcext:value-type="float">
            <text:p>40.796356705884</text:p>
          </table:table-cell>
          <table:table-cell office:value-type="float" office:value="39.7708333333333" calcext:value-type="float">
            <text:p>39.7708333333333</text:p>
          </table:table-cell>
          <table:table-cell table:number-columns-repeated="2"/>
          <table:table-cell office:value-type="float" office:value="47.3874999999999" calcext:value-type="float">
            <text:p>47.387499999999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5.0209" calcext:value-type="float">
            <text:p>95.0209</text:p>
          </table:table-cell>
          <table:table-cell office:value-type="float" office:value="46.4375" calcext:value-type="float">
            <text:p>46.4375</text:p>
          </table:table-cell>
          <table:table-cell office:value-type="float" office:value="44.9905246130609" calcext:value-type="float">
            <text:p>44.9905246130609</text:p>
          </table:table-cell>
          <table:table-cell office:value-type="float" office:value="43.1354166666667" calcext:value-type="float">
            <text:p>43.1354166666667</text:p>
          </table:table-cell>
          <table:table-cell table:number-columns-repeated="2"/>
          <table:table-cell office:value-type="float" office:value="48.3395833333332" calcext:value-type="float">
            <text:p>48.339583333333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2.4695" calcext:value-type="float">
            <text:p>92.4695</text:p>
          </table:table-cell>
          <table:table-cell office:value-type="float" office:value="44" calcext:value-type="float">
            <text:p>44</text:p>
          </table:table-cell>
          <table:table-cell office:value-type="float" office:value="42.0178934838747" calcext:value-type="float">
            <text:p>42.0178934838747</text:p>
          </table:table-cell>
          <table:table-cell office:value-type="float" office:value="40.9791666666667" calcext:value-type="float">
            <text:p>40.9791666666667</text:p>
          </table:table-cell>
          <table:table-cell table:number-columns-repeated="2"/>
          <table:table-cell office:value-type="float" office:value="49.2916666666666" calcext:value-type="float">
            <text:p>49.29166666666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0.17012" calcext:value-type="float">
            <text:p>90.17012</text:p>
          </table:table-cell>
          <table:table-cell office:value-type="float" office:value="41.5625" calcext:value-type="float">
            <text:p>41.5625</text:p>
          </table:table-cell>
          <table:table-cell office:value-type="float" office:value="41.7160510428634" calcext:value-type="float">
            <text:p>41.7160510428634</text:p>
          </table:table-cell>
          <table:table-cell office:value-type="float" office:value="41.6354166666667" calcext:value-type="float">
            <text:p>41.635416666666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1.05154" calcext:value-type="float">
            <text:p>91.05154</text:p>
          </table:table-cell>
          <table:table-cell office:value-type="float" office:value="41.25" calcext:value-type="float">
            <text:p>41.25</text:p>
          </table:table-cell>
          <table:table-cell office:value-type="float" office:value="44.3660141774346" calcext:value-type="float">
            <text:p>44.3660141774346</text:p>
          </table:table-cell>
          <table:table-cell office:value-type="float" office:value="43.8020833333333" calcext:value-type="float">
            <text:p>43.8020833333333</text:p>
          </table:table-cell>
          <table:table-cell/>
          <table:table-cell office:value-type="float" office:value="0.608482872075409" calcext:value-type="float">
            <text:p>0.608482872075409</text:p>
          </table:table-cell>
          <table:table-cell office:value-type="float" office:value="40.5120799381698" calcext:value-type="float">
            <text:p>40.512079938169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5.01818" calcext:value-type="float">
            <text:p>95.01818</text:p>
          </table:table-cell>
          <table:table-cell office:value-type="float" office:value="46.9375" calcext:value-type="float">
            <text:p>46.9375</text:p>
          </table:table-cell>
          <table:table-cell office:value-type="float" office:value="44.6773410590799" calcext:value-type="float">
            <text:p>44.6773410590799</text:p>
          </table:table-cell>
          <table:table-cell office:value-type="float" office:value="43.75" calcext:value-type="float">
            <text:p>43.75</text:p>
          </table:table-cell>
          <table:table-cell/>
          <table:table-cell office:value-type="float" office:value="40.5120799381698" calcext:value-type="float">
            <text:p>40.5120799381698</text:p>
          </table:table-cell>
          <table:table-cell office:value-type="float" office:value="41.1205628102452" calcext:value-type="float">
            <text:p>41.120562810245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92.284164" calcext:value-type="float">
            <text:p>92.284164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42.4371279303927" calcext:value-type="float">
            <text:p>42.4371279303927</text:p>
          </table:table-cell>
          <table:table-cell office:value-type="float" office:value="42.15625" calcext:value-type="float">
            <text:p>42.15625</text:p>
          </table:table-cell>
          <table:table-cell/>
          <table:table-cell office:value-type="float" office:value="46.5969086589239" calcext:value-type="float">
            <text:p>46.5969086589239</text:p>
          </table:table-cell>
          <table:table-cell office:value-type="float" office:value="41.7290456823206" calcext:value-type="float">
            <text:p>41.729045682320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6.05491" calcext:value-type="float">
            <text:p>96.05491</text:p>
          </table:table-cell>
          <table:table-cell office:value-type="float" office:value="48.125" calcext:value-type="float">
            <text:p>48.125</text:p>
          </table:table-cell>
          <table:table-cell office:value-type="float" office:value="40.8645485194387" calcext:value-type="float">
            <text:p>40.8645485194387</text:p>
          </table:table-cell>
          <table:table-cell office:value-type="float" office:value="40.3854166666667" calcext:value-type="float">
            <text:p>40.3854166666667</text:p>
          </table:table-cell>
          <table:table-cell table:number-columns-repeated="2"/>
          <table:table-cell office:value-type="float" office:value="42.337528554396" calcext:value-type="float">
            <text:p>42.33752855439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9.052826" calcext:value-type="float">
            <text:p>89.052826</text:p>
          </table:table-cell>
          <table:table-cell office:value-type="float" office:value="39.6875" calcext:value-type="float">
            <text:p>39.6875</text:p>
          </table:table-cell>
          <table:table-cell office:value-type="float" office:value="43.3081931095658" calcext:value-type="float">
            <text:p>43.3081931095658</text:p>
          </table:table-cell>
          <table:table-cell office:value-type="float" office:value="42.3645833333333" calcext:value-type="float">
            <text:p>42.3645833333333</text:p>
          </table:table-cell>
          <table:table-cell table:number-columns-repeated="2"/>
          <table:table-cell office:value-type="float" office:value="42.9460114264714" calcext:value-type="float">
            <text:p>42.946011426471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1.44471" calcext:value-type="float">
            <text:p>91.44471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44.8803804416888" calcext:value-type="float">
            <text:p>44.8803804416888</text:p>
          </table:table-cell>
          <table:table-cell office:value-type="float" office:value="43.53125" calcext:value-type="float">
            <text:p>43.53125</text:p>
          </table:table-cell>
          <table:table-cell table:number-columns-repeated="2"/>
          <table:table-cell office:value-type="float" office:value="43.5544942985468" calcext:value-type="float">
            <text:p>43.554494298546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8.70436" calcext:value-type="float">
            <text:p>98.70436</text:p>
          </table:table-cell>
          <table:table-cell office:value-type="float" office:value="52.125" calcext:value-type="float">
            <text:p>52.125</text:p>
          </table:table-cell>
          <table:table-cell office:value-type="float" office:value="44.1916527740234" calcext:value-type="float">
            <text:p>44.1916527740234</text:p>
          </table:table-cell>
          <table:table-cell office:value-type="float" office:value="43.5625" calcext:value-type="float">
            <text:p>43.5625</text:p>
          </table:table-cell>
          <table:table-cell table:number-columns-repeated="2"/>
          <table:table-cell office:value-type="float" office:value="44.1629771706222" calcext:value-type="float">
            <text:p>44.162977170622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9.051346" calcext:value-type="float">
            <text:p>89.051346</text:p>
          </table:table-cell>
          <table:table-cell office:value-type="float" office:value="40.375" calcext:value-type="float">
            <text:p>40.375</text:p>
          </table:table-cell>
          <table:table-cell office:value-type="float" office:value="45.8145087011921" calcext:value-type="float">
            <text:p>45.814508701192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.7714600426976" calcext:value-type="float">
            <text:p>44.771460042697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91.12302" calcext:value-type="float">
            <text:p>91.12302</text:p>
          </table:table-cell>
          <table:table-cell office:value-type="float" office:value="43.5" calcext:value-type="float">
            <text:p>43.5</text:p>
          </table:table-cell>
          <table:table-cell office:value-type="float" office:value="41.5313701454043" calcext:value-type="float">
            <text:p>41.5313701454043</text:p>
          </table:table-cell>
          <table:table-cell office:value-type="float" office:value="41.3645833333333" calcext:value-type="float">
            <text:p>41.3645833333333</text:p>
          </table:table-cell>
          <table:table-cell table:number-columns-repeated="2"/>
          <table:table-cell office:value-type="float" office:value="45.379942914773" calcext:value-type="float">
            <text:p>45.37994291477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5.362976" calcext:value-type="float">
            <text:p>95.362976</text:p>
          </table:table-cell>
          <table:table-cell office:value-type="float" office:value="48.1875" calcext:value-type="float">
            <text:p>48.1875</text:p>
          </table:table-cell>
          <table:table-cell office:value-type="float" office:value="41.6533724699309" calcext:value-type="float">
            <text:p>41.6533724699309</text:p>
          </table:table-cell>
          <table:table-cell office:value-type="float" office:value="41.0729166666667" calcext:value-type="float">
            <text:p>41.0729166666667</text:p>
          </table:table-cell>
          <table:table-cell table:number-columns-repeated="2"/>
          <table:table-cell office:value-type="float" office:value="45.9884257868484" calcext:value-type="float">
            <text:p>45.988425786848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5.224594" calcext:value-type="float">
            <text:p>95.224594</text:p>
          </table:table-cell>
          <table:table-cell office:value-type="float" office:value="49.25" calcext:value-type="float">
            <text:p>49.25</text:p>
          </table:table-cell>
          <table:table-cell office:value-type="float" office:value="43.8453039142054" calcext:value-type="float">
            <text:p>43.8453039142054</text:p>
          </table:table-cell>
          <table:table-cell office:value-type="float" office:value="43.1875" calcext:value-type="float">
            <text:p>43.1875</text:p>
          </table:table-cell>
          <table:table-cell table:number-columns-repeated="2"/>
          <table:table-cell office:value-type="float" office:value="46.5969086589239" calcext:value-type="float">
            <text:p>46.596908658923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2.29567" calcext:value-type="float">
            <text:p>92.29567</text:p>
          </table:table-cell>
          <table:table-cell office:value-type="float" office:value="43.3125" calcext:value-type="float">
            <text:p>43.3125</text:p>
          </table:table-cell>
          <table:table-cell office:value-type="float" office:value="43.1164745155818" calcext:value-type="float">
            <text:p>43.1164745155818</text:p>
          </table:table-cell>
          <table:table-cell office:value-type="float" office:value="41.2395833333333" calcext:value-type="float">
            <text:p>41.239583333333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9.960205" calcext:value-type="float">
            <text:p>89.960205</text:p>
          </table:table-cell>
          <table:table-cell office:value-type="float" office:value="41.3125" calcext:value-type="float">
            <text:p>41.3125</text:p>
          </table:table-cell>
          <table:table-cell office:value-type="float" office:value="41.4540022231756" calcext:value-type="float">
            <text:p>41.4540022231756</text:p>
          </table:table-cell>
          <table:table-cell office:value-type="float" office:value="41.3229166666667" calcext:value-type="float">
            <text:p>41.322916666666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90.663315" calcext:value-type="float">
            <text:p>90.663315</text:p>
          </table:table-cell>
          <table:table-cell office:value-type="float" office:value="42.375" calcext:value-type="float">
            <text:p>42.375</text:p>
          </table:table-cell>
          <table:table-cell office:value-type="float" office:value="45.0951434880963" calcext:value-type="float">
            <text:p>45.0951434880963</text:p>
          </table:table-cell>
          <table:table-cell office:value-type="float" office:value="44.4375" calcext:value-type="float">
            <text:p>44.437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5.0667" calcext:value-type="float">
            <text:p>95.0667</text:p>
          </table:table-cell>
          <table:table-cell office:value-type="float" office:value="47.75" calcext:value-type="float">
            <text:p>47.75</text:p>
          </table:table-cell>
          <table:table-cell office:value-type="float" office:value="44.877423429264" calcext:value-type="float">
            <text:p>44.877423429264</text:p>
          </table:table-cell>
          <table:table-cell office:value-type="float" office:value="43.1041666666667" calcext:value-type="float">
            <text:p>43.104166666666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7.048874" calcext:value-type="float">
            <text:p>97.048874</text:p>
          </table:table-cell>
          <table:table-cell office:value-type="float" office:value="49.6875" calcext:value-type="float">
            <text:p>49.6875</text:p>
          </table:table-cell>
          <table:table-cell office:value-type="float" office:value="42.5887283960136" calcext:value-type="float">
            <text:p>42.5887283960136</text:p>
          </table:table-cell>
          <table:table-cell office:value-type="float" office:value="41.75" calcext:value-type="float">
            <text:p>41.7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0.47018" calcext:value-type="float">
            <text:p>90.47018</text:p>
          </table:table-cell>
          <table:table-cell office:value-type="float" office:value="42.375" calcext:value-type="float">
            <text:p>42.375</text:p>
          </table:table-cell>
          <table:table-cell office:value-type="float" office:value="42.6617909947213" calcext:value-type="float">
            <text:p>42.6617909947213</text:p>
          </table:table-cell>
          <table:table-cell office:value-type="float" office:value="42.5520833333333" calcext:value-type="float">
            <text:p>42.552083333333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0.39287" calcext:value-type="float">
            <text:p>90.39287</text:p>
          </table:table-cell>
          <table:table-cell office:value-type="float" office:value="41.875" calcext:value-type="float">
            <text:p>41.875</text:p>
          </table:table-cell>
          <table:table-cell office:value-type="float" office:value="43.3639584443369" calcext:value-type="float">
            <text:p>43.3639584443369</text:p>
          </table:table-cell>
          <table:table-cell office:value-type="float" office:value="42.65625" calcext:value-type="float">
            <text:p>42.6562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3.01099" calcext:value-type="float">
            <text:p>93.01099</text:p>
          </table:table-cell>
          <table:table-cell office:value-type="float" office:value="45.4375" calcext:value-type="float">
            <text:p>45.4375</text:p>
          </table:table-cell>
          <table:table-cell office:value-type="float" office:value="45.2156869722071" calcext:value-type="float">
            <text:p>45.2156869722071</text:p>
          </table:table-cell>
          <table:table-cell office:value-type="float" office:value="43.5208333333333" calcext:value-type="float">
            <text:p>43.520833333333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2.0327" calcext:value-type="float">
            <text:p>92.0327</text:p>
          </table:table-cell>
          <table:table-cell office:value-type="float" office:value="44.5" calcext:value-type="float">
            <text:p>44.5</text:p>
          </table:table-cell>
          <table:table-cell office:value-type="float" office:value="43.7998332881831" calcext:value-type="float">
            <text:p>43.7998332881831</text:p>
          </table:table-cell>
          <table:table-cell office:value-type="float" office:value="42.9270833333333" calcext:value-type="float">
            <text:p>42.92708333333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2.77341" calcext:value-type="float">
            <text:p>92.77341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2.839724466064" calcext:value-type="float">
            <text:p>42.839724466064</text:p>
          </table:table-cell>
          <table:table-cell office:value-type="float" office:value="41.71875" calcext:value-type="float">
            <text:p>41.7187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94.11064" calcext:value-type="float">
            <text:p>94.11064</text:p>
          </table:table-cell>
          <table:table-cell office:value-type="float" office:value="47.9375" calcext:value-type="float">
            <text:p>47.9375</text:p>
          </table:table-cell>
          <table:table-cell office:value-type="float" office:value="46.5969086589239" calcext:value-type="float">
            <text:p>46.5969086589239</text:p>
          </table:table-cell>
          <table:table-cell office:value-type="float" office:value="45.3333333333333" calcext:value-type="float">
            <text:p>45.33333333333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93.00272" calcext:value-type="float">
            <text:p>93.00272</text:p>
          </table:table-cell>
          <table:table-cell office:value-type="float" office:value="46.5" calcext:value-type="float">
            <text:p>46.5</text:p>
          </table:table-cell>
          <table:table-cell office:value-type="float" office:value="44.260813582781" calcext:value-type="float">
            <text:p>44.260813582781</text:p>
          </table:table-cell>
          <table:table-cell office:value-type="float" office:value="42.9479166666667" calcext:value-type="float">
            <text:p>42.947916666666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5.26845" calcext:value-type="float">
            <text:p>95.26845</text:p>
          </table:table-cell>
          <table:table-cell office:value-type="float" office:value="49.4375" calcext:value-type="float">
            <text:p>49.4375</text:p>
          </table:table-cell>
          <table:table-cell office:value-type="float" office:value="44.4797251417746" calcext:value-type="float">
            <text:p>44.4797251417746</text:p>
          </table:table-cell>
          <table:table-cell office:value-type="float" office:value="44.28125" calcext:value-type="float">
            <text:p>44.2812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3.68883" calcext:value-type="float">
            <text:p>93.68883</text:p>
          </table:table-cell>
          <table:table-cell office:value-type="float" office:value="46.0625" calcext:value-type="float">
            <text:p>46.0625</text:p>
          </table:table-cell>
          <table:table-cell office:value-type="float" office:value="43.4160148169257" calcext:value-type="float">
            <text:p>43.4160148169257</text:p>
          </table:table-cell>
          <table:table-cell office:value-type="float" office:value="43.0520833333333" calcext:value-type="float">
            <text:p>43.052083333333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1.14641" calcext:value-type="float">
            <text:p>91.14641</text:p>
          </table:table-cell>
          <table:table-cell office:value-type="float" office:value="44" calcext:value-type="float">
            <text:p>44</text:p>
          </table:table-cell>
          <table:table-cell office:value-type="float" office:value="43.0959860828336" calcext:value-type="float">
            <text:p>43.0959860828336</text:p>
          </table:table-cell>
          <table:table-cell office:value-type="float" office:value="42.53125" calcext:value-type="float">
            <text:p>42.5312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6.24903" calcext:value-type="float">
            <text:p>96.24903</text:p>
          </table:table-cell>
          <table:table-cell office:value-type="float" office:value="50.4375" calcext:value-type="float">
            <text:p>50.4375</text:p>
          </table:table-cell>
          <table:table-cell office:value-type="float" office:value="42.2860595410658" calcext:value-type="float">
            <text:p>42.2860595410658</text:p>
          </table:table-cell>
          <table:table-cell office:value-type="float" office:value="42.1770833333333" calcext:value-type="float">
            <text:p>42.177083333333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1.490234" calcext:value-type="float">
            <text:p>91.490234</text:p>
          </table:table-cell>
          <table:table-cell office:value-type="float" office:value="43.6875" calcext:value-type="float">
            <text:p>43.6875</text:p>
          </table:table-cell>
          <table:table-cell office:value-type="float" office:value="43.9777437492611" calcext:value-type="float">
            <text:p>43.9777437492611</text:p>
          </table:table-cell>
          <table:table-cell office:value-type="float" office:value="43.96875" calcext:value-type="float">
            <text:p>43.9687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92.2658" calcext:value-type="float">
            <text:p>92.2658</text:p>
          </table:table-cell>
          <table:table-cell office:value-type="float" office:value="45" calcext:value-type="float">
            <text:p>45</text:p>
          </table:table-cell>
          <table:table-cell office:value-type="float" office:value="45.0901672520641" calcext:value-type="float">
            <text:p>45.0901672520641</text:p>
          </table:table-cell>
          <table:table-cell office:value-type="float" office:value="43.2083333333333" calcext:value-type="float">
            <text:p>43.208333333333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5.17372" calcext:value-type="float">
            <text:p>85.17372</text:p>
          </table:table-cell>
          <table:table-cell office:value-type="float" office:value="38.625" calcext:value-type="float">
            <text:p>38.625</text:p>
          </table:table-cell>
          <table:table-cell office:value-type="float" office:value="44.8530419612855" calcext:value-type="float">
            <text:p>44.8530419612855</text:p>
          </table:table-cell>
          <table:table-cell office:value-type="float" office:value="43.0625" calcext:value-type="float">
            <text:p>43.062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1.82007" calcext:value-type="float">
            <text:p>91.82007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42.0442174127336" calcext:value-type="float">
            <text:p>42.0442174127336</text:p>
          </table:table-cell>
          <table:table-cell office:value-type="float" office:value="41.3125" calcext:value-type="float">
            <text:p>41.312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3.5175" calcext:value-type="float">
            <text:p>93.5175</text:p>
          </table:table-cell>
          <table:table-cell office:value-type="float" office:value="46.5625" calcext:value-type="float">
            <text:p>46.5625</text:p>
          </table:table-cell>
          <table:table-cell office:value-type="float" office:value="42.6428146437638" calcext:value-type="float">
            <text:p>42.6428146437638</text:p>
          </table:table-cell>
          <table:table-cell office:value-type="float" office:value="41.8854166666667" calcext:value-type="float">
            <text:p>41.885416666666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95.37041" calcext:value-type="float">
            <text:p>95.37041</text:p>
          </table:table-cell>
          <table:table-cell office:value-type="float" office:value="50" calcext:value-type="float">
            <text:p>50</text:p>
          </table:table-cell>
          <table:table-cell office:value-type="float" office:value="44.6101626204454" calcext:value-type="float">
            <text:p>44.6101626204454</text:p>
          </table:table-cell>
          <table:table-cell office:value-type="float" office:value="44.3333333333333" calcext:value-type="float">
            <text:p>44.333333333333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2.86514" calcext:value-type="float">
            <text:p>92.86514</text:p>
          </table:table-cell>
          <table:table-cell office:value-type="float" office:value="46.4375" calcext:value-type="float">
            <text:p>46.4375</text:p>
          </table:table-cell>
          <table:table-cell office:value-type="float" office:value="44.0291954345643" calcext:value-type="float">
            <text:p>44.0291954345643</text:p>
          </table:table-cell>
          <table:table-cell office:value-type="float" office:value="43.84375" calcext:value-type="float">
            <text:p>43.8437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82.62906" calcext:value-type="float">
            <text:p>82.62906</text:p>
          </table:table-cell>
          <table:table-cell office:value-type="float" office:value="35.8125" calcext:value-type="float">
            <text:p>35.8125</text:p>
          </table:table-cell>
          <table:table-cell office:value-type="float" office:value="43.9593220827299" calcext:value-type="float">
            <text:p>43.9593220827299</text:p>
          </table:table-cell>
          <table:table-cell office:value-type="float" office:value="43.3645833333333" calcext:value-type="float">
            <text:p>43.364583333333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3.69255" calcext:value-type="float">
            <text:p>93.69255</text:p>
          </table:table-cell>
          <table:table-cell office:value-type="float" office:value="46.75" calcext:value-type="float">
            <text:p>46.75</text:p>
          </table:table-cell>
          <table:table-cell office:value-type="float" office:value="42.8611551452542" calcext:value-type="float">
            <text:p>42.8611551452542</text:p>
          </table:table-cell>
          <table:table-cell office:value-type="float" office:value="41.53125" calcext:value-type="float">
            <text:p>41.5312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0.7466" calcext:value-type="float">
            <text:p>90.7466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2.6999758832252" calcext:value-type="float">
            <text:p>42.6999758832252</text:p>
          </table:table-cell>
          <table:table-cell office:value-type="float" office:value="41.6458333333333" calcext:value-type="float">
            <text:p>41.645833333333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86.22368" calcext:value-type="float">
            <text:p>86.22368</text:p>
          </table:table-cell>
          <table:table-cell office:value-type="float" office:value="40.1875" calcext:value-type="float">
            <text:p>40.1875</text:p>
          </table:table-cell>
          <table:table-cell office:value-type="float" office:value="45.3328515660541" calcext:value-type="float">
            <text:p>45.3328515660541</text:p>
          </table:table-cell>
          <table:table-cell office:value-type="float" office:value="43.5625" calcext:value-type="float">
            <text:p>43.562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93.30138" calcext:value-type="float">
            <text:p>93.30138</text:p>
          </table:table-cell>
          <table:table-cell office:value-type="float" office:value="48.5" calcext:value-type="float">
            <text:p>48.5</text:p>
          </table:table-cell>
          <table:table-cell office:value-type="float" office:value="42.7976236143884" calcext:value-type="float">
            <text:p>42.7976236143884</text:p>
          </table:table-cell>
          <table:table-cell office:value-type="float" office:value="41.9895833333333" calcext:value-type="float">
            <text:p>41.989583333333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2.90423" calcext:value-type="float">
            <text:p>92.90423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3.5524096887513" calcext:value-type="float">
            <text:p>43.5524096887513</text:p>
          </table:table-cell>
          <table:table-cell office:value-type="float" office:value="43.0625" calcext:value-type="float">
            <text:p>43.06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9.990204" calcext:value-type="float">
            <text:p>89.990204</text:p>
          </table:table-cell>
          <table:table-cell office:value-type="float" office:value="44" calcext:value-type="float">
            <text:p>44</text:p>
          </table:table-cell>
          <table:table-cell office:value-type="float" office:value="41.9369751213571" calcext:value-type="float">
            <text:p>41.9369751213571</text:p>
          </table:table-cell>
          <table:table-cell office:value-type="float" office:value="40.125" calcext:value-type="float">
            <text:p>40.12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3.486725" calcext:value-type="float">
            <text:p>93.486725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41.6227956717742" calcext:value-type="float">
            <text:p>41.6227956717742</text:p>
          </table:table-cell>
          <table:table-cell office:value-type="float" office:value="41.5104166666667" calcext:value-type="float">
            <text:p>41.51041666666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91.7805" calcext:value-type="float">
            <text:p>91.7805</text:p>
          </table:table-cell>
          <table:table-cell office:value-type="float" office:value="43.625" calcext:value-type="float">
            <text:p>43.625</text:p>
          </table:table-cell>
          <table:table-cell office:value-type="float" office:value="43.4449999425231" calcext:value-type="float">
            <text:p>43.4449999425231</text:p>
          </table:table-cell>
          <table:table-cell office:value-type="float" office:value="42.7291666666667" calcext:value-type="float">
            <text:p>42.72916666666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87.206116" calcext:value-type="float">
            <text:p>87.206116</text:p>
          </table:table-cell>
          <table:table-cell office:value-type="float" office:value="42.375" calcext:value-type="float">
            <text:p>42.375</text:p>
          </table:table-cell>
          <table:table-cell office:value-type="float" office:value="44.8638494235807" calcext:value-type="float">
            <text:p>44.8638494235807</text:p>
          </table:table-cell>
          <table:table-cell office:value-type="float" office:value="43.7291666666667" calcext:value-type="float">
            <text:p>43.729166666666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91.526855" calcext:value-type="float">
            <text:p>91.526855</text:p>
          </table:table-cell>
          <table:table-cell office:value-type="float" office:value="45.25" calcext:value-type="float">
            <text:p>45.25</text:p>
          </table:table-cell>
          <table:table-cell office:value-type="float" office:value="44.6483813707916" calcext:value-type="float">
            <text:p>44.6483813707916</text:p>
          </table:table-cell>
          <table:table-cell office:value-type="float" office:value="43.78125" calcext:value-type="float">
            <text:p>43.7812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0.00649" calcext:value-type="float">
            <text:p>90.00649</text:p>
          </table:table-cell>
          <table:table-cell office:value-type="float" office:value="45.375" calcext:value-type="float">
            <text:p>45.375</text:p>
          </table:table-cell>
          <table:table-cell office:value-type="float" office:value="41.2090887509357" calcext:value-type="float">
            <text:p>41.2090887509357</text:p>
          </table:table-cell>
          <table:table-cell office:value-type="float" office:value="40.1041666666667" calcext:value-type="float">
            <text:p>40.1041666666667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93.49786" calcext:value-type="float">
            <text:p>93.49786</text:p>
          </table:table-cell>
          <table:table-cell office:value-type="float" office:value="46.0625" calcext:value-type="float">
            <text:p>46.0625</text:p>
          </table:table-cell>
          <table:table-cell office:value-type="float" office:value="41.7026026532511" calcext:value-type="float">
            <text:p>41.7026026532511</text:p>
          </table:table-cell>
          <table:table-cell office:value-type="float" office:value="41.3854166666667" calcext:value-type="float">
            <text:p>41.3854166666667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0.42615" calcext:value-type="float">
            <text:p>90.42615</text:p>
          </table:table-cell>
          <table:table-cell office:value-type="float" office:value="44.8125" calcext:value-type="float">
            <text:p>44.8125</text:p>
          </table:table-cell>
          <table:table-cell office:value-type="float" office:value="43.7758054377365" calcext:value-type="float">
            <text:p>43.7758054377365</text:p>
          </table:table-cell>
          <table:table-cell office:value-type="float" office:value="42.5416666666667" calcext:value-type="float">
            <text:p>42.541666666666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89.71832" calcext:value-type="float">
            <text:p>89.71832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45.7068458857306" calcext:value-type="float">
            <text:p>45.7068458857306</text:p>
          </table:table-cell>
          <table:table-cell office:value-type="float" office:value="43.8020833333333" calcext:value-type="float">
            <text:p>43.802083333333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6.179596" calcext:value-type="float">
            <text:p>86.179596</text:p>
          </table:table-cell>
          <table:table-cell office:value-type="float" office:value="39.8125" calcext:value-type="float">
            <text:p>39.8125</text:p>
          </table:table-cell>
          <table:table-cell office:value-type="float" office:value="42.5920909339057" calcext:value-type="float">
            <text:p>42.5920909339057</text:p>
          </table:table-cell>
          <table:table-cell office:value-type="float" office:value="42.1458333333333" calcext:value-type="float">
            <text:p>42.145833333333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7.62206" calcext:value-type="float">
            <text:p>87.62206</text:p>
          </table:table-cell>
          <table:table-cell office:value-type="float" office:value="41.1875" calcext:value-type="float">
            <text:p>41.1875</text:p>
          </table:table-cell>
          <table:table-cell office:value-type="float" office:value="42.0181032651839" calcext:value-type="float">
            <text:p>42.0181032651839</text:p>
          </table:table-cell>
          <table:table-cell office:value-type="float" office:value="41.4375" calcext:value-type="float">
            <text:p>41.43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84.777336" calcext:value-type="float">
            <text:p>84.777336</text:p>
          </table:table-cell>
          <table:table-cell office:value-type="float" office:value="41.0625" calcext:value-type="float">
            <text:p>41.0625</text:p>
          </table:table-cell>
          <table:table-cell office:value-type="float" office:value="45.7475781208095" calcext:value-type="float">
            <text:p>45.7475781208095</text:p>
          </table:table-cell>
          <table:table-cell office:value-type="float" office:value="44.59375" calcext:value-type="float">
            <text:p>44.5937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93.518234" calcext:value-type="float">
            <text:p>93.518234</text:p>
          </table:table-cell>
          <table:table-cell office:value-type="float" office:value="47.4375" calcext:value-type="float">
            <text:p>47.4375</text:p>
          </table:table-cell>
          <table:table-cell office:value-type="float" office:value="44.3859077845013" calcext:value-type="float">
            <text:p>44.3859077845013</text:p>
          </table:table-cell>
          <table:table-cell office:value-type="float" office:value="42.6458333333333" calcext:value-type="float">
            <text:p>42.645833333333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1.525085" calcext:value-type="float">
            <text:p>91.525085</text:p>
          </table:table-cell>
          <table:table-cell office:value-type="float" office:value="44.625" calcext:value-type="float">
            <text:p>44.625</text:p>
          </table:table-cell>
          <table:table-cell office:value-type="float" office:value="43.9753612765924" calcext:value-type="float">
            <text:p>43.9753612765924</text:p>
          </table:table-cell>
          <table:table-cell office:value-type="float" office:value="42.5208333333333" calcext:value-type="float">
            <text:p>42.520833333333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6.98772" calcext:value-type="float">
            <text:p>86.98772</text:p>
          </table:table-cell>
          <table:table-cell office:value-type="float" office:value="41.625" calcext:value-type="float">
            <text:p>41.625</text:p>
          </table:table-cell>
          <table:table-cell office:value-type="float" office:value="44.8172025570846" calcext:value-type="float">
            <text:p>44.8172025570846</text:p>
          </table:table-cell>
          <table:table-cell office:value-type="float" office:value="44.5416666666667" calcext:value-type="float">
            <text:p>44.541666666666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2.32135" calcext:value-type="float">
            <text:p>92.32135</text:p>
          </table:table-cell>
          <table:table-cell office:value-type="float" office:value="45.6875" calcext:value-type="float">
            <text:p>45.6875</text:p>
          </table:table-cell>
          <table:table-cell office:value-type="float" office:value="45.7135081867387" calcext:value-type="float">
            <text:p>45.7135081867387</text:p>
          </table:table-cell>
          <table:table-cell office:value-type="float" office:value="44.0625" calcext:value-type="float">
            <text:p>44.062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90.8103" calcext:value-type="float">
            <text:p>90.8103</text:p>
          </table:table-cell>
          <table:table-cell office:value-type="float" office:value="44.0625" calcext:value-type="float">
            <text:p>44.0625</text:p>
          </table:table-cell>
          <table:table-cell office:value-type="float" office:value="43.6971766493774" calcext:value-type="float">
            <text:p>43.6971766493774</text:p>
          </table:table-cell>
          <table:table-cell office:value-type="float" office:value="42.3854166666667" calcext:value-type="float">
            <text:p>42.385416666666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92.394714" calcext:value-type="float">
            <text:p>92.394714</text:p>
          </table:table-cell>
          <table:table-cell office:value-type="float" office:value="46.75" calcext:value-type="float">
            <text:p>46.75</text:p>
          </table:table-cell>
          <table:table-cell office:value-type="float" office:value="44.3108553905939" calcext:value-type="float">
            <text:p>44.3108553905939</text:p>
          </table:table-cell>
          <table:table-cell office:value-type="float" office:value="43.3020833333333" calcext:value-type="float">
            <text:p>43.302083333333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93.46765" calcext:value-type="float">
            <text:p>93.46765</text:p>
          </table:table-cell>
          <table:table-cell office:value-type="float" office:value="47.375" calcext:value-type="float">
            <text:p>47.375</text:p>
          </table:table-cell>
          <table:table-cell office:value-type="float" office:value="42.7704390335732" calcext:value-type="float">
            <text:p>42.7704390335732</text:p>
          </table:table-cell>
          <table:table-cell office:value-type="float" office:value="41.28125" calcext:value-type="float">
            <text:p>41.2812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88.89806" calcext:value-type="float">
            <text:p>88.89806</text:p>
          </table:table-cell>
          <table:table-cell office:value-type="float" office:value="42.5625" calcext:value-type="float">
            <text:p>42.5625</text:p>
          </table:table-cell>
          <table:table-cell office:value-type="float" office:value="42.2327900245006" calcext:value-type="float">
            <text:p>42.2327900245006</text:p>
          </table:table-cell>
          <table:table-cell office:value-type="float" office:value="40.4791666666667" calcext:value-type="float">
            <text:p>40.479166666666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6.685074" calcext:value-type="float">
            <text:p>86.685074</text:p>
          </table:table-cell>
          <table:table-cell office:value-type="float" office:value="40.5625" calcext:value-type="float">
            <text:p>40.5625</text:p>
          </table:table-cell>
          <table:table-cell office:value-type="float" office:value="44.0099934249841" calcext:value-type="float">
            <text:p>44.0099934249841</text:p>
          </table:table-cell>
          <table:table-cell office:value-type="float" office:value="43.2604166666667" calcext:value-type="float">
            <text:p>43.2604166666667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97.40619" calcext:value-type="float">
            <text:p>97.40619</text:p>
          </table:table-cell>
          <table:table-cell office:value-type="float" office:value="53.0625" calcext:value-type="float">
            <text:p>53.0625</text:p>
          </table:table-cell>
          <table:table-cell office:value-type="float" office:value="44.3254431161532" calcext:value-type="float">
            <text:p>44.3254431161532</text:p>
          </table:table-cell>
          <table:table-cell office:value-type="float" office:value="42.96875" calcext:value-type="float">
            <text:p>42.9687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87.754715" calcext:value-type="float">
            <text:p>87.754715</text:p>
          </table:table-cell>
          <table:table-cell office:value-type="float" office:value="43.75" calcext:value-type="float">
            <text:p>43.75</text:p>
          </table:table-cell>
          <table:table-cell office:value-type="float" office:value="43.7901901923842" calcext:value-type="float">
            <text:p>43.7901901923842</text:p>
          </table:table-cell>
          <table:table-cell office:value-type="float" office:value="43.1770833333333" calcext:value-type="float">
            <text:p>43.177083333333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5.29369" calcext:value-type="float">
            <text:p>85.29369</text:p>
          </table:table-cell>
          <table:table-cell office:value-type="float" office:value="39.5" calcext:value-type="float">
            <text:p>39.5</text:p>
          </table:table-cell>
          <table:table-cell office:value-type="float" office:value="43.76092001462" calcext:value-type="float">
            <text:p>43.76092001462</text:p>
          </table:table-cell>
          <table:table-cell office:value-type="float" office:value="42.375" calcext:value-type="float">
            <text:p>42.37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90.76627" calcext:value-type="float">
            <text:p>90.76627</text:p>
          </table:table-cell>
          <table:table-cell office:value-type="float" office:value="44.75" calcext:value-type="float">
            <text:p>44.75</text:p>
          </table:table-cell>
          <table:table-cell office:value-type="float" office:value="45.2737767879926" calcext:value-type="float">
            <text:p>45.2737767879926</text:p>
          </table:table-cell>
          <table:table-cell office:value-type="float" office:value="43.6145833333333" calcext:value-type="float">
            <text:p>43.614583333333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3.64455" calcext:value-type="float">
            <text:p>93.64455</text:p>
          </table:table-cell>
          <table:table-cell office:value-type="float" office:value="45.75" calcext:value-type="float">
            <text:p>45.75</text:p>
          </table:table-cell>
          <table:table-cell office:value-type="float" office:value="41.5337680149667" calcext:value-type="float">
            <text:p>41.5337680149667</text:p>
          </table:table-cell>
          <table:table-cell office:value-type="float" office:value="41.2291666666667" calcext:value-type="float">
            <text:p>41.229166666666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89.379524" calcext:value-type="float">
            <text:p>89.379524</text:p>
          </table:table-cell>
          <table:table-cell office:value-type="float" office:value="43.625" calcext:value-type="float">
            <text:p>43.625</text:p>
          </table:table-cell>
          <table:table-cell office:value-type="float" office:value="43.7948762874149" calcext:value-type="float">
            <text:p>43.7948762874149</text:p>
          </table:table-cell>
          <table:table-cell office:value-type="float" office:value="42.6458333333333" calcext:value-type="float">
            <text:p>42.645833333333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3.49091" calcext:value-type="float">
            <text:p>93.49091</text:p>
          </table:table-cell>
          <table:table-cell office:value-type="float" office:value="47.6875" calcext:value-type="float">
            <text:p>47.6875</text:p>
          </table:table-cell>
          <table:table-cell office:value-type="float" office:value="42.7955685775725" calcext:value-type="float">
            <text:p>42.7955685775725</text:p>
          </table:table-cell>
          <table:table-cell office:value-type="float" office:value="42.59375" calcext:value-type="float">
            <text:p>42.5937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89.34359" calcext:value-type="float">
            <text:p>89.34359</text:p>
          </table:table-cell>
          <table:table-cell office:value-type="float" office:value="43.75" calcext:value-type="float">
            <text:p>43.75</text:p>
          </table:table-cell>
          <table:table-cell office:value-type="float" office:value="45.0620165471594" calcext:value-type="float">
            <text:p>45.0620165471594</text:p>
          </table:table-cell>
          <table:table-cell office:value-type="float" office:value="44.2604166666667" calcext:value-type="float">
            <text:p>44.260416666666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1.88919" calcext:value-type="float">
            <text:p>91.88919</text:p>
          </table:table-cell>
          <table:table-cell office:value-type="float" office:value="46.0625" calcext:value-type="float">
            <text:p>46.0625</text:p>
          </table:table-cell>
          <table:table-cell office:value-type="float" office:value="42.9087152489165" calcext:value-type="float">
            <text:p>42.9087152489165</text:p>
          </table:table-cell>
          <table:table-cell office:value-type="float" office:value="41.3541666666667" calcext:value-type="float">
            <text:p>41.354166666666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0.02738" calcext:value-type="float">
            <text:p>90.02738</text:p>
          </table:table-cell>
          <table:table-cell office:value-type="float" office:value="45.25" calcext:value-type="float">
            <text:p>45.25</text:p>
          </table:table-cell>
          <table:table-cell office:value-type="float" office:value="43.6300084579222" calcext:value-type="float">
            <text:p>43.6300084579222</text:p>
          </table:table-cell>
          <table:table-cell office:value-type="float" office:value="43.3541666666667" calcext:value-type="float">
            <text:p>43.354166666666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91.263824" calcext:value-type="float">
            <text:p>91.263824</text:p>
          </table:table-cell>
          <table:table-cell office:value-type="float" office:value="45.375" calcext:value-type="float">
            <text:p>45.375</text:p>
          </table:table-cell>
          <table:table-cell office:value-type="float" office:value="44.60764525664" calcext:value-type="float">
            <text:p>44.60764525664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87.86276" calcext:value-type="float">
            <text:p>87.86276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43.4621278607697" calcext:value-type="float">
            <text:p>43.4621278607697</text:p>
          </table:table-cell>
          <table:table-cell office:value-type="float" office:value="41.8020833333333" calcext:value-type="float">
            <text:p>41.802083333333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87.87533" calcext:value-type="float">
            <text:p>87.87533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2.9584285898244" calcext:value-type="float">
            <text:p>42.9584285898244</text:p>
          </table:table-cell>
          <table:table-cell office:value-type="float" office:value="42.40625" calcext:value-type="float">
            <text:p>42.4062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87.661064" calcext:value-type="float">
            <text:p>87.661064</text:p>
          </table:table-cell>
          <table:table-cell office:value-type="float" office:value="43.25" calcext:value-type="float">
            <text:p>43.25</text:p>
          </table:table-cell>
          <table:table-cell office:value-type="float" office:value="43.2736036160112" calcext:value-type="float">
            <text:p>43.2736036160112</text:p>
          </table:table-cell>
          <table:table-cell office:value-type="float" office:value="42.0416666666667" calcext:value-type="float">
            <text:p>42.0416666666667</text:p>
          </table:table-cell>
          <table:table-cell table:number-columns-repeated="5"/>
        </table:table-row>
        <table:table-row table:style-name="ro1" table:number-rows-repeated="401">
          <table:table-cell table:number-columns-repeated="11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6"/>
        </table:table-row>
      </table:table>
      <table:table table:name="11" table:style-name="ta1">
        <table:shapes>
          <draw:frame draw:z-index="0" draw:style-name="gr1" draw:text-style-name="P1" svg:width="253.76pt" svg:height="142.72pt" svg:x="767.2pt" svg:y="0pt">
            <draw:object draw:notify-on-update-of-ranges="'11'.K1:'11'.K11 '11'.J1:'11'.J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253.76pt" svg:height="142.72pt" svg:x="776.21pt" svg:y="166.45pt">
            <draw:object draw:notify-on-update-of-ranges="'11'.K14:'11'.K24 '11'.J14:'11'.J24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2" draw:style-name="gr1" draw:text-style-name="P1" svg:width="253.76pt" svg:height="142.72pt" svg:x="773.74pt" svg:y="331.23pt">
            <draw:object draw:notify-on-update-of-ranges="'11'.K26:'11'.K36 '11'.J26:'11'.J36 '11'.J26:'11'.J36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1.156654" calcext:value-type="float">
            <text:p>111.156654</text:p>
          </table:table-cell>
          <table:table-cell office:value-type="float" office:value="92.625" calcext:value-type="float">
            <text:p>92.625</text:p>
          </table:table-cell>
          <table:table-cell office:value-type="float" office:value="46.4093316556306" calcext:value-type="float">
            <text:p>46.4093316556306</text:p>
          </table:table-cell>
          <table:table-cell office:value-type="float" office:value="44.4375" calcext:value-type="float">
            <text:p>44.4375</text:p>
          </table:table-cell>
          <table:table-cell/>
          <table:table-cell office:value-type="float" office:value="2.5965904" calcext:value-type="float">
            <text:p>2.5965904</text:p>
          </table:table-cell>
          <table:table-cell office:value-type="float" office:value="85.19075" calcext:value-type="float">
            <text:p>85.1907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8.45485" calcext:value-type="float">
            <text:p>108.45485</text:p>
          </table:table-cell>
          <table:table-cell office:value-type="float" office:value="48.75" calcext:value-type="float">
            <text:p>48.75</text:p>
          </table:table-cell>
          <table:table-cell office:value-type="float" office:value="44.6345895025399" calcext:value-type="float">
            <text:p>44.6345895025399</text:p>
          </table:table-cell>
          <table:table-cell office:value-type="float" office:value="42.875" calcext:value-type="float">
            <text:p>42.875</text:p>
          </table:table-cell>
          <table:table-cell/>
          <table:table-cell office:value-type="float" office:value="85.19075" calcext:value-type="float">
            <text:p>85.19075</text:p>
          </table:table-cell>
          <table:table-cell office:value-type="float" office:value="87.7873404" calcext:value-type="float">
            <text:p>87.787340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4.726715" calcext:value-type="float">
            <text:p>94.726715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3.1764291023328" calcext:value-type="float">
            <text:p>43.1764291023328</text:p>
          </table:table-cell>
          <table:table-cell office:value-type="float" office:value="41.7291666666667" calcext:value-type="float">
            <text:p>41.7291666666667</text:p>
          </table:table-cell>
          <table:table-cell/>
          <table:table-cell office:value-type="float" office:value="111.156654" calcext:value-type="float">
            <text:p>111.156654</text:p>
          </table:table-cell>
          <table:table-cell office:value-type="float" office:value="90.3839308" calcext:value-type="float">
            <text:p>90.383930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6.75031" calcext:value-type="float">
            <text:p>96.75031</text:p>
          </table:table-cell>
          <table:table-cell office:value-type="float" office:value="44.625" calcext:value-type="float">
            <text:p>44.625</text:p>
          </table:table-cell>
          <table:table-cell office:value-type="float" office:value="44.2811033640588" calcext:value-type="float">
            <text:p>44.2811033640588</text:p>
          </table:table-cell>
          <table:table-cell office:value-type="float" office:value="43.90625" calcext:value-type="float">
            <text:p>43.90625</text:p>
          </table:table-cell>
          <table:table-cell table:number-columns-repeated="2"/>
          <table:table-cell office:value-type="float" office:value="92.9805212" calcext:value-type="float">
            <text:p>92.9805212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2.32088" calcext:value-type="float">
            <text:p>92.32088</text:p>
          </table:table-cell>
          <table:table-cell office:value-type="float" office:value="43.1875" calcext:value-type="float">
            <text:p>43.1875</text:p>
          </table:table-cell>
          <table:table-cell office:value-type="float" office:value="43.3039975774019" calcext:value-type="float">
            <text:p>43.3039975774019</text:p>
          </table:table-cell>
          <table:table-cell office:value-type="float" office:value="43.0520833333333" calcext:value-type="float">
            <text:p>43.0520833333333</text:p>
          </table:table-cell>
          <table:table-cell table:number-columns-repeated="2"/>
          <table:table-cell office:value-type="float" office:value="95.5771116" calcext:value-type="float">
            <text:p>95.5771116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1.262314" calcext:value-type="float">
            <text:p>91.262314</text:p>
          </table:table-cell>
          <table:table-cell office:value-type="float" office:value="42.8125" calcext:value-type="float">
            <text:p>42.8125</text:p>
          </table:table-cell>
          <table:table-cell office:value-type="float" office:value="42.5725278019105" calcext:value-type="float">
            <text:p>42.5725278019105</text:p>
          </table:table-cell>
          <table:table-cell office:value-type="float" office:value="42.4270833333333" calcext:value-type="float">
            <text:p>42.4270833333333</text:p>
          </table:table-cell>
          <table:table-cell table:number-columns-repeated="2"/>
          <table:table-cell office:value-type="float" office:value="98.173702" calcext:value-type="float">
            <text:p>98.173702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6.47279" calcext:value-type="float">
            <text:p>96.47279</text:p>
          </table:table-cell>
          <table:table-cell office:value-type="float" office:value="49.5" calcext:value-type="float">
            <text:p>49.5</text:p>
          </table:table-cell>
          <table:table-cell office:value-type="float" office:value="41.7969489000163" calcext:value-type="float">
            <text:p>41.7969489000163</text:p>
          </table:table-cell>
          <table:table-cell office:value-type="float" office:value="41.09375" calcext:value-type="float">
            <text:p>41.09375</text:p>
          </table:table-cell>
          <table:table-cell table:number-columns-repeated="2"/>
          <table:table-cell office:value-type="float" office:value="100.7702924" calcext:value-type="float">
            <text:p>100.7702924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2.28638" calcext:value-type="float">
            <text:p>92.28638</text:p>
          </table:table-cell>
          <table:table-cell office:value-type="float" office:value="41.5625" calcext:value-type="float">
            <text:p>41.5625</text:p>
          </table:table-cell>
          <table:table-cell office:value-type="float" office:value="44.6346003712043" calcext:value-type="float">
            <text:p>44.6346003712043</text:p>
          </table:table-cell>
          <table:table-cell office:value-type="float" office:value="43.2291666666667" calcext:value-type="float">
            <text:p>43.2291666666667</text:p>
          </table:table-cell>
          <table:table-cell table:number-columns-repeated="2"/>
          <table:table-cell office:value-type="float" office:value="103.3668828" calcext:value-type="float">
            <text:p>103.366882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1.02902" calcext:value-type="float">
            <text:p>91.02902</text:p>
          </table:table-cell>
          <table:table-cell office:value-type="float" office:value="40.3125" calcext:value-type="float">
            <text:p>40.3125</text:p>
          </table:table-cell>
          <table:table-cell office:value-type="float" office:value="43.6342428084412" calcext:value-type="float">
            <text:p>43.6342428084412</text:p>
          </table:table-cell>
          <table:table-cell office:value-type="float" office:value="41.6979166666667" calcext:value-type="float">
            <text:p>41.6979166666667</text:p>
          </table:table-cell>
          <table:table-cell table:number-columns-repeated="2"/>
          <table:table-cell office:value-type="float" office:value="105.9634732" calcext:value-type="float">
            <text:p>105.963473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2.645874" calcext:value-type="float">
            <text:p>92.645874</text:p>
          </table:table-cell>
          <table:table-cell office:value-type="float" office:value="44.8125" calcext:value-type="float">
            <text:p>44.8125</text:p>
          </table:table-cell>
          <table:table-cell office:value-type="float" office:value="45.1825205623302" calcext:value-type="float">
            <text:p>45.1825205623302</text:p>
          </table:table-cell>
          <table:table-cell office:value-type="float" office:value="43.3958333333333" calcext:value-type="float">
            <text:p>43.3958333333333</text:p>
          </table:table-cell>
          <table:table-cell table:number-columns-repeated="2"/>
          <table:table-cell office:value-type="float" office:value="108.5600636" calcext:value-type="float">
            <text:p>108.5600636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1.0396" calcext:value-type="float">
            <text:p>91.0396</text:p>
          </table:table-cell>
          <table:table-cell office:value-type="float" office:value="43.3125" calcext:value-type="float">
            <text:p>43.3125</text:p>
          </table:table-cell>
          <table:table-cell office:value-type="float" office:value="41.6002943092791" calcext:value-type="float">
            <text:p>41.6002943092791</text:p>
          </table:table-cell>
          <table:table-cell office:value-type="float" office:value="41.15625" calcext:value-type="float">
            <text:p>41.15625</text:p>
          </table:table-cell>
          <table:table-cell table:number-columns-repeated="2"/>
          <table:table-cell office:value-type="float" office:value="111.156654" calcext:value-type="float">
            <text:p>111.15665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5.19231" calcext:value-type="float">
            <text:p>95.19231</text:p>
          </table:table-cell>
          <table:table-cell office:value-type="float" office:value="47.0625" calcext:value-type="float">
            <text:p>47.0625</text:p>
          </table:table-cell>
          <table:table-cell office:value-type="float" office:value="44.1018970342491" calcext:value-type="float">
            <text:p>44.1018970342491</text:p>
          </table:table-cell>
          <table:table-cell office:value-type="float" office:value="42.9479166666667" calcext:value-type="float">
            <text:p>42.947916666666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2.74223" calcext:value-type="float">
            <text:p>92.74223</text:p>
          </table:table-cell>
          <table:table-cell office:value-type="float" office:value="44.5625" calcext:value-type="float">
            <text:p>44.5625</text:p>
          </table:table-cell>
          <table:table-cell office:value-type="float" office:value="44.7636233318024" calcext:value-type="float">
            <text:p>44.7636233318024</text:p>
          </table:table-cell>
          <table:table-cell office:value-type="float" office:value="44.53125" calcext:value-type="float">
            <text:p>44.531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2.92048" calcext:value-type="float">
            <text:p>92.92048</text:p>
          </table:table-cell>
          <table:table-cell office:value-type="float" office:value="44.625" calcext:value-type="float">
            <text:p>44.625</text:p>
          </table:table-cell>
          <table:table-cell office:value-type="float" office:value="42.7738407658828" calcext:value-type="float">
            <text:p>42.7738407658828</text:p>
          </table:table-cell>
          <table:table-cell office:value-type="float" office:value="42.59375" calcext:value-type="float">
            <text:p>42.59375</text:p>
          </table:table-cell>
          <table:table-cell/>
          <table:table-cell office:value-type="float" office:value="0.84583333333333" calcext:value-type="float">
            <text:p>0.84583333333333</text:p>
          </table:table-cell>
          <table:table-cell office:value-type="float" office:value="39.4375" calcext:value-type="float">
            <text:p>39.437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2.55383" calcext:value-type="float">
            <text:p>92.55383</text:p>
          </table:table-cell>
          <table:table-cell office:value-type="float" office:value="44.4375" calcext:value-type="float">
            <text:p>44.4375</text:p>
          </table:table-cell>
          <table:table-cell office:value-type="float" office:value="44.8919507317809" calcext:value-type="float">
            <text:p>44.8919507317809</text:p>
          </table:table-cell>
          <table:table-cell office:value-type="float" office:value="43.2395833333333" calcext:value-type="float">
            <text:p>43.2395833333333</text:p>
          </table:table-cell>
          <table:table-cell/>
          <table:table-cell office:value-type="float" office:value="39.4375" calcext:value-type="float">
            <text:p>39.4375</text:p>
          </table:table-cell>
          <table:table-cell office:value-type="float" office:value="40.2833333333333" calcext:value-type="float">
            <text:p>40.283333333333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9.043564" calcext:value-type="float">
            <text:p>89.043564</text:p>
          </table:table-cell>
          <table:table-cell office:value-type="float" office:value="41.3125" calcext:value-type="float">
            <text:p>41.3125</text:p>
          </table:table-cell>
          <table:table-cell office:value-type="float" office:value="46.1222688737743" calcext:value-type="float">
            <text:p>46.1222688737743</text:p>
          </table:table-cell>
          <table:table-cell office:value-type="float" office:value="44.3541666666667" calcext:value-type="float">
            <text:p>44.3541666666667</text:p>
          </table:table-cell>
          <table:table-cell/>
          <table:table-cell office:value-type="float" office:value="45.0208333333333" calcext:value-type="float">
            <text:p>45.0208333333333</text:p>
          </table:table-cell>
          <table:table-cell office:value-type="float" office:value="41.1291666666667" calcext:value-type="float">
            <text:p>41.129166666666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2.56915" calcext:value-type="float">
            <text:p>92.56915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43.9532644857071" calcext:value-type="float">
            <text:p>43.9532644857071</text:p>
          </table:table-cell>
          <table:table-cell office:value-type="float" office:value="43.8125" calcext:value-type="float">
            <text:p>43.8125</text:p>
          </table:table-cell>
          <table:table-cell table:number-columns-repeated="2"/>
          <table:table-cell office:value-type="float" office:value="41.975" calcext:value-type="float">
            <text:p>41.97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2.36243" calcext:value-type="float">
            <text:p>92.36243</text:p>
          </table:table-cell>
          <table:table-cell office:value-type="float" office:value="44.75" calcext:value-type="float">
            <text:p>44.75</text:p>
          </table:table-cell>
          <table:table-cell office:value-type="float" office:value="41.4929041071044" calcext:value-type="float">
            <text:p>41.4929041071044</text:p>
          </table:table-cell>
          <table:table-cell office:value-type="float" office:value="39.7083333333333" calcext:value-type="float">
            <text:p>39.7083333333333</text:p>
          </table:table-cell>
          <table:table-cell table:number-columns-repeated="2"/>
          <table:table-cell office:value-type="float" office:value="42.8208333333333" calcext:value-type="float">
            <text:p>42.820833333333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8.65277" calcext:value-type="float">
            <text:p>88.65277</text:p>
          </table:table-cell>
          <table:table-cell office:value-type="float" office:value="40.0625" calcext:value-type="float">
            <text:p>40.0625</text:p>
          </table:table-cell>
          <table:table-cell office:value-type="float" office:value="42.520939379773" calcext:value-type="float">
            <text:p>42.520939379773</text:p>
          </table:table-cell>
          <table:table-cell office:value-type="float" office:value="42.28125" calcext:value-type="float">
            <text:p>42.28125</text:p>
          </table:table-cell>
          <table:table-cell table:number-columns-repeated="2"/>
          <table:table-cell office:value-type="float" office:value="43.6666666666667" calcext:value-type="float">
            <text:p>43.666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3.067505" calcext:value-type="float">
            <text:p>93.067505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42.514500341511" calcext:value-type="float">
            <text:p>42.514500341511</text:p>
          </table:table-cell>
          <table:table-cell office:value-type="float" office:value="42.09375" calcext:value-type="float">
            <text:p>42.09375</text:p>
          </table:table-cell>
          <table:table-cell table:number-columns-repeated="2"/>
          <table:table-cell office:value-type="float" office:value="44.5125" calcext:value-type="float">
            <text:p>44.512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7.31985" calcext:value-type="float">
            <text:p>97.31985</text:p>
          </table:table-cell>
          <table:table-cell office:value-type="float" office:value="50.1875" calcext:value-type="float">
            <text:p>50.1875</text:p>
          </table:table-cell>
          <table:table-cell office:value-type="float" office:value="46.7923331002497" calcext:value-type="float">
            <text:p>46.7923331002497</text:p>
          </table:table-cell>
          <table:table-cell office:value-type="float" office:value="45.0208333333333" calcext:value-type="float">
            <text:p>45.0208333333333</text:p>
          </table:table-cell>
          <table:table-cell table:number-columns-repeated="2"/>
          <table:table-cell office:value-type="float" office:value="45.3583333333333" calcext:value-type="float">
            <text:p>45.358333333333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6.9927" calcext:value-type="float">
            <text:p>96.9927</text:p>
          </table:table-cell>
          <table:table-cell office:value-type="float" office:value="47.4375" calcext:value-type="float">
            <text:p>47.4375</text:p>
          </table:table-cell>
          <table:table-cell office:value-type="float" office:value="42.0574407020452" calcext:value-type="float">
            <text:p>42.0574407020452</text:p>
          </table:table-cell>
          <table:table-cell office:value-type="float" office:value="41.9583333333333" calcext:value-type="float">
            <text:p>41.9583333333333</text:p>
          </table:table-cell>
          <table:table-cell table:number-columns-repeated="2"/>
          <table:table-cell office:value-type="float" office:value="46.2041666666667" calcext:value-type="float">
            <text:p>46.204166666666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1.46553" calcext:value-type="float">
            <text:p>91.46553</text:p>
          </table:table-cell>
          <table:table-cell office:value-type="float" office:value="43.1875" calcext:value-type="float">
            <text:p>43.1875</text:p>
          </table:table-cell>
          <table:table-cell office:value-type="float" office:value="42.6524267028285" calcext:value-type="float">
            <text:p>42.6524267028285</text:p>
          </table:table-cell>
          <table:table-cell office:value-type="float" office:value="42.3541666666667" calcext:value-type="float">
            <text:p>42.3541666666667</text:p>
          </table:table-cell>
          <table:table-cell table:number-columns-repeated="2"/>
          <table:table-cell office:value-type="float" office:value="47.05" calcext:value-type="float">
            <text:p>47.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8.87358" calcext:value-type="float">
            <text:p>88.87358</text:p>
          </table:table-cell>
          <table:table-cell office:value-type="float" office:value="40.3125" calcext:value-type="float">
            <text:p>40.3125</text:p>
          </table:table-cell>
          <table:table-cell office:value-type="float" office:value="43.7918338470899" calcext:value-type="float">
            <text:p>43.7918338470899</text:p>
          </table:table-cell>
          <table:table-cell office:value-type="float" office:value="42.3333333333333" calcext:value-type="float">
            <text:p>42.3333333333333</text:p>
          </table:table-cell>
          <table:table-cell table:number-columns-repeated="2"/>
          <table:table-cell office:value-type="float" office:value="47.8958333333333" calcext:value-type="float">
            <text:p>47.89583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2.642914" calcext:value-type="float">
            <text:p>92.642914</text:p>
          </table:table-cell>
          <table:table-cell office:value-type="float" office:value="44.0625" calcext:value-type="float">
            <text:p>44.0625</text:p>
          </table:table-cell>
          <table:table-cell office:value-type="float" office:value="43.5081576036656" calcext:value-type="float">
            <text:p>43.5081576036656</text:p>
          </table:table-cell>
          <table:table-cell office:value-type="float" office:value="42.7395833333333" calcext:value-type="float">
            <text:p>42.739583333333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2.15344" calcext:value-type="float">
            <text:p>92.15344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44.3903156614284" calcext:value-type="float">
            <text:p>44.3903156614284</text:p>
          </table:table-cell>
          <table:table-cell office:value-type="float" office:value="42.9270833333333" calcext:value-type="float">
            <text:p>42.9270833333333</text:p>
          </table:table-cell>
          <table:table-cell/>
          <table:table-cell office:value-type="float" office:value="0.613025532530422" calcext:value-type="float">
            <text:p>0.613025532530422</text:p>
          </table:table-cell>
          <table:table-cell office:value-type="float" office:value="40.6620777749454" calcext:value-type="float">
            <text:p>40.662077774945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5.74885" calcext:value-type="float">
            <text:p>95.74885</text:p>
          </table:table-cell>
          <table:table-cell office:value-type="float" office:value="48.5625" calcext:value-type="float">
            <text:p>48.5625</text:p>
          </table:table-cell>
          <table:table-cell office:value-type="float" office:value="43.4352253736842" calcext:value-type="float">
            <text:p>43.4352253736842</text:p>
          </table:table-cell>
          <table:table-cell office:value-type="float" office:value="42.4166666666667" calcext:value-type="float">
            <text:p>42.4166666666667</text:p>
          </table:table-cell>
          <table:table-cell/>
          <table:table-cell office:value-type="float" office:value="40.6620777749454" calcext:value-type="float">
            <text:p>40.6620777749454</text:p>
          </table:table-cell>
          <table:table-cell office:value-type="float" office:value="41.2751033074759" calcext:value-type="float">
            <text:p>41.275103307475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91.782005" calcext:value-type="float">
            <text:p>91.782005</text:p>
          </table:table-cell>
          <table:table-cell office:value-type="float" office:value="43.0625" calcext:value-type="float">
            <text:p>43.0625</text:p>
          </table:table-cell>
          <table:table-cell office:value-type="float" office:value="45.3592932791232" calcext:value-type="float">
            <text:p>45.3592932791232</text:p>
          </table:table-cell>
          <table:table-cell office:value-type="float" office:value="44.34375" calcext:value-type="float">
            <text:p>44.34375</text:p>
          </table:table-cell>
          <table:table-cell/>
          <table:table-cell office:value-type="float" office:value="46.7923331002497" calcext:value-type="float">
            <text:p>46.7923331002497</text:p>
          </table:table-cell>
          <table:table-cell office:value-type="float" office:value="41.8881288400063" calcext:value-type="float">
            <text:p>41.888128840006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2.1649" calcext:value-type="float">
            <text:p>92.1649</text:p>
          </table:table-cell>
          <table:table-cell office:value-type="float" office:value="44.0625" calcext:value-type="float">
            <text:p>44.0625</text:p>
          </table:table-cell>
          <table:table-cell office:value-type="float" office:value="41.7243510905726" calcext:value-type="float">
            <text:p>41.7243510905726</text:p>
          </table:table-cell>
          <table:table-cell office:value-type="float" office:value="40.03125" calcext:value-type="float">
            <text:p>40.03125</text:p>
          </table:table-cell>
          <table:table-cell table:number-columns-repeated="2"/>
          <table:table-cell office:value-type="float" office:value="42.5011543725367" calcext:value-type="float">
            <text:p>42.501154372536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1.91878" calcext:value-type="float">
            <text:p>91.91878</text:p>
          </table:table-cell>
          <table:table-cell office:value-type="float" office:value="43.5" calcext:value-type="float">
            <text:p>43.5</text:p>
          </table:table-cell>
          <table:table-cell office:value-type="float" office:value="43.35935123359" calcext:value-type="float">
            <text:p>43.35935123359</text:p>
          </table:table-cell>
          <table:table-cell office:value-type="float" office:value="42.4583333333333" calcext:value-type="float">
            <text:p>42.4583333333333</text:p>
          </table:table-cell>
          <table:table-cell table:number-columns-repeated="2"/>
          <table:table-cell office:value-type="float" office:value="43.1141799050671" calcext:value-type="float">
            <text:p>43.114179905067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6.71053" calcext:value-type="float">
            <text:p>96.71053</text:p>
          </table:table-cell>
          <table:table-cell office:value-type="float" office:value="49.0625" calcext:value-type="float">
            <text:p>49.0625</text:p>
          </table:table-cell>
          <table:table-cell office:value-type="float" office:value="45.36404310411" calcext:value-type="float">
            <text:p>45.36404310411</text:p>
          </table:table-cell>
          <table:table-cell office:value-type="float" office:value="44.3020833333333" calcext:value-type="float">
            <text:p>44.3020833333333</text:p>
          </table:table-cell>
          <table:table-cell table:number-columns-repeated="2"/>
          <table:table-cell office:value-type="float" office:value="43.7272054375975" calcext:value-type="float">
            <text:p>43.727205437597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0.85721" calcext:value-type="float">
            <text:p>90.85721</text:p>
          </table:table-cell>
          <table:table-cell office:value-type="float" office:value="42.8125" calcext:value-type="float">
            <text:p>42.8125</text:p>
          </table:table-cell>
          <table:table-cell office:value-type="float" office:value="45.7001218901409" calcext:value-type="float">
            <text:p>45.7001218901409</text:p>
          </table:table-cell>
          <table:table-cell office:value-type="float" office:value="44.3958333333333" calcext:value-type="float">
            <text:p>44.3958333333333</text:p>
          </table:table-cell>
          <table:table-cell table:number-columns-repeated="2"/>
          <table:table-cell office:value-type="float" office:value="44.340230970128" calcext:value-type="float">
            <text:p>44.34023097012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7.94971" calcext:value-type="float">
            <text:p>87.94971</text:p>
          </table:table-cell>
          <table:table-cell office:value-type="float" office:value="39.125" calcext:value-type="float">
            <text:p>39.125</text:p>
          </table:table-cell>
          <table:table-cell office:value-type="float" office:value="43.8924534634114" calcext:value-type="float">
            <text:p>43.8924534634114</text:p>
          </table:table-cell>
          <table:table-cell office:value-type="float" office:value="42.8854166666667" calcext:value-type="float">
            <text:p>42.8854166666667</text:p>
          </table:table-cell>
          <table:table-cell table:number-columns-repeated="2"/>
          <table:table-cell office:value-type="float" office:value="44.9532565026584" calcext:value-type="float">
            <text:p>44.953256502658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92.65907" calcext:value-type="float">
            <text:p>92.65907</text:p>
          </table:table-cell>
          <table:table-cell office:value-type="float" office:value="44.5625" calcext:value-type="float">
            <text:p>44.5625</text:p>
          </table:table-cell>
          <table:table-cell office:value-type="float" office:value="41.3308730455512" calcext:value-type="float">
            <text:p>41.3308730455512</text:p>
          </table:table-cell>
          <table:table-cell office:value-type="float" office:value="41.2916666666667" calcext:value-type="float">
            <text:p>41.2916666666667</text:p>
          </table:table-cell>
          <table:table-cell table:number-columns-repeated="2"/>
          <table:table-cell office:value-type="float" office:value="45.5662820351888" calcext:value-type="float">
            <text:p>45.566282035188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4.60166" calcext:value-type="float">
            <text:p>94.60166</text:p>
          </table:table-cell>
          <table:table-cell office:value-type="float" office:value="46.8125" calcext:value-type="float">
            <text:p>46.8125</text:p>
          </table:table-cell>
          <table:table-cell office:value-type="float" office:value="43.3801013382204" calcext:value-type="float">
            <text:p>43.3801013382204</text:p>
          </table:table-cell>
          <table:table-cell office:value-type="float" office:value="42.1770833333333" calcext:value-type="float">
            <text:p>42.1770833333333</text:p>
          </table:table-cell>
          <table:table-cell table:number-columns-repeated="2"/>
          <table:table-cell office:value-type="float" office:value="46.1793075677192" calcext:value-type="float">
            <text:p>46.179307567719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3.26312" calcext:value-type="float">
            <text:p>93.26312</text:p>
          </table:table-cell>
          <table:table-cell office:value-type="float" office:value="45.625" calcext:value-type="float">
            <text:p>45.625</text:p>
          </table:table-cell>
          <table:table-cell office:value-type="float" office:value="44.8479178929317" calcext:value-type="float">
            <text:p>44.8479178929317</text:p>
          </table:table-cell>
          <table:table-cell office:value-type="float" office:value="44.03125" calcext:value-type="float">
            <text:p>44.03125</text:p>
          </table:table-cell>
          <table:table-cell table:number-columns-repeated="2"/>
          <table:table-cell office:value-type="float" office:value="46.7923331002497" calcext:value-type="float">
            <text:p>46.79233310024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7.68689" calcext:value-type="float">
            <text:p>97.68689</text:p>
          </table:table-cell>
          <table:table-cell office:value-type="float" office:value="50.375" calcext:value-type="float">
            <text:p>50.375</text:p>
          </table:table-cell>
          <table:table-cell office:value-type="float" office:value="41.8693105651939" calcext:value-type="float">
            <text:p>41.8693105651939</text:p>
          </table:table-cell>
          <table:table-cell office:value-type="float" office:value="41.6770833333333" calcext:value-type="float">
            <text:p>41.677083333333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95.35786" calcext:value-type="float">
            <text:p>95.35786</text:p>
          </table:table-cell>
          <table:table-cell office:value-type="float" office:value="46.9375" calcext:value-type="float">
            <text:p>46.9375</text:p>
          </table:table-cell>
          <table:table-cell office:value-type="float" office:value="43.3920990505408" calcext:value-type="float">
            <text:p>43.3920990505408</text:p>
          </table:table-cell>
          <table:table-cell office:value-type="float" office:value="43.2083333333333" calcext:value-type="float">
            <text:p>43.208333333333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90.61168" calcext:value-type="float">
            <text:p>90.61168</text:p>
          </table:table-cell>
          <table:table-cell office:value-type="float" office:value="42.5625" calcext:value-type="float">
            <text:p>42.5625</text:p>
          </table:table-cell>
          <table:table-cell office:value-type="float" office:value="46.0422825185672" calcext:value-type="float">
            <text:p>46.0422825185672</text:p>
          </table:table-cell>
          <table:table-cell office:value-type="float" office:value="44.6145833333333" calcext:value-type="float">
            <text:p>44.614583333333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2.53032" calcext:value-type="float">
            <text:p>92.53032</text:p>
          </table:table-cell>
          <table:table-cell office:value-type="float" office:value="43.625" calcext:value-type="float">
            <text:p>43.625</text:p>
          </table:table-cell>
          <table:table-cell office:value-type="float" office:value="43.6900375158144" calcext:value-type="float">
            <text:p>43.6900375158144</text:p>
          </table:table-cell>
          <table:table-cell office:value-type="float" office:value="41.75" calcext:value-type="float">
            <text:p>41.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.024796" calcext:value-type="float">
            <text:p>100.024796</text:p>
          </table:table-cell>
          <table:table-cell office:value-type="float" office:value="54.375" calcext:value-type="float">
            <text:p>54.375</text:p>
          </table:table-cell>
          <table:table-cell office:value-type="float" office:value="42.9005738921179" calcext:value-type="float">
            <text:p>42.9005738921179</text:p>
          </table:table-cell>
          <table:table-cell office:value-type="float" office:value="41.25" calcext:value-type="float">
            <text:p>41.2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2.882065" calcext:value-type="float">
            <text:p>92.882065</text:p>
          </table:table-cell>
          <table:table-cell office:value-type="float" office:value="44.625" calcext:value-type="float">
            <text:p>44.625</text:p>
          </table:table-cell>
          <table:table-cell office:value-type="float" office:value="42.9785964070173" calcext:value-type="float">
            <text:p>42.9785964070173</text:p>
          </table:table-cell>
          <table:table-cell office:value-type="float" office:value="41.96875" calcext:value-type="float">
            <text:p>41.9687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1.536255" calcext:value-type="float">
            <text:p>91.536255</text:p>
          </table:table-cell>
          <table:table-cell office:value-type="float" office:value="42.875" calcext:value-type="float">
            <text:p>42.875</text:p>
          </table:table-cell>
          <table:table-cell office:value-type="float" office:value="45.5666775068007" calcext:value-type="float">
            <text:p>45.5666775068007</text:p>
          </table:table-cell>
          <table:table-cell office:value-type="float" office:value="43.6354166666667" calcext:value-type="float">
            <text:p>43.635416666666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1.37271" calcext:value-type="float">
            <text:p>91.37271</text:p>
          </table:table-cell>
          <table:table-cell office:value-type="float" office:value="42.875" calcext:value-type="float">
            <text:p>42.875</text:p>
          </table:table-cell>
          <table:table-cell office:value-type="float" office:value="44.4987144541178" calcext:value-type="float">
            <text:p>44.4987144541178</text:p>
          </table:table-cell>
          <table:table-cell office:value-type="float" office:value="43.2708333333333" calcext:value-type="float">
            <text:p>43.270833333333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85.19075" calcext:value-type="float">
            <text:p>85.19075</text:p>
          </table:table-cell>
          <table:table-cell office:value-type="float" office:value="36.5625" calcext:value-type="float">
            <text:p>36.5625</text:p>
          </table:table-cell>
          <table:table-cell office:value-type="float" office:value="41.5662917910819" calcext:value-type="float">
            <text:p>41.5662917910819</text:p>
          </table:table-cell>
          <table:table-cell office:value-type="float" office:value="40.7291666666667" calcext:value-type="float">
            <text:p>40.729166666666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0.812836" calcext:value-type="float">
            <text:p>90.812836</text:p>
          </table:table-cell>
          <table:table-cell office:value-type="float" office:value="41.75" calcext:value-type="float">
            <text:p>41.75</text:p>
          </table:table-cell>
          <table:table-cell office:value-type="float" office:value="44.1823584383016" calcext:value-type="float">
            <text:p>44.1823584383016</text:p>
          </table:table-cell>
          <table:table-cell office:value-type="float" office:value="42.4166666666667" calcext:value-type="float">
            <text:p>42.41666666666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93.02353" calcext:value-type="float">
            <text:p>93.02353</text:p>
          </table:table-cell>
          <table:table-cell office:value-type="float" office:value="44.75" calcext:value-type="float">
            <text:p>44.75</text:p>
          </table:table-cell>
          <table:table-cell office:value-type="float" office:value="45.5365477966333" calcext:value-type="float">
            <text:p>45.5365477966333</text:p>
          </table:table-cell>
          <table:table-cell office:value-type="float" office:value="43.5833333333333" calcext:value-type="float">
            <text:p>43.58333333333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92.933655" calcext:value-type="float">
            <text:p>92.933655</text:p>
          </table:table-cell>
          <table:table-cell office:value-type="float" office:value="43.6875" calcext:value-type="float">
            <text:p>43.6875</text:p>
          </table:table-cell>
          <table:table-cell office:value-type="float" office:value="46.276539590309" calcext:value-type="float">
            <text:p>46.276539590309</text:p>
          </table:table-cell>
          <table:table-cell office:value-type="float" office:value="44.3229166666667" calcext:value-type="float">
            <text:p>44.322916666666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3.387276" calcext:value-type="float">
            <text:p>93.387276</text:p>
          </table:table-cell>
          <table:table-cell office:value-type="float" office:value="44.4375" calcext:value-type="float">
            <text:p>44.4375</text:p>
          </table:table-cell>
          <table:table-cell office:value-type="float" office:value="41.8372838388767" calcext:value-type="float">
            <text:p>41.8372838388767</text:p>
          </table:table-cell>
          <table:table-cell office:value-type="float" office:value="41.40625" calcext:value-type="float">
            <text:p>41.4062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1.14755" calcext:value-type="float">
            <text:p>91.14755</text:p>
          </table:table-cell>
          <table:table-cell office:value-type="float" office:value="43.125" calcext:value-type="float">
            <text:p>43.125</text:p>
          </table:table-cell>
          <table:table-cell office:value-type="float" office:value="44.8025741487669" calcext:value-type="float">
            <text:p>44.8025741487669</text:p>
          </table:table-cell>
          <table:table-cell office:value-type="float" office:value="44.6354166666667" calcext:value-type="float">
            <text:p>44.63541666666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.77457" calcext:value-type="float">
            <text:p>95.77457</text:p>
          </table:table-cell>
          <table:table-cell office:value-type="float" office:value="47.6875" calcext:value-type="float">
            <text:p>47.6875</text:p>
          </table:table-cell>
          <table:table-cell office:value-type="float" office:value="43.0085768156851" calcext:value-type="float">
            <text:p>43.0085768156851</text:p>
          </table:table-cell>
          <table:table-cell office:value-type="float" office:value="41.5833333333333" calcext:value-type="float">
            <text:p>41.583333333333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87.756256" calcext:value-type="float">
            <text:p>87.756256</text:p>
          </table:table-cell>
          <table:table-cell office:value-type="float" office:value="39.625" calcext:value-type="float">
            <text:p>39.625</text:p>
          </table:table-cell>
          <table:table-cell office:value-type="float" office:value="46.1616585557689" calcext:value-type="float">
            <text:p>46.1616585557689</text:p>
          </table:table-cell>
          <table:table-cell office:value-type="float" office:value="44.375" calcext:value-type="float">
            <text:p>44.37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4.52763" calcext:value-type="float">
            <text:p>94.52763</text:p>
          </table:table-cell>
          <table:table-cell office:value-type="float" office:value="46.375" calcext:value-type="float">
            <text:p>46.375</text:p>
          </table:table-cell>
          <table:table-cell office:value-type="float" office:value="45.2345671344732" calcext:value-type="float">
            <text:p>45.2345671344732</text:p>
          </table:table-cell>
          <table:table-cell office:value-type="float" office:value="43.40625" calcext:value-type="float">
            <text:p>43.4062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99.93581" calcext:value-type="float">
            <text:p>99.93581</text:p>
          </table:table-cell>
          <table:table-cell office:value-type="float" office:value="52.6875" calcext:value-type="float">
            <text:p>52.6875</text:p>
          </table:table-cell>
          <table:table-cell office:value-type="float" office:value="44.399935350682" calcext:value-type="float">
            <text:p>44.399935350682</text:p>
          </table:table-cell>
          <table:table-cell office:value-type="float" office:value="42.5208333333333" calcext:value-type="float">
            <text:p>42.520833333333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94.636444" calcext:value-type="float">
            <text:p>94.636444</text:p>
          </table:table-cell>
          <table:table-cell office:value-type="float" office:value="47.625" calcext:value-type="float">
            <text:p>47.625</text:p>
          </table:table-cell>
          <table:table-cell office:value-type="float" office:value="42.2452525994088" calcext:value-type="float">
            <text:p>42.2452525994088</text:p>
          </table:table-cell>
          <table:table-cell office:value-type="float" office:value="42.0729166666667" calcext:value-type="float">
            <text:p>42.072916666666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9.58597" calcext:value-type="float">
            <text:p>89.58597</text:p>
          </table:table-cell>
          <table:table-cell office:value-type="float" office:value="41.375" calcext:value-type="float">
            <text:p>41.375</text:p>
          </table:table-cell>
          <table:table-cell office:value-type="float" office:value="44.9606109605109" calcext:value-type="float">
            <text:p>44.9606109605109</text:p>
          </table:table-cell>
          <table:table-cell office:value-type="float" office:value="44.3333333333333" calcext:value-type="float">
            <text:p>44.333333333333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93.42305" calcext:value-type="float">
            <text:p>93.42305</text:p>
          </table:table-cell>
          <table:table-cell office:value-type="float" office:value="45.25" calcext:value-type="float">
            <text:p>45.25</text:p>
          </table:table-cell>
          <table:table-cell office:value-type="float" office:value="41.399178878744" calcext:value-type="float">
            <text:p>41.399178878744</text:p>
          </table:table-cell>
          <table:table-cell office:value-type="float" office:value="41.3229166666667" calcext:value-type="float">
            <text:p>41.322916666666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89.86623" calcext:value-type="float">
            <text:p>89.86623</text:p>
          </table:table-cell>
          <table:table-cell office:value-type="float" office:value="40.625" calcext:value-type="float">
            <text:p>40.625</text:p>
          </table:table-cell>
          <table:table-cell office:value-type="float" office:value="43.2123091224234" calcext:value-type="float">
            <text:p>43.2123091224234</text:p>
          </table:table-cell>
          <table:table-cell office:value-type="float" office:value="42.3541666666667" calcext:value-type="float">
            <text:p>42.354166666666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3.15103" calcext:value-type="float">
            <text:p>93.15103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45.046517248234" calcext:value-type="float">
            <text:p>45.046517248234</text:p>
          </table:table-cell>
          <table:table-cell office:value-type="float" office:value="43.2083333333333" calcext:value-type="float">
            <text:p>43.208333333333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6.56494" calcext:value-type="float">
            <text:p>96.56494</text:p>
          </table:table-cell>
          <table:table-cell office:value-type="float" office:value="49" calcext:value-type="float">
            <text:p>49</text:p>
          </table:table-cell>
          <table:table-cell office:value-type="float" office:value="45.3976873742834" calcext:value-type="float">
            <text:p>45.3976873742834</text:p>
          </table:table-cell>
          <table:table-cell office:value-type="float" office:value="44.7083333333333" calcext:value-type="float">
            <text:p>44.708333333333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1.9873" calcext:value-type="float">
            <text:p>91.9873</text:p>
          </table:table-cell>
          <table:table-cell office:value-type="float" office:value="43.75" calcext:value-type="float">
            <text:p>43.75</text:p>
          </table:table-cell>
          <table:table-cell office:value-type="float" office:value="40.6620777749454" calcext:value-type="float">
            <text:p>40.6620777749454</text:p>
          </table:table-cell>
          <table:table-cell office:value-type="float" office:value="40.3333333333333" calcext:value-type="float">
            <text:p>40.333333333333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2.05882" calcext:value-type="float">
            <text:p>92.05882</text:p>
          </table:table-cell>
          <table:table-cell office:value-type="float" office:value="44.75" calcext:value-type="float">
            <text:p>44.75</text:p>
          </table:table-cell>
          <table:table-cell office:value-type="float" office:value="42.7321692450058" calcext:value-type="float">
            <text:p>42.7321692450058</text:p>
          </table:table-cell>
          <table:table-cell office:value-type="float" office:value="42.6770833333333" calcext:value-type="float">
            <text:p>42.677083333333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4.12204" calcext:value-type="float">
            <text:p>94.12204</text:p>
          </table:table-cell>
          <table:table-cell office:value-type="float" office:value="47" calcext:value-type="float">
            <text:p>47</text:p>
          </table:table-cell>
          <table:table-cell office:value-type="float" office:value="42.6895817427028" calcext:value-type="float">
            <text:p>42.6895817427028</text:p>
          </table:table-cell>
          <table:table-cell office:value-type="float" office:value="41.3125" calcext:value-type="float">
            <text:p>41.312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91.60727" calcext:value-type="float">
            <text:p>91.60727</text:p>
          </table:table-cell>
          <table:table-cell office:value-type="float" office:value="44" calcext:value-type="float">
            <text:p>44</text:p>
          </table:table-cell>
          <table:table-cell office:value-type="float" office:value="42.6646090114138" calcext:value-type="float">
            <text:p>42.6646090114138</text:p>
          </table:table-cell>
          <table:table-cell office:value-type="float" office:value="42.5208333333333" calcext:value-type="float">
            <text:p>42.520833333333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4.66269" calcext:value-type="float">
            <text:p>94.66269</text:p>
          </table:table-cell>
          <table:table-cell office:value-type="float" office:value="46.125" calcext:value-type="float">
            <text:p>46.125</text:p>
          </table:table-cell>
          <table:table-cell office:value-type="float" office:value="44.2764611207101" calcext:value-type="float">
            <text:p>44.2764611207101</text:p>
          </table:table-cell>
          <table:table-cell office:value-type="float" office:value="42.78125" calcext:value-type="float">
            <text:p>42.781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9.0188" calcext:value-type="float">
            <text:p>89.0188</text:p>
          </table:table-cell>
          <table:table-cell office:value-type="float" office:value="40.8125" calcext:value-type="float">
            <text:p>40.8125</text:p>
          </table:table-cell>
          <table:table-cell office:value-type="float" office:value="45.9329888562373" calcext:value-type="float">
            <text:p>45.9329888562373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.94748" calcext:value-type="float">
            <text:p>90.94748</text:p>
          </table:table-cell>
          <table:table-cell office:value-type="float" office:value="43.25" calcext:value-type="float">
            <text:p>43.25</text:p>
          </table:table-cell>
          <table:table-cell office:value-type="float" office:value="45.8622553376268" calcext:value-type="float">
            <text:p>45.8622553376268</text:p>
          </table:table-cell>
          <table:table-cell office:value-type="float" office:value="44.1770833333333" calcext:value-type="float">
            <text:p>44.177083333333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92.23838" calcext:value-type="float">
            <text:p>92.23838</text:p>
          </table:table-cell>
          <table:table-cell office:value-type="float" office:value="45.6875" calcext:value-type="float">
            <text:p>45.6875</text:p>
          </table:table-cell>
          <table:table-cell office:value-type="float" office:value="45.1457166793237" calcext:value-type="float">
            <text:p>45.1457166793237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90.78827" calcext:value-type="float">
            <text:p>90.78827</text:p>
          </table:table-cell>
          <table:table-cell office:value-type="float" office:value="42.625" calcext:value-type="float">
            <text:p>42.625</text:p>
          </table:table-cell>
          <table:table-cell office:value-type="float" office:value="44.7522955677756" calcext:value-type="float">
            <text:p>44.7522955677756</text:p>
          </table:table-cell>
          <table:table-cell office:value-type="float" office:value="44.1354166666667" calcext:value-type="float">
            <text:p>44.135416666666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90.82987" calcext:value-type="float">
            <text:p>90.82987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45.1446062833935" calcext:value-type="float">
            <text:p>45.1446062833935</text:p>
          </table:table-cell>
          <table:table-cell office:value-type="float" office:value="43.8020833333333" calcext:value-type="float">
            <text:p>43.802083333333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3.746704" calcext:value-type="float">
            <text:p>93.746704</text:p>
          </table:table-cell>
          <table:table-cell office:value-type="float" office:value="45.5625" calcext:value-type="float">
            <text:p>45.5625</text:p>
          </table:table-cell>
          <table:table-cell office:value-type="float" office:value="44.0285977592877" calcext:value-type="float">
            <text:p>44.0285977592877</text:p>
          </table:table-cell>
          <table:table-cell office:value-type="float" office:value="42.1875" calcext:value-type="float">
            <text:p>42.187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91.92949" calcext:value-type="float">
            <text:p>91.92949</text:p>
          </table:table-cell>
          <table:table-cell office:value-type="float" office:value="44.375" calcext:value-type="float">
            <text:p>44.375</text:p>
          </table:table-cell>
          <table:table-cell office:value-type="float" office:value="45.6951182070818" calcext:value-type="float">
            <text:p>45.6951182070818</text:p>
          </table:table-cell>
          <table:table-cell office:value-type="float" office:value="44.09375" calcext:value-type="float">
            <text:p>44.0937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5.1694" calcext:value-type="float">
            <text:p>95.1694</text:p>
          </table:table-cell>
          <table:table-cell office:value-type="float" office:value="46.75" calcext:value-type="float">
            <text:p>46.75</text:p>
          </table:table-cell>
          <table:table-cell office:value-type="float" office:value="44.7655444866666" calcext:value-type="float">
            <text:p>44.7655444866666</text:p>
          </table:table-cell>
          <table:table-cell office:value-type="float" office:value="43.6979166666667" calcext:value-type="float">
            <text:p>43.697916666666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93.37845" calcext:value-type="float">
            <text:p>93.37845</text:p>
          </table:table-cell>
          <table:table-cell office:value-type="float" office:value="45.375" calcext:value-type="float">
            <text:p>45.375</text:p>
          </table:table-cell>
          <table:table-cell office:value-type="float" office:value="41.0032782497734" calcext:value-type="float">
            <text:p>41.0032782497734</text:p>
          </table:table-cell>
          <table:table-cell office:value-type="float" office:value="39.4375" calcext:value-type="float">
            <text:p>39.43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5.40472" calcext:value-type="float">
            <text:p>95.40472</text:p>
          </table:table-cell>
          <table:table-cell office:value-type="float" office:value="48.1875" calcext:value-type="float">
            <text:p>48.1875</text:p>
          </table:table-cell>
          <table:table-cell office:value-type="float" office:value="43.1518702010085" calcext:value-type="float">
            <text:p>43.1518702010085</text:p>
          </table:table-cell>
          <table:table-cell office:value-type="float" office:value="42.3229166666667" calcext:value-type="float">
            <text:p>42.322916666666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3.90442" calcext:value-type="float">
            <text:p>93.90442</text:p>
          </table:table-cell>
          <table:table-cell office:value-type="float" office:value="46.4375" calcext:value-type="float">
            <text:p>46.4375</text:p>
          </table:table-cell>
          <table:table-cell office:value-type="float" office:value="46.0115188414022" calcext:value-type="float">
            <text:p>46.0115188414022</text:p>
          </table:table-cell>
          <table:table-cell office:value-type="float" office:value="44.9270833333333" calcext:value-type="float">
            <text:p>44.9270833333333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4.52328" calcext:value-type="float">
            <text:p>94.52328</text:p>
          </table:table-cell>
          <table:table-cell office:value-type="float" office:value="47.375" calcext:value-type="float">
            <text:p>47.375</text:p>
          </table:table-cell>
          <table:table-cell office:value-type="float" office:value="42.9397046228408" calcext:value-type="float">
            <text:p>42.9397046228408</text:p>
          </table:table-cell>
          <table:table-cell office:value-type="float" office:value="42.2604166666667" calcext:value-type="float">
            <text:p>42.260416666666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95.79343" calcext:value-type="float">
            <text:p>95.79343</text:p>
          </table:table-cell>
          <table:table-cell office:value-type="float" office:value="48.625" calcext:value-type="float">
            <text:p>48.625</text:p>
          </table:table-cell>
          <table:table-cell office:value-type="float" office:value="45.0136159829026" calcext:value-type="float">
            <text:p>45.0136159829026</text:p>
          </table:table-cell>
          <table:table-cell office:value-type="float" office:value="43.1458333333333" calcext:value-type="float">
            <text:p>43.145833333333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87.69406" calcext:value-type="float">
            <text:p>87.69406</text:p>
          </table:table-cell>
          <table:table-cell office:value-type="float" office:value="38.3125" calcext:value-type="float">
            <text:p>38.3125</text:p>
          </table:table-cell>
          <table:table-cell office:value-type="float" office:value="42.3672559532211" calcext:value-type="float">
            <text:p>42.3672559532211</text:p>
          </table:table-cell>
          <table:table-cell office:value-type="float" office:value="41.6458333333333" calcext:value-type="float">
            <text:p>41.645833333333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9.41257" calcext:value-type="float">
            <text:p>89.41257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44.236830758836" calcext:value-type="float">
            <text:p>44.236830758836</text:p>
          </table:table-cell>
          <table:table-cell office:value-type="float" office:value="43.0729166666667" calcext:value-type="float">
            <text:p>43.072916666666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0.19556" calcext:value-type="float">
            <text:p>90.19556</text:p>
          </table:table-cell>
          <table:table-cell office:value-type="float" office:value="42" calcext:value-type="float">
            <text:p>42</text:p>
          </table:table-cell>
          <table:table-cell office:value-type="float" office:value="45.0448872807269" calcext:value-type="float">
            <text:p>45.0448872807269</text:p>
          </table:table-cell>
          <table:table-cell office:value-type="float" office:value="43.78125" calcext:value-type="float">
            <text:p>43.7812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92.81274" calcext:value-type="float">
            <text:p>92.81274</text:p>
          </table:table-cell>
          <table:table-cell office:value-type="float" office:value="44.125" calcext:value-type="float">
            <text:p>44.125</text:p>
          </table:table-cell>
          <table:table-cell office:value-type="float" office:value="41.4845894954521" calcext:value-type="float">
            <text:p>41.4845894954521</text:p>
          </table:table-cell>
          <table:table-cell office:value-type="float" office:value="40.375" calcext:value-type="float">
            <text:p>40.37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92.94391" calcext:value-type="float">
            <text:p>92.94391</text:p>
          </table:table-cell>
          <table:table-cell office:value-type="float" office:value="45.375" calcext:value-type="float">
            <text:p>45.375</text:p>
          </table:table-cell>
          <table:table-cell office:value-type="float" office:value="41.8479709185226" calcext:value-type="float">
            <text:p>41.8479709185226</text:p>
          </table:table-cell>
          <table:table-cell office:value-type="float" office:value="41.84375" calcext:value-type="float">
            <text:p>41.8437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90.07882" calcext:value-type="float">
            <text:p>90.07882</text:p>
          </table:table-cell>
          <table:table-cell office:value-type="float" office:value="42.625" calcext:value-type="float">
            <text:p>42.625</text:p>
          </table:table-cell>
          <table:table-cell office:value-type="float" office:value="43.4134450946852" calcext:value-type="float">
            <text:p>43.4134450946852</text:p>
          </table:table-cell>
          <table:table-cell office:value-type="float" office:value="41.9583333333333" calcext:value-type="float">
            <text:p>41.95833333333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87.365036" calcext:value-type="float">
            <text:p>87.365036</text:p>
          </table:table-cell>
          <table:table-cell office:value-type="float" office:value="39.4375" calcext:value-type="float">
            <text:p>39.4375</text:p>
          </table:table-cell>
          <table:table-cell office:value-type="float" office:value="43.760209688462" calcext:value-type="float">
            <text:p>43.760209688462</text:p>
          </table:table-cell>
          <table:table-cell office:value-type="float" office:value="43.34375" calcext:value-type="float">
            <text:p>43.3437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95.20235" calcext:value-type="float">
            <text:p>95.20235</text:p>
          </table:table-cell>
          <table:table-cell office:value-type="float" office:value="47.625" calcext:value-type="float">
            <text:p>47.625</text:p>
          </table:table-cell>
          <table:table-cell office:value-type="float" office:value="42.3549013658894" calcext:value-type="float">
            <text:p>42.3549013658894</text:p>
          </table:table-cell>
          <table:table-cell office:value-type="float" office:value="41.7395833333333" calcext:value-type="float">
            <text:p>41.739583333333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95.82502" calcext:value-type="float">
            <text:p>95.82502</text:p>
          </table:table-cell>
          <table:table-cell office:value-type="float" office:value="48.0625" calcext:value-type="float">
            <text:p>48.0625</text:p>
          </table:table-cell>
          <table:table-cell office:value-type="float" office:value="45.3065973256301" calcext:value-type="float">
            <text:p>45.3065973256301</text:p>
          </table:table-cell>
          <table:table-cell office:value-type="float" office:value="43.7083333333333" calcext:value-type="float">
            <text:p>43.708333333333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91.03064" calcext:value-type="float">
            <text:p>91.03064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3.0087215571416" calcext:value-type="float">
            <text:p>43.0087215571416</text:p>
          </table:table-cell>
          <table:table-cell office:value-type="float" office:value="41.2708333333333" calcext:value-type="float">
            <text:p>41.270833333333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90.405655" calcext:value-type="float">
            <text:p>90.405655</text:p>
          </table:table-cell>
          <table:table-cell office:value-type="float" office:value="43.0625" calcext:value-type="float">
            <text:p>43.0625</text:p>
          </table:table-cell>
          <table:table-cell office:value-type="float" office:value="43.9652218179296" calcext:value-type="float">
            <text:p>43.9652218179296</text:p>
          </table:table-cell>
          <table:table-cell office:value-type="float" office:value="43.8020833333333" calcext:value-type="float">
            <text:p>43.802083333333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91.95006" calcext:value-type="float">
            <text:p>91.95006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43.2096790315505" calcext:value-type="float">
            <text:p>43.2096790315505</text:p>
          </table:table-cell>
          <table:table-cell office:value-type="float" office:value="41.9166666666667" calcext:value-type="float">
            <text:p>41.916666666666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4.40886" calcext:value-type="float">
            <text:p>94.40886</text:p>
          </table:table-cell>
          <table:table-cell office:value-type="float" office:value="48" calcext:value-type="float">
            <text:p>48</text:p>
          </table:table-cell>
          <table:table-cell office:value-type="float" office:value="44.4773693674007" calcext:value-type="float">
            <text:p>44.4773693674007</text:p>
          </table:table-cell>
          <table:table-cell office:value-type="float" office:value="43.4791666666667" calcext:value-type="float">
            <text:p>43.479166666666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0.56855" calcext:value-type="float">
            <text:p>90.56855</text:p>
          </table:table-cell>
          <table:table-cell office:value-type="float" office:value="42.3125" calcext:value-type="float">
            <text:p>42.3125</text:p>
          </table:table-cell>
          <table:table-cell office:value-type="float" office:value="44.6109082004338" calcext:value-type="float">
            <text:p>44.6109082004338</text:p>
          </table:table-cell>
          <table:table-cell office:value-type="float" office:value="44.2604166666667" calcext:value-type="float">
            <text:p>44.260416666666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3.668625" calcext:value-type="float">
            <text:p>93.668625</text:p>
          </table:table-cell>
          <table:table-cell office:value-type="float" office:value="45.4375" calcext:value-type="float">
            <text:p>45.4375</text:p>
          </table:table-cell>
          <table:table-cell office:value-type="float" office:value="44.3267136525266" calcext:value-type="float">
            <text:p>44.3267136525266</text:p>
          </table:table-cell>
          <table:table-cell office:value-type="float" office:value="42.7291666666667" calcext:value-type="float">
            <text:p>42.729166666666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95.03166" calcext:value-type="float">
            <text:p>95.03166</text:p>
          </table:table-cell>
          <table:table-cell office:value-type="float" office:value="48.6875" calcext:value-type="float">
            <text:p>48.6875</text:p>
          </table:table-cell>
          <table:table-cell office:value-type="float" office:value="44.5281143334015" calcext:value-type="float">
            <text:p>44.5281143334015</text:p>
          </table:table-cell>
          <table:table-cell office:value-type="float" office:value="43.2291666666667" calcext:value-type="float">
            <text:p>43.229166666666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4.64238" calcext:value-type="float">
            <text:p>94.64238</text:p>
          </table:table-cell>
          <table:table-cell office:value-type="float" office:value="49.125" calcext:value-type="float">
            <text:p>49.125</text:p>
          </table:table-cell>
          <table:table-cell office:value-type="float" office:value="43.0160162097777" calcext:value-type="float">
            <text:p>43.0160162097777</text:p>
          </table:table-cell>
          <table:table-cell office:value-type="float" office:value="42.6770833333333" calcext:value-type="float">
            <text:p>42.67708333333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1.90376" calcext:value-type="float">
            <text:p>91.90376</text:p>
          </table:table-cell>
          <table:table-cell office:value-type="float" office:value="45.125" calcext:value-type="float">
            <text:p>45.125</text:p>
          </table:table-cell>
          <table:table-cell office:value-type="float" office:value="43.7370767042608" calcext:value-type="float">
            <text:p>43.7370767042608</text:p>
          </table:table-cell>
          <table:table-cell office:value-type="float" office:value="43.3958333333333" calcext:value-type="float">
            <text:p>43.395833333333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93.24408" calcext:value-type="float">
            <text:p>93.24408</text:p>
          </table:table-cell>
          <table:table-cell office:value-type="float" office:value="46.125" calcext:value-type="float">
            <text:p>46.125</text:p>
          </table:table-cell>
          <table:table-cell office:value-type="float" office:value="45.0630400891751" calcext:value-type="float">
            <text:p>45.0630400891751</text:p>
          </table:table-cell>
          <table:table-cell office:value-type="float" office:value="43.2083333333333" calcext:value-type="float">
            <text:p>43.208333333333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89.22873" calcext:value-type="float">
            <text:p>89.22873</text:p>
          </table:table-cell>
          <table:table-cell office:value-type="float" office:value="41" calcext:value-type="float">
            <text:p>41</text:p>
          </table:table-cell>
          <table:table-cell office:value-type="float" office:value="46.0582781849033" calcext:value-type="float">
            <text:p>46.0582781849033</text:p>
          </table:table-cell>
          <table:table-cell office:value-type="float" office:value="44.75" calcext:value-type="float">
            <text:p>44.7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89.38242" calcext:value-type="float">
            <text:p>89.38242</text:p>
          </table:table-cell>
          <table:table-cell office:value-type="float" office:value="42.625" calcext:value-type="float">
            <text:p>42.625</text:p>
          </table:table-cell>
          <table:table-cell office:value-type="float" office:value="44.049426631258" calcext:value-type="float">
            <text:p>44.049426631258</text:p>
          </table:table-cell>
          <table:table-cell office:value-type="float" office:value="42.59375" calcext:value-type="float">
            <text:p>42.5937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90.16475" calcext:value-type="float">
            <text:p>90.16475</text:p>
          </table:table-cell>
          <table:table-cell office:value-type="float" office:value="42.875" calcext:value-type="float">
            <text:p>42.875</text:p>
          </table:table-cell>
          <table:table-cell office:value-type="float" office:value="45.4927138457171" calcext:value-type="float">
            <text:p>45.4927138457171</text:p>
          </table:table-cell>
          <table:table-cell office:value-type="float" office:value="43.6666666666667" calcext:value-type="float">
            <text:p>43.6666666666667</text:p>
          </table:table-cell>
          <table:table-cell table:number-columns-repeated="5"/>
        </table:table-row>
        <table:table-row table:style-name="ro1" table:number-rows-repeated="401">
          <table:table-cell table:number-columns-repeated="11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6"/>
        </table:table-row>
      </table:table>
      <table:table table:name="12" table:style-name="ta1">
        <table:shapes>
          <draw:frame draw:z-index="0" draw:style-name="gr1" draw:text-style-name="P1" svg:width="253.76pt" svg:height="142.72pt" svg:x="767.2pt" svg:y="0pt">
            <draw:object draw:notify-on-update-of-ranges="'12'.K1:'12'.K11 '12'.J1:'12'.J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253.76pt" svg:height="142.72pt" svg:x="776.21pt" svg:y="166.45pt">
            <draw:object draw:notify-on-update-of-ranges="'12'.K14:'12'.K24 '12'.J14:'12'.J24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" draw:style-name="gr1" draw:text-style-name="P1" svg:width="253.76pt" svg:height="142.72pt" svg:x="773.74pt" svg:y="331.23pt">
            <draw:object draw:notify-on-update-of-ranges="'12'.K26:'12'.K36 '12'.J26:'12'.J36 '12'.J26:'12'.J36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.446457" calcext:value-type="float">
            <text:p>55.446457</text:p>
          </table:table-cell>
          <table:table-cell office:value-type="float" office:value="35.75" calcext:value-type="float">
            <text:p>35.75</text:p>
          </table:table-cell>
          <table:table-cell office:value-type="float" office:value="18.8161566705177" calcext:value-type="float">
            <text:p>18.8161566705177</text:p>
          </table:table-cell>
          <table:table-cell office:value-type="float" office:value="17.875" calcext:value-type="float">
            <text:p>17.875</text:p>
          </table:table-cell>
          <table:table-cell/>
          <table:table-cell office:value-type="float" office:value="1.7843987" calcext:value-type="float">
            <text:p>1.7843987</text:p>
          </table:table-cell>
          <table:table-cell office:value-type="float" office:value="37.60247" calcext:value-type="float">
            <text:p>37.6024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5.09701" calcext:value-type="float">
            <text:p>55.09701</text:p>
          </table:table-cell>
          <table:table-cell office:value-type="float" office:value="24.0625" calcext:value-type="float">
            <text:p>24.0625</text:p>
          </table:table-cell>
          <table:table-cell office:value-type="float" office:value="18.7818253584294" calcext:value-type="float">
            <text:p>18.7818253584294</text:p>
          </table:table-cell>
          <table:table-cell office:value-type="float" office:value="17.53125" calcext:value-type="float">
            <text:p>17.53125</text:p>
          </table:table-cell>
          <table:table-cell/>
          <table:table-cell office:value-type="float" office:value="37.60247" calcext:value-type="float">
            <text:p>37.60247</text:p>
          </table:table-cell>
          <table:table-cell office:value-type="float" office:value="39.3868687" calcext:value-type="float">
            <text:p>39.386868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.654396" calcext:value-type="float">
            <text:p>54.654396</text:p>
          </table:table-cell>
          <table:table-cell office:value-type="float" office:value="19.5625" calcext:value-type="float">
            <text:p>19.5625</text:p>
          </table:table-cell>
          <table:table-cell office:value-type="float" office:value="19.1080667182597" calcext:value-type="float">
            <text:p>19.1080667182597</text:p>
          </table:table-cell>
          <table:table-cell office:value-type="float" office:value="17.5104166666667" calcext:value-type="float">
            <text:p>17.5104166666667</text:p>
          </table:table-cell>
          <table:table-cell/>
          <table:table-cell office:value-type="float" office:value="55.446457" calcext:value-type="float">
            <text:p>55.446457</text:p>
          </table:table-cell>
          <table:table-cell office:value-type="float" office:value="41.1712674" calcext:value-type="float">
            <text:p>41.171267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.329445" calcext:value-type="float">
            <text:p>54.329445</text:p>
          </table:table-cell>
          <table:table-cell office:value-type="float" office:value="21.25" calcext:value-type="float">
            <text:p>21.25</text:p>
          </table:table-cell>
          <table:table-cell office:value-type="float" office:value="18.4262947701163" calcext:value-type="float">
            <text:p>18.4262947701163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2"/>
          <table:table-cell office:value-type="float" office:value="42.9556661" calcext:value-type="float">
            <text:p>42.955666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3.79466" calcext:value-type="float">
            <text:p>53.79466</text:p>
          </table:table-cell>
          <table:table-cell office:value-type="float" office:value="18.8125" calcext:value-type="float">
            <text:p>18.8125</text:p>
          </table:table-cell>
          <table:table-cell office:value-type="float" office:value="19.5956865212077" calcext:value-type="float">
            <text:p>19.5956865212077</text:p>
          </table:table-cell>
          <table:table-cell office:value-type="float" office:value="17.8020833333333" calcext:value-type="float">
            <text:p>17.8020833333333</text:p>
          </table:table-cell>
          <table:table-cell table:number-columns-repeated="2"/>
          <table:table-cell office:value-type="float" office:value="44.7400648" calcext:value-type="float">
            <text:p>44.740064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3.259407" calcext:value-type="float">
            <text:p>53.259407</text:p>
          </table:table-cell>
          <table:table-cell office:value-type="float" office:value="19.125" calcext:value-type="float">
            <text:p>19.125</text:p>
          </table:table-cell>
          <table:table-cell office:value-type="float" office:value="19.8579974061409" calcext:value-type="float">
            <text:p>19.8579974061409</text:p>
          </table:table-cell>
          <table:table-cell office:value-type="float" office:value="18.4583333333333" calcext:value-type="float">
            <text:p>18.4583333333333</text:p>
          </table:table-cell>
          <table:table-cell table:number-columns-repeated="2"/>
          <table:table-cell office:value-type="float" office:value="46.5244635" calcext:value-type="float">
            <text:p>46.524463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2.221462" calcext:value-type="float">
            <text:p>52.221462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7.8329956762071" calcext:value-type="float">
            <text:p>17.8329956762071</text:p>
          </table:table-cell>
          <table:table-cell office:value-type="float" office:value="17.5208333333333" calcext:value-type="float">
            <text:p>17.5208333333333</text:p>
          </table:table-cell>
          <table:table-cell table:number-columns-repeated="2"/>
          <table:table-cell office:value-type="float" office:value="48.3088622" calcext:value-type="float">
            <text:p>48.308862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0.868534" calcext:value-type="float">
            <text:p>50.868534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17.9760832400836" calcext:value-type="float">
            <text:p>17.9760832400836</text:p>
          </table:table-cell>
          <table:table-cell office:value-type="float" office:value="17.2291666666667" calcext:value-type="float">
            <text:p>17.2291666666667</text:p>
          </table:table-cell>
          <table:table-cell table:number-columns-repeated="2"/>
          <table:table-cell office:value-type="float" office:value="50.0932609" calcext:value-type="float">
            <text:p>50.093260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8.845413" calcext:value-type="float">
            <text:p>48.845413</text:p>
          </table:table-cell>
          <table:table-cell office:value-type="float" office:value="18" calcext:value-type="float">
            <text:p>18</text:p>
          </table:table-cell>
          <table:table-cell office:value-type="float" office:value="18.3640130146154" calcext:value-type="float">
            <text:p>18.3640130146154</text:p>
          </table:table-cell>
          <table:table-cell office:value-type="float" office:value="17.46875" calcext:value-type="float">
            <text:p>17.46875</text:p>
          </table:table-cell>
          <table:table-cell table:number-columns-repeated="2"/>
          <table:table-cell office:value-type="float" office:value="51.8776596" calcext:value-type="float">
            <text:p>51.877659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6.89576" calcext:value-type="float">
            <text:p>46.89576</text:p>
          </table:table-cell>
          <table:table-cell office:value-type="float" office:value="19.8125" calcext:value-type="float">
            <text:p>19.8125</text:p>
          </table:table-cell>
          <table:table-cell office:value-type="float" office:value="18.8895643991286" calcext:value-type="float">
            <text:p>18.8895643991286</text:p>
          </table:table-cell>
          <table:table-cell office:value-type="float" office:value="17.3125" calcext:value-type="float">
            <text:p>17.3125</text:p>
          </table:table-cell>
          <table:table-cell table:number-columns-repeated="2"/>
          <table:table-cell office:value-type="float" office:value="53.6620583" calcext:value-type="float">
            <text:p>53.662058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5.56827" calcext:value-type="float">
            <text:p>45.56827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19.2675160958784" calcext:value-type="float">
            <text:p>19.2675160958784</text:p>
          </table:table-cell>
          <table:table-cell office:value-type="float" office:value="18.0729166666667" calcext:value-type="float">
            <text:p>18.0729166666667</text:p>
          </table:table-cell>
          <table:table-cell table:number-columns-repeated="2"/>
          <table:table-cell office:value-type="float" office:value="55.446457" calcext:value-type="float">
            <text:p>55.44645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4.651268" calcext:value-type="float">
            <text:p>44.651268</text:p>
          </table:table-cell>
          <table:table-cell office:value-type="float" office:value="20.1875" calcext:value-type="float">
            <text:p>20.1875</text:p>
          </table:table-cell>
          <table:table-cell office:value-type="float" office:value="18.4457260988098" calcext:value-type="float">
            <text:p>18.4457260988098</text:p>
          </table:table-cell>
          <table:table-cell office:value-type="float" office:value="17.2916666666667" calcext:value-type="float">
            <text:p>17.291666666666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.320656" calcext:value-type="float">
            <text:p>42.320656</text:p>
          </table:table-cell>
          <table:table-cell office:value-type="float" office:value="17.4375" calcext:value-type="float">
            <text:p>17.4375</text:p>
          </table:table-cell>
          <table:table-cell office:value-type="float" office:value="18.8192357110811" calcext:value-type="float">
            <text:p>18.8192357110811</text:p>
          </table:table-cell>
          <table:table-cell office:value-type="float" office:value="17.3854166666667" calcext:value-type="float">
            <text:p>17.385416666666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4.2091" calcext:value-type="float">
            <text:p>44.2091</text:p>
          </table:table-cell>
          <table:table-cell office:value-type="float" office:value="19.375" calcext:value-type="float">
            <text:p>19.375</text:p>
          </table:table-cell>
          <table:table-cell office:value-type="float" office:value="17.6270772543489" calcext:value-type="float">
            <text:p>17.6270772543489</text:p>
          </table:table-cell>
          <table:table-cell office:value-type="float" office:value="17.28125" calcext:value-type="float">
            <text:p>17.28125</text:p>
          </table:table-cell>
          <table:table-cell/>
          <table:table-cell office:value-type="float" office:value="0.40520833333333" calcext:value-type="float">
            <text:p>0.40520833333333</text:p>
          </table:table-cell>
          <table:table-cell office:value-type="float" office:value="16.3333333333333" calcext:value-type="float">
            <text:p>16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2.71634" calcext:value-type="float">
            <text:p>42.71634</text:p>
          </table:table-cell>
          <table:table-cell office:value-type="float" office:value="19.3125" calcext:value-type="float">
            <text:p>19.3125</text:p>
          </table:table-cell>
          <table:table-cell office:value-type="float" office:value="20.4494550118034" calcext:value-type="float">
            <text:p>20.4494550118034</text:p>
          </table:table-cell>
          <table:table-cell office:value-type="float" office:value="19.3645833333333" calcext:value-type="float">
            <text:p>19.3645833333333</text:p>
          </table:table-cell>
          <table:table-cell/>
          <table:table-cell office:value-type="float" office:value="16.3333333333333" calcext:value-type="float">
            <text:p>16.3333333333333</text:p>
          </table:table-cell>
          <table:table-cell office:value-type="float" office:value="16.7385416666666" calcext:value-type="float">
            <text:p>16.738541666666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1.757835" calcext:value-type="float">
            <text:p>41.75783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0444429596866" calcext:value-type="float">
            <text:p>19.0444429596866</text:p>
          </table:table-cell>
          <table:table-cell office:value-type="float" office:value="17.7708333333333" calcext:value-type="float">
            <text:p>17.7708333333333</text:p>
          </table:table-cell>
          <table:table-cell/>
          <table:table-cell office:value-type="float" office:value="19.3645833333333" calcext:value-type="float">
            <text:p>19.3645833333333</text:p>
          </table:table-cell>
          <table:table-cell office:value-type="float" office:value="17.14375" calcext:value-type="float">
            <text:p>17.1437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1.893528" calcext:value-type="float">
            <text:p>41.893528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8.6200018357477" calcext:value-type="float">
            <text:p>18.6200018357477</text:p>
          </table:table-cell>
          <table:table-cell office:value-type="float" office:value="17.5104166666667" calcext:value-type="float">
            <text:p>17.5104166666667</text:p>
          </table:table-cell>
          <table:table-cell table:number-columns-repeated="2"/>
          <table:table-cell office:value-type="float" office:value="17.5489583333333" calcext:value-type="float">
            <text:p>17.54895833333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4.630768" calcext:value-type="float">
            <text:p>44.630768</text:p>
          </table:table-cell>
          <table:table-cell office:value-type="float" office:value="20.6875" calcext:value-type="float">
            <text:p>20.6875</text:p>
          </table:table-cell>
          <table:table-cell office:value-type="float" office:value="19.0110975127637" calcext:value-type="float">
            <text:p>19.0110975127637</text:p>
          </table:table-cell>
          <table:table-cell office:value-type="float" office:value="17.7604166666667" calcext:value-type="float">
            <text:p>17.7604166666667</text:p>
          </table:table-cell>
          <table:table-cell table:number-columns-repeated="2"/>
          <table:table-cell office:value-type="float" office:value="17.9541666666666" calcext:value-type="float">
            <text:p>17.954166666666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3.056236" calcext:value-type="float">
            <text:p>43.056236</text:p>
          </table:table-cell>
          <table:table-cell office:value-type="float" office:value="19.5625" calcext:value-type="float">
            <text:p>19.5625</text:p>
          </table:table-cell>
          <table:table-cell office:value-type="float" office:value="17.6512154845429" calcext:value-type="float">
            <text:p>17.6512154845429</text:p>
          </table:table-cell>
          <table:table-cell office:value-type="float" office:value="17.4895833333333" calcext:value-type="float">
            <text:p>17.4895833333333</text:p>
          </table:table-cell>
          <table:table-cell table:number-columns-repeated="2"/>
          <table:table-cell office:value-type="float" office:value="18.359375" calcext:value-type="float">
            <text:p>18.3593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4.153828" calcext:value-type="float">
            <text:p>44.153828</text:p>
          </table:table-cell>
          <table:table-cell office:value-type="float" office:value="19.625" calcext:value-type="float">
            <text:p>19.625</text:p>
          </table:table-cell>
          <table:table-cell office:value-type="float" office:value="17.2014743793213" calcext:value-type="float">
            <text:p>17.2014743793213</text:p>
          </table:table-cell>
          <table:table-cell office:value-type="float" office:value="16.5104166666667" calcext:value-type="float">
            <text:p>16.5104166666667</text:p>
          </table:table-cell>
          <table:table-cell table:number-columns-repeated="2"/>
          <table:table-cell office:value-type="float" office:value="18.7645833333333" calcext:value-type="float">
            <text:p>18.76458333333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2.71903" calcext:value-type="float">
            <text:p>42.71903</text:p>
          </table:table-cell>
          <table:table-cell office:value-type="float" office:value="18.625" calcext:value-type="float">
            <text:p>18.625</text:p>
          </table:table-cell>
          <table:table-cell office:value-type="float" office:value="19.1291540155006" calcext:value-type="float">
            <text:p>19.1291540155006</text:p>
          </table:table-cell>
          <table:table-cell office:value-type="float" office:value="17.5416666666667" calcext:value-type="float">
            <text:p>17.5416666666667</text:p>
          </table:table-cell>
          <table:table-cell table:number-columns-repeated="2"/>
          <table:table-cell office:value-type="float" office:value="19.1697916666666" calcext:value-type="float">
            <text:p>19.169791666666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.992653" calcext:value-type="float">
            <text:p>43.992653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18.8558362852378" calcext:value-type="float">
            <text:p>18.8558362852378</text:p>
          </table:table-cell>
          <table:table-cell office:value-type="float" office:value="18.3229166666667" calcext:value-type="float">
            <text:p>18.3229166666667</text:p>
          </table:table-cell>
          <table:table-cell table:number-columns-repeated="2"/>
          <table:table-cell office:value-type="float" office:value="19.5749999999999" calcext:value-type="float">
            <text:p>19.574999999999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1.42436" calcext:value-type="float">
            <text:p>41.42436</text:p>
          </table:table-cell>
          <table:table-cell office:value-type="float" office:value="17.9375" calcext:value-type="float">
            <text:p>17.9375</text:p>
          </table:table-cell>
          <table:table-cell office:value-type="float" office:value="19.1128182629598" calcext:value-type="float">
            <text:p>19.1128182629598</text:p>
          </table:table-cell>
          <table:table-cell office:value-type="float" office:value="17.8541666666667" calcext:value-type="float">
            <text:p>17.8541666666667</text:p>
          </table:table-cell>
          <table:table-cell table:number-columns-repeated="2"/>
          <table:table-cell office:value-type="float" office:value="19.9802083333333" calcext:value-type="float">
            <text:p>19.980208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5.837654" calcext:value-type="float">
            <text:p>45.837654</text:p>
          </table:table-cell>
          <table:table-cell office:value-type="float" office:value="22.0625" calcext:value-type="float">
            <text:p>22.0625</text:p>
          </table:table-cell>
          <table:table-cell office:value-type="float" office:value="20.1518819163039" calcext:value-type="float">
            <text:p>20.1518819163039</text:p>
          </table:table-cell>
          <table:table-cell office:value-type="float" office:value="18.2083333333333" calcext:value-type="float">
            <text:p>18.2083333333333</text:p>
          </table:table-cell>
          <table:table-cell table:number-columns-repeated="2"/>
          <table:table-cell office:value-type="float" office:value="20.3854166666666" calcext:value-type="float">
            <text:p>20.38541666666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2.690544" calcext:value-type="float">
            <text:p>42.690544</text:p>
          </table:table-cell>
          <table:table-cell office:value-type="float" office:value="19" calcext:value-type="float">
            <text:p>19</text:p>
          </table:table-cell>
          <table:table-cell office:value-type="float" office:value="20.257268415336" calcext:value-type="float">
            <text:p>20.257268415336</text:p>
          </table:table-cell>
          <table:table-cell office:value-type="float" office:value="18.4166666666667" calcext:value-type="float">
            <text:p>18.416666666666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9.312115" calcext:value-type="float">
            <text:p>39.312115</text:p>
          </table:table-cell>
          <table:table-cell office:value-type="float" office:value="15.875" calcext:value-type="float">
            <text:p>15.875</text:p>
          </table:table-cell>
          <table:table-cell office:value-type="float" office:value="17.0086249375489" calcext:value-type="float">
            <text:p>17.0086249375489</text:p>
          </table:table-cell>
          <table:table-cell office:value-type="float" office:value="16.4270833333333" calcext:value-type="float">
            <text:p>16.4270833333333</text:p>
          </table:table-cell>
          <table:table-cell/>
          <table:table-cell office:value-type="float" office:value="0.431221164121981" calcext:value-type="float">
            <text:p>0.431221164121981</text:p>
          </table:table-cell>
          <table:table-cell office:value-type="float" office:value="16.3954288694644" calcext:value-type="float">
            <text:p>16.39542886946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2.840813" calcext:value-type="float">
            <text:p>42.840813</text:p>
          </table:table-cell>
          <table:table-cell office:value-type="float" office:value="18.75" calcext:value-type="float">
            <text:p>18.75</text:p>
          </table:table-cell>
          <table:table-cell office:value-type="float" office:value="17.3846274956832" calcext:value-type="float">
            <text:p>17.3846274956832</text:p>
          </table:table-cell>
          <table:table-cell office:value-type="float" office:value="16.7604166666667" calcext:value-type="float">
            <text:p>16.7604166666667</text:p>
          </table:table-cell>
          <table:table-cell/>
          <table:table-cell office:value-type="float" office:value="16.3954288694644" calcext:value-type="float">
            <text:p>16.3954288694644</text:p>
          </table:table-cell>
          <table:table-cell office:value-type="float" office:value="16.8266500335864" calcext:value-type="float">
            <text:p>16.826650033586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2.04696" calcext:value-type="float">
            <text:p>42.04696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9.6922231162156" calcext:value-type="float">
            <text:p>19.6922231162156</text:p>
          </table:table-cell>
          <table:table-cell office:value-type="float" office:value="18.7604166666667" calcext:value-type="float">
            <text:p>18.7604166666667</text:p>
          </table:table-cell>
          <table:table-cell/>
          <table:table-cell office:value-type="float" office:value="20.7076405106842" calcext:value-type="float">
            <text:p>20.7076405106842</text:p>
          </table:table-cell>
          <table:table-cell office:value-type="float" office:value="17.2578711977083" calcext:value-type="float">
            <text:p>17.257871197708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2.227573" calcext:value-type="float">
            <text:p>42.227573</text:p>
          </table:table-cell>
          <table:table-cell office:value-type="float" office:value="18.375" calcext:value-type="float">
            <text:p>18.375</text:p>
          </table:table-cell>
          <table:table-cell office:value-type="float" office:value="18.7636171189636" calcext:value-type="float">
            <text:p>18.7636171189636</text:p>
          </table:table-cell>
          <table:table-cell office:value-type="float" office:value="18.5" calcext:value-type="float">
            <text:p>18.5</text:p>
          </table:table-cell>
          <table:table-cell table:number-columns-repeated="2"/>
          <table:table-cell office:value-type="float" office:value="17.6890923618303" calcext:value-type="float">
            <text:p>17.689092361830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1.616196" calcext:value-type="float">
            <text:p>41.616196</text:p>
          </table:table-cell>
          <table:table-cell office:value-type="float" office:value="17.875" calcext:value-type="float">
            <text:p>17.875</text:p>
          </table:table-cell>
          <table:table-cell office:value-type="float" office:value="18.2286876316426" calcext:value-type="float">
            <text:p>18.2286876316426</text:p>
          </table:table-cell>
          <table:table-cell office:value-type="float" office:value="17.9166666666667" calcext:value-type="float">
            <text:p>17.9166666666667</text:p>
          </table:table-cell>
          <table:table-cell table:number-columns-repeated="2"/>
          <table:table-cell office:value-type="float" office:value="18.1203135259523" calcext:value-type="float">
            <text:p>18.120313525952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2.42546" calcext:value-type="float">
            <text:p>42.42546</text:p>
          </table:table-cell>
          <table:table-cell office:value-type="float" office:value="18.3125" calcext:value-type="float">
            <text:p>18.3125</text:p>
          </table:table-cell>
          <table:table-cell office:value-type="float" office:value="19.1432501747884" calcext:value-type="float">
            <text:p>19.1432501747884</text:p>
          </table:table-cell>
          <table:table-cell office:value-type="float" office:value="17.3125" calcext:value-type="float">
            <text:p>17.3125</text:p>
          </table:table-cell>
          <table:table-cell table:number-columns-repeated="2"/>
          <table:table-cell office:value-type="float" office:value="18.5515346900743" calcext:value-type="float">
            <text:p>18.551534690074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6.443016" calcext:value-type="float">
            <text:p>46.443016</text:p>
          </table:table-cell>
          <table:table-cell office:value-type="float" office:value="21.6875" calcext:value-type="float">
            <text:p>21.6875</text:p>
          </table:table-cell>
          <table:table-cell office:value-type="float" office:value="19.2040529784125" calcext:value-type="float">
            <text:p>19.2040529784125</text:p>
          </table:table-cell>
          <table:table-cell office:value-type="float" office:value="18.1145833333333" calcext:value-type="float">
            <text:p>18.1145833333333</text:p>
          </table:table-cell>
          <table:table-cell table:number-columns-repeated="2"/>
          <table:table-cell office:value-type="float" office:value="18.9827558541963" calcext:value-type="float">
            <text:p>18.982755854196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2.900467" calcext:value-type="float">
            <text:p>42.900467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9.157872686521" calcext:value-type="float">
            <text:p>19.157872686521</text:p>
          </table:table-cell>
          <table:table-cell office:value-type="float" office:value="17.6145833333333" calcext:value-type="float">
            <text:p>17.6145833333333</text:p>
          </table:table-cell>
          <table:table-cell table:number-columns-repeated="2"/>
          <table:table-cell office:value-type="float" office:value="19.4139770183183" calcext:value-type="float">
            <text:p>19.413977018318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0.493755" calcext:value-type="float">
            <text:p>40.493755</text:p>
          </table:table-cell>
          <table:table-cell office:value-type="float" office:value="17.3125" calcext:value-type="float">
            <text:p>17.3125</text:p>
          </table:table-cell>
          <table:table-cell office:value-type="float" office:value="20.3638033568924" calcext:value-type="float">
            <text:p>20.3638033568924</text:p>
          </table:table-cell>
          <table:table-cell office:value-type="float" office:value="18.78125" calcext:value-type="float">
            <text:p>18.78125</text:p>
          </table:table-cell>
          <table:table-cell table:number-columns-repeated="2"/>
          <table:table-cell office:value-type="float" office:value="19.8451981824402" calcext:value-type="float">
            <text:p>19.845198182440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1.43267" calcext:value-type="float">
            <text:p>41.43267</text:p>
          </table:table-cell>
          <table:table-cell office:value-type="float" office:value="18.25" calcext:value-type="float">
            <text:p>18.25</text:p>
          </table:table-cell>
          <table:table-cell office:value-type="float" office:value="18.47820117811" calcext:value-type="float">
            <text:p>18.47820117811</text:p>
          </table:table-cell>
          <table:table-cell office:value-type="float" office:value="17.46875" calcext:value-type="float">
            <text:p>17.46875</text:p>
          </table:table-cell>
          <table:table-cell table:number-columns-repeated="2"/>
          <table:table-cell office:value-type="float" office:value="20.2764193465622" calcext:value-type="float">
            <text:p>20.276419346562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2.04783" calcext:value-type="float">
            <text:p>42.04783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8.2824519491836" calcext:value-type="float">
            <text:p>18.2824519491836</text:p>
          </table:table-cell>
          <table:table-cell office:value-type="float" office:value="17.59375" calcext:value-type="float">
            <text:p>17.59375</text:p>
          </table:table-cell>
          <table:table-cell table:number-columns-repeated="2"/>
          <table:table-cell office:value-type="float" office:value="20.7076405106842" calcext:value-type="float">
            <text:p>20.707640510684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1.32167" calcext:value-type="float">
            <text:p>41.32167</text:p>
          </table:table-cell>
          <table:table-cell office:value-type="float" office:value="17.625" calcext:value-type="float">
            <text:p>17.625</text:p>
          </table:table-cell>
          <table:table-cell office:value-type="float" office:value="19.572755544903" calcext:value-type="float">
            <text:p>19.572755544903</text:p>
          </table:table-cell>
          <table:table-cell office:value-type="float" office:value="17.9375" calcext:value-type="float">
            <text:p>17.937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2.05679" calcext:value-type="float">
            <text:p>42.05679</text:p>
          </table:table-cell>
          <table:table-cell office:value-type="float" office:value="18.8125" calcext:value-type="float">
            <text:p>18.8125</text:p>
          </table:table-cell>
          <table:table-cell office:value-type="float" office:value="18.8883247680267" calcext:value-type="float">
            <text:p>18.8883247680267</text:p>
          </table:table-cell>
          <table:table-cell office:value-type="float" office:value="18.125" calcext:value-type="float">
            <text:p>18.12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3.889313" calcext:value-type="float">
            <text:p>43.889313</text:p>
          </table:table-cell>
          <table:table-cell office:value-type="float" office:value="20.375" calcext:value-type="float">
            <text:p>20.375</text:p>
          </table:table-cell>
          <table:table-cell office:value-type="float" office:value="18.4849115569276" calcext:value-type="float">
            <text:p>18.4849115569276</text:p>
          </table:table-cell>
          <table:table-cell office:value-type="float" office:value="16.96875" calcext:value-type="float">
            <text:p>16.9687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4.044903" calcext:value-type="float">
            <text:p>44.044903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17.7785829462816" calcext:value-type="float">
            <text:p>17.7785829462816</text:p>
          </table:table-cell>
          <table:table-cell office:value-type="float" office:value="17.2916666666667" calcext:value-type="float">
            <text:p>17.291666666666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2.126232" calcext:value-type="float">
            <text:p>42.126232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.9169561502793" calcext:value-type="float">
            <text:p>18.9169561502793</text:p>
          </table:table-cell>
          <table:table-cell office:value-type="float" office:value="17.8020833333333" calcext:value-type="float">
            <text:p>17.802083333333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1.622044" calcext:value-type="float">
            <text:p>41.622044</text:p>
          </table:table-cell>
          <table:table-cell office:value-type="float" office:value="17.875" calcext:value-type="float">
            <text:p>17.875</text:p>
          </table:table-cell>
          <table:table-cell office:value-type="float" office:value="19.7995466899366" calcext:value-type="float">
            <text:p>19.7995466899366</text:p>
          </table:table-cell>
          <table:table-cell office:value-type="float" office:value="18.5833333333333" calcext:value-type="float">
            <text:p>18.583333333333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5.715054" calcext:value-type="float">
            <text:p>45.715054</text:p>
          </table:table-cell>
          <table:table-cell office:value-type="float" office:value="21.625" calcext:value-type="float">
            <text:p>21.625</text:p>
          </table:table-cell>
          <table:table-cell office:value-type="float" office:value="18.7442774040252" calcext:value-type="float">
            <text:p>18.7442774040252</text:p>
          </table:table-cell>
          <table:table-cell office:value-type="float" office:value="17.7916666666667" calcext:value-type="float">
            <text:p>17.791666666666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2.413055" calcext:value-type="float">
            <text:p>42.413055</text:p>
          </table:table-cell>
          <table:table-cell office:value-type="float" office:value="18.8125" calcext:value-type="float">
            <text:p>18.8125</text:p>
          </table:table-cell>
          <table:table-cell office:value-type="float" office:value="19.7522334618241" calcext:value-type="float">
            <text:p>19.7522334618241</text:p>
          </table:table-cell>
          <table:table-cell office:value-type="float" office:value="17.90625" calcext:value-type="float">
            <text:p>17.9062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2.646866" calcext:value-type="float">
            <text:p>42.64686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9.8650542746867" calcext:value-type="float">
            <text:p>19.8650542746867</text:p>
          </table:table-cell>
          <table:table-cell office:value-type="float" office:value="18.7083333333333" calcext:value-type="float">
            <text:p>18.70833333333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2.44289" calcext:value-type="float">
            <text:p>42.44289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7.6429008493335" calcext:value-type="float">
            <text:p>17.6429008493335</text:p>
          </table:table-cell>
          <table:table-cell office:value-type="float" office:value="17.2916666666667" calcext:value-type="float">
            <text:p>17.29166666666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3.064495" calcext:value-type="float">
            <text:p>43.064495</text:p>
          </table:table-cell>
          <table:table-cell office:value-type="float" office:value="19.4375" calcext:value-type="float">
            <text:p>19.4375</text:p>
          </table:table-cell>
          <table:table-cell office:value-type="float" office:value="19.8349109082651" calcext:value-type="float">
            <text:p>19.8349109082651</text:p>
          </table:table-cell>
          <table:table-cell office:value-type="float" office:value="18.6145833333333" calcext:value-type="float">
            <text:p>18.61458333333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3.765423" calcext:value-type="float">
            <text:p>43.765423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19.295341197711" calcext:value-type="float">
            <text:p>19.295341197711</text:p>
          </table:table-cell>
          <table:table-cell office:value-type="float" office:value="18.4791666666667" calcext:value-type="float">
            <text:p>18.479166666666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2.37503" calcext:value-type="float">
            <text:p>42.37503</text:p>
          </table:table-cell>
          <table:table-cell office:value-type="float" office:value="18.9375" calcext:value-type="float">
            <text:p>18.9375</text:p>
          </table:table-cell>
          <table:table-cell office:value-type="float" office:value="18.5628973772568" calcext:value-type="float">
            <text:p>18.5628973772568</text:p>
          </table:table-cell>
          <table:table-cell office:value-type="float" office:value="17.40625" calcext:value-type="float">
            <text:p>17.4062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2.405216" calcext:value-type="float">
            <text:p>42.405216</text:p>
          </table:table-cell>
          <table:table-cell office:value-type="float" office:value="18.8125" calcext:value-type="float">
            <text:p>18.8125</text:p>
          </table:table-cell>
          <table:table-cell office:value-type="float" office:value="19.0825089561094" calcext:value-type="float">
            <text:p>19.0825089561094</text:p>
          </table:table-cell>
          <table:table-cell office:value-type="float" office:value="17.28125" calcext:value-type="float">
            <text:p>17.281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8.530815" calcext:value-type="float">
            <text:p>38.530815</text:p>
          </table:table-cell>
          <table:table-cell office:value-type="float" office:value="15.5625" calcext:value-type="float">
            <text:p>15.5625</text:p>
          </table:table-cell>
          <table:table-cell office:value-type="float" office:value="18.4400619247225" calcext:value-type="float">
            <text:p>18.4400619247225</text:p>
          </table:table-cell>
          <table:table-cell office:value-type="float" office:value="17.9895833333333" calcext:value-type="float">
            <text:p>17.989583333333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1.518288" calcext:value-type="float">
            <text:p>41.518288</text:p>
          </table:table-cell>
          <table:table-cell office:value-type="float" office:value="17.8125" calcext:value-type="float">
            <text:p>17.8125</text:p>
          </table:table-cell>
          <table:table-cell office:value-type="float" office:value="18.2328322494426" calcext:value-type="float">
            <text:p>18.2328322494426</text:p>
          </table:table-cell>
          <table:table-cell office:value-type="float" office:value="17.6458333333333" calcext:value-type="float">
            <text:p>17.645833333333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42.531025" calcext:value-type="float">
            <text:p>42.531025</text:p>
          </table:table-cell>
          <table:table-cell office:value-type="float" office:value="18.75" calcext:value-type="float">
            <text:p>18.75</text:p>
          </table:table-cell>
          <table:table-cell office:value-type="float" office:value="20.0813749901393" calcext:value-type="float">
            <text:p>20.0813749901393</text:p>
          </table:table-cell>
          <table:table-cell office:value-type="float" office:value="18.2916666666667" calcext:value-type="float">
            <text:p>18.291666666666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.033596" calcext:value-type="float">
            <text:p>43.033596</text:p>
          </table:table-cell>
          <table:table-cell office:value-type="float" office:value="20.0625" calcext:value-type="float">
            <text:p>20.0625</text:p>
          </table:table-cell>
          <table:table-cell office:value-type="float" office:value="18.8487011177284" calcext:value-type="float">
            <text:p>18.8487011177284</text:p>
          </table:table-cell>
          <table:table-cell office:value-type="float" office:value="17.7291666666667" calcext:value-type="float">
            <text:p>17.729166666666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1.99712" calcext:value-type="float">
            <text:p>41.99712</text:p>
          </table:table-cell>
          <table:table-cell office:value-type="float" office:value="18.125" calcext:value-type="float">
            <text:p>18.125</text:p>
          </table:table-cell>
          <table:table-cell office:value-type="float" office:value="18.4257583599263" calcext:value-type="float">
            <text:p>18.4257583599263</text:p>
          </table:table-cell>
          <table:table-cell office:value-type="float" office:value="18.0625" calcext:value-type="float">
            <text:p>18.062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1.92392" calcext:value-type="float">
            <text:p>41.92392</text:p>
          </table:table-cell>
          <table:table-cell office:value-type="float" office:value="18.625" calcext:value-type="float">
            <text:p>18.625</text:p>
          </table:table-cell>
          <table:table-cell office:value-type="float" office:value="19.1962902382646" calcext:value-type="float">
            <text:p>19.1962902382646</text:p>
          </table:table-cell>
          <table:table-cell office:value-type="float" office:value="18.0729166666667" calcext:value-type="float">
            <text:p>18.072916666666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3.425377" calcext:value-type="float">
            <text:p>43.425377</text:p>
          </table:table-cell>
          <table:table-cell office:value-type="float" office:value="20.5" calcext:value-type="float">
            <text:p>20.5</text:p>
          </table:table-cell>
          <table:table-cell office:value-type="float" office:value="19.5596414560102" calcext:value-type="float">
            <text:p>19.5596414560102</text:p>
          </table:table-cell>
          <table:table-cell office:value-type="float" office:value="18.6145833333333" calcext:value-type="float">
            <text:p>18.614583333333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40.896217" calcext:value-type="float">
            <text:p>40.896217</text:p>
          </table:table-cell>
          <table:table-cell office:value-type="float" office:value="17.3125" calcext:value-type="float">
            <text:p>17.3125</text:p>
          </table:table-cell>
          <table:table-cell office:value-type="float" office:value="19.0251025718225" calcext:value-type="float">
            <text:p>19.0251025718225</text:p>
          </table:table-cell>
          <table:table-cell office:value-type="float" office:value="17.7916666666667" calcext:value-type="float">
            <text:p>17.791666666666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43.61849" calcext:value-type="float">
            <text:p>43.61849</text:p>
          </table:table-cell>
          <table:table-cell office:value-type="float" office:value="20.5625" calcext:value-type="float">
            <text:p>20.5625</text:p>
          </table:table-cell>
          <table:table-cell office:value-type="float" office:value="19.0039989916337" calcext:value-type="float">
            <text:p>19.0039989916337</text:p>
          </table:table-cell>
          <table:table-cell office:value-type="float" office:value="18.4166666666667" calcext:value-type="float">
            <text:p>18.416666666666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9.26477" calcext:value-type="float">
            <text:p>39.26477</text:p>
          </table:table-cell>
          <table:table-cell office:value-type="float" office:value="17.125" calcext:value-type="float">
            <text:p>17.125</text:p>
          </table:table-cell>
          <table:table-cell office:value-type="float" office:value="20.7076405106842" calcext:value-type="float">
            <text:p>20.7076405106842</text:p>
          </table:table-cell>
          <table:table-cell office:value-type="float" office:value="19.2291666666667" calcext:value-type="float">
            <text:p>19.229166666666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.233086" calcext:value-type="float">
            <text:p>40.233086</text:p>
          </table:table-cell>
          <table:table-cell office:value-type="float" office:value="17.25" calcext:value-type="float">
            <text:p>17.25</text:p>
          </table:table-cell>
          <table:table-cell office:value-type="float" office:value="18.082484490853" calcext:value-type="float">
            <text:p>18.082484490853</text:p>
          </table:table-cell>
          <table:table-cell office:value-type="float" office:value="17.5104166666667" calcext:value-type="float">
            <text:p>17.510416666666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8.275623" calcext:value-type="float">
            <text:p>38.275623</text:p>
          </table:table-cell>
          <table:table-cell office:value-type="float" office:value="16.3125" calcext:value-type="float">
            <text:p>16.3125</text:p>
          </table:table-cell>
          <table:table-cell office:value-type="float" office:value="18.5874742448669" calcext:value-type="float">
            <text:p>18.5874742448669</text:p>
          </table:table-cell>
          <table:table-cell office:value-type="float" office:value="17.75" calcext:value-type="float">
            <text:p>17.7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43.38817" calcext:value-type="float">
            <text:p>43.38817</text:p>
          </table:table-cell>
          <table:table-cell office:value-type="float" office:value="19.5" calcext:value-type="float">
            <text:p>19.5</text:p>
          </table:table-cell>
          <table:table-cell office:value-type="float" office:value="18.1269512685058" calcext:value-type="float">
            <text:p>18.1269512685058</text:p>
          </table:table-cell>
          <table:table-cell office:value-type="float" office:value="17.78125" calcext:value-type="float">
            <text:p>17.7812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42.4231" calcext:value-type="float">
            <text:p>42.4231</text:p>
          </table:table-cell>
          <table:table-cell office:value-type="float" office:value="18" calcext:value-type="float">
            <text:p>18</text:p>
          </table:table-cell>
          <table:table-cell office:value-type="float" office:value="18.7510833589096" calcext:value-type="float">
            <text:p>18.7510833589096</text:p>
          </table:table-cell>
          <table:table-cell office:value-type="float" office:value="17.09375" calcext:value-type="float">
            <text:p>17.0937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2.512905" calcext:value-type="float">
            <text:p>42.512905</text:p>
          </table:table-cell>
          <table:table-cell office:value-type="float" office:value="19.1875" calcext:value-type="float">
            <text:p>19.1875</text:p>
          </table:table-cell>
          <table:table-cell office:value-type="float" office:value="17.7082947173169" calcext:value-type="float">
            <text:p>17.7082947173169</text:p>
          </table:table-cell>
          <table:table-cell office:value-type="float" office:value="17.6875" calcext:value-type="float">
            <text:p>17.687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0.6827" calcext:value-type="float">
            <text:p>40.6827</text:p>
          </table:table-cell>
          <table:table-cell office:value-type="float" office:value="16.9375" calcext:value-type="float">
            <text:p>16.9375</text:p>
          </table:table-cell>
          <table:table-cell office:value-type="float" office:value="19.1054336184612" calcext:value-type="float">
            <text:p>19.1054336184612</text:p>
          </table:table-cell>
          <table:table-cell office:value-type="float" office:value="17.15625" calcext:value-type="float">
            <text:p>17.1562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3.018303" calcext:value-type="float">
            <text:p>43.018303</text:p>
          </table:table-cell>
          <table:table-cell office:value-type="float" office:value="18.0625" calcext:value-type="float">
            <text:p>18.0625</text:p>
          </table:table-cell>
          <table:table-cell office:value-type="float" office:value="19.3242717773133" calcext:value-type="float">
            <text:p>19.3242717773133</text:p>
          </table:table-cell>
          <table:table-cell office:value-type="float" office:value="17.6770833333333" calcext:value-type="float">
            <text:p>17.677083333333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45.188206" calcext:value-type="float">
            <text:p>45.188206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.5423787411217" calcext:value-type="float">
            <text:p>17.5423787411217</text:p>
          </table:table-cell>
          <table:table-cell office:value-type="float" office:value="16.3333333333333" calcext:value-type="float">
            <text:p>16.333333333333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2.008347" calcext:value-type="float">
            <text:p>42.008347</text:p>
          </table:table-cell>
          <table:table-cell office:value-type="float" office:value="18.875" calcext:value-type="float">
            <text:p>18.875</text:p>
          </table:table-cell>
          <table:table-cell office:value-type="float" office:value="16.3954288694644" calcext:value-type="float">
            <text:p>16.3954288694644</text:p>
          </table:table-cell>
          <table:table-cell office:value-type="float" office:value="16.3645833333333" calcext:value-type="float">
            <text:p>16.364583333333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42.14426" calcext:value-type="float">
            <text:p>42.14426</text:p>
          </table:table-cell>
          <table:table-cell office:value-type="float" office:value="19.3125" calcext:value-type="float">
            <text:p>19.3125</text:p>
          </table:table-cell>
          <table:table-cell office:value-type="float" office:value="18.4749934549872" calcext:value-type="float">
            <text:p>18.4749934549872</text:p>
          </table:table-cell>
          <table:table-cell office:value-type="float" office:value="18.0625" calcext:value-type="float">
            <text:p>18.062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2.861397" calcext:value-type="float">
            <text:p>42.861397</text:p>
          </table:table-cell>
          <table:table-cell office:value-type="float" office:value="18.125" calcext:value-type="float">
            <text:p>18.125</text:p>
          </table:table-cell>
          <table:table-cell office:value-type="float" office:value="19.7914838450058" calcext:value-type="float">
            <text:p>19.7914838450058</text:p>
          </table:table-cell>
          <table:table-cell office:value-type="float" office:value="18.53125" calcext:value-type="float">
            <text:p>18.5312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43.93794" calcext:value-type="float">
            <text:p>43.93794</text:p>
          </table:table-cell>
          <table:table-cell office:value-type="float" office:value="20.1875" calcext:value-type="float">
            <text:p>20.1875</text:p>
          </table:table-cell>
          <table:table-cell office:value-type="float" office:value="18.0639301044534" calcext:value-type="float">
            <text:p>18.0639301044534</text:p>
          </table:table-cell>
          <table:table-cell office:value-type="float" office:value="17.53125" calcext:value-type="float">
            <text:p>17.5312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41.383198" calcext:value-type="float">
            <text:p>41.383198</text:p>
          </table:table-cell>
          <table:table-cell office:value-type="float" office:value="17.9375" calcext:value-type="float">
            <text:p>17.9375</text:p>
          </table:table-cell>
          <table:table-cell office:value-type="float" office:value="18.6015112650783" calcext:value-type="float">
            <text:p>18.6015112650783</text:p>
          </table:table-cell>
          <table:table-cell office:value-type="float" office:value="18.0104166666667" calcext:value-type="float">
            <text:p>18.010416666666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45.448578" calcext:value-type="float">
            <text:p>45.448578</text:p>
          </table:table-cell>
          <table:table-cell office:value-type="float" office:value="21.8125" calcext:value-type="float">
            <text:p>21.8125</text:p>
          </table:table-cell>
          <table:table-cell office:value-type="float" office:value="17.7792015701252" calcext:value-type="float">
            <text:p>17.7792015701252</text:p>
          </table:table-cell>
          <table:table-cell office:value-type="float" office:value="17.53125" calcext:value-type="float">
            <text:p>17.5312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0.975777" calcext:value-type="float">
            <text:p>40.975777</text:p>
          </table:table-cell>
          <table:table-cell office:value-type="float" office:value="18.0625" calcext:value-type="float">
            <text:p>18.0625</text:p>
          </table:table-cell>
          <table:table-cell office:value-type="float" office:value="19.750413127363" calcext:value-type="float">
            <text:p>19.750413127363</text:p>
          </table:table-cell>
          <table:table-cell office:value-type="float" office:value="19.0208333333333" calcext:value-type="float">
            <text:p>19.020833333333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2.088364" calcext:value-type="float">
            <text:p>42.088364</text:p>
          </table:table-cell>
          <table:table-cell office:value-type="float" office:value="19.25" calcext:value-type="float">
            <text:p>19.25</text:p>
          </table:table-cell>
          <table:table-cell office:value-type="float" office:value="18.071462591091" calcext:value-type="float">
            <text:p>18.071462591091</text:p>
          </table:table-cell>
          <table:table-cell office:value-type="float" office:value="17.4375" calcext:value-type="float">
            <text:p>17.43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44.003555" calcext:value-type="float">
            <text:p>44.003555</text:p>
          </table:table-cell>
          <table:table-cell office:value-type="float" office:value="19.9375" calcext:value-type="float">
            <text:p>19.9375</text:p>
          </table:table-cell>
          <table:table-cell office:value-type="float" office:value="20.2758966576642" calcext:value-type="float">
            <text:p>20.2758966576642</text:p>
          </table:table-cell>
          <table:table-cell office:value-type="float" office:value="18.3229166666667" calcext:value-type="float">
            <text:p>18.322916666666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39.160225" calcext:value-type="float">
            <text:p>39.160225</text:p>
          </table:table-cell>
          <table:table-cell office:value-type="float" office:value="16.625" calcext:value-type="float">
            <text:p>16.625</text:p>
          </table:table-cell>
          <table:table-cell office:value-type="float" office:value="18.654269670029" calcext:value-type="float">
            <text:p>18.654269670029</text:p>
          </table:table-cell>
          <table:table-cell office:value-type="float" office:value="17.65625" calcext:value-type="float">
            <text:p>17.6562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8.035423" calcext:value-type="float">
            <text:p>38.035423</text:p>
          </table:table-cell>
          <table:table-cell office:value-type="float" office:value="16" calcext:value-type="float">
            <text:p>16</text:p>
          </table:table-cell>
          <table:table-cell office:value-type="float" office:value="19.5424048122348" calcext:value-type="float">
            <text:p>19.5424048122348</text:p>
          </table:table-cell>
          <table:table-cell office:value-type="float" office:value="17.71875" calcext:value-type="float">
            <text:p>17.7187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41.582386" calcext:value-type="float">
            <text:p>41.582386</text:p>
          </table:table-cell>
          <table:table-cell office:value-type="float" office:value="18.1875" calcext:value-type="float">
            <text:p>18.1875</text:p>
          </table:table-cell>
          <table:table-cell office:value-type="float" office:value="19.0288647338857" calcext:value-type="float">
            <text:p>19.0288647338857</text:p>
          </table:table-cell>
          <table:table-cell office:value-type="float" office:value="17.3229166666667" calcext:value-type="float">
            <text:p>17.322916666666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9.95099" calcext:value-type="float">
            <text:p>39.95099</text:p>
          </table:table-cell>
          <table:table-cell office:value-type="float" office:value="17.8125" calcext:value-type="float">
            <text:p>17.8125</text:p>
          </table:table-cell>
          <table:table-cell office:value-type="float" office:value="18.6287484294025" calcext:value-type="float">
            <text:p>18.6287484294025</text:p>
          </table:table-cell>
          <table:table-cell office:value-type="float" office:value="17.9375" calcext:value-type="float">
            <text:p>17.937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38.120277" calcext:value-type="float">
            <text:p>38.120277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7505324212943" calcext:value-type="float">
            <text:p>18.7505324212943</text:p>
          </table:table-cell>
          <table:table-cell office:value-type="float" office:value="17.40625" calcext:value-type="float">
            <text:p>17.4062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39.235966" calcext:value-type="float">
            <text:p>39.235966</text:p>
          </table:table-cell>
          <table:table-cell office:value-type="float" office:value="17.375" calcext:value-type="float">
            <text:p>17.375</text:p>
          </table:table-cell>
          <table:table-cell office:value-type="float" office:value="18.8240258486356" calcext:value-type="float">
            <text:p>18.8240258486356</text:p>
          </table:table-cell>
          <table:table-cell office:value-type="float" office:value="18.3645833333333" calcext:value-type="float">
            <text:p>18.364583333333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39.86524" calcext:value-type="float">
            <text:p>39.86524</text:p>
          </table:table-cell>
          <table:table-cell office:value-type="float" office:value="17.5625" calcext:value-type="float">
            <text:p>17.5625</text:p>
          </table:table-cell>
          <table:table-cell office:value-type="float" office:value="18.3285973131077" calcext:value-type="float">
            <text:p>18.3285973131077</text:p>
          </table:table-cell>
          <table:table-cell office:value-type="float" office:value="17.9791666666667" calcext:value-type="float">
            <text:p>17.979166666666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42.66784" calcext:value-type="float">
            <text:p>42.66784</text:p>
          </table:table-cell>
          <table:table-cell office:value-type="float" office:value="19.5625" calcext:value-type="float">
            <text:p>19.5625</text:p>
          </table:table-cell>
          <table:table-cell office:value-type="float" office:value="18.4766731533899" calcext:value-type="float">
            <text:p>18.4766731533899</text:p>
          </table:table-cell>
          <table:table-cell office:value-type="float" office:value="17.75" calcext:value-type="float">
            <text:p>17.7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41.422707" calcext:value-type="float">
            <text:p>41.422707</text:p>
          </table:table-cell>
          <table:table-cell office:value-type="float" office:value="18.25" calcext:value-type="float">
            <text:p>18.25</text:p>
          </table:table-cell>
          <table:table-cell office:value-type="float" office:value="18.8716287204351" calcext:value-type="float">
            <text:p>18.8716287204351</text:p>
          </table:table-cell>
          <table:table-cell office:value-type="float" office:value="17.625" calcext:value-type="float">
            <text:p>17.62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41.779297" calcext:value-type="float">
            <text:p>41.779297</text:p>
          </table:table-cell>
          <table:table-cell office:value-type="float" office:value="18.4375" calcext:value-type="float">
            <text:p>18.4375</text:p>
          </table:table-cell>
          <table:table-cell office:value-type="float" office:value="16.8229171148472" calcext:value-type="float">
            <text:p>16.8229171148472</text:p>
          </table:table-cell>
          <table:table-cell office:value-type="float" office:value="16.8020833333333" calcext:value-type="float">
            <text:p>16.802083333333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41.877403" calcext:value-type="float">
            <text:p>41.877403</text:p>
          </table:table-cell>
          <table:table-cell office:value-type="float" office:value="18.8125" calcext:value-type="float">
            <text:p>18.8125</text:p>
          </table:table-cell>
          <table:table-cell office:value-type="float" office:value="20.233409898014" calcext:value-type="float">
            <text:p>20.233409898014</text:p>
          </table:table-cell>
          <table:table-cell office:value-type="float" office:value="18.25" calcext:value-type="float">
            <text:p>18.2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38.33286" calcext:value-type="float">
            <text:p>38.33286</text:p>
          </table:table-cell>
          <table:table-cell office:value-type="float" office:value="15.625" calcext:value-type="float">
            <text:p>15.625</text:p>
          </table:table-cell>
          <table:table-cell office:value-type="float" office:value="17.8492646354987" calcext:value-type="float">
            <text:p>17.8492646354987</text:p>
          </table:table-cell>
          <table:table-cell office:value-type="float" office:value="17.2395833333333" calcext:value-type="float">
            <text:p>17.239583333333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39.288467" calcext:value-type="float">
            <text:p>39.288467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.2292997693346" calcext:value-type="float">
            <text:p>19.2292997693346</text:p>
          </table:table-cell>
          <table:table-cell office:value-type="float" office:value="17.3333333333333" calcext:value-type="float">
            <text:p>17.333333333333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3.49121" calcext:value-type="float">
            <text:p>43.49121</text:p>
          </table:table-cell>
          <table:table-cell office:value-type="float" office:value="19.8125" calcext:value-type="float">
            <text:p>19.8125</text:p>
          </table:table-cell>
          <table:table-cell office:value-type="float" office:value="17.7273049583197" calcext:value-type="float">
            <text:p>17.7273049583197</text:p>
          </table:table-cell>
          <table:table-cell office:value-type="float" office:value="17.625" calcext:value-type="float">
            <text:p>17.62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37.60247" calcext:value-type="float">
            <text:p>37.60247</text:p>
          </table:table-cell>
          <table:table-cell office:value-type="float" office:value="15.3125" calcext:value-type="float">
            <text:p>15.3125</text:p>
          </table:table-cell>
          <table:table-cell office:value-type="float" office:value="18.7877583357402" calcext:value-type="float">
            <text:p>18.7877583357402</text:p>
          </table:table-cell>
          <table:table-cell office:value-type="float" office:value="17.5" calcext:value-type="float">
            <text:p>17.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42.663307" calcext:value-type="float">
            <text:p>42.663307</text:p>
          </table:table-cell>
          <table:table-cell office:value-type="float" office:value="19.4375" calcext:value-type="float">
            <text:p>19.4375</text:p>
          </table:table-cell>
          <table:table-cell office:value-type="float" office:value="17.5779724641662" calcext:value-type="float">
            <text:p>17.5779724641662</text:p>
          </table:table-cell>
          <table:table-cell office:value-type="float" office:value="17.1770833333333" calcext:value-type="float">
            <text:p>17.177083333333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42.754906" calcext:value-type="float">
            <text:p>42.754906</text:p>
          </table:table-cell>
          <table:table-cell office:value-type="float" office:value="19.375" calcext:value-type="float">
            <text:p>19.375</text:p>
          </table:table-cell>
          <table:table-cell office:value-type="float" office:value="17.2447304910061" calcext:value-type="float">
            <text:p>17.2447304910061</text:p>
          </table:table-cell>
          <table:table-cell office:value-type="float" office:value="16.8229166666667" calcext:value-type="float">
            <text:p>16.822916666666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39.883465" calcext:value-type="float">
            <text:p>39.883465</text:p>
          </table:table-cell>
          <table:table-cell office:value-type="float" office:value="17.625" calcext:value-type="float">
            <text:p>17.625</text:p>
          </table:table-cell>
          <table:table-cell office:value-type="float" office:value="18.8676971903404" calcext:value-type="float">
            <text:p>18.8676971903404</text:p>
          </table:table-cell>
          <table:table-cell office:value-type="float" office:value="17.1875" calcext:value-type="float">
            <text:p>17.1875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2.26261" calcext:value-type="float">
            <text:p>42.26261</text:p>
          </table:table-cell>
          <table:table-cell office:value-type="float" office:value="20.1875" calcext:value-type="float">
            <text:p>20.1875</text:p>
          </table:table-cell>
          <table:table-cell office:value-type="float" office:value="19.1981610538647" calcext:value-type="float">
            <text:p>19.1981610538647</text:p>
          </table:table-cell>
          <table:table-cell office:value-type="float" office:value="17.8333333333333" calcext:value-type="float">
            <text:p>17.833333333333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40.401016" calcext:value-type="float">
            <text:p>40.401016</text:p>
          </table:table-cell>
          <table:table-cell office:value-type="float" office:value="18" calcext:value-type="float">
            <text:p>18</text:p>
          </table:table-cell>
          <table:table-cell office:value-type="float" office:value="19.2589046981999" calcext:value-type="float">
            <text:p>19.2589046981999</text:p>
          </table:table-cell>
          <table:table-cell office:value-type="float" office:value="17.75" calcext:value-type="float">
            <text:p>17.7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39.1285" calcext:value-type="float">
            <text:p>39.1285</text:p>
          </table:table-cell>
          <table:table-cell office:value-type="float" office:value="17.5" calcext:value-type="float">
            <text:p>17.5</text:p>
          </table:table-cell>
          <table:table-cell office:value-type="float" office:value="19.4426256866788" calcext:value-type="float">
            <text:p>19.4426256866788</text:p>
          </table:table-cell>
          <table:table-cell office:value-type="float" office:value="17.96875" calcext:value-type="float">
            <text:p>17.9687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42.467537" calcext:value-type="float">
            <text:p>42.467537</text:p>
          </table:table-cell>
          <table:table-cell office:value-type="float" office:value="19.875" calcext:value-type="float">
            <text:p>19.875</text:p>
          </table:table-cell>
          <table:table-cell office:value-type="float" office:value="18.7514316919363" calcext:value-type="float">
            <text:p>18.7514316919363</text:p>
          </table:table-cell>
          <table:table-cell office:value-type="float" office:value="17.0729166666667" calcext:value-type="float">
            <text:p>17.07291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38.63679" calcext:value-type="float">
            <text:p>38.63679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7768603946014" calcext:value-type="float">
            <text:p>18.7768603946014</text:p>
          </table:table-cell>
          <table:table-cell office:value-type="float" office:value="17.6354166666667" calcext:value-type="float">
            <text:p>17.6354166666667</text:p>
          </table:table-cell>
          <table:table-cell table:number-columns-repeated="5"/>
        </table:table-row>
        <table:table-row table:style-name="ro1" table:number-rows-repeated="401">
          <table:table-cell table:number-columns-repeated="11"/>
        </table:table-row>
        <table:table-row table:style-name="ro1">
          <table:table-cell table:number-columns-repeated="4"/>
          <table:table-cell office:value-type="float" office:value="96.3541666666667" calcext:value-type="float">
            <text:p>96.3541666666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.0520833333333" calcext:value-type="float">
            <text:p>92.05208333333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8:17:53.566639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4:07:24.163673377</meta:creation-date>
    <dc:date>2019-05-07T18:18:29.779511520</dc:date>
    <meta:editing-duration>PT14H31M41S</meta:editing-duration>
    <meta:editing-cycles>93</meta:editing-cycles>
    <meta:generator>LibreOffice/6.1.5.2$Linux_X86_64 LibreOffice_project/10$Build-2</meta:generator>
    <meta:document-statistic meta:table-count="13" meta:cell-count="8789" meta:object-count="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maximum="40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'.J1:'1'.K11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'.K1:'1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J1:'1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5">
                <text:p>85</text:p>
                <draw:g>
                  <svg:desc>'1'.K1:'1'.K11</svg:desc>
                </draw:g>
              </table:table-cell>
              <table:table-cell office:value-type="float" office:value="1">
                <text:p>1</text:p>
                <draw:g>
                  <svg:desc>'1'.J1:'1'.J11</svg:desc>
                </draw:g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0'.J1:'10'.K11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0'.K1:'10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'.J1:'10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3">
                <text:p>83</text:p>
                <draw:g>
                  <svg:desc>'10'.K1:'10'.K11</svg:desc>
                </draw:g>
              </table:table-cell>
              <table:table-cell office:value-type="float" office:value="1">
                <text:p>1</text:p>
                <draw:g>
                  <svg:desc>'10'.J1:'10'.J11</svg:desc>
                </draw:g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1'.J1:'11'.K11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1'.K1:'11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1'.J1:'11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5">
                <text:p>85</text:p>
                <draw:g>
                  <svg:desc>'11'.K1:'11'.K11</svg:desc>
                </draw:g>
              </table:table-cell>
              <table:table-cell office:value-type="float" office:value="1">
                <text:p>1</text:p>
                <draw:g>
                  <svg:desc>'11'.J1:'11'.J11</svg:desc>
                </draw:g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2'.J1:'12'.K11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2'.K1:'12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2'.J1:'12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38">
                <text:p>38</text:p>
                <draw:g>
                  <svg:desc>'12'.K1:'12'.K11</svg:desc>
                </draw:g>
              </table:table-cell>
              <table:table-cell office:value-type="float" office:value="1">
                <text:p>1</text:p>
                <draw:g>
                  <svg:desc>'12'.J1:'12'.J11</svg:desc>
                </draw:g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3'.J1:'3'.K11" chart:data-source-has-labels="column" svg:x="0.178cm" svg:y="0.098cm" svg:width="8.594cm" svg:height="4.3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3'.K1:'3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J1:'3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  <draw:g>
                  <svg:desc>'3'.K1:'3'.K11</svg:desc>
                </draw:g>
              </table:table-cell>
              <table:table-cell office:value-type="float" office:value="1">
                <text:p>1</text:p>
                <draw:g>
                  <svg:desc>'3'.J1:'3'.J11</svg:desc>
                </draw:g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maximum="40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'.J26:'1'.K36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'.K26:'1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J26:'1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1'.J26:'1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'1'.K26:'1'.K36</svg:desc>
                </draw:g>
              </table:table-cell>
              <table:table-cell office:value-type="float" office:value="1">
                <text:p>1</text:p>
                <draw:g>
                  <svg:desc>'1'.J26:'1'.J36</svg:desc>
                </draw:g>
              </table:table-cell>
              <table:table-cell office:value-type="float" office:value="1">
                <text:p>1</text:p>
                <draw:g>
                  <svg:desc>'1'.J26:'1'.J36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2'.J14:'2'.K24" chart:data-source-has-labels="column" svg:x="0.178cm" svg:y="0.098cm" svg:width="8.594cm" svg:height="4.3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2'.K14:'2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J14:'2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'2'.K14:'2'.K24</svg:desc>
                </draw:g>
              </table:table-cell>
              <table:table-cell office:value-type="float" office:value="1">
                <text:p>1</text:p>
                <draw:g>
                  <svg:desc>'2'.J14:'2'.J24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3'.J14:'3'.K24" chart:data-source-has-labels="column" svg:x="0.178cm" svg:y="0.098cm" svg:width="8.594cm" svg:height="4.3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3'.K14:'3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J14:'3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39">
                <text:p>39</text:p>
                <draw:g>
                  <svg:desc>'3'.K14:'3'.K24</svg:desc>
                </draw:g>
              </table:table-cell>
              <table:table-cell office:value-type="float" office:value="1">
                <text:p>1</text:p>
                <draw:g>
                  <svg:desc>'3'.J14:'3'.J24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4'.J14:'4'.K24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4'.K14:'4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'.J14:'4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38">
                <text:p>38</text:p>
                <draw:g>
                  <svg:desc>'4'.K14:'4'.K24</svg:desc>
                </draw:g>
              </table:table-cell>
              <table:table-cell office:value-type="float" office:value="1">
                <text:p>1</text:p>
                <draw:g>
                  <svg:desc>'4'.J14:'4'.J24</svg:desc>
                </draw:g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5'.J14:'5'.K24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5'.K14:'5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J14:'5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'5'.K14:'5'.K24</svg:desc>
                </draw:g>
              </table:table-cell>
              <table:table-cell office:value-type="float" office:value="1">
                <text:p>1</text:p>
                <draw:g>
                  <svg:desc>'5'.J14:'5'.J24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6'.J14:'6'.K24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6'.K14:'6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'.J14:'6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6'.K14:'6'.K24</svg:desc>
                </draw:g>
              </table:table-cell>
              <table:table-cell office:value-type="float" office:value="1">
                <text:p>1</text:p>
                <draw:g>
                  <svg:desc>'6'.J14:'6'.J24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2'.J1:'2'.K11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2'.K1:'2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J1:'2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5">
                <text:p>85</text:p>
                <draw:g>
                  <svg:desc>'2'.K1:'2'.K11</svg:desc>
                </draw:g>
              </table:table-cell>
              <table:table-cell office:value-type="float" office:value="1">
                <text:p>1</text:p>
                <draw:g>
                  <svg:desc>'2'.J1:'2'.J11</svg:desc>
                </draw:g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2'.J26:'2'.K36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2'.K26:'2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J26:'2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2'.J26:'2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1">
                <text:p>41</text:p>
                <draw:g>
                  <svg:desc>'2'.K26:'2'.K36</svg:desc>
                </draw:g>
              </table:table-cell>
              <table:table-cell office:value-type="float" office:value="1">
                <text:p>1</text:p>
                <draw:g>
                  <svg:desc>'2'.J26:'2'.J36</svg:desc>
                </draw:g>
              </table:table-cell>
              <table:table-cell office:value-type="float" office:value="1">
                <text:p>1</text:p>
                <draw:g>
                  <svg:desc>'2'.J26:'2'.J36</svg:desc>
                </draw:g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3'.J26:'3'.K36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3'.K26:'3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J26:'3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3'.J26:'3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39">
                <text:p>39</text:p>
                <draw:g>
                  <svg:desc>'3'.K26:'3'.K36</svg:desc>
                </draw:g>
              </table:table-cell>
              <table:table-cell office:value-type="float" office:value="1">
                <text:p>1</text:p>
                <draw:g>
                  <svg:desc>'3'.J26:'3'.J36</svg:desc>
                </draw:g>
              </table:table-cell>
              <table:table-cell office:value-type="float" office:value="1">
                <text:p>1</text:p>
                <draw:g>
                  <svg:desc>'3'.J26:'3'.J3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4'.J26:'4'.K36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4'.K26:'4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'.J26:'4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4'.J26:'4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39">
                <text:p>39</text:p>
                <draw:g>
                  <svg:desc>'4'.K26:'4'.K36</svg:desc>
                </draw:g>
              </table:table-cell>
              <table:table-cell office:value-type="float" office:value="1">
                <text:p>1</text:p>
                <draw:g>
                  <svg:desc>'4'.J26:'4'.J36</svg:desc>
                </draw:g>
              </table:table-cell>
              <table:table-cell office:value-type="float" office:value="1">
                <text:p>1</text:p>
                <draw:g>
                  <svg:desc>'4'.J26:'4'.J3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5'.J26:'5'.K36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5'.K26:'5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J26:'5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5'.J26:'5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1">
                <text:p>41</text:p>
                <draw:g>
                  <svg:desc>'5'.K26:'5'.K36</svg:desc>
                </draw:g>
              </table:table-cell>
              <table:table-cell office:value-type="float" office:value="1">
                <text:p>1</text:p>
                <draw:g>
                  <svg:desc>'5'.J26:'5'.J36</svg:desc>
                </draw:g>
              </table:table-cell>
              <table:table-cell office:value-type="float" office:value="1">
                <text:p>1</text:p>
                <draw:g>
                  <svg:desc>'5'.J26:'5'.J36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6'.J26:'6'.K36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6'.K26:'6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'.J26:'6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6'.J26:'6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7">
                <text:p>17</text:p>
                <draw:g>
                  <svg:desc>'6'.K26:'6'.K36</svg:desc>
                </draw:g>
              </table:table-cell>
              <table:table-cell office:value-type="float" office:value="1">
                <text:p>1</text:p>
                <draw:g>
                  <svg:desc>'6'.J26:'6'.J36</svg:desc>
                </draw:g>
              </table:table-cell>
              <table:table-cell office:value-type="float" office:value="1">
                <text:p>1</text:p>
                <draw:g>
                  <svg:desc>'6'.J26:'6'.J36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7'.J14:'7'.K24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7'.K14:'7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7'.J14:'7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7'.K14:'7'.K24</svg:desc>
                </draw:g>
              </table:table-cell>
              <table:table-cell office:value-type="float" office:value="NaN">
                <text:p>NaN</text:p>
                <draw:g>
                  <svg:desc>'7'.J14:'7'.J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7'.J26:'7'.K36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7'.K26:'7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7'.J26:'7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7'.J26:'7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9">
                <text:p>49</text:p>
                <draw:g>
                  <svg:desc>'7'.K26:'7'.K36</svg:desc>
                </draw:g>
              </table:table-cell>
              <table:table-cell office:value-type="float" office:value="0">
                <text:p>0</text:p>
                <draw:g>
                  <svg:desc>'7'.J26:'7'.J36</svg:desc>
                </draw:g>
              </table:table-cell>
              <table:table-cell office:value-type="float" office:value="0">
                <text:p>0</text:p>
                <draw:g>
                  <svg:desc>'7'.J26:'7'.J3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8'.J14:'8'.K24" chart:data-source-has-labels="column" svg:x="0.178cm" svg:y="0.098cm" svg:width="8.594cm" svg:height="4.3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8'.K14:'8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8'.J14:'8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39">
                <text:p>39</text:p>
                <draw:g>
                  <svg:desc>'8'.K14:'8'.K24</svg:desc>
                </draw:g>
              </table:table-cell>
              <table:table-cell office:value-type="float" office:value="1">
                <text:p>1</text:p>
                <draw:g>
                  <svg:desc>'8'.J14:'8'.J24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8'.J26:'8'.K36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8'.K26:'8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8'.J26:'8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8'.J26:'8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'8'.K26:'8'.K36</svg:desc>
                </draw:g>
              </table:table-cell>
              <table:table-cell office:value-type="float" office:value="1">
                <text:p>1</text:p>
                <draw:g>
                  <svg:desc>'8'.J26:'8'.J36</svg:desc>
                </draw:g>
              </table:table-cell>
              <table:table-cell office:value-type="float" office:value="1">
                <text:p>1</text:p>
                <draw:g>
                  <svg:desc>'8'.J26:'8'.J36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9'.J14:'9'.K24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9'.K14:'9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'.J14:'9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'9'.K14:'9'.K24</svg:desc>
                </draw:g>
              </table:table-cell>
              <table:table-cell office:value-type="float" office:value="1">
                <text:p>1</text:p>
                <draw:g>
                  <svg:desc>'9'.J14:'9'.J24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4'.J1:'4'.K11" chart:data-source-has-labels="column" svg:x="0.178cm" svg:y="0.098cm" svg:width="8.594cm" svg:height="4.3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4'.K1:'4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'.J1:'4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3">
                <text:p>83</text:p>
                <draw:g>
                  <svg:desc>'4'.K1:'4'.K11</svg:desc>
                </draw:g>
              </table:table-cell>
              <table:table-cell office:value-type="float" office:value="1">
                <text:p>1</text:p>
                <draw:g>
                  <svg:desc>'4'.J1:'4'.J11</svg:desc>
                </draw:g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9'.J26:'9'.K36" chart:data-source-has-labels="column" svg:x="0.178cm" svg:y="0.098cm" svg:width="8.594cm" svg:height="4.3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9'.K26:'9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'.J26:'9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9'.J26:'9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'9'.K26:'9'.K36</svg:desc>
                </draw:g>
              </table:table-cell>
              <table:table-cell office:value-type="float" office:value="1">
                <text:p>1</text:p>
                <draw:g>
                  <svg:desc>'9'.J26:'9'.J36</svg:desc>
                </draw:g>
              </table:table-cell>
              <table:table-cell office:value-type="float" office:value="1">
                <text:p>1</text:p>
                <draw:g>
                  <svg:desc>'9'.J26:'9'.J36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0'.J14:'10'.K24" chart:data-source-has-labels="column" svg:x="0.178cm" svg:y="0.098cm" svg:width="8.594cm" svg:height="4.3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0'.K14:'10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'.J14:'10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'10'.K14:'10'.K24</svg:desc>
                </draw:g>
              </table:table-cell>
              <table:table-cell office:value-type="float" office:value="1">
                <text:p>1</text:p>
                <draw:g>
                  <svg:desc>'10'.J14:'10'.J24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0'.J26:'10'.K36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0'.K26:'10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'.J26:'10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10'.J26:'10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1">
                <text:p>41</text:p>
                <draw:g>
                  <svg:desc>'10'.K26:'10'.K36</svg:desc>
                </draw:g>
              </table:table-cell>
              <table:table-cell office:value-type="float" office:value="1">
                <text:p>1</text:p>
                <draw:g>
                  <svg:desc>'10'.J26:'10'.J36</svg:desc>
                </draw:g>
              </table:table-cell>
              <table:table-cell office:value-type="float" office:value="1">
                <text:p>1</text:p>
                <draw:g>
                  <svg:desc>'10'.J26:'10'.J36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1'.J14:'11'.K24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1'.K14:'11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1'.J14:'11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39">
                <text:p>39</text:p>
                <draw:g>
                  <svg:desc>'11'.K14:'11'.K24</svg:desc>
                </draw:g>
              </table:table-cell>
              <table:table-cell office:value-type="float" office:value="1">
                <text:p>1</text:p>
                <draw:g>
                  <svg:desc>'11'.J14:'11'.J24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1'.J26:'11'.K36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1'.K26:'11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1'.J26:'11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11'.J26:'11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1">
                <text:p>41</text:p>
                <draw:g>
                  <svg:desc>'11'.K26:'11'.K36</svg:desc>
                </draw:g>
              </table:table-cell>
              <table:table-cell office:value-type="float" office:value="1">
                <text:p>1</text:p>
                <draw:g>
                  <svg:desc>'11'.J26:'11'.J36</svg:desc>
                </draw:g>
              </table:table-cell>
              <table:table-cell office:value-type="float" office:value="1">
                <text:p>1</text:p>
                <draw:g>
                  <svg:desc>'11'.J26:'11'.J36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2'.J14:'12'.K24" chart:data-source-has-labels="column" svg:x="0.178cm" svg:y="0.098cm" svg:width="8.594cm" svg:height="4.3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2'.K14:'12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2'.J14:'12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12'.K14:'12'.K24</svg:desc>
                </draw:g>
              </table:table-cell>
              <table:table-cell office:value-type="float" office:value="1">
                <text:p>1</text:p>
                <draw:g>
                  <svg:desc>'12'.J14:'12'.J24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2'.J26:'12'.K36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2'.K26:'12'.K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2'.J26:'12'.J36" chart:class="chart:bar">
            <chart:data-point chart:repeated="4"/>
            <chart:data-point chart:style-name="ch8" chart:repeated="2"/>
            <chart:data-point chart:repeated="5"/>
            <loext:propertry-mapping loext:property="BorderColor" loext:cell-range-address="'12'.J26:'12'.J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12'.K26:'12'.K36</svg:desc>
                </draw:g>
              </table:table-cell>
              <table:table-cell office:value-type="float" office:value="1">
                <text:p>1</text:p>
                <draw:g>
                  <svg:desc>'12'.J26:'12'.J36</svg:desc>
                </draw:g>
              </table:table-cell>
              <table:table-cell office:value-type="float" office:value="1">
                <text:p>1</text:p>
                <draw:g>
                  <svg:desc>'12'.J26:'12'.J36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0008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1.711cm" style:legend-expansion="high" chart:style-name="ch2"/>
        <chart:plot-area chart:style-name="ch3" table:cell-range-address="'1'.J40:'1'.T42" svg:x="0.32cm" svg:y="0.18cm" svg:width="13.044cm" svg:height="8.64cm">
          <chartooo:coordinate-region svg:x="1.312cm" svg:y="0.379cm" svg:width="12.05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'.J40:'1'.J42" chart:class="chart:bar">
            <chart:data-point chart:repeated="3"/>
          </chart:series>
          <chart:series chart:style-name="ch8" chart:values-cell-range-address="'1'.K40:'1'.K42" chart:class="chart:bar">
            <chart:data-point chart:repeated="3"/>
          </chart:series>
          <chart:series chart:style-name="ch8" chart:values-cell-range-address="'1'.L40:'1'.L42" chart:class="chart:bar">
            <chart:data-point chart:repeated="3"/>
          </chart:series>
          <chart:series chart:style-name="ch9" chart:values-cell-range-address="'1'.M40:'1'.M42" chart:class="chart:bar">
            <chart:data-point chart:repeated="3"/>
          </chart:series>
          <chart:series chart:style-name="ch9" chart:values-cell-range-address="'1'.N40:'1'.N42" chart:class="chart:bar">
            <chart:data-point chart:repeated="3"/>
          </chart:series>
          <chart:series chart:style-name="ch9" chart:values-cell-range-address="'1'.O40:'1'.O42" chart:class="chart:bar">
            <chart:data-point chart:repeated="3"/>
          </chart:series>
          <chart:series chart:style-name="ch9" chart:values-cell-range-address="'1'.P40:'1'.P42" chart:class="chart:bar">
            <chart:data-point chart:repeated="3"/>
          </chart:series>
          <chart:series chart:style-name="ch9" chart:values-cell-range-address="'1'.Q40:'1'.Q42" chart:class="chart:bar">
            <chart:data-point chart:repeated="3"/>
          </chart:series>
          <chart:series chart:style-name="ch10" chart:values-cell-range-address="'1'.R40:'1'.R42" chart:class="chart:bar">
            <chart:data-point chart:repeated="3"/>
          </chart:series>
          <chart:series chart:style-name="ch9" chart:values-cell-range-address="'1'.S40:'1'.S42" chart:class="chart:bar">
            <chart:data-point chart:repeated="3"/>
          </chart:series>
          <chart:series chart:style-name="ch9" chart:values-cell-range-address="'1'.T40:'1'.T4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">
                <text:p>85</text:p>
                <draw:g>
                  <svg:desc>'1'.J40:'1'.J42</svg:desc>
                </draw:g>
              </table:table-cell>
              <table:table-cell office:value-type="float" office:value="10">
                <text:p>10</text:p>
                <draw:g>
                  <svg:desc>'1'.K40:'1'.K42</svg:desc>
                </draw:g>
              </table:table-cell>
              <table:table-cell office:value-type="float" office:value="1080">
                <text:p>1080</text:p>
                <draw:g>
                  <svg:desc>'1'.L40:'1'.L42</svg:desc>
                </draw:g>
              </table:table-cell>
              <table:table-cell office:value-type="float" office:value="2976">
                <text:p>2976</text:p>
                <draw:g>
                  <svg:desc>'1'.M40:'1'.M42</svg:desc>
                </draw:g>
              </table:table-cell>
              <table:table-cell office:value-type="float" office:value="2784">
                <text:p>2784</text:p>
                <draw:g>
                  <svg:desc>'1'.N40:'1'.N42</svg:desc>
                </draw:g>
              </table:table-cell>
              <table:table-cell office:value-type="float" office:value="1372">
                <text:p>1372</text:p>
                <draw:g>
                  <svg:desc>'1'.O40:'1'.O42</svg:desc>
                </draw:g>
              </table:table-cell>
              <table:table-cell office:value-type="float" office:value="404">
                <text:p>404</text:p>
                <draw:g>
                  <svg:desc>'1'.P40:'1'.P42</svg:desc>
                </draw:g>
              </table:table-cell>
              <table:table-cell office:value-type="float" office:value="10">
                <text:p>10</text:p>
                <draw:g>
                  <svg:desc>'1'.Q40:'1'.Q42</svg:desc>
                </draw:g>
              </table:table-cell>
              <table:table-cell office:value-type="float" office:value="106">
                <text:p>106</text:p>
                <draw:g>
                  <svg:desc>'1'.R40:'1'.R42</svg:desc>
                </draw:g>
              </table:table-cell>
              <table:table-cell office:value-type="float" office:value="216">
                <text:p>216</text:p>
                <draw:g>
                  <svg:desc>'1'.S40:'1'.S42</svg:desc>
                </draw:g>
              </table:table-cell>
              <table:table-cell office:value-type="float" office:value="444">
                <text:p>444</text:p>
                <draw:g>
                  <svg:desc>'1'.T40:'1'.T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  <table:table-cell office:value-type="float" office:value="1092">
                <text:p>1092</text:p>
              </table:table-cell>
              <table:table-cell office:value-type="float" office:value="1204">
                <text:p>1204</text:p>
              </table:table-cell>
              <table:table-cell office:value-type="float" office:value="1320">
                <text:p>1320</text:p>
              </table:table-cell>
              <table:table-cell office:value-type="float" office:value="414">
                <text:p>414</text:p>
              </table:table-cell>
              <table:table-cell office:value-type="float" office:value="94">
                <text:p>94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52">
                <text:p>252</text:p>
              </table:table-cell>
              <table:table-cell office:value-type="float" office:value="645">
                <text:p>645</text:p>
              </table:table-cell>
              <table:table-cell office:value-type="float" office:value="880">
                <text:p>880</text:p>
              </table:table-cell>
              <table:table-cell office:value-type="float" office:value="1035">
                <text:p>1035</text:p>
              </table:table-cell>
              <table:table-cell office:value-type="float" office:value="782">
                <text:p>782</text:p>
              </table:table-cell>
              <table:table-cell office:value-type="float" office:value="552">
                <text:p>552</text:p>
              </table:table-cell>
              <table:table-cell office:value-type="float" office:value="141">
                <text:p>141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5'.J1:'5'.K11" chart:data-source-has-labels="column" svg:x="0.178cm" svg:y="0.098cm" svg:width="8.594cm" svg:height="4.3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5'.K1:'5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J1:'5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1">
                <text:p>81</text:p>
                <draw:g>
                  <svg:desc>'5'.K1:'5'.K11</svg:desc>
                </draw:g>
              </table:table-cell>
              <table:table-cell office:value-type="float" office:value="1">
                <text:p>1</text:p>
                <draw:g>
                  <svg:desc>'5'.J1:'5'.J11</svg:desc>
                </draw:g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6'.J1:'6'.K11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6'.K1:'6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'.J1:'6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39">
                <text:p>39</text:p>
                <draw:g>
                  <svg:desc>'6'.K1:'6'.K11</svg:desc>
                </draw:g>
              </table:table-cell>
              <table:table-cell office:value-type="float" office:value="1">
                <text:p>1</text:p>
                <draw:g>
                  <svg:desc>'6'.J1:'6'.J11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7'.J1:'7'.K11" chart:data-source-has-labels="column" svg:x="0.178cm" svg:y="0.098cm" svg:width="8.594cm" svg:height="4.3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7'.K1:'7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7'.J1:'7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7">
                <text:p>87</text:p>
                <draw:g>
                  <svg:desc>'7'.K1:'7'.K11</svg:desc>
                </draw:g>
              </table:table-cell>
              <table:table-cell office:value-type="float" office:value="1">
                <text:p>1</text:p>
                <draw:g>
                  <svg:desc>'7'.J1:'7'.J11</svg:desc>
                </draw:g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maximum="40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1'.J14:'1'.K24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1'.K14:'1'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J14:'1'.J24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'1'.K14:'1'.K24</svg:desc>
                </draw:g>
              </table:table-cell>
              <table:table-cell office:value-type="float" office:value="1">
                <text:p>1</text:p>
                <draw:g>
                  <svg:desc>'1'.J14:'1'.J24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8'.K1:'8'.K11 '6'.J1:'6'.J11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8'.K1:'8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'.J1:'6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1">
                <text:p>81</text:p>
                <draw:g>
                  <svg:desc>'8'.K1:'8'.K11</svg:desc>
                </draw:g>
              </table:table-cell>
              <table:table-cell office:value-type="float" office:value="1">
                <text:p>1</text:p>
                <draw:g>
                  <svg:desc>'6'.J1:'6'.J11</svg:desc>
                </draw:g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3cm" svg:height="5.036cm" xlink:href=".." xlink:type="simple" chart:class="chart:bar" chart:column-mapping="0" chart:style-name="ch1">
        <chart:plot-area chart:style-name="ch2" table:cell-range-address="'9'.J1:'9'.K11" chart:data-source-has-labels="column" svg:x="0.178cm" svg:y="0.099cm" svg:width="8.594cm" svg:height="4.389cm">
          <chartooo:coordinate-region svg:x="0.799cm" svg:y="0.285cm" svg:width="7.973cm" svg:height="3.583cm"/>
          <chart:axis chart:dimension="x" chart:name="primary-x" chart:style-name="ch3" chartooo:axis-type="auto">
            <chartooo:date-scale/>
            <chart:title svg:x="4.106cm" svg:y="4.548cm" chart:style-name="ch4">
              <text:p>Loss</text:p>
            </chart:title>
            <chart:categories table:cell-range-address="'9'.K1:'9'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'.J1:'9'.J11" chart:class="chart:bar">
            <chart:data-point chart:repeated="4"/>
            <chart:data-point chart:style-name="ch8" chart:repeated="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3">
                <text:p>83</text:p>
                <draw:g>
                  <svg:desc>'9'.K1:'9'.K11</svg:desc>
                </draw:g>
              </table:table-cell>
              <table:table-cell office:value-type="float" office:value="1">
                <text:p>1</text:p>
                <draw:g>
                  <svg:desc>'9'.J1:'9'.J11</svg:desc>
                </draw:g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